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 130/Configurations2/"/>
  <manifest:file-entry manifest:media-type="" manifest:full-path="Object 130/statusbar/"/>
  <manifest:file-entry manifest:media-type="" manifest:full-path="Object 130/floater/"/>
  <manifest:file-entry manifest:media-type="" manifest:full-path="Object 130/popupmenu/"/>
  <manifest:file-entry manifest:media-type="text/xml" manifest:full-path="Object 130/content.xml"/>
  <manifest:file-entry manifest:media-type="" manifest:full-path="Object 130/progressbar/"/>
  <manifest:file-entry manifest:media-type="" manifest:full-path="Object 130/toolpanel/"/>
  <manifest:file-entry manifest:media-type="" manifest:full-path="Object 130/menubar/"/>
  <manifest:file-entry manifest:media-type="" manifest:full-path="Object 130/toolbar/"/>
  <manifest:file-entry manifest:media-type="text/xml" manifest:full-path="Object 130/settings.xml"/>
  <manifest:file-entry manifest:media-type="application/vnd.oasis.opendocument.formula" manifest:version="1.2" manifest:full-path="Object 130/"/>
  <manifest:file-entry manifest:media-type="" manifest:full-path="Object 131/Configurations2/"/>
  <manifest:file-entry manifest:media-type="" manifest:full-path="Object 131/statusbar/"/>
  <manifest:file-entry manifest:media-type="" manifest:full-path="Object 131/floater/"/>
  <manifest:file-entry manifest:media-type="" manifest:full-path="Object 131/popupmenu/"/>
  <manifest:file-entry manifest:media-type="text/xml" manifest:full-path="Object 131/content.xml"/>
  <manifest:file-entry manifest:media-type="" manifest:full-path="Object 131/progressbar/"/>
  <manifest:file-entry manifest:media-type="" manifest:full-path="Object 131/toolpanel/"/>
  <manifest:file-entry manifest:media-type="" manifest:full-path="Object 131/menubar/"/>
  <manifest:file-entry manifest:media-type="" manifest:full-path="Object 131/toolbar/"/>
  <manifest:file-entry manifest:media-type="text/xml" manifest:full-path="Object 131/settings.xml"/>
  <manifest:file-entry manifest:media-type="application/vnd.oasis.opendocument.formula" manifest:version="1.2" manifest:full-path="Object 131/"/>
  <manifest:file-entry manifest:media-type="" manifest:full-path="Object 132/Configurations2/"/>
  <manifest:file-entry manifest:media-type="" manifest:full-path="Object 132/statusbar/"/>
  <manifest:file-entry manifest:media-type="" manifest:full-path="Object 132/floater/"/>
  <manifest:file-entry manifest:media-type="" manifest:full-path="Object 132/popupmenu/"/>
  <manifest:file-entry manifest:media-type="text/xml" manifest:full-path="Object 132/content.xml"/>
  <manifest:file-entry manifest:media-type="" manifest:full-path="Object 132/progressbar/"/>
  <manifest:file-entry manifest:media-type="" manifest:full-path="Object 132/toolpanel/"/>
  <manifest:file-entry manifest:media-type="" manifest:full-path="Object 132/menubar/"/>
  <manifest:file-entry manifest:media-type="" manifest:full-path="Object 132/toolbar/"/>
  <manifest:file-entry manifest:media-type="text/xml" manifest:full-path="Object 132/settings.xml"/>
  <manifest:file-entry manifest:media-type="application/vnd.oasis.opendocument.formula" manifest:version="1.2" manifest:full-path="Object 132/"/>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133/Configurations2/"/>
  <manifest:file-entry manifest:media-type="" manifest:full-path="Object 133/statusbar/"/>
  <manifest:file-entry manifest:media-type="" manifest:full-path="Object 133/floater/"/>
  <manifest:file-entry manifest:media-type="" manifest:full-path="Object 133/popupmenu/"/>
  <manifest:file-entry manifest:media-type="text/xml" manifest:full-path="Object 133/content.xml"/>
  <manifest:file-entry manifest:media-type="" manifest:full-path="Object 133/progressbar/"/>
  <manifest:file-entry manifest:media-type="" manifest:full-path="Object 133/toolpanel/"/>
  <manifest:file-entry manifest:media-type="" manifest:full-path="Object 133/menubar/"/>
  <manifest:file-entry manifest:media-type="" manifest:full-path="Object 133/toolbar/"/>
  <manifest:file-entry manifest:media-type="text/xml" manifest:full-path="Object 133/settings.xml"/>
  <manifest:file-entry manifest:media-type="application/vnd.oasis.opendocument.formula" manifest:version="1.2" manifest:full-path="Object 133/"/>
  <manifest:file-entry manifest:media-type="" manifest:full-path="Object 134/Configurations2/"/>
  <manifest:file-entry manifest:media-type="" manifest:full-path="Object 134/statusbar/"/>
  <manifest:file-entry manifest:media-type="" manifest:full-path="Object 134/floater/"/>
  <manifest:file-entry manifest:media-type="" manifest:full-path="Object 134/popupmenu/"/>
  <manifest:file-entry manifest:media-type="text/xml" manifest:full-path="Object 134/content.xml"/>
  <manifest:file-entry manifest:media-type="" manifest:full-path="Object 134/progressbar/"/>
  <manifest:file-entry manifest:media-type="" manifest:full-path="Object 134/toolpanel/"/>
  <manifest:file-entry manifest:media-type="" manifest:full-path="Object 134/menubar/"/>
  <manifest:file-entry manifest:media-type="" manifest:full-path="Object 134/toolbar/"/>
  <manifest:file-entry manifest:media-type="text/xml" manifest:full-path="Object 134/settings.xml"/>
  <manifest:file-entry manifest:media-type="application/vnd.oasis.opendocument.formula" manifest:version="1.2" manifest:full-path="Object 134/"/>
  <manifest:file-entry manifest:media-type="" manifest:full-path="Object 135/Configurations2/"/>
  <manifest:file-entry manifest:media-type="" manifest:full-path="Object 135/statusbar/"/>
  <manifest:file-entry manifest:media-type="" manifest:full-path="Object 135/floater/"/>
  <manifest:file-entry manifest:media-type="" manifest:full-path="Object 135/popupmenu/"/>
  <manifest:file-entry manifest:media-type="text/xml" manifest:full-path="Object 135/content.xml"/>
  <manifest:file-entry manifest:media-type="" manifest:full-path="Object 135/progressbar/"/>
  <manifest:file-entry manifest:media-type="" manifest:full-path="Object 135/toolpanel/"/>
  <manifest:file-entry manifest:media-type="" manifest:full-path="Object 135/menubar/"/>
  <manifest:file-entry manifest:media-type="" manifest:full-path="Object 135/toolbar/"/>
  <manifest:file-entry manifest:media-type="text/xml" manifest:full-path="Object 135/settings.xml"/>
  <manifest:file-entry manifest:media-type="application/vnd.oasis.opendocument.formula" manifest:version="1.2" manifest:full-path="Object 135/"/>
  <manifest:file-entry manifest:media-type="" manifest:full-path="Object 136/Configurations2/"/>
  <manifest:file-entry manifest:media-type="" manifest:full-path="Object 136/statusbar/"/>
  <manifest:file-entry manifest:media-type="" manifest:full-path="Object 136/floater/"/>
  <manifest:file-entry manifest:media-type="" manifest:full-path="Object 136/popupmenu/"/>
  <manifest:file-entry manifest:media-type="text/xml" manifest:full-path="Object 136/content.xml"/>
  <manifest:file-entry manifest:media-type="" manifest:full-path="Object 136/progressbar/"/>
  <manifest:file-entry manifest:media-type="" manifest:full-path="Object 136/toolpanel/"/>
  <manifest:file-entry manifest:media-type="" manifest:full-path="Object 136/menubar/"/>
  <manifest:file-entry manifest:media-type="" manifest:full-path="Object 136/toolbar/"/>
  <manifest:file-entry manifest:media-type="text/xml" manifest:full-path="Object 136/settings.xml"/>
  <manifest:file-entry manifest:media-type="application/vnd.oasis.opendocument.formula" manifest:version="1.2" manifest:full-path="Object 136/"/>
  <manifest:file-entry manifest:media-type="" manifest:full-path="Object 137/Configurations2/"/>
  <manifest:file-entry manifest:media-type="" manifest:full-path="Object 137/statusbar/"/>
  <manifest:file-entry manifest:media-type="" manifest:full-path="Object 137/floater/"/>
  <manifest:file-entry manifest:media-type="" manifest:full-path="Object 137/popupmenu/"/>
  <manifest:file-entry manifest:media-type="text/xml" manifest:full-path="Object 137/content.xml"/>
  <manifest:file-entry manifest:media-type="" manifest:full-path="Object 137/progressbar/"/>
  <manifest:file-entry manifest:media-type="" manifest:full-path="Object 137/toolpanel/"/>
  <manifest:file-entry manifest:media-type="" manifest:full-path="Object 137/menubar/"/>
  <manifest:file-entry manifest:media-type="" manifest:full-path="Object 137/toolbar/"/>
  <manifest:file-entry manifest:media-type="text/xml" manifest:full-path="Object 137/settings.xml"/>
  <manifest:file-entry manifest:media-type="application/vnd.oasis.opendocument.formula" manifest:version="1.2" manifest:full-path="Object 137/"/>
  <manifest:file-entry manifest:media-type="" manifest:full-path="Object 138/Configurations2/"/>
  <manifest:file-entry manifest:media-type="" manifest:full-path="Object 138/statusbar/"/>
  <manifest:file-entry manifest:media-type="" manifest:full-path="Object 138/floater/"/>
  <manifest:file-entry manifest:media-type="" manifest:full-path="Object 138/popupmenu/"/>
  <manifest:file-entry manifest:media-type="text/xml" manifest:full-path="Object 138/content.xml"/>
  <manifest:file-entry manifest:media-type="" manifest:full-path="Object 138/progressbar/"/>
  <manifest:file-entry manifest:media-type="" manifest:full-path="Object 138/toolpanel/"/>
  <manifest:file-entry manifest:media-type="" manifest:full-path="Object 138/menubar/"/>
  <manifest:file-entry manifest:media-type="" manifest:full-path="Object 138/toolbar/"/>
  <manifest:file-entry manifest:media-type="text/xml" manifest:full-path="Object 138/settings.xml"/>
  <manifest:file-entry manifest:media-type="application/vnd.oasis.opendocument.formula" manifest:version="1.2" manifest:full-path="Object 138/"/>
  <manifest:file-entry manifest:media-type="" manifest:full-path="Object 139/Configurations2/"/>
  <manifest:file-entry manifest:media-type="" manifest:full-path="Object 139/statusbar/"/>
  <manifest:file-entry manifest:media-type="" manifest:full-path="Object 139/floater/"/>
  <manifest:file-entry manifest:media-type="" manifest:full-path="Object 139/popupmenu/"/>
  <manifest:file-entry manifest:media-type="text/xml" manifest:full-path="Object 139/content.xml"/>
  <manifest:file-entry manifest:media-type="" manifest:full-path="Object 139/progressbar/"/>
  <manifest:file-entry manifest:media-type="" manifest:full-path="Object 139/toolpanel/"/>
  <manifest:file-entry manifest:media-type="" manifest:full-path="Object 139/menubar/"/>
  <manifest:file-entry manifest:media-type="" manifest:full-path="Object 139/toolbar/"/>
  <manifest:file-entry manifest:media-type="text/xml" manifest:full-path="Object 139/settings.xml"/>
  <manifest:file-entry manifest:media-type="application/vnd.oasis.opendocument.formula" manifest:version="1.2" manifest:full-path="Object 139/"/>
  <manifest:file-entry manifest:media-type="" manifest:full-path="Object 90/Configurations2/"/>
  <manifest:file-entry manifest:media-type="" manifest:full-path="Object 90/statusbar/"/>
  <manifest:file-entry manifest:media-type="" manifest:full-path="Object 90/floater/"/>
  <manifest:file-entry manifest:media-type="" manifest:full-path="Object 90/popupmenu/"/>
  <manifest:file-entry manifest:media-type="text/xml" manifest:full-path="Object 90/content.xml"/>
  <manifest:file-entry manifest:media-type="" manifest:full-path="Object 90/progressbar/"/>
  <manifest:file-entry manifest:media-type="" manifest:full-path="Object 90/toolpanel/"/>
  <manifest:file-entry manifest:media-type="" manifest:full-path="Object 90/menubar/"/>
  <manifest:file-entry manifest:media-type="" manifest:full-path="Object 90/toolbar/"/>
  <manifest:file-entry manifest:media-type="text/xml" manifest:full-path="Object 90/settings.xml"/>
  <manifest:file-entry manifest:media-type="application/vnd.oasis.opendocument.formula" manifest:version="1.2" manifest:full-path="Object 90/"/>
  <manifest:file-entry manifest:media-type="" manifest:full-path="Object 91/Configurations2/"/>
  <manifest:file-entry manifest:media-type="" manifest:full-path="Object 91/statusbar/"/>
  <manifest:file-entry manifest:media-type="" manifest:full-path="Object 91/floater/"/>
  <manifest:file-entry manifest:media-type="" manifest:full-path="Object 91/popupmenu/"/>
  <manifest:file-entry manifest:media-type="text/xml" manifest:full-path="Object 91/content.xml"/>
  <manifest:file-entry manifest:media-type="" manifest:full-path="Object 91/progressbar/"/>
  <manifest:file-entry manifest:media-type="" manifest:full-path="Object 91/toolpanel/"/>
  <manifest:file-entry manifest:media-type="" manifest:full-path="Object 91/menubar/"/>
  <manifest:file-entry manifest:media-type="" manifest:full-path="Object 91/toolbar/"/>
  <manifest:file-entry manifest:media-type="text/xml" manifest:full-path="Object 91/settings.xml"/>
  <manifest:file-entry manifest:media-type="application/vnd.oasis.opendocument.formula" manifest:version="1.2" manifest:full-path="Object 91/"/>
  <manifest:file-entry manifest:media-type="" manifest:full-path="Object 92/Configurations2/"/>
  <manifest:file-entry manifest:media-type="" manifest:full-path="Object 92/statusbar/"/>
  <manifest:file-entry manifest:media-type="" manifest:full-path="Object 92/floater/"/>
  <manifest:file-entry manifest:media-type="" manifest:full-path="Object 92/popupmenu/"/>
  <manifest:file-entry manifest:media-type="text/xml" manifest:full-path="Object 92/content.xml"/>
  <manifest:file-entry manifest:media-type="" manifest:full-path="Object 92/progressbar/"/>
  <manifest:file-entry manifest:media-type="" manifest:full-path="Object 92/toolpanel/"/>
  <manifest:file-entry manifest:media-type="" manifest:full-path="Object 92/menubar/"/>
  <manifest:file-entry manifest:media-type="" manifest:full-path="Object 92/toolbar/"/>
  <manifest:file-entry manifest:media-type="text/xml" manifest:full-path="Object 92/settings.xml"/>
  <manifest:file-entry manifest:media-type="application/vnd.oasis.opendocument.formula" manifest:version="1.2" manifest:full-path="Object 92/"/>
  <manifest:file-entry manifest:media-type="" manifest:full-path="Object 93/Configurations2/"/>
  <manifest:file-entry manifest:media-type="" manifest:full-path="Object 93/statusbar/"/>
  <manifest:file-entry manifest:media-type="" manifest:full-path="Object 93/floater/"/>
  <manifest:file-entry manifest:media-type="" manifest:full-path="Object 93/popupmenu/"/>
  <manifest:file-entry manifest:media-type="text/xml" manifest:full-path="Object 93/content.xml"/>
  <manifest:file-entry manifest:media-type="" manifest:full-path="Object 93/progressbar/"/>
  <manifest:file-entry manifest:media-type="" manifest:full-path="Object 93/toolpanel/"/>
  <manifest:file-entry manifest:media-type="" manifest:full-path="Object 93/menubar/"/>
  <manifest:file-entry manifest:media-type="" manifest:full-path="Object 93/toolbar/"/>
  <manifest:file-entry manifest:media-type="text/xml" manifest:full-path="Object 93/settings.xml"/>
  <manifest:file-entry manifest:media-type="application/vnd.oasis.opendocument.formula" manifest:version="1.2" manifest:full-path="Object 93/"/>
  <manifest:file-entry manifest:media-type="" manifest:full-path="Object 94/Configurations2/"/>
  <manifest:file-entry manifest:media-type="" manifest:full-path="Object 94/statusbar/"/>
  <manifest:file-entry manifest:media-type="" manifest:full-path="Object 94/floater/"/>
  <manifest:file-entry manifest:media-type="" manifest:full-path="Object 94/popupmenu/"/>
  <manifest:file-entry manifest:media-type="text/xml" manifest:full-path="Object 94/content.xml"/>
  <manifest:file-entry manifest:media-type="" manifest:full-path="Object 94/progressbar/"/>
  <manifest:file-entry manifest:media-type="" manifest:full-path="Object 94/toolpanel/"/>
  <manifest:file-entry manifest:media-type="" manifest:full-path="Object 94/menubar/"/>
  <manifest:file-entry manifest:media-type="" manifest:full-path="Object 94/toolbar/"/>
  <manifest:file-entry manifest:media-type="text/xml" manifest:full-path="Object 94/settings.xml"/>
  <manifest:file-entry manifest:media-type="application/vnd.oasis.opendocument.formula" manifest:version="1.2" manifest:full-path="Object 94/"/>
  <manifest:file-entry manifest:media-type="" manifest:full-path="Object 95/Configurations2/"/>
  <manifest:file-entry manifest:media-type="" manifest:full-path="Object 95/statusbar/"/>
  <manifest:file-entry manifest:media-type="" manifest:full-path="Object 95/floater/"/>
  <manifest:file-entry manifest:media-type="" manifest:full-path="Object 95/popupmenu/"/>
  <manifest:file-entry manifest:media-type="text/xml" manifest:full-path="Object 95/content.xml"/>
  <manifest:file-entry manifest:media-type="" manifest:full-path="Object 95/progressbar/"/>
  <manifest:file-entry manifest:media-type="" manifest:full-path="Object 95/toolpanel/"/>
  <manifest:file-entry manifest:media-type="" manifest:full-path="Object 95/menubar/"/>
  <manifest:file-entry manifest:media-type="" manifest:full-path="Object 95/toolbar/"/>
  <manifest:file-entry manifest:media-type="text/xml" manifest:full-path="Object 95/settings.xml"/>
  <manifest:file-entry manifest:media-type="application/vnd.oasis.opendocument.formula" manifest:version="1.2" manifest:full-path="Object 95/"/>
  <manifest:file-entry manifest:media-type="" manifest:full-path="Object 96/Configurations2/"/>
  <manifest:file-entry manifest:media-type="" manifest:full-path="Object 96/statusbar/"/>
  <manifest:file-entry manifest:media-type="" manifest:full-path="Object 96/floater/"/>
  <manifest:file-entry manifest:media-type="" manifest:full-path="Object 96/popupmenu/"/>
  <manifest:file-entry manifest:media-type="text/xml" manifest:full-path="Object 96/content.xml"/>
  <manifest:file-entry manifest:media-type="" manifest:full-path="Object 96/progressbar/"/>
  <manifest:file-entry manifest:media-type="" manifest:full-path="Object 96/toolpanel/"/>
  <manifest:file-entry manifest:media-type="" manifest:full-path="Object 96/menubar/"/>
  <manifest:file-entry manifest:media-type="" manifest:full-path="Object 96/toolbar/"/>
  <manifest:file-entry manifest:media-type="text/xml" manifest:full-path="Object 96/settings.xml"/>
  <manifest:file-entry manifest:media-type="application/vnd.oasis.opendocument.formula" manifest:version="1.2" manifest:full-path="Object 96/"/>
  <manifest:file-entry manifest:media-type="" manifest:full-path="Object 97/Configurations2/"/>
  <manifest:file-entry manifest:media-type="" manifest:full-path="Object 97/statusbar/"/>
  <manifest:file-entry manifest:media-type="" manifest:full-path="Object 97/floater/"/>
  <manifest:file-entry manifest:media-type="" manifest:full-path="Object 97/popupmenu/"/>
  <manifest:file-entry manifest:media-type="text/xml" manifest:full-path="Object 97/content.xml"/>
  <manifest:file-entry manifest:media-type="" manifest:full-path="Object 97/progressbar/"/>
  <manifest:file-entry manifest:media-type="" manifest:full-path="Object 97/toolpanel/"/>
  <manifest:file-entry manifest:media-type="" manifest:full-path="Object 97/menubar/"/>
  <manifest:file-entry manifest:media-type="" manifest:full-path="Object 97/toolbar/"/>
  <manifest:file-entry manifest:media-type="text/xml" manifest:full-path="Object 97/settings.xml"/>
  <manifest:file-entry manifest:media-type="application/vnd.oasis.opendocument.formula" manifest:version="1.2" manifest:full-path="Object 97/"/>
  <manifest:file-entry manifest:media-type="" manifest:full-path="Object 40/Configurations2/"/>
  <manifest:file-entry manifest:media-type="" manifest:full-path="Object 40/statusbar/"/>
  <manifest:file-entry manifest:media-type="" manifest:full-path="Object 40/floater/"/>
  <manifest:file-entry manifest:media-type="" manifest:full-path="Object 40/popupmenu/"/>
  <manifest:file-entry manifest:media-type="text/xml" manifest:full-path="Object 40/content.xml"/>
  <manifest:file-entry manifest:media-type="" manifest:full-path="Object 40/progressbar/"/>
  <manifest:file-entry manifest:media-type="" manifest:full-path="Object 40/menubar/"/>
  <manifest:file-entry manifest:media-type="" manifest:full-path="Object 40/toolbar/"/>
  <manifest:file-entry manifest:media-type="text/xml" manifest:full-path="Object 40/settings.xml"/>
  <manifest:file-entry manifest:media-type="application/vnd.oasis.opendocument.formula" manifest:version="1.2" manifest:full-path="Object 40/"/>
  <manifest:file-entry manifest:media-type="" manifest:full-path="Object 98/Configurations2/"/>
  <manifest:file-entry manifest:media-type="" manifest:full-path="Object 98/statusbar/"/>
  <manifest:file-entry manifest:media-type="" manifest:full-path="Object 98/floater/"/>
  <manifest:file-entry manifest:media-type="" manifest:full-path="Object 98/popupmenu/"/>
  <manifest:file-entry manifest:media-type="text/xml" manifest:full-path="Object 98/content.xml"/>
  <manifest:file-entry manifest:media-type="" manifest:full-path="Object 98/progressbar/"/>
  <manifest:file-entry manifest:media-type="" manifest:full-path="Object 98/toolpanel/"/>
  <manifest:file-entry manifest:media-type="" manifest:full-path="Object 98/menubar/"/>
  <manifest:file-entry manifest:media-type="" manifest:full-path="Object 98/toolbar/"/>
  <manifest:file-entry manifest:media-type="text/xml" manifest:full-path="Object 98/settings.xml"/>
  <manifest:file-entry manifest:media-type="application/vnd.oasis.opendocument.formula" manifest:version="1.2" manifest:full-path="Object 98/"/>
  <manifest:file-entry manifest:media-type="" manifest:full-path="Object 41/Configurations2/"/>
  <manifest:file-entry manifest:media-type="" manifest:full-path="Object 41/statusbar/"/>
  <manifest:file-entry manifest:media-type="" manifest:full-path="Object 41/floater/"/>
  <manifest:file-entry manifest:media-type="" manifest:full-path="Object 41/popupmenu/"/>
  <manifest:file-entry manifest:media-type="text/xml" manifest:full-path="Object 41/content.xml"/>
  <manifest:file-entry manifest:media-type="" manifest:full-path="Object 41/progressbar/"/>
  <manifest:file-entry manifest:media-type="" manifest:full-path="Object 41/menubar/"/>
  <manifest:file-entry manifest:media-type="" manifest:full-path="Object 41/toolbar/"/>
  <manifest:file-entry manifest:media-type="text/xml" manifest:full-path="Object 41/settings.xml"/>
  <manifest:file-entry manifest:media-type="application/vnd.oasis.opendocument.formula" manifest:version="1.2" manifest:full-path="Object 41/"/>
  <manifest:file-entry manifest:media-type="" manifest:full-path="Object 99/Configurations2/"/>
  <manifest:file-entry manifest:media-type="" manifest:full-path="Object 99/statusbar/"/>
  <manifest:file-entry manifest:media-type="" manifest:full-path="Object 99/floater/"/>
  <manifest:file-entry manifest:media-type="" manifest:full-path="Object 99/popupmenu/"/>
  <manifest:file-entry manifest:media-type="text/xml" manifest:full-path="Object 99/content.xml"/>
  <manifest:file-entry manifest:media-type="" manifest:full-path="Object 99/progressbar/"/>
  <manifest:file-entry manifest:media-type="" manifest:full-path="Object 99/toolpanel/"/>
  <manifest:file-entry manifest:media-type="" manifest:full-path="Object 99/menubar/"/>
  <manifest:file-entry manifest:media-type="" manifest:full-path="Object 99/toolbar/"/>
  <manifest:file-entry manifest:media-type="text/xml" manifest:full-path="Object 99/settings.xml"/>
  <manifest:file-entry manifest:media-type="application/vnd.oasis.opendocument.formula" manifest:version="1.2" manifest:full-path="Object 99/"/>
  <manifest:file-entry manifest:media-type="" manifest:full-path="Object 42/Configurations2/"/>
  <manifest:file-entry manifest:media-type="" manifest:full-path="Object 42/statusbar/"/>
  <manifest:file-entry manifest:media-type="" manifest:full-path="Object 42/floater/"/>
  <manifest:file-entry manifest:media-type="" manifest:full-path="Object 42/popupmenu/"/>
  <manifest:file-entry manifest:media-type="text/xml" manifest:full-path="Object 42/content.xml"/>
  <manifest:file-entry manifest:media-type="" manifest:full-path="Object 42/progressbar/"/>
  <manifest:file-entry manifest:media-type="" manifest:full-path="Object 42/menubar/"/>
  <manifest:file-entry manifest:media-type="" manifest:full-path="Object 42/toolbar/"/>
  <manifest:file-entry manifest:media-type="text/xml" manifest:full-path="Object 42/settings.xml"/>
  <manifest:file-entry manifest:media-type="application/vnd.oasis.opendocument.formula" manifest:version="1.2" manifest:full-path="Object 42/"/>
  <manifest:file-entry manifest:media-type="" manifest:full-path="Object 43/Configurations2/"/>
  <manifest:file-entry manifest:media-type="" manifest:full-path="Object 43/statusbar/"/>
  <manifest:file-entry manifest:media-type="" manifest:full-path="Object 43/floater/"/>
  <manifest:file-entry manifest:media-type="" manifest:full-path="Object 43/popupmenu/"/>
  <manifest:file-entry manifest:media-type="text/xml" manifest:full-path="Object 43/content.xml"/>
  <manifest:file-entry manifest:media-type="" manifest:full-path="Object 43/progressbar/"/>
  <manifest:file-entry manifest:media-type="" manifest:full-path="Object 43/menubar/"/>
  <manifest:file-entry manifest:media-type="" manifest:full-path="Object 43/toolbar/"/>
  <manifest:file-entry manifest:media-type="text/xml" manifest:full-path="Object 43/settings.xml"/>
  <manifest:file-entry manifest:media-type="application/vnd.oasis.opendocument.formula" manifest:version="1.2" manifest:full-path="Object 43/"/>
  <manifest:file-entry manifest:media-type="" manifest:full-path="Object 44/Configurations2/"/>
  <manifest:file-entry manifest:media-type="" manifest:full-path="Object 44/statusbar/"/>
  <manifest:file-entry manifest:media-type="" manifest:full-path="Object 44/floater/"/>
  <manifest:file-entry manifest:media-type="" manifest:full-path="Object 44/popupmenu/"/>
  <manifest:file-entry manifest:media-type="text/xml" manifest:full-path="Object 44/content.xml"/>
  <manifest:file-entry manifest:media-type="" manifest:full-path="Object 44/progressbar/"/>
  <manifest:file-entry manifest:media-type="" manifest:full-path="Object 44/menubar/"/>
  <manifest:file-entry manifest:media-type="" manifest:full-path="Object 44/toolbar/"/>
  <manifest:file-entry manifest:media-type="text/xml" manifest:full-path="Object 44/settings.xml"/>
  <manifest:file-entry manifest:media-type="application/vnd.oasis.opendocument.formula" manifest:version="1.2" manifest:full-path="Object 44/"/>
  <manifest:file-entry manifest:media-type="" manifest:full-path="Object 45/Configurations2/"/>
  <manifest:file-entry manifest:media-type="" manifest:full-path="Object 45/statusbar/"/>
  <manifest:file-entry manifest:media-type="" manifest:full-path="Object 45/floater/"/>
  <manifest:file-entry manifest:media-type="" manifest:full-path="Object 45/popupmenu/"/>
  <manifest:file-entry manifest:media-type="text/xml" manifest:full-path="Object 45/content.xml"/>
  <manifest:file-entry manifest:media-type="" manifest:full-path="Object 45/progressbar/"/>
  <manifest:file-entry manifest:media-type="" manifest:full-path="Object 45/menubar/"/>
  <manifest:file-entry manifest:media-type="" manifest:full-path="Object 45/toolbar/"/>
  <manifest:file-entry manifest:media-type="text/xml" manifest:full-path="Object 45/settings.xml"/>
  <manifest:file-entry manifest:media-type="application/vnd.oasis.opendocument.formula" manifest:version="1.2" manifest:full-path="Object 45/"/>
  <manifest:file-entry manifest:media-type="" manifest:full-path="Object 46/Configurations2/"/>
  <manifest:file-entry manifest:media-type="" manifest:full-path="Object 46/statusbar/"/>
  <manifest:file-entry manifest:media-type="" manifest:full-path="Object 46/floater/"/>
  <manifest:file-entry manifest:media-type="" manifest:full-path="Object 46/popupmenu/"/>
  <manifest:file-entry manifest:media-type="text/xml" manifest:full-path="Object 46/content.xml"/>
  <manifest:file-entry manifest:media-type="" manifest:full-path="Object 46/progressbar/"/>
  <manifest:file-entry manifest:media-type="" manifest:full-path="Object 46/menubar/"/>
  <manifest:file-entry manifest:media-type="" manifest:full-path="Object 46/toolbar/"/>
  <manifest:file-entry manifest:media-type="text/xml" manifest:full-path="Object 46/settings.xml"/>
  <manifest:file-entry manifest:media-type="application/vnd.oasis.opendocument.formula" manifest:version="1.2" manifest:full-path="Object 46/"/>
  <manifest:file-entry manifest:media-type="" manifest:full-path="Object 47/Configurations2/"/>
  <manifest:file-entry manifest:media-type="" manifest:full-path="Object 47/statusbar/"/>
  <manifest:file-entry manifest:media-type="" manifest:full-path="Object 47/floater/"/>
  <manifest:file-entry manifest:media-type="" manifest:full-path="Object 47/popupmenu/"/>
  <manifest:file-entry manifest:media-type="text/xml" manifest:full-path="Object 47/content.xml"/>
  <manifest:file-entry manifest:media-type="" manifest:full-path="Object 47/progressbar/"/>
  <manifest:file-entry manifest:media-type="" manifest:full-path="Object 47/menubar/"/>
  <manifest:file-entry manifest:media-type="" manifest:full-path="Object 47/toolbar/"/>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 manifest:full-path="Object 140/Configurations2/"/>
  <manifest:file-entry manifest:media-type="" manifest:full-path="Object 140/statusbar/"/>
  <manifest:file-entry manifest:media-type="" manifest:full-path="Object 140/floater/"/>
  <manifest:file-entry manifest:media-type="" manifest:full-path="Object 140/popupmenu/"/>
  <manifest:file-entry manifest:media-type="text/xml" manifest:full-path="Object 140/content.xml"/>
  <manifest:file-entry manifest:media-type="" manifest:full-path="Object 140/progressbar/"/>
  <manifest:file-entry manifest:media-type="" manifest:full-path="Object 140/toolpanel/"/>
  <manifest:file-entry manifest:media-type="" manifest:full-path="Object 140/menubar/"/>
  <manifest:file-entry manifest:media-type="" manifest:full-path="Object 140/toolbar/"/>
  <manifest:file-entry manifest:media-type="text/xml" manifest:full-path="Object 140/settings.xml"/>
  <manifest:file-entry manifest:media-type="application/vnd.oasis.opendocument.formula" manifest:version="1.2" manifest:full-path="Object 140/"/>
  <manifest:file-entry manifest:media-type="" manifest:full-path="Object 141/Configurations2/"/>
  <manifest:file-entry manifest:media-type="" manifest:full-path="Object 141/statusbar/"/>
  <manifest:file-entry manifest:media-type="" manifest:full-path="Object 141/floater/"/>
  <manifest:file-entry manifest:media-type="" manifest:full-path="Object 141/popupmenu/"/>
  <manifest:file-entry manifest:media-type="text/xml" manifest:full-path="Object 141/content.xml"/>
  <manifest:file-entry manifest:media-type="" manifest:full-path="Object 141/progressbar/"/>
  <manifest:file-entry manifest:media-type="" manifest:full-path="Object 141/toolpanel/"/>
  <manifest:file-entry manifest:media-type="" manifest:full-path="Object 141/menubar/"/>
  <manifest:file-entry manifest:media-type="" manifest:full-path="Object 141/toolbar/"/>
  <manifest:file-entry manifest:media-type="text/xml" manifest:full-path="Object 141/settings.xml"/>
  <manifest:file-entry manifest:media-type="application/vnd.oasis.opendocument.formula" manifest:version="1.2" manifest:full-path="Object 141/"/>
  <manifest:file-entry manifest:media-type="" manifest:full-path="Object 142/Configurations2/"/>
  <manifest:file-entry manifest:media-type="" manifest:full-path="Object 142/statusbar/"/>
  <manifest:file-entry manifest:media-type="" manifest:full-path="Object 142/floater/"/>
  <manifest:file-entry manifest:media-type="" manifest:full-path="Object 142/popupmenu/"/>
  <manifest:file-entry manifest:media-type="text/xml" manifest:full-path="Object 142/content.xml"/>
  <manifest:file-entry manifest:media-type="" manifest:full-path="Object 142/progressbar/"/>
  <manifest:file-entry manifest:media-type="" manifest:full-path="Object 142/toolpanel/"/>
  <manifest:file-entry manifest:media-type="" manifest:full-path="Object 142/menubar/"/>
  <manifest:file-entry manifest:media-type="" manifest:full-path="Object 142/toolbar/"/>
  <manifest:file-entry manifest:media-type="text/xml" manifest:full-path="Object 142/settings.xml"/>
  <manifest:file-entry manifest:media-type="application/vnd.oasis.opendocument.formula" manifest:version="1.2" manifest:full-path="Object 142/"/>
  <manifest:file-entry manifest:media-type="" manifest:full-path="Object 143/Configurations2/"/>
  <manifest:file-entry manifest:media-type="" manifest:full-path="Object 143/statusbar/"/>
  <manifest:file-entry manifest:media-type="" manifest:full-path="Object 143/floater/"/>
  <manifest:file-entry manifest:media-type="" manifest:full-path="Object 143/popupmenu/"/>
  <manifest:file-entry manifest:media-type="text/xml" manifest:full-path="Object 143/content.xml"/>
  <manifest:file-entry manifest:media-type="" manifest:full-path="Object 143/progressbar/"/>
  <manifest:file-entry manifest:media-type="" manifest:full-path="Object 143/toolpanel/"/>
  <manifest:file-entry manifest:media-type="" manifest:full-path="Object 143/menubar/"/>
  <manifest:file-entry manifest:media-type="" manifest:full-path="Object 143/toolbar/"/>
  <manifest:file-entry manifest:media-type="text/xml" manifest:full-path="Object 143/settings.xml"/>
  <manifest:file-entry manifest:media-type="application/vnd.oasis.opendocument.formula" manifest:version="1.2" manifest:full-path="Object 143/"/>
  <manifest:file-entry manifest:media-type="" manifest:full-path="Object 144/Configurations2/"/>
  <manifest:file-entry manifest:media-type="" manifest:full-path="Object 144/statusbar/"/>
  <manifest:file-entry manifest:media-type="" manifest:full-path="Object 144/floater/"/>
  <manifest:file-entry manifest:media-type="" manifest:full-path="Object 144/popupmenu/"/>
  <manifest:file-entry manifest:media-type="text/xml" manifest:full-path="Object 144/content.xml"/>
  <manifest:file-entry manifest:media-type="" manifest:full-path="Object 144/progressbar/"/>
  <manifest:file-entry manifest:media-type="" manifest:full-path="Object 144/toolpanel/"/>
  <manifest:file-entry manifest:media-type="" manifest:full-path="Object 144/menubar/"/>
  <manifest:file-entry manifest:media-type="" manifest:full-path="Object 144/toolbar/"/>
  <manifest:file-entry manifest:media-type="text/xml" manifest:full-path="Object 144/settings.xml"/>
  <manifest:file-entry manifest:media-type="application/vnd.oasis.opendocument.formula" manifest:version="1.2" manifest:full-path="Object 144/"/>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text/xml" manifest:full-path="Object 148/content.xml"/>
  <manifest:file-entry manifest:media-type="text/xml" manifest:full-path="Object 148/settings.xml"/>
  <manifest:file-entry manifest:media-type="application/vnd.oasis.opendocument.formula" manifest:version="1.2" manifest:full-path="Object 148/"/>
  <manifest:file-entry manifest:media-type="text/xml" manifest:full-path="Object 149/content.xml"/>
  <manifest:file-entry manifest:media-type="text/xml" manifest:full-path="Object 149/settings.xml"/>
  <manifest:file-entry manifest:media-type="application/vnd.oasis.opendocument.formula" manifest:version="1.2" manifest:full-path="Object 149/"/>
  <manifest:file-entry manifest:media-type="application/binary" manifest:full-path="layout-cache"/>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150/content.xml"/>
  <manifest:file-entry manifest:media-type="text/xml" manifest:full-path="Object 150/settings.xml"/>
  <manifest:file-entry manifest:media-type="application/vnd.oasis.opendocument.formula" manifest:version="1.2" manifest:full-path="Object 150/"/>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 manifest:full-path="Object 100/Configurations2/"/>
  <manifest:file-entry manifest:media-type="" manifest:full-path="Object 100/statusbar/"/>
  <manifest:file-entry manifest:media-type="" manifest:full-path="Object 100/floater/"/>
  <manifest:file-entry manifest:media-type="" manifest:full-path="Object 100/popupmenu/"/>
  <manifest:file-entry manifest:media-type="text/xml" manifest:full-path="Object 100/content.xml"/>
  <manifest:file-entry manifest:media-type="" manifest:full-path="Object 100/progressbar/"/>
  <manifest:file-entry manifest:media-type="" manifest:full-path="Object 100/toolpanel/"/>
  <manifest:file-entry manifest:media-type="" manifest:full-path="Object 100/menubar/"/>
  <manifest:file-entry manifest:media-type="" manifest:full-path="Object 100/toolbar/"/>
  <manifest:file-entry manifest:media-type="text/xml" manifest:full-path="Object 100/settings.xml"/>
  <manifest:file-entry manifest:media-type="application/vnd.oasis.opendocument.formula" manifest:version="1.2" manifest:full-path="Object 100/"/>
  <manifest:file-entry manifest:media-type="" manifest:full-path="Object 101/Configurations2/"/>
  <manifest:file-entry manifest:media-type="" manifest:full-path="Object 101/statusbar/"/>
  <manifest:file-entry manifest:media-type="" manifest:full-path="Object 101/floater/"/>
  <manifest:file-entry manifest:media-type="" manifest:full-path="Object 101/popupmenu/"/>
  <manifest:file-entry manifest:media-type="text/xml" manifest:full-path="Object 101/content.xml"/>
  <manifest:file-entry manifest:media-type="" manifest:full-path="Object 101/progressbar/"/>
  <manifest:file-entry manifest:media-type="" manifest:full-path="Object 101/toolpanel/"/>
  <manifest:file-entry manifest:media-type="" manifest:full-path="Object 101/menubar/"/>
  <manifest:file-entry manifest:media-type="" manifest:full-path="Object 101/toolbar/"/>
  <manifest:file-entry manifest:media-type="text/xml" manifest:full-path="Object 101/settings.xml"/>
  <manifest:file-entry manifest:media-type="application/vnd.oasis.opendocument.formula" manifest:version="1.2" manifest:full-path="Object 101/"/>
  <manifest:file-entry manifest:media-type="" manifest:full-path="Object 102/Configurations2/"/>
  <manifest:file-entry manifest:media-type="" manifest:full-path="Object 102/statusbar/"/>
  <manifest:file-entry manifest:media-type="" manifest:full-path="Object 102/floater/"/>
  <manifest:file-entry manifest:media-type="" manifest:full-path="Object 102/popupmenu/"/>
  <manifest:file-entry manifest:media-type="text/xml" manifest:full-path="Object 102/content.xml"/>
  <manifest:file-entry manifest:media-type="" manifest:full-path="Object 102/progressbar/"/>
  <manifest:file-entry manifest:media-type="" manifest:full-path="Object 102/toolpanel/"/>
  <manifest:file-entry manifest:media-type="" manifest:full-path="Object 102/menubar/"/>
  <manifest:file-entry manifest:media-type="" manifest:full-path="Object 102/toolbar/"/>
  <manifest:file-entry manifest:media-type="text/xml" manifest:full-path="Object 102/settings.xml"/>
  <manifest:file-entry manifest:media-type="application/vnd.oasis.opendocument.formula" manifest:version="1.2" manifest:full-path="Object 102/"/>
  <manifest:file-entry manifest:media-type="application/rdf+xml" manifest:full-path="manifest.rdf"/>
  <manifest:file-entry manifest:media-type="" manifest:full-path="Object 103/Configurations2/"/>
  <manifest:file-entry manifest:media-type="" manifest:full-path="Object 103/statusbar/"/>
  <manifest:file-entry manifest:media-type="" manifest:full-path="Object 103/floater/"/>
  <manifest:file-entry manifest:media-type="" manifest:full-path="Object 103/popupmenu/"/>
  <manifest:file-entry manifest:media-type="text/xml" manifest:full-path="Object 103/content.xml"/>
  <manifest:file-entry manifest:media-type="" manifest:full-path="Object 103/progressbar/"/>
  <manifest:file-entry manifest:media-type="" manifest:full-path="Object 103/toolpanel/"/>
  <manifest:file-entry manifest:media-type="" manifest:full-path="Object 103/menubar/"/>
  <manifest:file-entry manifest:media-type="" manifest:full-path="Object 103/toolbar/"/>
  <manifest:file-entry manifest:media-type="text/xml" manifest:full-path="Object 103/settings.xml"/>
  <manifest:file-entry manifest:media-type="application/vnd.oasis.opendocument.formula" manifest:version="1.2" manifest:full-path="Object 103/"/>
  <manifest:file-entry manifest:media-type="" manifest:full-path="Object 104/Configurations2/"/>
  <manifest:file-entry manifest:media-type="" manifest:full-path="Object 104/statusbar/"/>
  <manifest:file-entry manifest:media-type="" manifest:full-path="Object 104/floater/"/>
  <manifest:file-entry manifest:media-type="" manifest:full-path="Object 104/popupmenu/"/>
  <manifest:file-entry manifest:media-type="text/xml" manifest:full-path="Object 104/content.xml"/>
  <manifest:file-entry manifest:media-type="" manifest:full-path="Object 104/progressbar/"/>
  <manifest:file-entry manifest:media-type="" manifest:full-path="Object 104/toolpanel/"/>
  <manifest:file-entry manifest:media-type="" manifest:full-path="Object 104/menubar/"/>
  <manifest:file-entry manifest:media-type="" manifest:full-path="Object 104/toolbar/"/>
  <manifest:file-entry manifest:media-type="text/xml" manifest:full-path="Object 104/settings.xml"/>
  <manifest:file-entry manifest:media-type="application/vnd.oasis.opendocument.formula" manifest:version="1.2" manifest:full-path="Object 104/"/>
  <manifest:file-entry manifest:media-type="" manifest:full-path="Object 105/Configurations2/"/>
  <manifest:file-entry manifest:media-type="" manifest:full-path="Object 105/statusbar/"/>
  <manifest:file-entry manifest:media-type="" manifest:full-path="Object 105/floater/"/>
  <manifest:file-entry manifest:media-type="" manifest:full-path="Object 105/popupmenu/"/>
  <manifest:file-entry manifest:media-type="text/xml" manifest:full-path="Object 105/content.xml"/>
  <manifest:file-entry manifest:media-type="" manifest:full-path="Object 105/progressbar/"/>
  <manifest:file-entry manifest:media-type="" manifest:full-path="Object 105/toolpanel/"/>
  <manifest:file-entry manifest:media-type="" manifest:full-path="Object 105/menubar/"/>
  <manifest:file-entry manifest:media-type="" manifest:full-path="Object 105/toolbar/"/>
  <manifest:file-entry manifest:media-type="text/xml" manifest:full-path="Object 105/settings.xml"/>
  <manifest:file-entry manifest:media-type="application/vnd.oasis.opendocument.formula" manifest:version="1.2" manifest:full-path="Object 105/"/>
  <manifest:file-entry manifest:media-type="" manifest:full-path="Object 106/Configurations2/"/>
  <manifest:file-entry manifest:media-type="" manifest:full-path="Object 106/statusbar/"/>
  <manifest:file-entry manifest:media-type="" manifest:full-path="Object 106/floater/"/>
  <manifest:file-entry manifest:media-type="" manifest:full-path="Object 106/popupmenu/"/>
  <manifest:file-entry manifest:media-type="text/xml" manifest:full-path="Object 106/content.xml"/>
  <manifest:file-entry manifest:media-type="" manifest:full-path="Object 106/progressbar/"/>
  <manifest:file-entry manifest:media-type="" manifest:full-path="Object 106/toolpanel/"/>
  <manifest:file-entry manifest:media-type="" manifest:full-path="Object 106/menubar/"/>
  <manifest:file-entry manifest:media-type="" manifest:full-path="Object 106/toolbar/"/>
  <manifest:file-entry manifest:media-type="text/xml" manifest:full-path="Object 106/settings.xml"/>
  <manifest:file-entry manifest:media-type="application/vnd.oasis.opendocument.formula" manifest:version="1.2" manifest:full-path="Object 106/"/>
  <manifest:file-entry manifest:media-type="" manifest:full-path="Object 107/Configurations2/"/>
  <manifest:file-entry manifest:media-type="" manifest:full-path="Object 107/statusbar/"/>
  <manifest:file-entry manifest:media-type="" manifest:full-path="Object 107/floater/"/>
  <manifest:file-entry manifest:media-type="" manifest:full-path="Object 107/popupmenu/"/>
  <manifest:file-entry manifest:media-type="text/xml" manifest:full-path="Object 107/content.xml"/>
  <manifest:file-entry manifest:media-type="" manifest:full-path="Object 107/progressbar/"/>
  <manifest:file-entry manifest:media-type="" manifest:full-path="Object 107/toolpanel/"/>
  <manifest:file-entry manifest:media-type="" manifest:full-path="Object 107/menubar/"/>
  <manifest:file-entry manifest:media-type="" manifest:full-path="Object 107/toolbar/"/>
  <manifest:file-entry manifest:media-type="text/xml" manifest:full-path="Object 107/settings.xml"/>
  <manifest:file-entry manifest:media-type="application/vnd.oasis.opendocument.formula" manifest:version="1.2" manifest:full-path="Object 107/"/>
  <manifest:file-entry manifest:media-type="" manifest:full-path="Object 108/Configurations2/"/>
  <manifest:file-entry manifest:media-type="" manifest:full-path="Object 108/statusbar/"/>
  <manifest:file-entry manifest:media-type="" manifest:full-path="Object 108/floater/"/>
  <manifest:file-entry manifest:media-type="" manifest:full-path="Object 108/popupmenu/"/>
  <manifest:file-entry manifest:media-type="text/xml" manifest:full-path="Object 108/content.xml"/>
  <manifest:file-entry manifest:media-type="" manifest:full-path="Object 108/progressbar/"/>
  <manifest:file-entry manifest:media-type="" manifest:full-path="Object 108/toolpanel/"/>
  <manifest:file-entry manifest:media-type="" manifest:full-path="Object 108/menubar/"/>
  <manifest:file-entry manifest:media-type="" manifest:full-path="Object 108/toolbar/"/>
  <manifest:file-entry manifest:media-type="text/xml" manifest:full-path="Object 108/settings.xml"/>
  <manifest:file-entry manifest:media-type="application/vnd.oasis.opendocument.formula" manifest:version="1.2" manifest:full-path="Object 108/"/>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 manifest:full-path="Object 109/Configurations2/"/>
  <manifest:file-entry manifest:media-type="" manifest:full-path="Object 109/statusbar/"/>
  <manifest:file-entry manifest:media-type="" manifest:full-path="Object 109/floater/"/>
  <manifest:file-entry manifest:media-type="" manifest:full-path="Object 109/popupmenu/"/>
  <manifest:file-entry manifest:media-type="text/xml" manifest:full-path="Object 109/content.xml"/>
  <manifest:file-entry manifest:media-type="" manifest:full-path="Object 109/progressbar/"/>
  <manifest:file-entry manifest:media-type="" manifest:full-path="Object 109/toolpanel/"/>
  <manifest:file-entry manifest:media-type="" manifest:full-path="Object 109/menubar/"/>
  <manifest:file-entry manifest:media-type="" manifest:full-path="Object 109/toolbar/"/>
  <manifest:file-entry manifest:media-type="text/xml" manifest:full-path="Object 109/settings.xml"/>
  <manifest:file-entry manifest:media-type="application/vnd.oasis.opendocument.formula" manifest:version="1.2" manifest:full-path="Object 109/"/>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statusbar/"/>
  <manifest:file-entry manifest:media-type="" manifest:full-path="Object 61/floater/"/>
  <manifest:file-entry manifest:media-type="" manifest:full-path="Object 61/popupmenu/"/>
  <manifest:file-entry manifest:media-type="text/xml" manifest:full-path="Object 61/content.xml"/>
  <manifest:file-entry manifest:media-type="" manifest:full-path="Object 61/progressbar/"/>
  <manifest:file-entry manifest:media-type="" manifest:full-path="Object 61/menubar/"/>
  <manifest:file-entry manifest:media-type="" manifest:full-path="Object 61/toolbar/"/>
  <manifest:file-entry manifest:media-type="text/xml" manifest:full-path="Object 61/settings.xml"/>
  <manifest:file-entry manifest:media-type="application/vnd.oasis.opendocument.formula" manifest:version="1.2" manifest:full-path="Object 61/"/>
  <manifest:file-entry manifest:media-type="" manifest:full-path="Object 62/statusbar/"/>
  <manifest:file-entry manifest:media-type="" manifest:full-path="Object 62/floater/"/>
  <manifest:file-entry manifest:media-type="" manifest:full-path="Object 62/popupmenu/"/>
  <manifest:file-entry manifest:media-type="text/xml" manifest:full-path="Object 62/content.xml"/>
  <manifest:file-entry manifest:media-type="" manifest:full-path="Object 62/progressbar/"/>
  <manifest:file-entry manifest:media-type="" manifest:full-path="Object 62/menubar/"/>
  <manifest:file-entry manifest:media-type="" manifest:full-path="Object 62/toolbar/"/>
  <manifest:file-entry manifest:media-type="text/xml" manifest:full-path="Object 62/settings.xml"/>
  <manifest:file-entry manifest:media-type="application/vnd.oasis.opendocument.formula" manifest:version="1.2" manifest:full-path="Object 62/"/>
  <manifest:file-entry manifest:media-type="" manifest:full-path="Object 63/statusbar/"/>
  <manifest:file-entry manifest:media-type="" manifest:full-path="Object 63/floater/"/>
  <manifest:file-entry manifest:media-type="" manifest:full-path="Object 63/popupmenu/"/>
  <manifest:file-entry manifest:media-type="text/xml" manifest:full-path="Object 63/content.xml"/>
  <manifest:file-entry manifest:media-type="" manifest:full-path="Object 63/progressbar/"/>
  <manifest:file-entry manifest:media-type="" manifest:full-path="Object 63/menubar/"/>
  <manifest:file-entry manifest:media-type="" manifest:full-path="Object 63/toolbar/"/>
  <manifest:file-entry manifest:media-type="text/xml" manifest:full-path="Object 63/settings.xml"/>
  <manifest:file-entry manifest:media-type="application/vnd.oasis.opendocument.formula" manifest:version="1.2" manifest:full-path="Object 63/"/>
  <manifest:file-entry manifest:media-type="" manifest:full-path="Object 64/statusbar/"/>
  <manifest:file-entry manifest:media-type="" manifest:full-path="Object 64/floater/"/>
  <manifest:file-entry manifest:media-type="" manifest:full-path="Object 64/popupmenu/"/>
  <manifest:file-entry manifest:media-type="text/xml" manifest:full-path="Object 64/content.xml"/>
  <manifest:file-entry manifest:media-type="" manifest:full-path="Object 64/progressbar/"/>
  <manifest:file-entry manifest:media-type="" manifest:full-path="Object 64/menubar/"/>
  <manifest:file-entry manifest:media-type="" manifest:full-path="Object 64/toolbar/"/>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0/Configurations2/"/>
  <manifest:file-entry manifest:media-type="" manifest:full-path="Object 10/statusbar/"/>
  <manifest:file-entry manifest:media-type="" manifest:full-path="Object 10/floater/"/>
  <manifest:file-entry manifest:media-type="" manifest:full-path="Object 10/popupmenu/"/>
  <manifest:file-entry manifest:media-type="text/xml" manifest:full-path="Object 10/content.xml"/>
  <manifest:file-entry manifest:media-type="" manifest:full-path="Object 10/progressbar/"/>
  <manifest:file-entry manifest:media-type="" manifest:full-path="Object 10/menubar/"/>
  <manifest:file-entry manifest:media-type="" manifest:full-path="Object 10/toolbar/"/>
  <manifest:file-entry manifest:media-type="text/xml" manifest:full-path="Object 10/settings.xml"/>
  <manifest:file-entry manifest:media-type="application/vnd.oasis.opendocument.formula" manifest:version="1.2" manifest:full-path="Object 10/"/>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1/Configurations2/"/>
  <manifest:file-entry manifest:media-type="" manifest:full-path="Object 11/statusbar/"/>
  <manifest:file-entry manifest:media-type="" manifest:full-path="Object 11/floater/"/>
  <manifest:file-entry manifest:media-type="" manifest:full-path="Object 11/popupmenu/"/>
  <manifest:file-entry manifest:media-type="text/xml" manifest:full-path="Object 11/content.xml"/>
  <manifest:file-entry manifest:media-type="" manifest:full-path="Object 11/progressbar/"/>
  <manifest:file-entry manifest:media-type="" manifest:full-path="Object 11/menubar/"/>
  <manifest:file-entry manifest:media-type="" manifest:full-path="Object 11/toolbar/"/>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2/Configurations2/"/>
  <manifest:file-entry manifest:media-type="" manifest:full-path="Object 12/statusbar/"/>
  <manifest:file-entry manifest:media-type="" manifest:full-path="Object 12/floater/"/>
  <manifest:file-entry manifest:media-type="" manifest:full-path="Object 12/popupmenu/"/>
  <manifest:file-entry manifest:media-type="text/xml" manifest:full-path="Object 12/content.xml"/>
  <manifest:file-entry manifest:media-type="" manifest:full-path="Object 12/progressbar/"/>
  <manifest:file-entry manifest:media-type="" manifest:full-path="Object 12/menubar/"/>
  <manifest:file-entry manifest:media-type="" manifest:full-path="Object 12/toolbar/"/>
  <manifest:file-entry manifest:media-type="text/xml" manifest:full-path="Object 12/settings.xml"/>
  <manifest:file-entry manifest:media-type="application/vnd.oasis.opendocument.formula" manifest:version="1.2" manifest:full-path="Object 12/"/>
  <manifest:file-entry manifest:media-type="" manifest:full-path="Object 13/Configurations2/"/>
  <manifest:file-entry manifest:media-type="" manifest:full-path="Object 13/statusbar/"/>
  <manifest:file-entry manifest:media-type="" manifest:full-path="Object 13/floater/"/>
  <manifest:file-entry manifest:media-type="" manifest:full-path="Object 13/popupmenu/"/>
  <manifest:file-entry manifest:media-type="text/xml" manifest:full-path="Object 13/content.xml"/>
  <manifest:file-entry manifest:media-type="" manifest:full-path="Object 13/progressbar/"/>
  <manifest:file-entry manifest:media-type="" manifest:full-path="Object 13/menubar/"/>
  <manifest:file-entry manifest:media-type="" manifest:full-path="Object 13/toolbar/"/>
  <manifest:file-entry manifest:media-type="text/xml" manifest:full-path="Object 13/settings.xml"/>
  <manifest:file-entry manifest:media-type="application/vnd.oasis.opendocument.formula" manifest:version="1.2" manifest:full-path="Object 13/"/>
  <manifest:file-entry manifest:media-type="" manifest:full-path="Object 14/Configurations2/"/>
  <manifest:file-entry manifest:media-type="" manifest:full-path="Object 14/statusbar/"/>
  <manifest:file-entry manifest:media-type="" manifest:full-path="Object 14/floater/"/>
  <manifest:file-entry manifest:media-type="" manifest:full-path="Object 14/popupmenu/"/>
  <manifest:file-entry manifest:media-type="text/xml" manifest:full-path="Object 14/content.xml"/>
  <manifest:file-entry manifest:media-type="" manifest:full-path="Object 14/progressbar/"/>
  <manifest:file-entry manifest:media-type="" manifest:full-path="Object 14/menubar/"/>
  <manifest:file-entry manifest:media-type="" manifest:full-path="Object 14/toolbar/"/>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
  <manifest:file-entry manifest:media-type="" manifest:full-path="Object 15/statusbar/"/>
  <manifest:file-entry manifest:media-type="" manifest:full-path="Object 15/floater/"/>
  <manifest:file-entry manifest:media-type="" manifest:full-path="Object 15/popupmenu/"/>
  <manifest:file-entry manifest:media-type="text/xml" manifest:full-path="Object 15/content.xml"/>
  <manifest:file-entry manifest:media-type="" manifest:full-path="Object 15/progressbar/"/>
  <manifest:file-entry manifest:media-type="" manifest:full-path="Object 15/menubar/"/>
  <manifest:file-entry manifest:media-type="" manifest:full-path="Object 15/toolbar/"/>
  <manifest:file-entry manifest:media-type="text/xml" manifest:full-path="Object 15/settings.xml"/>
  <manifest:file-entry manifest:media-type="application/vnd.oasis.opendocument.formula" manifest:version="1.2" manifest:full-path="Object 15/"/>
  <manifest:file-entry manifest:media-type="" manifest:full-path="Object 16/Configurations2/"/>
  <manifest:file-entry manifest:media-type="" manifest:full-path="Object 16/statusbar/"/>
  <manifest:file-entry manifest:media-type="" manifest:full-path="Object 16/floater/"/>
  <manifest:file-entry manifest:media-type="" manifest:full-path="Object 16/popupmenu/"/>
  <manifest:file-entry manifest:media-type="text/xml" manifest:full-path="Object 16/content.xml"/>
  <manifest:file-entry manifest:media-type="" manifest:full-path="Object 16/progressbar/"/>
  <manifest:file-entry manifest:media-type="" manifest:full-path="Object 16/menubar/"/>
  <manifest:file-entry manifest:media-type="" manifest:full-path="Object 16/toolbar/"/>
  <manifest:file-entry manifest:media-type="text/xml" manifest:full-path="Object 16/settings.xml"/>
  <manifest:file-entry manifest:media-type="application/vnd.oasis.opendocument.formula" manifest:version="1.2" manifest:full-path="Object 16/"/>
  <manifest:file-entry manifest:media-type="" manifest:full-path="Object 17/Configurations2/"/>
  <manifest:file-entry manifest:media-type="" manifest:full-path="Object 17/statusbar/"/>
  <manifest:file-entry manifest:media-type="" manifest:full-path="Object 17/floater/"/>
  <manifest:file-entry manifest:media-type="" manifest:full-path="Object 17/popupmenu/"/>
  <manifest:file-entry manifest:media-type="text/xml" manifest:full-path="Object 17/content.xml"/>
  <manifest:file-entry manifest:media-type="" manifest:full-path="Object 17/progressbar/"/>
  <manifest:file-entry manifest:media-type="" manifest:full-path="Object 17/menubar/"/>
  <manifest:file-entry manifest:media-type="" manifest:full-path="Object 17/toolbar/"/>
  <manifest:file-entry manifest:media-type="text/xml" manifest:full-path="Object 17/settings.xml"/>
  <manifest:file-entry manifest:media-type="application/vnd.oasis.opendocument.formula" manifest:version="1.2" manifest:full-path="Object 17/"/>
  <manifest:file-entry manifest:media-type="" manifest:full-path="Object 18/Configurations2/"/>
  <manifest:file-entry manifest:media-type="" manifest:full-path="Object 18/statusbar/"/>
  <manifest:file-entry manifest:media-type="" manifest:full-path="Object 18/floater/"/>
  <manifest:file-entry manifest:media-type="" manifest:full-path="Object 18/popupmenu/"/>
  <manifest:file-entry manifest:media-type="text/xml" manifest:full-path="Object 18/content.xml"/>
  <manifest:file-entry manifest:media-type="" manifest:full-path="Object 18/progressbar/"/>
  <manifest:file-entry manifest:media-type="" manifest:full-path="Object 18/menubar/"/>
  <manifest:file-entry manifest:media-type="" manifest:full-path="Object 18/toolbar/"/>
  <manifest:file-entry manifest:media-type="text/xml" manifest:full-path="Object 18/settings.xml"/>
  <manifest:file-entry manifest:media-type="application/vnd.oasis.opendocument.formula" manifest:version="1.2" manifest:full-path="Object 18/"/>
  <manifest:file-entry manifest:media-type="" manifest:full-path="Object 19/Configurations2/"/>
  <manifest:file-entry manifest:media-type="" manifest:full-path="Object 19/statusbar/"/>
  <manifest:file-entry manifest:media-type="" manifest:full-path="Object 19/floater/"/>
  <manifest:file-entry manifest:media-type="" manifest:full-path="Object 19/popupmenu/"/>
  <manifest:file-entry manifest:media-type="text/xml" manifest:full-path="Object 19/content.xml"/>
  <manifest:file-entry manifest:media-type="" manifest:full-path="Object 19/progressbar/"/>
  <manifest:file-entry manifest:media-type="" manifest:full-path="Object 19/menubar/"/>
  <manifest:file-entry manifest:media-type="" manifest:full-path="Object 19/toolbar/"/>
  <manifest:file-entry manifest:media-type="text/xml" manifest:full-path="Object 19/settings.xml"/>
  <manifest:file-entry manifest:media-type="application/vnd.oasis.opendocument.formula" manifest:version="1.2" manifest:full-path="Object 19/"/>
  <manifest:file-entry manifest:media-type="" manifest:full-path="Object 110/Configurations2/"/>
  <manifest:file-entry manifest:media-type="" manifest:full-path="Object 110/statusbar/"/>
  <manifest:file-entry manifest:media-type="" manifest:full-path="Object 110/floater/"/>
  <manifest:file-entry manifest:media-type="" manifest:full-path="Object 110/popupmenu/"/>
  <manifest:file-entry manifest:media-type="text/xml" manifest:full-path="Object 110/content.xml"/>
  <manifest:file-entry manifest:media-type="" manifest:full-path="Object 110/progressbar/"/>
  <manifest:file-entry manifest:media-type="" manifest:full-path="Object 110/toolpanel/"/>
  <manifest:file-entry manifest:media-type="" manifest:full-path="Object 110/menubar/"/>
  <manifest:file-entry manifest:media-type="" manifest:full-path="Object 110/toolbar/"/>
  <manifest:file-entry manifest:media-type="text/xml" manifest:full-path="Object 110/settings.xml"/>
  <manifest:file-entry manifest:media-type="application/vnd.oasis.opendocument.formula" manifest:version="1.2" manifest:full-path="Object 110/"/>
  <manifest:file-entry manifest:media-type="" manifest:full-path="Object 111/Configurations2/"/>
  <manifest:file-entry manifest:media-type="" manifest:full-path="Object 111/statusbar/"/>
  <manifest:file-entry manifest:media-type="" manifest:full-path="Object 111/floater/"/>
  <manifest:file-entry manifest:media-type="" manifest:full-path="Object 111/popupmenu/"/>
  <manifest:file-entry manifest:media-type="text/xml" manifest:full-path="Object 111/content.xml"/>
  <manifest:file-entry manifest:media-type="" manifest:full-path="Object 111/progressbar/"/>
  <manifest:file-entry manifest:media-type="" manifest:full-path="Object 111/toolpanel/"/>
  <manifest:file-entry manifest:media-type="" manifest:full-path="Object 111/menubar/"/>
  <manifest:file-entry manifest:media-type="" manifest:full-path="Object 111/toolbar/"/>
  <manifest:file-entry manifest:media-type="text/xml" manifest:full-path="Object 111/settings.xml"/>
  <manifest:file-entry manifest:media-type="application/vnd.oasis.opendocument.formula" manifest:version="1.2" manifest:full-path="Object 111/"/>
  <manifest:file-entry manifest:media-type="" manifest:full-path="Object 112/Configurations2/"/>
  <manifest:file-entry manifest:media-type="" manifest:full-path="Object 112/statusbar/"/>
  <manifest:file-entry manifest:media-type="" manifest:full-path="Object 112/floater/"/>
  <manifest:file-entry manifest:media-type="" manifest:full-path="Object 112/popupmenu/"/>
  <manifest:file-entry manifest:media-type="text/xml" manifest:full-path="Object 112/content.xml"/>
  <manifest:file-entry manifest:media-type="" manifest:full-path="Object 112/progressbar/"/>
  <manifest:file-entry manifest:media-type="" manifest:full-path="Object 112/toolpanel/"/>
  <manifest:file-entry manifest:media-type="" manifest:full-path="Object 112/menubar/"/>
  <manifest:file-entry manifest:media-type="" manifest:full-path="Object 112/toolbar/"/>
  <manifest:file-entry manifest:media-type="text/xml" manifest:full-path="Object 112/settings.xml"/>
  <manifest:file-entry manifest:media-type="application/vnd.oasis.opendocument.formula" manifest:version="1.2" manifest:full-path="Object 112/"/>
  <manifest:file-entry manifest:media-type="" manifest:full-path="Object 113/Configurations2/"/>
  <manifest:file-entry manifest:media-type="" manifest:full-path="Object 113/statusbar/"/>
  <manifest:file-entry manifest:media-type="" manifest:full-path="Object 113/floater/"/>
  <manifest:file-entry manifest:media-type="" manifest:full-path="Object 113/popupmenu/"/>
  <manifest:file-entry manifest:media-type="text/xml" manifest:full-path="Object 113/content.xml"/>
  <manifest:file-entry manifest:media-type="" manifest:full-path="Object 113/progressbar/"/>
  <manifest:file-entry manifest:media-type="" manifest:full-path="Object 113/toolpanel/"/>
  <manifest:file-entry manifest:media-type="" manifest:full-path="Object 113/menubar/"/>
  <manifest:file-entry manifest:media-type="" manifest:full-path="Object 113/toolbar/"/>
  <manifest:file-entry manifest:media-type="text/xml" manifest:full-path="Object 113/settings.xml"/>
  <manifest:file-entry manifest:media-type="application/vnd.oasis.opendocument.formula" manifest:version="1.2" manifest:full-path="Object 113/"/>
  <manifest:file-entry manifest:media-type="" manifest:full-path="Object 114/Configurations2/"/>
  <manifest:file-entry manifest:media-type="" manifest:full-path="Object 114/statusbar/"/>
  <manifest:file-entry manifest:media-type="" manifest:full-path="Object 114/floater/"/>
  <manifest:file-entry manifest:media-type="" manifest:full-path="Object 114/popupmenu/"/>
  <manifest:file-entry manifest:media-type="text/xml" manifest:full-path="Object 114/content.xml"/>
  <manifest:file-entry manifest:media-type="" manifest:full-path="Object 114/progressbar/"/>
  <manifest:file-entry manifest:media-type="" manifest:full-path="Object 114/toolpanel/"/>
  <manifest:file-entry manifest:media-type="" manifest:full-path="Object 114/menubar/"/>
  <manifest:file-entry manifest:media-type="" manifest:full-path="Object 114/toolbar/"/>
  <manifest:file-entry manifest:media-type="text/xml" manifest:full-path="Object 114/settings.xml"/>
  <manifest:file-entry manifest:media-type="application/vnd.oasis.opendocument.formula" manifest:version="1.2" manifest:full-path="Object 114/"/>
  <manifest:file-entry manifest:media-type="" manifest:full-path="Object 115/Configurations2/"/>
  <manifest:file-entry manifest:media-type="" manifest:full-path="Object 115/statusbar/"/>
  <manifest:file-entry manifest:media-type="" manifest:full-path="Object 115/floater/"/>
  <manifest:file-entry manifest:media-type="" manifest:full-path="Object 115/popupmenu/"/>
  <manifest:file-entry manifest:media-type="text/xml" manifest:full-path="Object 115/content.xml"/>
  <manifest:file-entry manifest:media-type="" manifest:full-path="Object 115/progressbar/"/>
  <manifest:file-entry manifest:media-type="" manifest:full-path="Object 115/toolpanel/"/>
  <manifest:file-entry manifest:media-type="" manifest:full-path="Object 115/menubar/"/>
  <manifest:file-entry manifest:media-type="" manifest:full-path="Object 115/toolbar/"/>
  <manifest:file-entry manifest:media-type="text/xml" manifest:full-path="Object 115/settings.xml"/>
  <manifest:file-entry manifest:media-type="application/vnd.oasis.opendocument.formula" manifest:version="1.2" manifest:full-path="Object 115/"/>
  <manifest:file-entry manifest:media-type="" manifest:full-path="Object 116/Configurations2/"/>
  <manifest:file-entry manifest:media-type="" manifest:full-path="Object 116/statusbar/"/>
  <manifest:file-entry manifest:media-type="" manifest:full-path="Object 116/floater/"/>
  <manifest:file-entry manifest:media-type="" manifest:full-path="Object 116/popupmenu/"/>
  <manifest:file-entry manifest:media-type="text/xml" manifest:full-path="Object 116/content.xml"/>
  <manifest:file-entry manifest:media-type="" manifest:full-path="Object 116/progressbar/"/>
  <manifest:file-entry manifest:media-type="" manifest:full-path="Object 116/toolpanel/"/>
  <manifest:file-entry manifest:media-type="" manifest:full-path="Object 116/menubar/"/>
  <manifest:file-entry manifest:media-type="" manifest:full-path="Object 116/toolbar/"/>
  <manifest:file-entry manifest:media-type="text/xml" manifest:full-path="Object 116/settings.xml"/>
  <manifest:file-entry manifest:media-type="application/vnd.oasis.opendocument.formula" manifest:version="1.2" manifest:full-path="Object 116/"/>
  <manifest:file-entry manifest:media-type="" manifest:full-path="Object 117/Configurations2/"/>
  <manifest:file-entry manifest:media-type="" manifest:full-path="Object 117/statusbar/"/>
  <manifest:file-entry manifest:media-type="" manifest:full-path="Object 117/floater/"/>
  <manifest:file-entry manifest:media-type="" manifest:full-path="Object 117/popupmenu/"/>
  <manifest:file-entry manifest:media-type="text/xml" manifest:full-path="Object 117/content.xml"/>
  <manifest:file-entry manifest:media-type="" manifest:full-path="Object 117/progressbar/"/>
  <manifest:file-entry manifest:media-type="" manifest:full-path="Object 117/toolpanel/"/>
  <manifest:file-entry manifest:media-type="" manifest:full-path="Object 117/menubar/"/>
  <manifest:file-entry manifest:media-type="" manifest:full-path="Object 117/toolbar/"/>
  <manifest:file-entry manifest:media-type="text/xml" manifest:full-path="Object 117/settings.xml"/>
  <manifest:file-entry manifest:media-type="application/vnd.oasis.opendocument.formula" manifest:version="1.2" manifest:full-path="Object 117/"/>
  <manifest:file-entry manifest:media-type="" manifest:full-path="Object 118/Configurations2/"/>
  <manifest:file-entry manifest:media-type="" manifest:full-path="Object 118/statusbar/"/>
  <manifest:file-entry manifest:media-type="" manifest:full-path="Object 118/floater/"/>
  <manifest:file-entry manifest:media-type="" manifest:full-path="Object 118/popupmenu/"/>
  <manifest:file-entry manifest:media-type="text/xml" manifest:full-path="Object 118/content.xml"/>
  <manifest:file-entry manifest:media-type="" manifest:full-path="Object 118/progressbar/"/>
  <manifest:file-entry manifest:media-type="" manifest:full-path="Object 118/toolpanel/"/>
  <manifest:file-entry manifest:media-type="" manifest:full-path="Object 118/menubar/"/>
  <manifest:file-entry manifest:media-type="" manifest:full-path="Object 118/toolbar/"/>
  <manifest:file-entry manifest:media-type="text/xml" manifest:full-path="Object 118/settings.xml"/>
  <manifest:file-entry manifest:media-type="application/vnd.oasis.opendocument.formula" manifest:version="1.2" manifest:full-path="Object 118/"/>
  <manifest:file-entry manifest:media-type="" manifest:full-path="Object 119/Configurations2/"/>
  <manifest:file-entry manifest:media-type="" manifest:full-path="Object 119/statusbar/"/>
  <manifest:file-entry manifest:media-type="" manifest:full-path="Object 119/floater/"/>
  <manifest:file-entry manifest:media-type="" manifest:full-path="Object 119/popupmenu/"/>
  <manifest:file-entry manifest:media-type="text/xml" manifest:full-path="Object 119/content.xml"/>
  <manifest:file-entry manifest:media-type="" manifest:full-path="Object 119/progressbar/"/>
  <manifest:file-entry manifest:media-type="" manifest:full-path="Object 119/toolpanel/"/>
  <manifest:file-entry manifest:media-type="" manifest:full-path="Object 119/menubar/"/>
  <manifest:file-entry manifest:media-type="" manifest:full-path="Object 119/toolbar/"/>
  <manifest:file-entry manifest:media-type="text/xml" manifest:full-path="Object 119/settings.xml"/>
  <manifest:file-entry manifest:media-type="application/vnd.oasis.opendocument.formula" manifest:version="1.2" manifest:full-path="Object 119/"/>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20/Configurations2/"/>
  <manifest:file-entry manifest:media-type="" manifest:full-path="Object 20/statusbar/"/>
  <manifest:file-entry manifest:media-type="" manifest:full-path="Object 20/floater/"/>
  <manifest:file-entry manifest:media-type="" manifest:full-path="Object 20/popupmenu/"/>
  <manifest:file-entry manifest:media-type="text/xml" manifest:full-path="Object 20/content.xml"/>
  <manifest:file-entry manifest:media-type="" manifest:full-path="Object 20/progressbar/"/>
  <manifest:file-entry manifest:media-type="" manifest:full-path="Object 20/menubar/"/>
  <manifest:file-entry manifest:media-type="" manifest:full-path="Object 20/toolbar/"/>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21/Configurations2/"/>
  <manifest:file-entry manifest:media-type="" manifest:full-path="Object 21/statusbar/"/>
  <manifest:file-entry manifest:media-type="" manifest:full-path="Object 21/floater/"/>
  <manifest:file-entry manifest:media-type="" manifest:full-path="Object 21/popupmenu/"/>
  <manifest:file-entry manifest:media-type="text/xml" manifest:full-path="Object 21/content.xml"/>
  <manifest:file-entry manifest:media-type="" manifest:full-path="Object 21/progressbar/"/>
  <manifest:file-entry manifest:media-type="" manifest:full-path="Object 21/menubar/"/>
  <manifest:file-entry manifest:media-type="" manifest:full-path="Object 21/toolbar/"/>
  <manifest:file-entry manifest:media-type="text/xml" manifest:full-path="Object 21/settings.xml"/>
  <manifest:file-entry manifest:media-type="application/vnd.oasis.opendocument.formula" manifest:version="1.2" manifest:full-path="Object 21/"/>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22/Configurations2/"/>
  <manifest:file-entry manifest:media-type="" manifest:full-path="Object 22/statusbar/"/>
  <manifest:file-entry manifest:media-type="" manifest:full-path="Object 22/floater/"/>
  <manifest:file-entry manifest:media-type="" manifest:full-path="Object 22/popupmenu/"/>
  <manifest:file-entry manifest:media-type="text/xml" manifest:full-path="Object 22/content.xml"/>
  <manifest:file-entry manifest:media-type="" manifest:full-path="Object 22/progressbar/"/>
  <manifest:file-entry manifest:media-type="" manifest:full-path="Object 22/menubar/"/>
  <manifest:file-entry manifest:media-type="" manifest:full-path="Object 22/toolbar/"/>
  <manifest:file-entry manifest:media-type="text/xml" manifest:full-path="Object 22/settings.xml"/>
  <manifest:file-entry manifest:media-type="application/vnd.oasis.opendocument.formula" manifest:version="1.2" manifest:full-path="Object 22/"/>
  <manifest:file-entry manifest:media-type="" manifest:full-path="Object 23/Configurations2/"/>
  <manifest:file-entry manifest:media-type="" manifest:full-path="Object 23/statusbar/"/>
  <manifest:file-entry manifest:media-type="" manifest:full-path="Object 23/floater/"/>
  <manifest:file-entry manifest:media-type="" manifest:full-path="Object 23/popupmenu/"/>
  <manifest:file-entry manifest:media-type="text/xml" manifest:full-path="Object 23/content.xml"/>
  <manifest:file-entry manifest:media-type="" manifest:full-path="Object 23/progressbar/"/>
  <manifest:file-entry manifest:media-type="" manifest:full-path="Object 23/menubar/"/>
  <manifest:file-entry manifest:media-type="" manifest:full-path="Object 23/toolbar/"/>
  <manifest:file-entry manifest:media-type="text/xml" manifest:full-path="Object 23/settings.xml"/>
  <manifest:file-entry manifest:media-type="application/vnd.oasis.opendocument.formula" manifest:version="1.2" manifest:full-path="Object 23/"/>
  <manifest:file-entry manifest:media-type="" manifest:full-path="Object 24/Configurations2/"/>
  <manifest:file-entry manifest:media-type="" manifest:full-path="Object 24/statusbar/"/>
  <manifest:file-entry manifest:media-type="" manifest:full-path="Object 24/floater/"/>
  <manifest:file-entry manifest:media-type="" manifest:full-path="Object 24/popupmenu/"/>
  <manifest:file-entry manifest:media-type="text/xml" manifest:full-path="Object 24/content.xml"/>
  <manifest:file-entry manifest:media-type="" manifest:full-path="Object 24/progressbar/"/>
  <manifest:file-entry manifest:media-type="" manifest:full-path="Object 24/menubar/"/>
  <manifest:file-entry manifest:media-type="" manifest:full-path="Object 24/toolbar/"/>
  <manifest:file-entry manifest:media-type="text/xml" manifest:full-path="Object 24/settings.xml"/>
  <manifest:file-entry manifest:media-type="application/vnd.oasis.opendocument.formula" manifest:version="1.2" manifest:full-path="Object 24/"/>
  <manifest:file-entry manifest:media-type="" manifest:full-path="Object 25/Configurations2/"/>
  <manifest:file-entry manifest:media-type="" manifest:full-path="Object 25/statusbar/"/>
  <manifest:file-entry manifest:media-type="" manifest:full-path="Object 25/floater/"/>
  <manifest:file-entry manifest:media-type="" manifest:full-path="Object 25/popupmenu/"/>
  <manifest:file-entry manifest:media-type="text/xml" manifest:full-path="Object 25/content.xml"/>
  <manifest:file-entry manifest:media-type="" manifest:full-path="Object 25/progressbar/"/>
  <manifest:file-entry manifest:media-type="" manifest:full-path="Object 25/menubar/"/>
  <manifest:file-entry manifest:media-type="" manifest:full-path="Object 25/toolbar/"/>
  <manifest:file-entry manifest:media-type="text/xml" manifest:full-path="Object 25/settings.xml"/>
  <manifest:file-entry manifest:media-type="application/vnd.oasis.opendocument.formula" manifest:version="1.2" manifest:full-path="Object 25/"/>
  <manifest:file-entry manifest:media-type="" manifest:full-path="Object 26/Configurations2/"/>
  <manifest:file-entry manifest:media-type="" manifest:full-path="Object 26/statusbar/"/>
  <manifest:file-entry manifest:media-type="" manifest:full-path="Object 26/floater/"/>
  <manifest:file-entry manifest:media-type="" manifest:full-path="Object 26/popupmenu/"/>
  <manifest:file-entry manifest:media-type="text/xml" manifest:full-path="Object 26/content.xml"/>
  <manifest:file-entry manifest:media-type="" manifest:full-path="Object 26/progressbar/"/>
  <manifest:file-entry manifest:media-type="" manifest:full-path="Object 26/menubar/"/>
  <manifest:file-entry manifest:media-type="" manifest:full-path="Object 26/toolbar/"/>
  <manifest:file-entry manifest:media-type="text/xml" manifest:full-path="Object 26/settings.xml"/>
  <manifest:file-entry manifest:media-type="application/vnd.oasis.opendocument.formula" manifest:version="1.2" manifest:full-path="Object 26/"/>
  <manifest:file-entry manifest:media-type="" manifest:full-path="Object 27/Configurations2/"/>
  <manifest:file-entry manifest:media-type="" manifest:full-path="Object 27/statusbar/"/>
  <manifest:file-entry manifest:media-type="" manifest:full-path="Object 27/floater/"/>
  <manifest:file-entry manifest:media-type="" manifest:full-path="Object 27/popupmenu/"/>
  <manifest:file-entry manifest:media-type="text/xml" manifest:full-path="Object 27/content.xml"/>
  <manifest:file-entry manifest:media-type="" manifest:full-path="Object 27/progressbar/"/>
  <manifest:file-entry manifest:media-type="" manifest:full-path="Object 27/menubar/"/>
  <manifest:file-entry manifest:media-type="" manifest:full-path="Object 27/toolbar/"/>
  <manifest:file-entry manifest:media-type="text/xml" manifest:full-path="Object 27/settings.xml"/>
  <manifest:file-entry manifest:media-type="application/vnd.oasis.opendocument.formula" manifest:version="1.2" manifest:full-path="Object 27/"/>
  <manifest:file-entry manifest:media-type="" manifest:full-path="Object 28/Configurations2/"/>
  <manifest:file-entry manifest:media-type="" manifest:full-path="Object 28/statusbar/"/>
  <manifest:file-entry manifest:media-type="" manifest:full-path="Object 28/floater/"/>
  <manifest:file-entry manifest:media-type="" manifest:full-path="Object 28/popupmenu/"/>
  <manifest:file-entry manifest:media-type="text/xml" manifest:full-path="Object 28/content.xml"/>
  <manifest:file-entry manifest:media-type="" manifest:full-path="Object 28/progressbar/"/>
  <manifest:file-entry manifest:media-type="" manifest:full-path="Object 28/menubar/"/>
  <manifest:file-entry manifest:media-type="" manifest:full-path="Object 28/toolbar/"/>
  <manifest:file-entry manifest:media-type="text/xml" manifest:full-path="Object 28/settings.xml"/>
  <manifest:file-entry manifest:media-type="application/vnd.oasis.opendocument.formula" manifest:version="1.2" manifest:full-path="Object 28/"/>
  <manifest:file-entry manifest:media-type="" manifest:full-path="Object 29/Configurations2/"/>
  <manifest:file-entry manifest:media-type="" manifest:full-path="Object 29/statusbar/"/>
  <manifest:file-entry manifest:media-type="" manifest:full-path="Object 29/floater/"/>
  <manifest:file-entry manifest:media-type="" manifest:full-path="Object 29/popupmenu/"/>
  <manifest:file-entry manifest:media-type="text/xml" manifest:full-path="Object 29/content.xml"/>
  <manifest:file-entry manifest:media-type="" manifest:full-path="Object 29/progressbar/"/>
  <manifest:file-entry manifest:media-type="" manifest:full-path="Object 29/menubar/"/>
  <manifest:file-entry manifest:media-type="" manifest:full-path="Object 29/toolbar/"/>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120/Configurations2/"/>
  <manifest:file-entry manifest:media-type="" manifest:full-path="Object 120/statusbar/"/>
  <manifest:file-entry manifest:media-type="" manifest:full-path="Object 120/floater/"/>
  <manifest:file-entry manifest:media-type="" manifest:full-path="Object 120/popupmenu/"/>
  <manifest:file-entry manifest:media-type="text/xml" manifest:full-path="Object 120/content.xml"/>
  <manifest:file-entry manifest:media-type="" manifest:full-path="Object 120/progressbar/"/>
  <manifest:file-entry manifest:media-type="" manifest:full-path="Object 120/toolpanel/"/>
  <manifest:file-entry manifest:media-type="" manifest:full-path="Object 120/menubar/"/>
  <manifest:file-entry manifest:media-type="" manifest:full-path="Object 120/toolbar/"/>
  <manifest:file-entry manifest:media-type="text/xml" manifest:full-path="Object 120/settings.xml"/>
  <manifest:file-entry manifest:media-type="application/vnd.oasis.opendocument.formula" manifest:version="1.2" manifest:full-path="Object 120/"/>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121/Configurations2/"/>
  <manifest:file-entry manifest:media-type="" manifest:full-path="Object 121/statusbar/"/>
  <manifest:file-entry manifest:media-type="" manifest:full-path="Object 121/floater/"/>
  <manifest:file-entry manifest:media-type="" manifest:full-path="Object 121/popupmenu/"/>
  <manifest:file-entry manifest:media-type="text/xml" manifest:full-path="Object 121/content.xml"/>
  <manifest:file-entry manifest:media-type="" manifest:full-path="Object 121/progressbar/"/>
  <manifest:file-entry manifest:media-type="" manifest:full-path="Object 121/toolpanel/"/>
  <manifest:file-entry manifest:media-type="" manifest:full-path="Object 121/menubar/"/>
  <manifest:file-entry manifest:media-type="" manifest:full-path="Object 121/toolbar/"/>
  <manifest:file-entry manifest:media-type="text/xml" manifest:full-path="Object 121/settings.xml"/>
  <manifest:file-entry manifest:media-type="application/vnd.oasis.opendocument.formula" manifest:version="1.2" manifest:full-path="Object 121/"/>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122/Configurations2/"/>
  <manifest:file-entry manifest:media-type="" manifest:full-path="Object 122/statusbar/"/>
  <manifest:file-entry manifest:media-type="" manifest:full-path="Object 122/floater/"/>
  <manifest:file-entry manifest:media-type="" manifest:full-path="Object 122/popupmenu/"/>
  <manifest:file-entry manifest:media-type="text/xml" manifest:full-path="Object 122/content.xml"/>
  <manifest:file-entry manifest:media-type="" manifest:full-path="Object 122/progressbar/"/>
  <manifest:file-entry manifest:media-type="" manifest:full-path="Object 122/toolpanel/"/>
  <manifest:file-entry manifest:media-type="" manifest:full-path="Object 122/menubar/"/>
  <manifest:file-entry manifest:media-type="" manifest:full-path="Object 122/toolbar/"/>
  <manifest:file-entry manifest:media-type="text/xml" manifest:full-path="Object 122/settings.xml"/>
  <manifest:file-entry manifest:media-type="application/vnd.oasis.opendocument.formula" manifest:version="1.2" manifest:full-path="Object 12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123/Configurations2/"/>
  <manifest:file-entry manifest:media-type="" manifest:full-path="Object 123/statusbar/"/>
  <manifest:file-entry manifest:media-type="" manifest:full-path="Object 123/floater/"/>
  <manifest:file-entry manifest:media-type="" manifest:full-path="Object 123/popupmenu/"/>
  <manifest:file-entry manifest:media-type="text/xml" manifest:full-path="Object 123/content.xml"/>
  <manifest:file-entry manifest:media-type="" manifest:full-path="Object 123/progressbar/"/>
  <manifest:file-entry manifest:media-type="" manifest:full-path="Object 123/toolpanel/"/>
  <manifest:file-entry manifest:media-type="" manifest:full-path="Object 123/menubar/"/>
  <manifest:file-entry manifest:media-type="" manifest:full-path="Object 123/toolbar/"/>
  <manifest:file-entry manifest:media-type="text/xml" manifest:full-path="Object 123/settings.xml"/>
  <manifest:file-entry manifest:media-type="application/vnd.oasis.opendocument.formula" manifest:version="1.2" manifest:full-path="Object 123/"/>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124/Configurations2/"/>
  <manifest:file-entry manifest:media-type="" manifest:full-path="Object 124/statusbar/"/>
  <manifest:file-entry manifest:media-type="" manifest:full-path="Object 124/floater/"/>
  <manifest:file-entry manifest:media-type="" manifest:full-path="Object 124/popupmenu/"/>
  <manifest:file-entry manifest:media-type="text/xml" manifest:full-path="Object 124/content.xml"/>
  <manifest:file-entry manifest:media-type="" manifest:full-path="Object 124/progressbar/"/>
  <manifest:file-entry manifest:media-type="" manifest:full-path="Object 124/toolpanel/"/>
  <manifest:file-entry manifest:media-type="" manifest:full-path="Object 124/menubar/"/>
  <manifest:file-entry manifest:media-type="" manifest:full-path="Object 124/toolbar/"/>
  <manifest:file-entry manifest:media-type="text/xml" manifest:full-path="Object 124/settings.xml"/>
  <manifest:file-entry manifest:media-type="application/vnd.oasis.opendocument.formula" manifest:version="1.2" manifest:full-path="Object 124/"/>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125/Configurations2/"/>
  <manifest:file-entry manifest:media-type="" manifest:full-path="Object 125/statusbar/"/>
  <manifest:file-entry manifest:media-type="" manifest:full-path="Object 125/floater/"/>
  <manifest:file-entry manifest:media-type="" manifest:full-path="Object 125/popupmenu/"/>
  <manifest:file-entry manifest:media-type="text/xml" manifest:full-path="Object 125/content.xml"/>
  <manifest:file-entry manifest:media-type="" manifest:full-path="Object 125/progressbar/"/>
  <manifest:file-entry manifest:media-type="" manifest:full-path="Object 125/toolpanel/"/>
  <manifest:file-entry manifest:media-type="" manifest:full-path="Object 125/menubar/"/>
  <manifest:file-entry manifest:media-type="" manifest:full-path="Object 125/toolbar/"/>
  <manifest:file-entry manifest:media-type="text/xml" manifest:full-path="Object 125/settings.xml"/>
  <manifest:file-entry manifest:media-type="application/vnd.oasis.opendocument.formula" manifest:version="1.2" manifest:full-path="Object 125/"/>
  <manifest:file-entry manifest:media-type="" manifest:full-path="Object 7/Configurations2/"/>
  <manifest:file-entry manifest:media-type="" manifest:full-path="Object 7/statusbar/"/>
  <manifest:file-entry manifest:media-type="" manifest:full-path="Object 7/floater/"/>
  <manifest:file-entry manifest:media-type="" manifest:full-path="Object 7/popupmenu/"/>
  <manifest:file-entry manifest:media-type="text/xml" manifest:full-path="Object 7/content.xml"/>
  <manifest:file-entry manifest:media-type="" manifest:full-path="Object 7/progressbar/"/>
  <manifest:file-entry manifest:media-type="" manifest:full-path="Object 7/menubar/"/>
  <manifest:file-entry manifest:media-type="" manifest:full-path="Object 7/toolbar/"/>
  <manifest:file-entry manifest:media-type="text/xml" manifest:full-path="Object 7/settings.xml"/>
  <manifest:file-entry manifest:media-type="application/vnd.oasis.opendocument.formula" manifest:version="1.2" manifest:full-path="Object 7/"/>
  <manifest:file-entry manifest:media-type="" manifest:full-path="Object 126/Configurations2/"/>
  <manifest:file-entry manifest:media-type="" manifest:full-path="Object 126/statusbar/"/>
  <manifest:file-entry manifest:media-type="" manifest:full-path="Object 126/floater/"/>
  <manifest:file-entry manifest:media-type="" manifest:full-path="Object 126/popupmenu/"/>
  <manifest:file-entry manifest:media-type="text/xml" manifest:full-path="Object 126/content.xml"/>
  <manifest:file-entry manifest:media-type="" manifest:full-path="Object 126/progressbar/"/>
  <manifest:file-entry manifest:media-type="" manifest:full-path="Object 126/toolpanel/"/>
  <manifest:file-entry manifest:media-type="" manifest:full-path="Object 126/menubar/"/>
  <manifest:file-entry manifest:media-type="" manifest:full-path="Object 126/toolbar/"/>
  <manifest:file-entry manifest:media-type="text/xml" manifest:full-path="Object 126/settings.xml"/>
  <manifest:file-entry manifest:media-type="application/vnd.oasis.opendocument.formula" manifest:version="1.2" manifest:full-path="Object 126/"/>
  <manifest:file-entry manifest:media-type="" manifest:full-path="Object 8/Configurations2/"/>
  <manifest:file-entry manifest:media-type="" manifest:full-path="Object 8/statusbar/"/>
  <manifest:file-entry manifest:media-type="" manifest:full-path="Object 8/floater/"/>
  <manifest:file-entry manifest:media-type="" manifest:full-path="Object 8/popupmenu/"/>
  <manifest:file-entry manifest:media-type="text/xml" manifest:full-path="Object 8/content.xml"/>
  <manifest:file-entry manifest:media-type="" manifest:full-path="Object 8/progressbar/"/>
  <manifest:file-entry manifest:media-type="" manifest:full-path="Object 8/menubar/"/>
  <manifest:file-entry manifest:media-type="" manifest:full-path="Object 8/toolbar/"/>
  <manifest:file-entry manifest:media-type="text/xml" manifest:full-path="Object 8/settings.xml"/>
  <manifest:file-entry manifest:media-type="application/vnd.oasis.opendocument.formula" manifest:version="1.2" manifest:full-path="Object 8/"/>
  <manifest:file-entry manifest:media-type="" manifest:full-path="Object 127/Configurations2/"/>
  <manifest:file-entry manifest:media-type="" manifest:full-path="Object 127/statusbar/"/>
  <manifest:file-entry manifest:media-type="" manifest:full-path="Object 127/floater/"/>
  <manifest:file-entry manifest:media-type="" manifest:full-path="Object 127/popupmenu/"/>
  <manifest:file-entry manifest:media-type="text/xml" manifest:full-path="Object 127/content.xml"/>
  <manifest:file-entry manifest:media-type="" manifest:full-path="Object 127/progressbar/"/>
  <manifest:file-entry manifest:media-type="" manifest:full-path="Object 127/toolpanel/"/>
  <manifest:file-entry manifest:media-type="" manifest:full-path="Object 127/menubar/"/>
  <manifest:file-entry manifest:media-type="" manifest:full-path="Object 127/toolbar/"/>
  <manifest:file-entry manifest:media-type="text/xml" manifest:full-path="Object 127/settings.xml"/>
  <manifest:file-entry manifest:media-type="application/vnd.oasis.opendocument.formula" manifest:version="1.2" manifest:full-path="Object 127/"/>
  <manifest:file-entry manifest:media-type="" manifest:full-path="Object 9/Configurations2/"/>
  <manifest:file-entry manifest:media-type="" manifest:full-path="Object 9/statusbar/"/>
  <manifest:file-entry manifest:media-type="" manifest:full-path="Object 9/floater/"/>
  <manifest:file-entry manifest:media-type="" manifest:full-path="Object 9/popupmenu/"/>
  <manifest:file-entry manifest:media-type="text/xml" manifest:full-path="Object 9/content.xml"/>
  <manifest:file-entry manifest:media-type="" manifest:full-path="Object 9/progressbar/"/>
  <manifest:file-entry manifest:media-type="" manifest:full-path="Object 9/menubar/"/>
  <manifest:file-entry manifest:media-type="" manifest:full-path="Object 9/toolbar/"/>
  <manifest:file-entry manifest:media-type="text/xml" manifest:full-path="Object 9/settings.xml"/>
  <manifest:file-entry manifest:media-type="application/vnd.oasis.opendocument.formula" manifest:version="1.2" manifest:full-path="Object 9/"/>
  <manifest:file-entry manifest:media-type="" manifest:full-path="Object 128/Configurations2/"/>
  <manifest:file-entry manifest:media-type="" manifest:full-path="Object 128/statusbar/"/>
  <manifest:file-entry manifest:media-type="" manifest:full-path="Object 128/floater/"/>
  <manifest:file-entry manifest:media-type="" manifest:full-path="Object 128/popupmenu/"/>
  <manifest:file-entry manifest:media-type="text/xml" manifest:full-path="Object 128/content.xml"/>
  <manifest:file-entry manifest:media-type="" manifest:full-path="Object 128/progressbar/"/>
  <manifest:file-entry manifest:media-type="" manifest:full-path="Object 128/toolpanel/"/>
  <manifest:file-entry manifest:media-type="" manifest:full-path="Object 128/menubar/"/>
  <manifest:file-entry manifest:media-type="" manifest:full-path="Object 128/toolbar/"/>
  <manifest:file-entry manifest:media-type="text/xml" manifest:full-path="Object 128/settings.xml"/>
  <manifest:file-entry manifest:media-type="application/vnd.oasis.opendocument.formula" manifest:version="1.2" manifest:full-path="Object 128/"/>
  <manifest:file-entry manifest:media-type="" manifest:full-path="Object 129/Configurations2/"/>
  <manifest:file-entry manifest:media-type="" manifest:full-path="Object 129/statusbar/"/>
  <manifest:file-entry manifest:media-type="" manifest:full-path="Object 129/floater/"/>
  <manifest:file-entry manifest:media-type="" manifest:full-path="Object 129/popupmenu/"/>
  <manifest:file-entry manifest:media-type="text/xml" manifest:full-path="Object 129/content.xml"/>
  <manifest:file-entry manifest:media-type="" manifest:full-path="Object 129/progressbar/"/>
  <manifest:file-entry manifest:media-type="" manifest:full-path="Object 129/toolpanel/"/>
  <manifest:file-entry manifest:media-type="" manifest:full-path="Object 129/menubar/"/>
  <manifest:file-entry manifest:media-type="" manifest:full-path="Object 129/toolbar/"/>
  <manifest:file-entry manifest:media-type="text/xml" manifest:full-path="Object 129/settings.xml"/>
  <manifest:file-entry manifest:media-type="application/vnd.oasis.opendocument.formula" manifest:version="1.2" manifest:full-path="Object 129/"/>
  <manifest:file-entry manifest:media-type="text/xml" manifest:full-path="meta.xml"/>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82/statusbar/"/>
  <manifest:file-entry manifest:media-type="" manifest:full-path="Object 82/accelerator/"/>
  <manifest:file-entry manifest:media-type="" manifest:full-path="Object 82/floater/"/>
  <manifest:file-entry manifest:media-type="" manifest:full-path="Object 82/popupmenu/"/>
  <manifest:file-entry manifest:media-type="text/xml" manifest:full-path="Object 82/content.xml"/>
  <manifest:file-entry manifest:media-type="" manifest:full-path="Object 82/progressbar/"/>
  <manifest:file-entry manifest:media-type="" manifest:full-path="Object 82/toolpanel/"/>
  <manifest:file-entry manifest:media-type="" manifest:full-path="Object 82/menubar/"/>
  <manifest:file-entry manifest:media-type="" manifest:full-path="Object 82/toolbar/"/>
  <manifest:file-entry manifest:media-type="" manifest:full-path="Object 82/images/Bitmaps/"/>
  <manifest:file-entry manifest:media-type="" manifest:full-path="Object 82/images/"/>
  <manifest:file-entry manifest:media-type="text/xml" manifest:full-path="Object 82/settings.xml"/>
  <manifest:file-entry manifest:media-type="application/vnd.oasis.opendocument.formula" manifest:version="1.2" manifest:full-path="Object 82/"/>
  <manifest:file-entry manifest:media-type="" manifest:full-path="Object 83/statusbar/"/>
  <manifest:file-entry manifest:media-type="" manifest:full-path="Object 83/accelerator/"/>
  <manifest:file-entry manifest:media-type="" manifest:full-path="Object 83/floater/"/>
  <manifest:file-entry manifest:media-type="" manifest:full-path="Object 83/popupmenu/"/>
  <manifest:file-entry manifest:media-type="text/xml" manifest:full-path="Object 83/content.xml"/>
  <manifest:file-entry manifest:media-type="" manifest:full-path="Object 83/progressbar/"/>
  <manifest:file-entry manifest:media-type="" manifest:full-path="Object 83/toolpanel/"/>
  <manifest:file-entry manifest:media-type="" manifest:full-path="Object 83/menubar/"/>
  <manifest:file-entry manifest:media-type="" manifest:full-path="Object 83/toolbar/"/>
  <manifest:file-entry manifest:media-type="" manifest:full-path="Object 83/images/Bitmaps/"/>
  <manifest:file-entry manifest:media-type="" manifest:full-path="Object 83/images/"/>
  <manifest:file-entry manifest:media-type="text/xml" manifest:full-path="Object 83/settings.xml"/>
  <manifest:file-entry manifest:media-type="application/vnd.oasis.opendocument.formula" manifest:version="1.2" manifest:full-path="Object 83/"/>
  <manifest:file-entry manifest:media-type="" manifest:full-path="Object 84/statusbar/"/>
  <manifest:file-entry manifest:media-type="" manifest:full-path="Object 84/accelerator/"/>
  <manifest:file-entry manifest:media-type="" manifest:full-path="Object 84/floater/"/>
  <manifest:file-entry manifest:media-type="" manifest:full-path="Object 84/popupmenu/"/>
  <manifest:file-entry manifest:media-type="text/xml" manifest:full-path="Object 84/content.xml"/>
  <manifest:file-entry manifest:media-type="" manifest:full-path="Object 84/progressbar/"/>
  <manifest:file-entry manifest:media-type="" manifest:full-path="Object 84/toolpanel/"/>
  <manifest:file-entry manifest:media-type="" manifest:full-path="Object 84/menubar/"/>
  <manifest:file-entry manifest:media-type="" manifest:full-path="Object 84/toolbar/"/>
  <manifest:file-entry manifest:media-type="" manifest:full-path="Object 84/images/Bitmaps/"/>
  <manifest:file-entry manifest:media-type="" manifest:full-path="Object 84/images/"/>
  <manifest:file-entry manifest:media-type="text/xml" manifest:full-path="Object 84/settings.xml"/>
  <manifest:file-entry manifest:media-type="application/vnd.oasis.opendocument.formula" manifest:version="1.2" manifest:full-path="Object 84/"/>
  <manifest:file-entry manifest:media-type="" manifest:full-path="Object 85/Configurations2/"/>
  <manifest:file-entry manifest:media-type="" manifest:full-path="Object 85/statusbar/"/>
  <manifest:file-entry manifest:media-type="" manifest:full-path="Object 85/floater/"/>
  <manifest:file-entry manifest:media-type="" manifest:full-path="Object 85/popupmenu/"/>
  <manifest:file-entry manifest:media-type="text/xml" manifest:full-path="Object 85/content.xml"/>
  <manifest:file-entry manifest:media-type="" manifest:full-path="Object 85/progressbar/"/>
  <manifest:file-entry manifest:media-type="" manifest:full-path="Object 85/toolpanel/"/>
  <manifest:file-entry manifest:media-type="" manifest:full-path="Object 85/menubar/"/>
  <manifest:file-entry manifest:media-type="" manifest:full-path="Object 85/toolbar/"/>
  <manifest:file-entry manifest:media-type="text/xml" manifest:full-path="Object 85/settings.xml"/>
  <manifest:file-entry manifest:media-type="application/vnd.oasis.opendocument.formula" manifest:version="1.2" manifest:full-path="Object 85/"/>
  <manifest:file-entry manifest:media-type="image/png" manifest:full-path="Thumbnails/thumbnail.png"/>
  <manifest:file-entry manifest:media-type="" manifest:full-path="Thumbnails/"/>
  <manifest:file-entry manifest:media-type="" manifest:full-path="Object 86/Configurations2/"/>
  <manifest:file-entry manifest:media-type="" manifest:full-path="Object 86/statusbar/"/>
  <manifest:file-entry manifest:media-type="" manifest:full-path="Object 86/floater/"/>
  <manifest:file-entry manifest:media-type="" manifest:full-path="Object 86/popupmenu/"/>
  <manifest:file-entry manifest:media-type="text/xml" manifest:full-path="Object 86/content.xml"/>
  <manifest:file-entry manifest:media-type="" manifest:full-path="Object 86/progressbar/"/>
  <manifest:file-entry manifest:media-type="" manifest:full-path="Object 86/toolpanel/"/>
  <manifest:file-entry manifest:media-type="" manifest:full-path="Object 86/menubar/"/>
  <manifest:file-entry manifest:media-type="" manifest:full-path="Object 86/toolbar/"/>
  <manifest:file-entry manifest:media-type="text/xml" manifest:full-path="Object 86/settings.xml"/>
  <manifest:file-entry manifest:media-type="application/vnd.oasis.opendocument.formula" manifest:version="1.2" manifest:full-path="Object 86/"/>
  <manifest:file-entry manifest:media-type="" manifest:full-path="Object 87/Configurations2/"/>
  <manifest:file-entry manifest:media-type="" manifest:full-path="Object 87/statusbar/"/>
  <manifest:file-entry manifest:media-type="" manifest:full-path="Object 87/floater/"/>
  <manifest:file-entry manifest:media-type="" manifest:full-path="Object 87/popupmenu/"/>
  <manifest:file-entry manifest:media-type="text/xml" manifest:full-path="Object 87/content.xml"/>
  <manifest:file-entry manifest:media-type="" manifest:full-path="Object 87/progressbar/"/>
  <manifest:file-entry manifest:media-type="" manifest:full-path="Object 87/toolpanel/"/>
  <manifest:file-entry manifest:media-type="" manifest:full-path="Object 87/menubar/"/>
  <manifest:file-entry manifest:media-type="" manifest:full-path="Object 87/toolbar/"/>
  <manifest:file-entry manifest:media-type="text/xml" manifest:full-path="Object 87/settings.xml"/>
  <manifest:file-entry manifest:media-type="application/vnd.oasis.opendocument.formula" manifest:version="1.2" manifest:full-path="Object 87/"/>
  <manifest:file-entry manifest:media-type="" manifest:full-path="Object 30/Configurations2/"/>
  <manifest:file-entry manifest:media-type="" manifest:full-path="Object 30/statusbar/"/>
  <manifest:file-entry manifest:media-type="" manifest:full-path="Object 30/floater/"/>
  <manifest:file-entry manifest:media-type="" manifest:full-path="Object 30/popupmenu/"/>
  <manifest:file-entry manifest:media-type="text/xml" manifest:full-path="Object 30/content.xml"/>
  <manifest:file-entry manifest:media-type="" manifest:full-path="Object 30/progressbar/"/>
  <manifest:file-entry manifest:media-type="" manifest:full-path="Object 30/menubar/"/>
  <manifest:file-entry manifest:media-type="" manifest:full-path="Object 30/toolbar/"/>
  <manifest:file-entry manifest:media-type="text/xml" manifest:full-path="Object 30/settings.xml"/>
  <manifest:file-entry manifest:media-type="application/vnd.oasis.opendocument.formula" manifest:version="1.2" manifest:full-path="Object 30/"/>
  <manifest:file-entry manifest:media-type="" manifest:full-path="Object 88/Configurations2/"/>
  <manifest:file-entry manifest:media-type="" manifest:full-path="Object 88/statusbar/"/>
  <manifest:file-entry manifest:media-type="" manifest:full-path="Object 88/floater/"/>
  <manifest:file-entry manifest:media-type="" manifest:full-path="Object 88/popupmenu/"/>
  <manifest:file-entry manifest:media-type="text/xml" manifest:full-path="Object 88/content.xml"/>
  <manifest:file-entry manifest:media-type="" manifest:full-path="Object 88/progressbar/"/>
  <manifest:file-entry manifest:media-type="" manifest:full-path="Object 88/toolpanel/"/>
  <manifest:file-entry manifest:media-type="" manifest:full-path="Object 88/menubar/"/>
  <manifest:file-entry manifest:media-type="" manifest:full-path="Object 88/toolbar/"/>
  <manifest:file-entry manifest:media-type="text/xml" manifest:full-path="Object 88/settings.xml"/>
  <manifest:file-entry manifest:media-type="application/vnd.oasis.opendocument.formula" manifest:version="1.2" manifest:full-path="Object 88/"/>
  <manifest:file-entry manifest:media-type="" manifest:full-path="Object 31/Configurations2/"/>
  <manifest:file-entry manifest:media-type="" manifest:full-path="Object 31/statusbar/"/>
  <manifest:file-entry manifest:media-type="" manifest:full-path="Object 31/floater/"/>
  <manifest:file-entry manifest:media-type="" manifest:full-path="Object 31/popupmenu/"/>
  <manifest:file-entry manifest:media-type="text/xml" manifest:full-path="Object 31/content.xml"/>
  <manifest:file-entry manifest:media-type="" manifest:full-path="Object 31/progressbar/"/>
  <manifest:file-entry manifest:media-type="" manifest:full-path="Object 31/menubar/"/>
  <manifest:file-entry manifest:media-type="" manifest:full-path="Object 31/toolbar/"/>
  <manifest:file-entry manifest:media-type="text/xml" manifest:full-path="Object 31/settings.xml"/>
  <manifest:file-entry manifest:media-type="application/vnd.oasis.opendocument.formula" manifest:version="1.2" manifest:full-path="Object 31/"/>
  <manifest:file-entry manifest:media-type="" manifest:full-path="Object 89/Configurations2/"/>
  <manifest:file-entry manifest:media-type="" manifest:full-path="Object 89/statusbar/"/>
  <manifest:file-entry manifest:media-type="" manifest:full-path="Object 89/floater/"/>
  <manifest:file-entry manifest:media-type="" manifest:full-path="Object 89/popupmenu/"/>
  <manifest:file-entry manifest:media-type="text/xml" manifest:full-path="Object 89/content.xml"/>
  <manifest:file-entry manifest:media-type="" manifest:full-path="Object 89/progressbar/"/>
  <manifest:file-entry manifest:media-type="" manifest:full-path="Object 89/toolpanel/"/>
  <manifest:file-entry manifest:media-type="" manifest:full-path="Object 89/menubar/"/>
  <manifest:file-entry manifest:media-type="" manifest:full-path="Object 89/toolbar/"/>
  <manifest:file-entry manifest:media-type="text/xml" manifest:full-path="Object 89/settings.xml"/>
  <manifest:file-entry manifest:media-type="application/vnd.oasis.opendocument.formula" manifest:version="1.2" manifest:full-path="Object 89/"/>
  <manifest:file-entry manifest:media-type="" manifest:full-path="Object 32/Configurations2/"/>
  <manifest:file-entry manifest:media-type="" manifest:full-path="Object 32/statusbar/"/>
  <manifest:file-entry manifest:media-type="" manifest:full-path="Object 32/floater/"/>
  <manifest:file-entry manifest:media-type="" manifest:full-path="Object 32/popupmenu/"/>
  <manifest:file-entry manifest:media-type="text/xml" manifest:full-path="Object 32/content.xml"/>
  <manifest:file-entry manifest:media-type="" manifest:full-path="Object 32/progressbar/"/>
  <manifest:file-entry manifest:media-type="" manifest:full-path="Object 32/menubar/"/>
  <manifest:file-entry manifest:media-type="" manifest:full-path="Object 32/toolbar/"/>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
  <manifest:file-entry manifest:media-type="" manifest:full-path="Object 33/statusbar/"/>
  <manifest:file-entry manifest:media-type="" manifest:full-path="Object 33/floater/"/>
  <manifest:file-entry manifest:media-type="" manifest:full-path="Object 33/popupmenu/"/>
  <manifest:file-entry manifest:media-type="text/xml" manifest:full-path="Object 33/content.xml"/>
  <manifest:file-entry manifest:media-type="" manifest:full-path="Object 33/progressbar/"/>
  <manifest:file-entry manifest:media-type="" manifest:full-path="Object 33/menubar/"/>
  <manifest:file-entry manifest:media-type="" manifest:full-path="Object 33/toolbar/"/>
  <manifest:file-entry manifest:media-type="text/xml" manifest:full-path="Object 33/settings.xml"/>
  <manifest:file-entry manifest:media-type="application/vnd.oasis.opendocument.formula" manifest:version="1.2" manifest:full-path="Object 33/"/>
  <manifest:file-entry manifest:media-type="" manifest:full-path="Object 34/Configurations2/"/>
  <manifest:file-entry manifest:media-type="" manifest:full-path="Object 34/statusbar/"/>
  <manifest:file-entry manifest:media-type="" manifest:full-path="Object 34/floater/"/>
  <manifest:file-entry manifest:media-type="" manifest:full-path="Object 34/popupmenu/"/>
  <manifest:file-entry manifest:media-type="text/xml" manifest:full-path="Object 34/content.xml"/>
  <manifest:file-entry manifest:media-type="" manifest:full-path="Object 34/progressbar/"/>
  <manifest:file-entry manifest:media-type="" manifest:full-path="Object 34/menubar/"/>
  <manifest:file-entry manifest:media-type="" manifest:full-path="Object 34/toolbar/"/>
  <manifest:file-entry manifest:media-type="text/xml" manifest:full-path="Object 34/settings.xml"/>
  <manifest:file-entry manifest:media-type="application/vnd.oasis.opendocument.formula" manifest:version="1.2" manifest:full-path="Object 34/"/>
  <manifest:file-entry manifest:media-type="" manifest:full-path="Object 35/Configurations2/"/>
  <manifest:file-entry manifest:media-type="" manifest:full-path="Object 35/statusbar/"/>
  <manifest:file-entry manifest:media-type="" manifest:full-path="Object 35/floater/"/>
  <manifest:file-entry manifest:media-type="" manifest:full-path="Object 35/popupmenu/"/>
  <manifest:file-entry manifest:media-type="text/xml" manifest:full-path="Object 35/content.xml"/>
  <manifest:file-entry manifest:media-type="" manifest:full-path="Object 35/progressbar/"/>
  <manifest:file-entry manifest:media-type="" manifest:full-path="Object 35/menubar/"/>
  <manifest:file-entry manifest:media-type="" manifest:full-path="Object 35/toolbar/"/>
  <manifest:file-entry manifest:media-type="text/xml" manifest:full-path="Object 35/settings.xml"/>
  <manifest:file-entry manifest:media-type="application/vnd.oasis.opendocument.formula" manifest:version="1.2" manifest:full-path="Object 35/"/>
  <manifest:file-entry manifest:media-type="" manifest:full-path="Object 36/Configurations2/"/>
  <manifest:file-entry manifest:media-type="" manifest:full-path="Object 36/statusbar/"/>
  <manifest:file-entry manifest:media-type="" manifest:full-path="Object 36/floater/"/>
  <manifest:file-entry manifest:media-type="" manifest:full-path="Object 36/popupmenu/"/>
  <manifest:file-entry manifest:media-type="text/xml" manifest:full-path="Object 36/content.xml"/>
  <manifest:file-entry manifest:media-type="" manifest:full-path="Object 36/progressbar/"/>
  <manifest:file-entry manifest:media-type="" manifest:full-path="Object 36/menubar/"/>
  <manifest:file-entry manifest:media-type="" manifest:full-path="Object 36/toolbar/"/>
  <manifest:file-entry manifest:media-type="text/xml" manifest:full-path="Object 36/settings.xml"/>
  <manifest:file-entry manifest:media-type="application/vnd.oasis.opendocument.formula" manifest:version="1.2" manifest:full-path="Object 36/"/>
  <manifest:file-entry manifest:media-type="" manifest:full-path="Object 37/Configurations2/"/>
  <manifest:file-entry manifest:media-type="" manifest:full-path="Object 37/statusbar/"/>
  <manifest:file-entry manifest:media-type="" manifest:full-path="Object 37/floater/"/>
  <manifest:file-entry manifest:media-type="" manifest:full-path="Object 37/popupmenu/"/>
  <manifest:file-entry manifest:media-type="text/xml" manifest:full-path="Object 37/content.xml"/>
  <manifest:file-entry manifest:media-type="" manifest:full-path="Object 37/progressbar/"/>
  <manifest:file-entry manifest:media-type="" manifest:full-path="Object 37/menubar/"/>
  <manifest:file-entry manifest:media-type="" manifest:full-path="Object 37/toolbar/"/>
  <manifest:file-entry manifest:media-type="text/xml" manifest:full-path="Object 37/settings.xml"/>
  <manifest:file-entry manifest:media-type="application/vnd.oasis.opendocument.formula" manifest:version="1.2" manifest:full-path="Object 37/"/>
  <manifest:file-entry manifest:media-type="" manifest:full-path="Object 38/Configurations2/"/>
  <manifest:file-entry manifest:media-type="" manifest:full-path="Object 38/statusbar/"/>
  <manifest:file-entry manifest:media-type="" manifest:full-path="Object 38/floater/"/>
  <manifest:file-entry manifest:media-type="" manifest:full-path="Object 38/popupmenu/"/>
  <manifest:file-entry manifest:media-type="text/xml" manifest:full-path="Object 38/content.xml"/>
  <manifest:file-entry manifest:media-type="" manifest:full-path="Object 38/progressbar/"/>
  <manifest:file-entry manifest:media-type="" manifest:full-path="Object 38/menubar/"/>
  <manifest:file-entry manifest:media-type="" manifest:full-path="Object 38/toolbar/"/>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ce style:name="Liberation Serif" svg:font-family="'Liberation Serif'"/>
    <style:font-face style:name="Lohit Hindi1" svg:font-family="'Lohit Hindi'"/>
    <style:font-face style:name="Liberation Serif1" svg:font-family="'Liberation Serif'" style:font-family-generic="roman"/>
    <style:font-face style:name="Liberation Serif2"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6292in" style:rel-column-width="5957*"/>
    </style:style>
    <style:style style:name="Table1.K" style:family="table-column">
      <style:table-column-properties style:column-width="0.6306in" style:rel-column-width="5965*"/>
    </style:style>
    <style:style style:name="Table1.A1" style:family="table-cell">
      <style:table-cell-properties fo:padding="0.0382in" fo:border-left="0.0007in solid #000000" fo:border-right="none" fo:border-top="0.0007in solid #000000" fo:border-bottom="0.0007in solid #000000"/>
    </style:style>
    <style:style style:name="Table1.K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K2" style:family="table-cell">
      <style:table-cell-properties fo:padding="0.0382in" fo:border-left="0.0007in solid #000000" fo:border-right="0.0007in solid #000000" fo:border-top="none" fo:border-bottom="0.0007in solid #000000"/>
    </style:style>
    <style:style style:name="Table13" style:family="table">
      <style:table-properties style:width="6.925in" table:align="margins" style:may-break-between-rows="false"/>
    </style:style>
    <style:style style:name="Table13.A" style:family="table-column">
      <style:table-column-properties style:column-width="1.3847in" style:rel-column-width="13107*"/>
    </style:style>
    <style:style style:name="Table13.A1" style:family="table-cell">
      <style:table-cell-properties fo:padding="0.0382in" fo:border-left="none" fo:border-right="0.0007in solid #000000" fo:border-top="none" fo:border-bottom="0.0007in solid #000000"/>
    </style:style>
    <style:style style:name="Table13.B1" style:family="table-cell">
      <style:table-cell-properties fo:padding="0.0382in" fo:border-left="0.0007in solid #000000" fo:border-right="none" fo:border-top="0.0007in solid #000000" fo:border-bottom="0.0007in solid #000000"/>
    </style:style>
    <style:style style:name="Table13.E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E2" style:family="table-cell">
      <style:table-cell-properties fo:padding="0.0382in" fo:border-left="0.0007in solid #000000" fo:border-right="0.0007in solid #000000" fo:border-top="none" fo:border-bottom="0.0007in solid #000000"/>
    </style:style>
    <style:style style:name="Table13.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3.A7" style:family="table-cell">
      <style:table-cell-properties fo:background-color="#000000" fo:padding="0.0382in" fo:border-left="0.0007in solid #000000" fo:border-right="none" fo:border-top="none" fo:border-bottom="0.0007in solid #000000">
        <style:background-image/>
      </style:table-cell-properties>
    </style:style>
    <style:style style:name="Table13.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5" style:family="table">
      <style:table-properties style:width="6.925in" fo:break-before="auto" fo:break-after="auto" table:align="margins"/>
    </style:style>
    <style:style style:name="Table15.A" style:family="table-column">
      <style:table-column-properties style:column-width="1.3847in" style:rel-column-width="13107*"/>
    </style:style>
    <style:style style:name="Table15.A1" style:family="table-cell">
      <style:table-cell-properties fo:padding="0.0382in" fo:border-left="none" fo:border-right="0.0007in solid #000000" fo:border-top="none" fo:border-bottom="0.0007in solid #000000"/>
    </style:style>
    <style:style style:name="Table15.B1" style:family="table-cell">
      <style:table-cell-properties fo:padding="0.0382in" fo:border-left="0.0007in solid #000000" fo:border-right="none" fo:border-top="0.0007in solid #000000" fo:border-bottom="0.0007in solid #000000"/>
    </style:style>
    <style:style style:name="Table15.E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E2" style:family="table-cell">
      <style:table-cell-properties fo:padding="0.0382in" fo:border-left="0.0007in solid #000000" fo:border-right="0.0007in solid #000000" fo:border-top="none" fo:border-bottom="0.0007in solid #000000"/>
    </style:style>
    <style:style style:name="Table15.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5.A7" style:family="table-cell">
      <style:table-cell-properties fo:background-color="#000000" fo:padding="0.0382in" fo:border-left="0.0007in solid #000000" fo:border-right="none" fo:border-top="none" fo:border-bottom="0.0007in solid #000000">
        <style:background-image/>
      </style:table-cell-properties>
    </style:style>
    <style:style style:name="Table15.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6" style:family="table">
      <style:table-properties style:width="6.925in" fo:break-before="auto" fo:break-after="auto" table:align="margins"/>
    </style:style>
    <style:style style:name="Table16.A" style:family="table-column">
      <style:table-column-properties style:column-width="1.3847in" style:rel-column-width="13107*"/>
    </style:style>
    <style:style style:name="Table16.A1" style:family="table-cell">
      <style:table-cell-properties fo:padding="0.0382in" fo:border-left="none" fo:border-right="0.0007in solid #000000" fo:border-top="none" fo:border-bottom="0.0007in solid #000000"/>
    </style:style>
    <style:style style:name="Table16.B1" style:family="table-cell">
      <style:table-cell-properties fo:padding="0.0382in" fo:border-left="0.0007in solid #000000" fo:border-right="none" fo:border-top="0.0007in solid #000000" fo:border-bottom="0.0007in solid #000000"/>
    </style:style>
    <style:style style:name="Table16.E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E2" style:family="table-cell">
      <style:table-cell-properties fo:padding="0.0382in" fo:border-left="0.0007in solid #000000" fo:border-right="0.0007in solid #000000" fo:border-top="none" fo:border-bottom="0.0007in solid #000000"/>
    </style:style>
    <style:style style:name="Table16.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6.A7" style:family="table-cell">
      <style:table-cell-properties fo:background-color="#000000" fo:padding="0.0382in" fo:border-left="0.0007in solid #000000" fo:border-right="none" fo:border-top="none" fo:border-bottom="0.0007in solid #000000">
        <style:background-image/>
      </style:table-cell-properties>
    </style:style>
    <style:style style:name="Table16.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4" style:family="table">
      <style:table-properties style:width="6.925in" fo:break-before="auto" fo:break-after="auto" table:align="margins"/>
    </style:style>
    <style:style style:name="Table14.A" style:family="table-column">
      <style:table-column-properties style:column-width="1.3847in" style:rel-column-width="13107*"/>
    </style:style>
    <style:style style:name="Table14.A1" style:family="table-cell">
      <style:table-cell-properties fo:padding="0.0382in" fo:border-left="none" fo:border-right="0.0007in solid #000000" fo:border-top="none" fo:border-bottom="0.0007in solid #000000"/>
    </style:style>
    <style:style style:name="Table14.B1" style:family="table-cell">
      <style:table-cell-properties fo:padding="0.0382in" fo:border-left="0.0007in solid #000000" fo:border-right="none" fo:border-top="0.0007in solid #000000" fo:border-bottom="0.0007in solid #000000"/>
    </style:style>
    <style:style style:name="Table14.E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E2" style:family="table-cell">
      <style:table-cell-properties fo:padding="0.0382in" fo:border-left="0.0007in solid #000000" fo:border-right="0.0007in solid #000000" fo:border-top="none" fo:border-bottom="0.0007in solid #000000"/>
    </style:style>
    <style:style style:name="Table14.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4.A7" style:family="table-cell">
      <style:table-cell-properties fo:background-color="#000000" fo:padding="0.0382in" fo:border-left="0.0007in solid #000000" fo:border-right="none" fo:border-top="none" fo:border-bottom="0.0007in solid #000000">
        <style:background-image/>
      </style:table-cell-properties>
    </style:style>
    <style:style style:name="Table14.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font-name="Liberation Serif2" fo:font-size="12pt" fo:font-weight="bold" style:font-size-asian="10.5pt" style:font-weight-asian="bold" style:font-size-complex="12pt" style:font-weight-complex="bold"/>
    </style:style>
    <style:style style:name="P4" style:family="paragraph" style:parent-style-name="Standard">
      <style:paragraph-properties fo:text-align="start" style:justify-single-word="false"/>
      <style:text-properties style:font-name="Liberation Serif2" fo:font-size="12pt" style:font-size-asian="10.5pt" style:font-size-complex="12pt"/>
    </style:style>
    <style:style style:name="P5" style:family="paragraph" style:parent-style-name="Standard">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Liberation Serif2" fo:font-size="12pt" fo:font-weight="normal" style:font-size-asian="10.5pt" style:font-weight-asian="normal" style:font-size-complex="12pt" style:font-weight-complex="normal"/>
    </style:style>
    <style:style style:name="P7" style:family="paragraph" style:parent-style-name="Standard">
      <style:paragraph-properties fo:margin-left="0.5in" fo:margin-right="0in" fo:text-align="start" style:justify-single-word="false" fo:text-indent="-0.25in" style:auto-text-indent="false">
        <style:tab-stops/>
      </style:paragraph-properties>
      <style:text-properties style:font-name="Liberation Serif2" fo:font-size="12pt" style:font-size-asian="10.5pt" style:font-size-complex="12pt"/>
    </style:style>
    <style:style style:name="P8" style:family="paragraph" style:parent-style-name="Standard">
      <style:paragraph-properties fo:margin-left="0in" fo:margin-right="0in" fo:text-align="start" style:justify-single-word="false" fo:text-indent="0in" style:auto-text-indent="false">
        <style:tab-stops/>
      </style:paragraph-properties>
      <style:text-properties style:font-name="Liberation Serif2" fo:font-size="12pt" style:font-size-asian="10.5pt" style:font-size-complex="12pt"/>
    </style:style>
    <style:style style:name="P9" style:family="paragraph" style:parent-style-name="Table_20_Contents">
      <style:paragraph-properties fo:text-align="start" style:justify-single-word="false"/>
      <style:text-properties style:font-name="Liberation Serif2" fo:font-size="12pt" fo:font-weight="bold" style:font-size-asian="12pt" style:font-weight-asian="bold" style:font-size-complex="12pt" style:font-weight-complex="bold"/>
    </style:style>
    <style:style style:name="P10" style:family="paragraph" style:parent-style-name="Table_20_Contents">
      <style:paragraph-properties fo:text-align="start" style:justify-single-word="false"/>
      <style:text-properties style:font-name="Liberation Serif2" fo:font-size="12pt" style:font-size-asian="12pt" style:font-size-complex="12pt"/>
    </style:style>
    <style:style style:name="P11" style:family="paragraph" style:parent-style-name="Table_20_Contents">
      <style:paragraph-properties fo:text-align="start" style:justify-single-word="false"/>
      <style:text-properties fo:font-size="12pt" fo:font-weight="normal" style:font-size-asian="10.5pt" style:font-weight-asian="normal" style:font-size-complex="12pt" style:font-weight-complex="normal"/>
    </style:style>
    <style:style style:name="P12"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3"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14" style:family="paragraph" style:parent-style-name="Table_20_Contents">
      <style:paragraph-properties fo:text-align="end" style:justify-single-word="false"/>
      <style:text-properties fo:font-size="10pt" style:font-size-asian="10pt" style:font-size-complex="10pt"/>
    </style:style>
    <style:style style:name="P15" style:family="paragraph" style:parent-style-name="Table_20_Contents">
      <style:paragraph-properties fo:text-align="end" style:justify-single-word="false"/>
      <style:text-properties fo:font-size="10pt" fo:font-style="italic" style:font-size-asian="10pt" style:font-style-asian="italic" style:font-size-complex="10pt" style:font-style-complex="italic"/>
    </style:style>
    <style:style style:name="P16" style:family="paragraph" style:parent-style-name="Table_20_Contents">
      <style:paragraph-properties fo:text-align="start" style:justify-single-word="false"/>
    </style:style>
    <style:style style:name="P17" style:family="paragraph" style:parent-style-name="Standard" style:master-page-name="Standard">
      <style:paragraph-properties fo:text-align="start" style:justify-single-word="false" style:page-number="421"/>
      <style:text-properties style:font-name="Liberation Serif2" fo:font-size="24pt" fo:font-weight="normal" style:font-size-asian="24pt" style:font-weight-asian="normal" style:font-size-complex="24pt" style:font-weight-complex="normal"/>
    </style:style>
    <style:style style:name="P18" style:family="paragraph" style:parent-style-name="Standard" style:master-page-name="Standard">
      <style:paragraph-properties fo:text-align="start" style:justify-single-word="false" style:page-number="421"/>
      <style:text-properties style:font-name="Liberation Serif2" fo:font-size="12pt" fo:font-weight="normal" style:font-size-asian="10.5pt" style:font-weight-asian="normal" style:font-size-complex="12pt" style:font-weight-complex="normal"/>
    </style:style>
    <style:style style:name="P19" style:family="paragraph" style:parent-style-name="Standard" style:list-style-name="L1">
      <style:paragraph-properties fo:text-align="start" style:justify-single-word="false"/>
      <style:text-properties style:font-name="Liberation Serif2" fo:font-size="12pt" style:font-size-asian="10.5pt" style:font-size-complex="12pt"/>
    </style:style>
    <style:style style:name="P20" style:family="paragraph" style:parent-style-name="Standard" style:list-style-name="L2">
      <style:paragraph-properties fo:text-align="start" style:justify-single-word="false"/>
      <style:text-properties style:font-name="Liberation Serif2" fo:font-size="12pt" style:font-size-asian="10.5pt" style:font-size-complex="12pt"/>
    </style:style>
    <style:style style:name="P21" style:family="paragraph" style:parent-style-name="Standard" style:list-style-name="L3">
      <style:paragraph-properties fo:text-align="start" style:justify-single-word="false"/>
      <style:text-properties style:font-name="Liberation Serif2" fo:font-size="12pt" style:font-size-asian="10.5pt" style:font-size-complex="12pt"/>
    </style:style>
    <style:style style:name="P22" style:family="paragraph" style:parent-style-name="Standard" style:list-style-name="L4">
      <style:paragraph-properties fo:text-align="start" style:justify-single-word="false"/>
      <style:text-properties style:font-name="Liberation Serif2" fo:font-size="12pt" style:font-size-asian="10.5pt" style:font-size-complex="12pt"/>
    </style:style>
    <style:style style:name="P23" style:family="paragraph" style:parent-style-name="Standard" style:list-style-name="L5">
      <style:paragraph-properties fo:text-align="start" style:justify-single-word="false"/>
      <style:text-properties style:font-name="Liberation Serif2" fo:font-size="12pt" style:font-size-asian="10.5pt" style:font-size-complex="12pt"/>
    </style:style>
    <style:style style:name="P24" style:family="paragraph" style:parent-style-name="Standard" style:list-style-name="L6">
      <style:paragraph-properties fo:text-align="start" style:justify-single-word="false"/>
      <style:text-properties style:font-name="Liberation Serif2" fo:font-size="12pt" style:font-size-asian="10.5pt" style:font-size-complex="12pt"/>
    </style:style>
    <style:style style:name="P25" style:family="paragraph" style:parent-style-name="Standard" style:list-style-name="L7">
      <style:paragraph-properties fo:text-align="start" style:justify-single-word="false"/>
      <style:text-properties style:font-name="Liberation Serif2" fo:font-size="12pt" style:font-size-asian="10.5pt" style:font-size-complex="12pt"/>
    </style:style>
    <style:style style:name="P26" style:family="paragraph" style:parent-style-name="Standard" style:list-style-name="L8">
      <style:paragraph-properties fo:text-align="start" style:justify-single-word="false"/>
      <style:text-properties style:font-name="Liberation Serif2" fo:font-size="12pt" style:font-size-asian="10.5pt" style:font-size-complex="12pt"/>
    </style:style>
    <style:style style:name="P27" style:family="paragraph" style:parent-style-name="Standard" style:list-style-name="L9">
      <style:paragraph-properties fo:text-align="start" style:justify-single-word="false"/>
      <style:text-properties style:font-name="Liberation Serif2" fo:font-size="12pt" style:font-size-asian="10.5pt" style:font-size-complex="12pt"/>
    </style:style>
    <style:style style:name="P28" style:family="paragraph" style:parent-style-name="Standard" style:list-style-name="L10">
      <style:paragraph-properties fo:text-align="start" style:justify-single-word="false"/>
      <style:text-properties style:font-name="Liberation Serif2" fo:font-size="12pt" style:font-size-asian="10.5pt" style:font-size-complex="12pt"/>
    </style:style>
    <style:style style:name="P29" style:family="paragraph" style:parent-style-name="Standard" style:list-style-name="L11">
      <style:paragraph-properties fo:text-align="start" style:justify-single-word="false"/>
      <style:text-properties style:font-name="Liberation Serif2" fo:font-size="12pt" style:font-size-asian="10.5pt" style:font-size-complex="12pt"/>
    </style:style>
    <style:style style:name="P30" style:family="paragraph" style:parent-style-name="Standard" style:list-style-name="L12">
      <style:paragraph-properties fo:text-align="start" style:justify-single-word="false"/>
      <style:text-properties style:font-name="Liberation Serif2" fo:font-size="12pt" style:font-size-asian="10.5pt" style:font-size-complex="12pt"/>
    </style:style>
    <style:style style:name="P31" style:family="paragraph" style:parent-style-name="Standard" style:list-style-name="L13">
      <style:paragraph-properties fo:text-align="start" style:justify-single-word="false"/>
      <style:text-properties style:font-name="Liberation Serif2" fo:font-size="12pt" style:font-size-asian="10.5pt" style:font-size-complex="12pt"/>
    </style:style>
    <style:style style:name="P32" style:family="paragraph" style:parent-style-name="Standard" style:list-style-name="L14">
      <style:paragraph-properties fo:text-align="start" style:justify-single-word="false"/>
      <style:text-properties style:font-name="Liberation Serif2" fo:font-size="12pt" style:font-size-asian="10.5pt" style:font-size-complex="12pt"/>
    </style:style>
    <style:style style:name="P33" style:family="paragraph" style:parent-style-name="Standard" style:list-style-name="L15">
      <style:paragraph-properties fo:text-align="start" style:justify-single-word="false"/>
      <style:text-properties style:font-name="Liberation Serif2" fo:font-size="12pt" style:font-size-asian="10.5pt" style:font-size-complex="12pt"/>
    </style:style>
    <style:style style:name="P34" style:family="paragraph" style:parent-style-name="Standard" style:list-style-name="L16">
      <style:paragraph-properties fo:text-align="start" style:justify-single-word="false"/>
      <style:text-properties style:font-name="Liberation Serif2" fo:font-size="12pt" style:font-size-asian="10.5pt" style:font-size-complex="12pt"/>
    </style:style>
    <style:style style:name="P35" style:family="paragraph" style:parent-style-name="Standard" style:list-style-name="L17">
      <style:paragraph-properties fo:text-align="start" style:justify-single-word="false"/>
      <style:text-properties style:font-name="Liberation Serif2" fo:font-size="12pt" style:font-size-asian="10.5pt" style:font-size-complex="12pt"/>
    </style:style>
    <style:style style:name="P36" style:family="paragraph" style:parent-style-name="Standard">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37" style:family="paragraph" style:parent-style-name="Standard" style:list-style-name="L18">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38" style:family="paragraph" style:parent-style-name="Standard" style:list-style-name="L19">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39" style:family="paragraph" style:parent-style-name="Standard" style:list-style-name="L20">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40" style:family="paragraph" style:parent-style-name="Standard" style:list-style-name="L21">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style>
    <style:style style:name="P42" style:family="paragraph" style:parent-style-name="Standard" style:list-style-name="L3">
      <style:paragraph-properties fo:text-align="start" style:justify-single-word="false"/>
    </style:style>
    <style:style style:name="P43" style:family="paragraph" style:parent-style-name="Standard" style:list-style-name="L5">
      <style:paragraph-properties fo:text-align="start" style:justify-single-word="false"/>
    </style:style>
    <style:style style:name="P44" style:family="paragraph" style:parent-style-name="Standard" style:list-style-name="L8">
      <style:paragraph-properties fo:text-align="start" style:justify-single-word="false"/>
    </style:style>
    <style:style style:name="P45" style:family="paragraph" style:parent-style-name="Standard" style:list-style-name="L17">
      <style:paragraph-properties fo:text-align="start" style:justify-single-word="false"/>
    </style:style>
    <style:style style:name="P46" style:family="paragraph" style:parent-style-name="Standard" style:list-style-name="L22">
      <style:paragraph-properties fo:text-align="start" style:justify-single-word="false"/>
    </style:style>
    <style:style style:name="P47" style:family="paragraph" style:parent-style-name="Standard" style:list-style-name="L23">
      <style:paragraph-properties fo:text-align="start" style:justify-single-word="false"/>
    </style:style>
    <style:style style:name="P48" style:family="paragraph" style:parent-style-name="Standard" style:list-style-name="L24">
      <style:paragraph-properties fo:text-align="start" style:justify-single-word="false"/>
    </style:style>
    <style:style style:name="T1" style:family="text">
      <style:text-properties style:font-name="Liberation Serif2" fo:font-size="12pt" style:font-size-asian="10.5pt" style:font-size-complex="12pt"/>
    </style:style>
    <style:style style:name="T2" style:family="text">
      <style:text-properties style:font-name="Liberation Serif1" fo:font-size="12pt" style:font-size-asian="10.5pt" style:font-size-complex="12pt"/>
    </style:style>
    <style:style style:name="T3" style:family="text">
      <style:text-properties fo:font-weight="bold" style:font-weight-asian="bold" style:font-weight-complex="bold"/>
    </style:style>
    <style:style style:name="T4" style:family="text">
      <style:text-properties fo:font-size="24pt" style:font-size-asian="24pt" style:font-size-complex="24pt"/>
    </style:style>
    <style:style style:name="T5" style:family="text">
      <style:text-properties fo:font-size="18pt" style:font-size-asian="18pt" style:font-size-complex="18pt"/>
    </style:style>
    <style:style style:name="fr1" style:family="graphic" style:parent-style-name="Formula">
      <style:graphic-properties fo:margin-left="0in" fo:margin-right="0in" style:vertical-pos="middle" style:vertical-rel="text" style:horizontal-pos="from-left" style:horizontal-rel="paragraph-content" draw:ole-draw-aspect="1"/>
    </style:style>
    <style:style style:name="fr2" style:family="graphic" style:parent-style-name="Formula">
      <style:graphic-properties fo:margin-left="0in" fo:margin-right="0in" style:vertical-pos="middle" style:vertical-rel="text" draw:ole-draw-aspect="1"/>
    </style:style>
    <style:style style:name="Sect1"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8"><text:span text:style-name="T4">A</text:span><text:span text:style-name="T5">NSWER </text:span><text:span text:style-name="T4">K</text:span><text:span text:style-name="T5">EY</text:span></text:p>
      <text:p text:style-name="P6"/>
      <text:section text:style-name="Sect1" text:name="Section1">
        <text:p text:style-name="P3">Chapter 1 – Numeral Systems Used in Pharmacy</text:p>
        <text:p text:style-name="P4"/>
        <text:p text:style-name="P4">Worksheet 1-1</text:p>
        <text:list xml:id="list629605969" text:style-name="L1">
          <text:list-item>
            <text:p text:style-name="P19">i</text:p>
          </text:list-item>
          <text:list-item>
            <text:p text:style-name="P19">ii</text:p>
          </text:list-item>
          <text:list-item>
            <text:p text:style-name="P19">iii</text:p>
          </text:list-item>
          <text:list-item>
            <text:p text:style-name="P19">iv</text:p>
          </text:list-item>
          <text:list-item>
            <text:p text:style-name="P19">v</text:p>
          </text:list-item>
          <text:list-item>
            <text:p text:style-name="P19">vi</text:p>
          </text:list-item>
          <text:list-item>
            <text:p text:style-name="P19">vii</text:p>
          </text:list-item>
          <text:list-item>
            <text:p text:style-name="P19">viii</text:p>
          </text:list-item>
          <text:list-item>
            <text:p text:style-name="P19">ix</text:p>
          </text:list-item>
          <text:list-item>
            <text:p text:style-name="P19">x</text:p>
          </text:list-item>
          <text:list-item>
            <text:p text:style-name="P19">xx</text:p>
          </text:list-item>
          <text:list-item>
            <text:p text:style-name="P19">xl</text:p>
          </text:list-item>
          <text:list-item>
            <text:p text:style-name="P19">xlv</text:p>
          </text:list-item>
          <text:list-item>
            <text:p text:style-name="P19">c</text:p>
          </text:list-item>
          <text:list-item>
            <text:p text:style-name="P19">cd</text:p>
          </text:list-item>
          <text:list-item>
            <text:p text:style-name="P19">m</text:p>
          </text:list-item>
          <text:list-item>
            <text:p text:style-name="P19">cm</text:p>
          </text:list-item>
          <text:list-item>
            <text:p text:style-name="P19">lxix</text:p>
          </text:list-item>
          <text:list-item>
            <text:p text:style-name="P19">xxiv</text:p>
          </text:list-item>
          <text:list-item>
            <text:p text:style-name="P19">mcmxcix</text:p>
          </text:list-item>
          <text:list-item>
            <text:p text:style-name="P19">9</text:p>
          </text:list-item>
          <text:list-item>
            <text:p text:style-name="P19">18</text:p>
          </text:list-item>
          <text:list-item>
            <text:p text:style-name="P19">24</text:p>
          </text:list-item>
          <text:list-item>
            <text:p text:style-name="P19">36</text:p>
          </text:list-item>
          <text:list-item>
            <text:p text:style-name="P19">3</text:p>
          </text:list-item>
          <text:list-item>
            <text:p text:style-name="P19">240</text:p>
          </text:list-item>
          <text:list-item>
            <text:p text:style-name="P19">55</text:p>
          </text:list-item>
          <text:list-item>
            <text:p text:style-name="P19">555</text:p>
          </text:list-item>
          <text:list-item>
            <text:p text:style-name="P19">1111</text:p>
          </text:list-item>
          <text:list-item>
            <text:p text:style-name="P19">999</text:p>
          </text:list-item>
          <text:list-item>
            <text:p text:style-name="P19">4</text:p>
          </text:list-item>
          <text:list-item>
            <text:p text:style-name="P19">7</text:p>
          </text:list-item>
          <text:list-item>
            <text:p text:style-name="P19">12</text:p>
          </text:list-item>
          <text:list-item>
            <text:p text:style-name="P19">16</text:p>
          </text:list-item>
          <text:list-item>
            <text:p text:style-name="P19">22</text:p>
          </text:list-item>
          <text:list-item>
            <text:p text:style-name="P19">42</text:p>
          </text:list-item>
          <text:list-item>
            <text:p text:style-name="P19">31</text:p>
          </text:list-item>
          <text:list-item>
            <text:p text:style-name="P19">1337</text:p>
          </text:list-item>
          <text:list-item>
            <text:p text:style-name="P19">2008</text:p>
          </text:list-item>
          <text:list-item>
            <text:p text:style-name="P19">1783</text:p>
          </text:list-item>
        </text:list>
        <text:p text:style-name="P4"/>
        <text:p text:style-name="P4">Worksheet 1-2</text:p>
        <text:list xml:id="list1740138831" text:style-name="L2">
          <text:list-item>
            <text:p text:style-name="P20">29</text:p>
          </text:list-item>
          <text:list-item>
            <text:p text:style-name="P20">23</text:p>
          </text:list-item>
          <text:list-item>
            <text:p text:style-name="P20">5</text:p>
          </text:list-item>
          <text:list-item>
            <text:p text:style-name="P20">24</text:p>
          </text:list-item>
          <text:list-item>
            <text:p text:style-name="P20">4</text:p>
          </text:list-item>
          <text:list-item>
            <text:p text:style-name="P20">12</text:p>
          </text:list-item>
          <text:list-item>
            <text:p text:style-name="P20">xx</text:p>
          </text:list-item>
          <text:list-item>
            <text:p text:style-name="P20">xxx</text:p>
          </text:list-item>
          <text:list-item>
            <text:p text:style-name="P20">iv</text:p>
          </text:list-item>
          <text:list-item>
            <text:p text:style-name="P20">xii</text:p>
          </text:list-item>
          <text:list-item>
            <text:p text:style-name="P20">v</text:p>
          </text:list-item>
          <text:list-item>
            <text:p text:style-name="P20">xxiv</text:p>
          </text:list-item>
          <text:list-item>
            <text:p text:style-name="P20">ix</text:p>
          </text:list-item>
          <text:list-item>
            <text:p text:style-name="P20">vii</text:p>
          </text:list-item>
        </text:list>
      </text:section>
      <text:p text:style-name="P4"/>
      <table:table table:name="Table1" table:style-name="Table1">
        <table:table-column table:style-name="Table1.A" table:number-columns-repeated="10"/>
        <table:table-column table:style-name="Table1.K"/>
        <table:table-row>
          <table:table-cell table:style-name="Table1.A1" office:value-type="string">
            <text:p text:style-name="P9"/>
          </table:table-cell>
          <table:table-cell table:style-name="Table1.A1" office:value-type="string">
            <text:p text:style-name="P9">I</text:p>
          </table:table-cell>
          <table:table-cell table:style-name="Table1.A1" office:value-type="string">
            <text:p text:style-name="P9">II</text:p>
          </table:table-cell>
          <table:table-cell table:style-name="Table1.A1" office:value-type="string">
            <text:p text:style-name="P9">III</text:p>
          </table:table-cell>
          <table:table-cell table:style-name="Table1.A1" office:value-type="string">
            <text:p text:style-name="P9">IV</text:p>
          </table:table-cell>
          <table:table-cell table:style-name="Table1.A1" office:value-type="string">
            <text:p text:style-name="P9">V</text:p>
          </table:table-cell>
          <table:table-cell table:style-name="Table1.A1" office:value-type="string">
            <text:p text:style-name="P9">VI</text:p>
          </table:table-cell>
          <table:table-cell table:style-name="Table1.A1" office:value-type="string">
            <text:p text:style-name="P9">VII</text:p>
          </table:table-cell>
          <table:table-cell table:style-name="Table1.A1" office:value-type="string">
            <text:p text:style-name="P9">VIII</text:p>
          </table:table-cell>
          <table:table-cell table:style-name="Table1.A1" office:value-type="string">
            <text:p text:style-name="P9">IX</text:p>
          </table:table-cell>
          <table:table-cell table:style-name="Table1.K1" office:value-type="string">
            <text:p text:style-name="P9">X</text:p>
          </table:table-cell>
        </table:table-row>
        <table:table-row>
          <table:table-cell table:style-name="Table1.A2" office:value-type="string">
            <text:p text:style-name="P9">I</text:p>
          </table:table-cell>
          <table:table-cell table:style-name="Table1.A2" office:value-type="string">
            <text:p text:style-name="P10">i</text:p>
          </table:table-cell>
          <table:table-cell table:style-name="Table1.A2" office:value-type="string">
            <text:p text:style-name="P10">ii</text:p>
          </table:table-cell>
          <table:table-cell table:style-name="Table1.A2" office:value-type="string">
            <text:p text:style-name="P10">iii</text:p>
          </table:table-cell>
          <table:table-cell table:style-name="Table1.A2" office:value-type="string">
            <text:p text:style-name="P10">iv</text:p>
          </table:table-cell>
          <table:table-cell table:style-name="Table1.A2" office:value-type="string">
            <text:p text:style-name="P10">v</text:p>
          </table:table-cell>
          <table:table-cell table:style-name="Table1.A2" office:value-type="string">
            <text:p text:style-name="P10">vi</text:p>
          </table:table-cell>
          <table:table-cell table:style-name="Table1.A2" office:value-type="string">
            <text:p text:style-name="P10">vii</text:p>
          </table:table-cell>
          <table:table-cell table:style-name="Table1.A2" office:value-type="string">
            <text:p text:style-name="P10">viii</text:p>
          </table:table-cell>
          <table:table-cell table:style-name="Table1.A2" office:value-type="string">
            <text:p text:style-name="P10">ix</text:p>
          </table:table-cell>
          <table:table-cell table:style-name="Table1.K2" office:value-type="string">
            <text:p text:style-name="P10">x</text:p>
          </table:table-cell>
        </table:table-row>
        <table:table-row>
          <table:table-cell table:style-name="Table1.A2" office:value-type="string">
            <text:p text:style-name="P9">II</text:p>
          </table:table-cell>
          <table:table-cell table:style-name="Table1.A2" office:value-type="string">
            <text:p text:style-name="P10">ii</text:p>
          </table:table-cell>
          <table:table-cell table:style-name="Table1.A2" office:value-type="string">
            <text:p text:style-name="P10">iv</text:p>
          </table:table-cell>
          <table:table-cell table:style-name="Table1.A2" office:value-type="string">
            <text:p text:style-name="P10">vi</text:p>
          </table:table-cell>
          <table:table-cell table:style-name="Table1.A2" office:value-type="string">
            <text:p text:style-name="P10">viii</text:p>
          </table:table-cell>
          <table:table-cell table:style-name="Table1.A2" office:value-type="string">
            <text:p text:style-name="P10">x</text:p>
          </table:table-cell>
          <table:table-cell table:style-name="Table1.A2" office:value-type="string">
            <text:p text:style-name="P10">xii</text:p>
          </table:table-cell>
          <table:table-cell table:style-name="Table1.A2" office:value-type="string">
            <text:p text:style-name="P10">xiv</text:p>
          </table:table-cell>
          <table:table-cell table:style-name="Table1.A2" office:value-type="string">
            <text:p text:style-name="P10">xvi</text:p>
          </table:table-cell>
          <table:table-cell table:style-name="Table1.A2" office:value-type="string">
            <text:p text:style-name="P10">xviii</text:p>
          </table:table-cell>
          <table:table-cell table:style-name="Table1.K2" office:value-type="string">
            <text:p text:style-name="P10">xx</text:p>
          </table:table-cell>
        </table:table-row>
        <table:table-row>
          <table:table-cell table:style-name="Table1.A2" office:value-type="string">
            <text:p text:style-name="P9">III</text:p>
          </table:table-cell>
          <table:table-cell table:style-name="Table1.A2" office:value-type="string">
            <text:p text:style-name="P10">iii</text:p>
          </table:table-cell>
          <table:table-cell table:style-name="Table1.A2" office:value-type="string">
            <text:p text:style-name="P10">vi</text:p>
          </table:table-cell>
          <table:table-cell table:style-name="Table1.A2" office:value-type="string">
            <text:p text:style-name="P10">ix</text:p>
          </table:table-cell>
          <table:table-cell table:style-name="Table1.A2" office:value-type="string">
            <text:p text:style-name="P10">xii</text:p>
          </table:table-cell>
          <table:table-cell table:style-name="Table1.A2" office:value-type="string">
            <text:p text:style-name="P10">xv</text:p>
          </table:table-cell>
          <table:table-cell table:style-name="Table1.A2" office:value-type="string">
            <text:p text:style-name="P10">xviii</text:p>
          </table:table-cell>
          <table:table-cell table:style-name="Table1.A2" office:value-type="string">
            <text:p text:style-name="P10">xxi</text:p>
          </table:table-cell>
          <table:table-cell table:style-name="Table1.A2" office:value-type="string">
            <text:p text:style-name="P10">xxiv</text:p>
          </table:table-cell>
          <table:table-cell table:style-name="Table1.A2" office:value-type="string">
            <text:p text:style-name="P10">xxvii</text:p>
          </table:table-cell>
          <table:table-cell table:style-name="Table1.K2" office:value-type="string">
            <text:p text:style-name="P10">xxx</text:p>
          </table:table-cell>
        </table:table-row>
        <table:table-row>
          <table:table-cell table:style-name="Table1.A2" office:value-type="string">
            <text:p text:style-name="P9">IV</text:p>
          </table:table-cell>
          <table:table-cell table:style-name="Table1.A2" office:value-type="string">
            <text:p text:style-name="P10">iv</text:p>
          </table:table-cell>
          <table:table-cell table:style-name="Table1.A2" office:value-type="string">
            <text:p text:style-name="P10">viii</text:p>
          </table:table-cell>
          <table:table-cell table:style-name="Table1.A2" office:value-type="string">
            <text:p text:style-name="P10">xii</text:p>
          </table:table-cell>
          <table:table-cell table:style-name="Table1.A2" office:value-type="string">
            <text:p text:style-name="P10">xvi</text:p>
          </table:table-cell>
          <table:table-cell table:style-name="Table1.A2" office:value-type="string">
            <text:p text:style-name="P10">xx</text:p>
          </table:table-cell>
          <table:table-cell table:style-name="Table1.A2" office:value-type="string">
            <text:p text:style-name="P10">xxiv</text:p>
          </table:table-cell>
          <table:table-cell table:style-name="Table1.A2" office:value-type="string">
            <text:p text:style-name="P10">xxviii</text:p>
          </table:table-cell>
          <table:table-cell table:style-name="Table1.A2" office:value-type="string">
            <text:p text:style-name="P10">xxxii</text:p>
          </table:table-cell>
          <table:table-cell table:style-name="Table1.A2" office:value-type="string">
            <text:p text:style-name="P10">xxxvi</text:p>
          </table:table-cell>
          <table:table-cell table:style-name="Table1.K2" office:value-type="string">
            <text:p text:style-name="P10">xl</text:p>
          </table:table-cell>
        </table:table-row>
        <table:table-row>
          <table:table-cell table:style-name="Table1.A2" office:value-type="string">
            <text:p text:style-name="P9">V</text:p>
          </table:table-cell>
          <table:table-cell table:style-name="Table1.A2" office:value-type="string">
            <text:p text:style-name="P10">v</text:p>
          </table:table-cell>
          <table:table-cell table:style-name="Table1.A2" office:value-type="string">
            <text:p text:style-name="P10">x</text:p>
          </table:table-cell>
          <table:table-cell table:style-name="Table1.A2" office:value-type="string">
            <text:p text:style-name="P10">xv</text:p>
          </table:table-cell>
          <table:table-cell table:style-name="Table1.A2" office:value-type="string">
            <text:p text:style-name="P10">xx</text:p>
          </table:table-cell>
          <table:table-cell table:style-name="Table1.A2" office:value-type="string">
            <text:p text:style-name="P10">xxv</text:p>
          </table:table-cell>
          <table:table-cell table:style-name="Table1.A2" office:value-type="string">
            <text:p text:style-name="P10">xxx</text:p>
          </table:table-cell>
          <table:table-cell table:style-name="Table1.A2" office:value-type="string">
            <text:p text:style-name="P10">xxxv</text:p>
          </table:table-cell>
          <table:table-cell table:style-name="Table1.A2" office:value-type="string">
            <text:p text:style-name="P10">xl</text:p>
          </table:table-cell>
          <table:table-cell table:style-name="Table1.A2" office:value-type="string">
            <text:p text:style-name="P10">xlv</text:p>
          </table:table-cell>
          <table:table-cell table:style-name="Table1.K2" office:value-type="string">
            <text:p text:style-name="P10">l</text:p>
          </table:table-cell>
        </table:table-row>
        <table:table-row>
          <table:table-cell table:style-name="Table1.A2" office:value-type="string">
            <text:p text:style-name="P9">VI</text:p>
          </table:table-cell>
          <table:table-cell table:style-name="Table1.A2" office:value-type="string">
            <text:p text:style-name="P10">vi</text:p>
          </table:table-cell>
          <table:table-cell table:style-name="Table1.A2" office:value-type="string">
            <text:p text:style-name="P10">xii</text:p>
          </table:table-cell>
          <table:table-cell table:style-name="Table1.A2" office:value-type="string">
            <text:p text:style-name="P10">xviii</text:p>
          </table:table-cell>
          <table:table-cell table:style-name="Table1.A2" office:value-type="string">
            <text:p text:style-name="P10">xxiv</text:p>
          </table:table-cell>
          <table:table-cell table:style-name="Table1.A2" office:value-type="string">
            <text:p text:style-name="P10">xxx</text:p>
          </table:table-cell>
          <table:table-cell table:style-name="Table1.A2" office:value-type="string">
            <text:p text:style-name="P10">xxxvi</text:p>
          </table:table-cell>
          <table:table-cell table:style-name="Table1.A2" office:value-type="string">
            <text:p text:style-name="P10">xlii</text:p>
          </table:table-cell>
          <table:table-cell table:style-name="Table1.A2" office:value-type="string">
            <text:p text:style-name="P10">xlviii</text:p>
          </table:table-cell>
          <table:table-cell table:style-name="Table1.A2" office:value-type="string">
            <text:p text:style-name="P10">liv</text:p>
          </table:table-cell>
          <table:table-cell table:style-name="Table1.K2" office:value-type="string">
            <text:p text:style-name="P10">lx</text:p>
          </table:table-cell>
        </table:table-row>
        <table:table-row>
          <table:table-cell table:style-name="Table1.A2" office:value-type="string">
            <text:p text:style-name="P9">VII</text:p>
          </table:table-cell>
          <table:table-cell table:style-name="Table1.A2" office:value-type="string">
            <text:p text:style-name="P10">vii</text:p>
          </table:table-cell>
          <table:table-cell table:style-name="Table1.A2" office:value-type="string">
            <text:p text:style-name="P10">xiv</text:p>
          </table:table-cell>
          <table:table-cell table:style-name="Table1.A2" office:value-type="string">
            <text:p text:style-name="P10">xxi</text:p>
          </table:table-cell>
          <table:table-cell table:style-name="Table1.A2" office:value-type="string">
            <text:p text:style-name="P10">xxviii</text:p>
          </table:table-cell>
          <table:table-cell table:style-name="Table1.A2" office:value-type="string">
            <text:p text:style-name="P10">xxxv</text:p>
          </table:table-cell>
          <table:table-cell table:style-name="Table1.A2" office:value-type="string">
            <text:p text:style-name="P10">xlii</text:p>
          </table:table-cell>
          <table:table-cell table:style-name="Table1.A2" office:value-type="string">
            <text:p text:style-name="P10">xlix</text:p>
          </table:table-cell>
          <table:table-cell table:style-name="Table1.A2" office:value-type="string">
            <text:p text:style-name="P10">lvi</text:p>
          </table:table-cell>
          <table:table-cell table:style-name="Table1.A2" office:value-type="string">
            <text:p text:style-name="P10">lxiii</text:p>
          </table:table-cell>
          <table:table-cell table:style-name="Table1.K2" office:value-type="string">
            <text:p text:style-name="P10">lxx</text:p>
          </table:table-cell>
        </table:table-row>
        <table:table-row>
          <table:table-cell table:style-name="Table1.A2" office:value-type="string">
            <text:p text:style-name="P9">VIII</text:p>
          </table:table-cell>
          <table:table-cell table:style-name="Table1.A2" office:value-type="string">
            <text:p text:style-name="P10">viii</text:p>
          </table:table-cell>
          <table:table-cell table:style-name="Table1.A2" office:value-type="string">
            <text:p text:style-name="P10">xvi</text:p>
          </table:table-cell>
          <table:table-cell table:style-name="Table1.A2" office:value-type="string">
            <text:p text:style-name="P10">xxiv</text:p>
          </table:table-cell>
          <table:table-cell table:style-name="Table1.A2" office:value-type="string">
            <text:p text:style-name="P10">xxxii</text:p>
          </table:table-cell>
          <table:table-cell table:style-name="Table1.A2" office:value-type="string">
            <text:p text:style-name="P10">xl</text:p>
          </table:table-cell>
          <table:table-cell table:style-name="Table1.A2" office:value-type="string">
            <text:p text:style-name="P10">xlviii</text:p>
          </table:table-cell>
          <table:table-cell table:style-name="Table1.A2" office:value-type="string">
            <text:p text:style-name="P10">lvi</text:p>
          </table:table-cell>
          <table:table-cell table:style-name="Table1.A2" office:value-type="string">
            <text:p text:style-name="P10">lxiv</text:p>
          </table:table-cell>
          <table:table-cell table:style-name="Table1.A2" office:value-type="string">
            <text:p text:style-name="P10">lxxii</text:p>
          </table:table-cell>
          <table:table-cell table:style-name="Table1.K2" office:value-type="string">
            <text:p text:style-name="P10">lxxx</text:p>
          </table:table-cell>
        </table:table-row>
        <table:table-row>
          <table:table-cell table:style-name="Table1.A2" office:value-type="string">
            <text:p text:style-name="P9">IX</text:p>
          </table:table-cell>
          <table:table-cell table:style-name="Table1.A2" office:value-type="string">
            <text:p text:style-name="P10">ix</text:p>
          </table:table-cell>
          <table:table-cell table:style-name="Table1.A2" office:value-type="string">
            <text:p text:style-name="P10">xviii</text:p>
          </table:table-cell>
          <table:table-cell table:style-name="Table1.A2" office:value-type="string">
            <text:p text:style-name="P10">xxvii</text:p>
          </table:table-cell>
          <table:table-cell table:style-name="Table1.A2" office:value-type="string">
            <text:p text:style-name="P10">xxxvi</text:p>
          </table:table-cell>
          <table:table-cell table:style-name="Table1.A2" office:value-type="string">
            <text:p text:style-name="P10">xlv</text:p>
          </table:table-cell>
          <table:table-cell table:style-name="Table1.A2" office:value-type="string">
            <text:p text:style-name="P10">liv</text:p>
          </table:table-cell>
          <table:table-cell table:style-name="Table1.A2" office:value-type="string">
            <text:p text:style-name="P10">lxiii</text:p>
          </table:table-cell>
          <table:table-cell table:style-name="Table1.A2" office:value-type="string">
            <text:p text:style-name="P10">lxxii</text:p>
          </table:table-cell>
          <table:table-cell table:style-name="Table1.A2" office:value-type="string">
            <text:p text:style-name="P10">lxxxi</text:p>
          </table:table-cell>
          <table:table-cell table:style-name="Table1.K2" office:value-type="string">
            <text:p text:style-name="P10">xc</text:p>
          </table:table-cell>
        </table:table-row>
        <table:table-row>
          <table:table-cell table:style-name="Table1.A2" office:value-type="string">
            <text:p text:style-name="P9">X</text:p>
          </table:table-cell>
          <table:table-cell table:style-name="Table1.A2" office:value-type="string">
            <text:p text:style-name="P10">x</text:p>
          </table:table-cell>
          <table:table-cell table:style-name="Table1.A2" office:value-type="string">
            <text:p text:style-name="P10">xx</text:p>
          </table:table-cell>
          <table:table-cell table:style-name="Table1.A2" office:value-type="string">
            <text:p text:style-name="P10">xxx</text:p>
          </table:table-cell>
          <table:table-cell table:style-name="Table1.A2" office:value-type="string">
            <text:p text:style-name="P10">xl</text:p>
          </table:table-cell>
          <table:table-cell table:style-name="Table1.A2" office:value-type="string">
            <text:p text:style-name="P10">l</text:p>
          </table:table-cell>
          <table:table-cell table:style-name="Table1.A2" office:value-type="string">
            <text:p text:style-name="P10">lx</text:p>
          </table:table-cell>
          <table:table-cell table:style-name="Table1.A2" office:value-type="string">
            <text:p text:style-name="P10">lxx</text:p>
          </table:table-cell>
          <table:table-cell table:style-name="Table1.A2" office:value-type="string">
            <text:p text:style-name="P10">lxxx</text:p>
          </table:table-cell>
          <table:table-cell table:style-name="Table1.A2" office:value-type="string">
            <text:p text:style-name="P10">xc</text:p>
          </table:table-cell>
          <table:table-cell table:style-name="Table1.K2" office:value-type="string">
            <text:p text:style-name="P10">c</text:p>
          </table:table-cell>
        </table:table-row>
      </table:table>
      <text:p text:style-name="P4"/>
      <text:p text:style-name="P4">Worksheet 1-3</text:p>
      <text:list xml:id="list1601140843" text:style-name="L3">
        <text:list-item>
          <text:p text:style-name="P21">hundreds place</text:p>
        </text:list-item>
        <text:list-item>
          <text:p text:style-name="P21">hundred-thousands place</text:p>
        </text:list-item>
        <text:list-item>
          <text:p text:style-name="P21">ten-millions place</text:p>
        </text:list-item>
        <text:list-item>
          <text:p text:style-name="P21">tenths place</text:p>
        </text:list-item>
        <text:list-item>
          <text:p text:style-name="P21">ten-thousandths place</text:p>
        </text:list-item>
        <text:list-item>
          <text:p text:style-name="P21"><text:soft-page-break/>ones place</text:p>
        </text:list-item>
        <text:list-item>
          <text:p text:style-name="P21">12,004,025</text:p>
        </text:list-item>
        <text:list-item>
          <text:p text:style-name="P21">31,337</text:p>
        </text:list-item>
        <text:list-item>
          <text:p text:style-name="P21">5,318,008</text:p>
        </text:list-item>
        <text:list-item>
          <text:p text:style-name="P21">0.7</text:p>
        </text:list-item>
        <text:list-item>
          <text:p text:style-name="P21">0.39</text:p>
        </text:list-item>
        <text:list-item>
          <text:p text:style-name="P21">15.7</text:p>
        </text:list-item>
        <text:list-item>
          <text:p text:style-name="P21">6.07</text:p>
        </text:list-item>
        <text:list-item>
          <text:p text:style-name="P21">705.0107</text:p>
        </text:list-item>
        <text:list-item>
          <text:p text:style-name="P21">0.7</text:p>
        </text:list-item>
        <text:list-item>
          <text:p text:style-name="P21">95.07</text:p>
        </text:list-item>
        <text:list-item>
          <text:p text:style-name="P21">0.57</text:p>
        </text:list-item>
        <text:list-item>
          <text:p text:style-name="P21">0.0019</text:p>
        </text:list-item>
        <text:list-item>
          <text:p text:style-name="P21">406.0214</text:p>
        </text:list-item>
        <text:list-item>
          <text:p text:style-name="P21">507.0112</text:p>
        </text:list-item>
        <text:list-item>
          <text:p text:style-name="P21"><draw:frame draw:style-name="fr1" draw:name="Object1" text:anchor-type="as-char" svg:width="0.2819in" svg:height="0.3929in" draw:z-index="21"><draw:object xlink:href="./Object 1" xlink:type="simple" xlink:show="embed" xlink:actuate="onLoad"/><draw:image xlink:href="./ObjectReplacements/Object 1" xlink:type="simple" xlink:show="embed" xlink:actuate="onLoad"/></draw:frame></text:p>
        </text:list-item>
        <text:list-item>
          <text:p text:style-name="P21"><draw:frame draw:style-name="fr1" draw:name="Object2" text:anchor-type="as-char" svg:width="0.3661in" svg:height="0.3929in" draw:z-index="22"><draw:object xlink:href="./Object 2" xlink:type="simple" xlink:show="embed" xlink:actuate="onLoad"/><draw:image xlink:href="./ObjectReplacements/Object 2" xlink:type="simple" xlink:show="embed" xlink:actuate="onLoad"/></draw:frame></text:p>
        </text:list-item>
        <text:list-item>
          <text:p text:style-name="P21"><draw:frame draw:style-name="fr1" draw:name="Object3" text:anchor-type="as-char" svg:width="0.4902in" svg:height="0.3929in" draw:z-index="23"><draw:object xlink:href="./Object 3" xlink:type="simple" xlink:show="embed" xlink:actuate="onLoad"/><draw:image xlink:href="./ObjectReplacements/Object 3" xlink:type="simple" xlink:show="embed" xlink:actuate="onLoad"/></draw:frame></text:p>
        </text:list-item>
        <text:list-item>
          <text:p text:style-name="P21"><draw:frame draw:style-name="fr1" draw:name="Object4" text:anchor-type="as-char" svg:width="0.5744in" svg:height="0.3929in" draw:z-index="24"><draw:object xlink:href="./Object 4" xlink:type="simple" xlink:show="embed" xlink:actuate="onLoad"/><draw:image xlink:href="./ObjectReplacements/Object 4" xlink:type="simple" xlink:show="embed" xlink:actuate="onLoad"/></draw:frame></text:p>
        </text:list-item>
        <text:list-item>
          <text:p text:style-name="P42"><text:span text:style-name="T1">13</text:span><text:span text:style-name="T1"><draw:frame draw:style-name="fr1" draw:name="Object5" text:anchor-type="as-char" svg:width="0.7819in" svg:height="0.3929in" draw:z-index="25"><draw:object xlink:href="./Object 5" xlink:type="simple" xlink:show="embed" xlink:actuate="onLoad"/><draw:image xlink:href="./ObjectReplacements/Object 5" xlink:type="simple" xlink:show="embed" xlink:actuate="onLoad"/></draw:frame></text:span></text:p>
        </text:list-item>
        <text:list-item>
          <text:p text:style-name="P42"><text:span text:style-name="T1">80</text:span><text:span text:style-name="T1"><draw:frame draw:style-name="fr1" draw:name="Object6" text:anchor-type="as-char" svg:width="0.6575in" svg:height="0.3929in" draw:z-index="26"><draw:object xlink:href="./Object 6" xlink:type="simple" xlink:show="embed" xlink:actuate="onLoad"/><draw:image xlink:href="./ObjectReplacements/Object 6" xlink:type="simple" xlink:show="embed" xlink:actuate="onLoad"/></draw:frame></text:span></text:p>
        </text:list-item>
      </text:list>
      <text:p text:style-name="P4"/>
      <text:p text:style-name="P4">Worksheet 1-4</text:p>
      <text:list xml:id="list1713170150" text:style-name="L4">
        <text:list-item>
          <text:p text:style-name="P22">103</text:p>
        </text:list-item>
        <text:list-item>
          <text:p text:style-name="P22">1</text:p>
        </text:list-item>
        <text:list-item>
          <text:p text:style-name="P22">88</text:p>
        </text:list-item>
        <text:list-item>
          <text:p text:style-name="P22">100</text:p>
        </text:list-item>
        <text:list-item>
          <text:p text:style-name="P22">187</text:p>
        </text:list-item>
        <text:list-item>
          <text:p text:style-name="P22">29,002</text:p>
        </text:list-item>
        <text:list-item>
          <text:p text:style-name="P22">1.0</text:p>
        </text:list-item>
        <text:list-item>
          <text:p text:style-name="P22">99.7</text:p>
        </text:list-item>
        <text:list-item>
          <text:p text:style-name="P22">2.5</text:p>
        </text:list-item>
        <text:list-item>
          <text:p text:style-name="P22">29,001.5</text:p>
        </text:list-item>
        <text:list-item>
          <text:p text:style-name="P22">187.5</text:p>
        </text:list-item>
        <text:list-item>
          <text:p text:style-name="P22">13.0</text:p>
        </text:list-item>
        <text:list-item>
          <text:p text:style-name="P22">187.50</text:p>
        </text:list-item>
        <text:list-item>
          <text:p text:style-name="P22">12.99</text:p>
        </text:list-item>
        <text:list-item>
          <text:p text:style-name="P22">29,000.50</text:p>
        </text:list-item>
        <text:list-item>
          <text:p text:style-name="P22">1,234,567.87</text:p>
        </text:list-item>
        <text:list-item>
          <text:p text:style-name="P22">66.67</text:p>
        </text:list-item>
        <text:list-item>
          <text:p text:style-name="P22"><text:soft-page-break/>5,454.55</text:p>
        </text:list-item>
        <text:list-item>
          <text:p text:style-name="P22">3</text:p>
        </text:list-item>
        <text:list-item>
          <text:p text:style-name="P22">4</text:p>
        </text:list-item>
        <text:list-item>
          <text:p text:style-name="P22">2</text:p>
        </text:list-item>
        <text:list-item>
          <text:p text:style-name="P22">3</text:p>
        </text:list-item>
        <text:list-item>
          <text:p text:style-name="P22">3</text:p>
        </text:list-item>
        <text:list-item>
          <text:p text:style-name="P22">1</text:p>
        </text:list-item>
        <text:list-item>
          <text:p text:style-name="P22">2</text:p>
        </text:list-item>
        <text:list-item>
          <text:p text:style-name="P22">2</text:p>
        </text:list-item>
        <text:list-item>
          <text:p text:style-name="P22">1</text:p>
        </text:list-item>
      </text:list>
      <text:p text:style-name="P4"/>
      <text:p text:style-name="P4">Worksheet 1-5</text:p>
      <text:list xml:id="list487497333" text:style-name="L5">
        <text:list-item>
          <text:p text:style-name="P23">55,886</text:p>
        </text:list-item>
        <text:list-item>
          <text:p text:style-name="P23">5.25</text:p>
        </text:list-item>
        <text:list-item>
          <text:p text:style-name="P23">43.79</text:p>
        </text:list-item>
        <text:list-item>
          <text:p text:style-name="P23">97.16</text:p>
        </text:list-item>
        <text:list-item>
          <text:p text:style-name="P23">35.75</text:p>
        </text:list-item>
        <text:list-item>
          <text:p text:style-name="P23">86.964</text:p>
        </text:list-item>
        <text:list-item>
          <text:p text:style-name="P23">73</text:p>
        </text:list-item>
        <text:list-item>
          <text:p text:style-name="P23">8238</text:p>
        </text:list-item>
        <text:list-item>
          <text:p text:style-name="P23">54.17</text:p>
        </text:list-item>
        <text:list-item>
          <text:p text:style-name="P23">88.90</text:p>
        </text:list-item>
        <text:list-item>
          <text:p text:style-name="P23">37.03</text:p>
        </text:list-item>
        <text:list-item>
          <text:p text:style-name="P23">34.342</text:p>
        </text:list-item>
        <text:list-item>
          <text:p text:style-name="P23">696</text:p>
        </text:list-item>
        <text:list-item>
          <text:p text:style-name="P23">4.91</text:p>
        </text:list-item>
        <text:list-item>
          <text:p text:style-name="P23">6.39</text:p>
        </text:list-item>
        <text:list-item>
          <text:p text:style-name="P23">96.98</text:p>
        </text:list-item>
        <text:list-item>
          <text:p text:style-name="P23">26.35</text:p>
        </text:list-item>
        <text:list-item>
          <text:p text:style-name="P23">83.436</text:p>
        </text:list-item>
        <text:list-item>
          <text:p text:style-name="P23">1664</text:p>
        </text:list-item>
        <text:list-item>
          <text:p text:style-name="P23">15.97</text:p>
        </text:list-item>
        <text:list-item>
          <text:p text:style-name="P23">88.06</text:p>
        </text:list-item>
        <text:list-item>
          <text:p text:style-name="P23">0.958</text:p>
        </text:list-item>
        <text:list-item>
          <text:p text:style-name="P23">0.45</text:p>
        </text:list-item>
        <text:list-item>
          <text:p text:style-name="P23">0.839</text:p>
        </text:list-item>
        <text:list-item>
          <text:p text:style-name="P23">0.086 kg</text:p>
        </text:list-item>
        <text:list-item>
          <text:p text:style-name="P43"><text:span text:style-name="T1">37.4</text:span><text:span text:style-name="T2">°</text:span><text:span text:style-name="T1"> C</text:span></text:p>
        </text:list-item>
      </text:list>
      <text:p text:style-name="P4"/>
      <text:p text:style-name="P4">Worksheet 1-6</text:p>
      <text:list xml:id="list334070022" text:style-name="L6">
        <text:list-item>
          <text:p text:style-name="P24">780,690,145</text:p>
        </text:list-item>
        <text:list-item>
          <text:p text:style-name="P24">1.015</text:p>
        </text:list-item>
        <text:list-item>
          <text:p text:style-name="P24">366.212</text:p>
        </text:list-item>
        <text:list-item>
          <text:p text:style-name="P24">4.1454</text:p>
        </text:list-item>
        <text:list-item>
          <text:p text:style-name="P24">370.962</text:p>
        </text:list-item>
        <text:list-item>
          <text:p text:style-name="P24">41.8481</text:p>
        </text:list-item>
        <text:list-item>
          <text:p text:style-name="P24">8,238</text:p>
        </text:list-item>
        <text:list-item>
          <text:p text:style-name="P24"><text:soft-page-break/>669.837</text:p>
        </text:list-item>
        <text:list-item>
          <text:p text:style-name="P24">1.7616</text:p>
        </text:list-item>
        <text:list-item>
          <text:p text:style-name="P24">0.01164</text:p>
        </text:list-item>
        <text:list-item>
          <text:p text:style-name="P24">18.225</text:p>
        </text:list-item>
        <text:list-item>
          <text:p text:style-name="P24">0.106512</text:p>
        </text:list-item>
        <text:list-item>
          <text:p text:style-name="P24">81 mg</text:p>
        </text:list-item>
        <text:list-item>
          <text:p text:style-name="P24">$210.72</text:p>
        </text:list-item>
        <text:list-item>
          <text:p text:style-name="P24">734.4 mg</text:p>
        </text:list-item>
      </text:list>
      <text:p text:style-name="P4"/>
      <text:p text:style-name="P4">Worksheet 1-7</text:p>
      <text:list xml:id="list562094036" text:style-name="L7">
        <text:list-item>
          <text:p text:style-name="P25">105</text:p>
        </text:list-item>
        <text:list-item>
          <text:p text:style-name="P25">16.24</text:p>
        </text:list-item>
        <text:list-item>
          <text:p text:style-name="P25">1.362</text:p>
        </text:list-item>
        <text:list-item>
          <text:p text:style-name="P25">1151.5</text:p>
        </text:list-item>
        <text:list-item>
          <text:p text:style-name="P25">6.774</text:p>
        </text:list-item>
        <text:list-item>
          <text:p text:style-name="P25">0.043</text:p>
        </text:list-item>
        <text:list-item>
          <text:p text:style-name="P25">0.015</text:p>
        </text:list-item>
        <text:list-item>
          <text:p text:style-name="P25">1.836</text:p>
        </text:list-item>
        <text:list-item>
          <text:p text:style-name="P25">440.4</text:p>
        </text:list-item>
        <text:list-item>
          <text:p text:style-name="P25">80.833</text:p>
        </text:list-item>
        <text:list-item>
          <text:p text:style-name="P25">0.9</text:p>
        </text:list-item>
        <text:list-item>
          <text:p text:style-name="P25">8.491</text:p>
        </text:list-item>
        <text:list-item>
          <text:p text:style-name="P25">32 bottles</text:p>
        </text:list-item>
        <text:list-item>
          <text:p text:style-name="P25">200 days</text:p>
        </text:list-item>
        <text:list-item>
          <text:p text:style-name="P25">120 capsules</text:p>
        </text:list-item>
        <text:list-item>
          <text:p text:style-name="P25">8 days' supply</text:p>
        </text:list-item>
      </text:list>
      <text:p text:style-name="P4"/>
      <text:p text:style-name="P4">Worksheet 1-8</text:p>
      <text:list xml:id="list1258408823" text:style-name="L8">
        <text:list-item>
          <text:p text:style-name="P26">xxxviii</text:p>
        </text:list-item>
        <text:list-item>
          <text:p text:style-name="P26">dli</text:p>
        </text:list-item>
        <text:list-item>
          <text:p text:style-name="P26">xxiv</text:p>
        </text:list-item>
        <text:list-item>
          <text:p text:style-name="P26">21</text:p>
        </text:list-item>
        <text:list-item>
          <text:p text:style-name="P26">400</text:p>
        </text:list-item>
        <text:list-item>
          <text:p text:style-name="P26">48</text:p>
        </text:list-item>
        <text:list-item>
          <text:p text:style-name="P26">ten-thousands place</text:p>
        </text:list-item>
        <text:list-item>
          <text:p text:style-name="P26">hundredths place</text:p>
        </text:list-item>
        <text:list-item>
          <text:p text:style-name="P26">tenths place</text:p>
        </text:list-item>
        <text:list-item>
          <text:p text:style-name="P26">2,015,600</text:p>
        </text:list-item>
        <text:list-item>
          <text:p text:style-name="P26">0.4004</text:p>
        </text:list-item>
        <text:list-item>
          <text:p text:style-name="P44"><text:span text:style-name="T1">9,876.</text:span><text:span text:style-name="T1">5432</text:span></text:p>
        </text:list-item>
        <text:list-item>
          <text:p text:style-name="P26">32,349</text:p>
        </text:list-item>
        <text:list-item>
          <text:p text:style-name="P26">82.25</text:p>
        </text:list-item>
        <text:list-item>
          <text:p text:style-name="P26">23.7</text:p>
        </text:list-item>
        <text:list-item>
          <text:p text:style-name="P26">40.842</text:p>
        </text:list-item>
        <text:list-item>
          <text:p text:style-name="P26">111.95</text:p>
        </text:list-item>
        <text:list-item>
          <text:p text:style-name="P26">134.79</text:p>
        </text:list-item>
        <text:list-item>
          <text:p text:style-name="P26">7,385</text:p>
        </text:list-item>
        <text:list-item>
          <text:p text:style-name="P26"><text:soft-page-break/>81.89</text:p>
        </text:list-item>
        <text:list-item>
          <text:p text:style-name="P26">22.3</text:p>
        </text:list-item>
        <text:list-item>
          <text:p text:style-name="P26">92.9</text:p>
        </text:list-item>
        <text:list-item>
          <text:p text:style-name="P26">102.65</text:p>
        </text:list-item>
        <text:list-item>
          <text:p text:style-name="P26">29.01</text:p>
        </text:list-item>
        <text:list-item>
          <text:p text:style-name="P26">240</text:p>
        </text:list-item>
        <text:list-item>
          <text:p text:style-name="P26">74.4</text:p>
        </text:list-item>
        <text:list-item>
          <text:p text:style-name="P26">.1107</text:p>
        </text:list-item>
        <text:list-item>
          <text:p text:style-name="P26">10.4016</text:p>
        </text:list-item>
        <text:list-item>
          <text:p text:style-name="P26">0.1176</text:p>
        </text:list-item>
        <text:list-item>
          <text:p text:style-name="P26">20.99579</text:p>
        </text:list-item>
        <text:list-item>
          <text:p text:style-name="P26">61.5</text:p>
        </text:list-item>
        <text:list-item>
          <text:p text:style-name="P26">104.33</text:p>
        </text:list-item>
        <text:list-item>
          <text:p text:style-name="P26">1.36</text:p>
        </text:list-item>
        <text:list-item>
          <text:p text:style-name="P26">41.18</text:p>
        </text:list-item>
        <text:list-item>
          <text:p text:style-name="P26">0.2</text:p>
        </text:list-item>
        <text:list-item>
          <text:p text:style-name="P26">0.12</text:p>
        </text:list-item>
        <text:list-item>
          <text:p text:style-name="P26">454 grams</text:p>
        </text:list-item>
        <text:list-item>
          <text:p text:style-name="P26">2.3 kilograms</text:p>
        </text:list-item>
        <text:list-item>
          <text:p text:style-name="P26">$29.88</text:p>
        </text:list-item>
        <text:list-item>
          <text:p text:style-name="P26">14 days</text:p>
        </text:list-item>
      </text:list>
      <text:p text:style-name="P4"/>
      <text:p text:style-name="P3">Chapter 2 - Fractions</text:p>
      <text:p text:style-name="P4"/>
      <text:p text:style-name="P4">Worksheet 2-1</text:p>
      <text:list xml:id="list346206870" text:style-name="L9">
        <text:list-item>
          <text:p text:style-name="P27">0.2</text:p>
        </text:list-item>
        <text:list-item>
          <text:p text:style-name="P27">0.5</text:p>
        </text:list-item>
        <text:list-item>
          <text:p text:style-name="P27">0.5</text:p>
        </text:list-item>
        <text:list-item>
          <text:p text:style-name="P27">0.1</text:p>
        </text:list-item>
        <text:list-item>
          <text:p text:style-name="P27">0.083</text:p>
        </text:list-item>
        <text:list-item>
          <text:p text:style-name="P27">0.01</text:p>
        </text:list-item>
        <text:list-item>
          <text:p text:style-name="P27">0.001</text:p>
        </text:list-item>
        <text:list-item>
          <text:p text:style-name="P27">0.667</text:p>
        </text:list-item>
        <text:list-item>
          <text:p text:style-name="P27">0.75</text:p>
        </text:list-item>
        <text:list-item>
          <text:p text:style-name="P27">0.8</text:p>
        </text:list-item>
        <text:list-item>
          <text:p text:style-name="P27">0.375</text:p>
        </text:list-item>
        <text:list-item>
          <text:p text:style-name="P27">0.417</text:p>
        </text:list-item>
        <text:list-item>
          <text:p text:style-name="P27">0.389</text:p>
        </text:list-item>
        <text:list-item>
          <text:p text:style-name="P27">0.364</text:p>
        </text:list-item>
        <text:list-item>
          <text:p text:style-name="P27">0.091</text:p>
        </text:list-item>
        <text:list-item>
          <text:p text:style-name="P27">0.143</text:p>
        </text:list-item>
        <text:list-item>
          <text:p text:style-name="P27">0.164</text:p>
        </text:list-item>
        <text:list-item>
          <text:p text:style-name="P27">0.206</text:p>
        </text:list-item>
        <text:list-item>
          <text:p text:style-name="P27">0.211</text:p>
        </text:list-item>
        <text:list-item>
          <text:p text:style-name="P27">0.277</text:p>
        </text:list-item>
        <text:list-item>
          <text:p text:style-name="P27"><draw:frame draw:style-name="fr1" draw:name="Object7" text:anchor-type="as-char" svg:width="0.1984in" svg:height="0.3929in" draw:z-index="27"><draw:object xlink:href="./Object 7" xlink:type="simple" xlink:show="embed" xlink:actuate="onLoad"/><draw:image xlink:href="./ObjectReplacements/Object 7" xlink:type="simple" xlink:show="embed" xlink:actuate="onLoad"/></draw:frame></text:p>
        </text:list-item>
        <text:list-item>
          <text:p text:style-name="P27"><text:soft-page-break/><draw:frame draw:style-name="fr1" draw:name="Object8" text:anchor-type="as-char" svg:width="0.1972in" svg:height="0.3929in" draw:z-index="28"><draw:object xlink:href="./Object 8" xlink:type="simple" xlink:show="embed" xlink:actuate="onLoad"/><draw:image xlink:href="./ObjectReplacements/Object 8" xlink:type="simple" xlink:show="embed" xlink:actuate="onLoad"/></draw:frame></text:p>
        </text:list-item>
        <text:list-item>
          <text:p text:style-name="P27"><draw:frame draw:style-name="fr1" draw:name="Object9" text:anchor-type="as-char" svg:width="0.2075in" svg:height="0.3929in" draw:z-index="29"><draw:object xlink:href="./Object 9" xlink:type="simple" xlink:show="embed" xlink:actuate="onLoad"/><draw:image xlink:href="./ObjectReplacements/Object 9" xlink:type="simple" xlink:show="embed" xlink:actuate="onLoad"/></draw:frame></text:p>
        </text:list-item>
        <text:list-item>
          <text:p text:style-name="P27"><draw:frame draw:style-name="fr1" draw:name="Object10" text:anchor-type="as-char" svg:width="0.2819in" svg:height="0.3929in" draw:z-index="30"><draw:object xlink:href="./Object 10" xlink:type="simple" xlink:show="embed" xlink:actuate="onLoad"/><draw:image xlink:href="./ObjectReplacements/Object 10" xlink:type="simple" xlink:show="embed" xlink:actuate="onLoad"/></draw:frame></text:p>
        </text:list-item>
        <text:list-item>
          <text:p text:style-name="P27"><draw:frame draw:style-name="fr1" draw:name="Object11" text:anchor-type="as-char" svg:width="0.2799in" svg:height="0.3929in" draw:z-index="31"><draw:object xlink:href="./Object 11" xlink:type="simple" xlink:show="embed" xlink:actuate="onLoad"/><draw:image xlink:href="./ObjectReplacements/Object 11" xlink:type="simple" xlink:show="embed" xlink:actuate="onLoad"/></draw:frame></text:p>
        </text:list-item>
        <text:list-item>
          <text:p text:style-name="P27"><draw:frame draw:style-name="fr1" draw:name="Object12" text:anchor-type="as-char" svg:width="0.3654in" svg:height="0.3929in" draw:z-index="32"><draw:object xlink:href="./Object 12" xlink:type="simple" xlink:show="embed" xlink:actuate="onLoad"/><draw:image xlink:href="./ObjectReplacements/Object 12" xlink:type="simple" xlink:show="embed" xlink:actuate="onLoad"/></draw:frame></text:p>
        </text:list-item>
        <text:list-item>
          <text:p text:style-name="P27"><draw:frame draw:style-name="fr1" draw:name="Object13" text:anchor-type="as-char" svg:width="0.4484in" svg:height="0.3929in" draw:z-index="33"><draw:object xlink:href="./Object 13" xlink:type="simple" xlink:show="embed" xlink:actuate="onLoad"/><draw:image xlink:href="./ObjectReplacements/Object 13" xlink:type="simple" xlink:show="embed" xlink:actuate="onLoad"/></draw:frame></text:p>
        </text:list-item>
        <text:list-item>
          <text:p text:style-name="P27"><draw:frame draw:style-name="fr1" draw:name="Object14" text:anchor-type="as-char" svg:width="0.1984in" svg:height="0.3929in" draw:z-index="34"><draw:object xlink:href="./Object 14" xlink:type="simple" xlink:show="embed" xlink:actuate="onLoad"/><draw:image xlink:href="./ObjectReplacements/Object 14" xlink:type="simple" xlink:show="embed" xlink:actuate="onLoad"/></draw:frame></text:p>
        </text:list-item>
        <text:list-item>
          <text:p text:style-name="P27"><draw:frame draw:style-name="fr1" draw:name="Object15" text:anchor-type="as-char" svg:width="0.2075in" svg:height="0.3929in" draw:z-index="35"><draw:object xlink:href="./Object 15" xlink:type="simple" xlink:show="embed" xlink:actuate="onLoad"/><draw:image xlink:href="./ObjectReplacements/Object 15" xlink:type="simple" xlink:show="embed" xlink:actuate="onLoad"/></draw:frame></text:p>
        </text:list-item>
        <text:list-item>
          <text:p text:style-name="P27"><draw:frame draw:style-name="fr1" draw:name="Object16" text:anchor-type="as-char" svg:width="0.2075in" svg:height="0.3929in" draw:z-index="37"><draw:object xlink:href="./Object 16" xlink:type="simple" xlink:show="embed" xlink:actuate="onLoad"/><draw:image xlink:href="./ObjectReplacements/Object 16" xlink:type="simple" xlink:show="embed" xlink:actuate="onLoad"/></draw:frame></text:p>
        </text:list-item>
        <text:list-item>
          <text:p text:style-name="P27"><draw:frame draw:style-name="fr1" draw:name="Object17" text:anchor-type="as-char" svg:width="0.2008in" svg:height="0.3929in" draw:z-index="38"><draw:object xlink:href="./Object 17" xlink:type="simple" xlink:show="embed" xlink:actuate="onLoad"/><draw:image xlink:href="./ObjectReplacements/Object 17" xlink:type="simple" xlink:show="embed" xlink:actuate="onLoad"/></draw:frame></text:p>
        </text:list-item>
        <text:list-item>
          <text:p text:style-name="P27"><draw:frame draw:style-name="fr1" draw:name="Object18" text:anchor-type="as-char" svg:width="0.2799in" svg:height="0.3929in" draw:z-index="39"><draw:object xlink:href="./Object 18" xlink:type="simple" xlink:show="embed" xlink:actuate="onLoad"/><draw:image xlink:href="./ObjectReplacements/Object 18" xlink:type="simple" xlink:show="embed" xlink:actuate="onLoad"/></draw:frame></text:p>
        </text:list-item>
        <text:list-item>
          <text:p text:style-name="P27"><draw:frame draw:style-name="fr1" draw:name="Object19" text:anchor-type="as-char" svg:width="0.2819in" svg:height="0.3929in" draw:z-index="40"><draw:object xlink:href="./Object 19" xlink:type="simple" xlink:show="embed" xlink:actuate="onLoad"/><draw:image xlink:href="./ObjectReplacements/Object 19" xlink:type="simple" xlink:show="embed" xlink:actuate="onLoad"/></draw:frame></text:p>
        </text:list-item>
        <text:list-item>
          <text:p text:style-name="P27"><draw:frame draw:style-name="fr1" draw:name="Object20" text:anchor-type="as-char" svg:width="0.2799in" svg:height="0.3929in" draw:z-index="41"><draw:object xlink:href="./Object 20" xlink:type="simple" xlink:show="embed" xlink:actuate="onLoad"/><draw:image xlink:href="./ObjectReplacements/Object 20" xlink:type="simple" xlink:show="embed" xlink:actuate="onLoad"/></draw:frame></text:p>
        </text:list-item>
        <text:list-item>
          <text:p text:style-name="P27"><draw:frame draw:style-name="fr1" draw:name="Object21" text:anchor-type="as-char" svg:width="0.2807in" svg:height="0.3929in" draw:z-index="42"><draw:object xlink:href="./Object 21" xlink:type="simple" xlink:show="embed" xlink:actuate="onLoad"/><draw:image xlink:href="./ObjectReplacements/Object 21" xlink:type="simple" xlink:show="embed" xlink:actuate="onLoad"/></draw:frame></text:p>
        </text:list-item>
        <text:list-item>
          <text:p text:style-name="P27"><draw:frame draw:style-name="fr1" draw:name="Object22" text:anchor-type="as-char" svg:width="0.2819in" svg:height="0.3929in" draw:z-index="43"><draw:object xlink:href="./Object 22" xlink:type="simple" xlink:show="embed" xlink:actuate="onLoad"/><draw:image xlink:href="./ObjectReplacements/Object 22" xlink:type="simple" xlink:show="embed" xlink:actuate="onLoad"/></draw:frame></text:p>
        </text:list-item>
        <text:list-item>
          <text:p text:style-name="P27"><draw:frame draw:style-name="fr1" draw:name="Object23" text:anchor-type="as-char" svg:width="0.2819in" svg:height="0.3929in" draw:z-index="44"><draw:object xlink:href="./Object 23" xlink:type="simple" xlink:show="embed" xlink:actuate="onLoad"/><draw:image xlink:href="./ObjectReplacements/Object 23" xlink:type="simple" xlink:show="embed" xlink:actuate="onLoad"/></draw:frame></text:p>
        </text:list-item>
        <text:list-item>
          <text:p text:style-name="P27"><draw:frame draw:style-name="fr1" draw:name="Object24" text:anchor-type="as-char" svg:width="0.2835in" svg:height="0.3929in" draw:z-index="45"><draw:object xlink:href="./Object 24" xlink:type="simple" xlink:show="embed" xlink:actuate="onLoad"/><draw:image xlink:href="./ObjectReplacements/Object 24" xlink:type="simple" xlink:show="embed" xlink:actuate="onLoad"/></draw:frame></text:p>
        </text:list-item>
        <text:list-item>
          <text:p text:style-name="P27"><draw:frame draw:style-name="fr1" draw:name="Object25" text:anchor-type="as-char" svg:width="0.2819in" svg:height="0.3929in" draw:z-index="46"><draw:object xlink:href="./Object 25" xlink:type="simple" xlink:show="embed" xlink:actuate="onLoad"/><draw:image xlink:href="./ObjectReplacements/Object 25" xlink:type="simple" xlink:show="embed" xlink:actuate="onLoad"/></draw:frame></text:p>
        </text:list-item>
        <text:list-item>
          <text:p text:style-name="P27"><draw:frame draw:style-name="fr1" draw:name="Object26" text:anchor-type="as-char" svg:width="0.2839in" svg:height="0.3929in" draw:z-index="47"><draw:object xlink:href="./Object 26" xlink:type="simple" xlink:show="embed" xlink:actuate="onLoad"/><draw:image xlink:href="./ObjectReplacements/Object 26" xlink:type="simple" xlink:show="embed" xlink:actuate="onLoad"/></draw:frame></text:p>
        </text:list-item>
      </text:list>
      <text:p text:style-name="P4"/>
      <text:p text:style-name="P4">Worksheet 2-2</text:p>
      <text:list xml:id="list1925971903" text:style-name="L10">
        <text:list-item>
          <text:p text:style-name="P28"><draw:frame draw:style-name="fr1" draw:name="Object27" text:anchor-type="as-char" svg:width="0.1972in" svg:height="0.3929in" draw:z-index="48"><draw:object xlink:href="./Object 27" xlink:type="simple" xlink:show="embed" xlink:actuate="onLoad"/><draw:image xlink:href="./ObjectReplacements/Object 27" xlink:type="simple" xlink:show="embed" xlink:actuate="onLoad"/></draw:frame></text:p>
        </text:list-item>
        <text:list-item>
          <text:p text:style-name="P28"><draw:frame draw:style-name="fr1" draw:name="Object28" text:anchor-type="as-char" svg:width="0.1984in" svg:height="0.3929in" draw:z-index="49"><draw:object xlink:href="./Object 28" xlink:type="simple" xlink:show="embed" xlink:actuate="onLoad"/><draw:image xlink:href="./ObjectReplacements/Object 28" xlink:type="simple" xlink:show="embed" xlink:actuate="onLoad"/></draw:frame></text:p>
        </text:list-item>
        <text:list-item>
          <text:p text:style-name="P28"><draw:frame draw:style-name="fr1" draw:name="Object29" text:anchor-type="as-char" svg:width="0.2008in" svg:height="0.3929in" draw:z-index="50"><draw:object xlink:href="./Object 29" xlink:type="simple" xlink:show="embed" xlink:actuate="onLoad"/><draw:image xlink:href="./ObjectReplacements/Object 29" xlink:type="simple" xlink:show="embed" xlink:actuate="onLoad"/></draw:frame></text:p>
        </text:list-item>
        <text:list-item>
          <text:p text:style-name="P28"><text:soft-page-break/><draw:frame draw:style-name="fr1" draw:name="Object30" text:anchor-type="as-char" svg:width="0.1984in" svg:height="0.3929in" draw:z-index="51"><draw:object xlink:href="./Object 30" xlink:type="simple" xlink:show="embed" xlink:actuate="onLoad"/><draw:image xlink:href="./ObjectReplacements/Object 30" xlink:type="simple" xlink:show="embed" xlink:actuate="onLoad"/></draw:frame></text:p>
        </text:list-item>
        <text:list-item>
          <text:p text:style-name="P28"><draw:frame draw:style-name="fr1" draw:name="Object31" text:anchor-type="as-char" svg:width="0.2799in" svg:height="0.3929in" draw:z-index="52"><draw:object xlink:href="./Object 31" xlink:type="simple" xlink:show="embed" xlink:actuate="onLoad"/><draw:image xlink:href="./ObjectReplacements/Object 31" xlink:type="simple" xlink:show="embed" xlink:actuate="onLoad"/></draw:frame></text:p>
        </text:list-item>
        <text:list-item>
          <text:p text:style-name="P28"><draw:frame draw:style-name="fr1" draw:name="Object32" text:anchor-type="as-char" svg:width="0.1984in" svg:height="0.3929in" draw:z-index="53"><draw:object xlink:href="./Object 32" xlink:type="simple" xlink:show="embed" xlink:actuate="onLoad"/><draw:image xlink:href="./ObjectReplacements/Object 32" xlink:type="simple" xlink:show="embed" xlink:actuate="onLoad"/></draw:frame></text:p>
        </text:list-item>
        <text:list-item>
          <text:p text:style-name="P28"><draw:frame draw:style-name="fr1" draw:name="Object33" text:anchor-type="as-char" svg:width="0.2819in" svg:height="0.3929in" draw:z-index="54"><draw:object xlink:href="./Object 33" xlink:type="simple" xlink:show="embed" xlink:actuate="onLoad"/><draw:image xlink:href="./ObjectReplacements/Object 33" xlink:type="simple" xlink:show="embed" xlink:actuate="onLoad"/></draw:frame></text:p>
        </text:list-item>
        <text:list-item>
          <text:p text:style-name="P28"><draw:frame draw:style-name="fr1" draw:name="Object34" text:anchor-type="as-char" svg:width="0.2075in" svg:height="0.3929in" draw:z-index="55"><draw:object xlink:href="./Object 34" xlink:type="simple" xlink:show="embed" xlink:actuate="onLoad"/><draw:image xlink:href="./ObjectReplacements/Object 34" xlink:type="simple" xlink:show="embed" xlink:actuate="onLoad"/></draw:frame></text:p>
        </text:list-item>
        <text:list-item>
          <text:p text:style-name="P28"><draw:frame draw:style-name="fr1" draw:name="Object35" text:anchor-type="as-char" svg:width="0.2819in" svg:height="0.3929in" draw:z-index="56"><draw:object xlink:href="./Object 35" xlink:type="simple" xlink:show="embed" xlink:actuate="onLoad"/><draw:image xlink:href="./ObjectReplacements/Object 35" xlink:type="simple" xlink:show="embed" xlink:actuate="onLoad"/></draw:frame></text:p>
        </text:list-item>
        <text:list-item>
          <text:p text:style-name="P28"><draw:frame draw:style-name="fr1" draw:name="Object36" text:anchor-type="as-char" svg:width="0.1984in" svg:height="0.3929in" draw:z-index="57"><draw:object xlink:href="./Object 36" xlink:type="simple" xlink:show="embed" xlink:actuate="onLoad"/><draw:image xlink:href="./ObjectReplacements/Object 36" xlink:type="simple" xlink:show="embed" xlink:actuate="onLoad"/></draw:frame></text:p>
        </text:list-item>
        <text:list-item>
          <text:p text:style-name="P28"><draw:frame draw:style-name="fr1" draw:name="Object37" text:anchor-type="as-char" svg:width="0.2819in" svg:height="0.3929in" draw:z-index="58"><draw:object xlink:href="./Object 37" xlink:type="simple" xlink:show="embed" xlink:actuate="onLoad"/><draw:image xlink:href="./ObjectReplacements/Object 37" xlink:type="simple" xlink:show="embed" xlink:actuate="onLoad"/></draw:frame></text:p>
        </text:list-item>
        <text:list-item>
          <text:p text:style-name="P28"><draw:frame draw:style-name="fr1" draw:name="Object38" text:anchor-type="as-char" svg:width="0.2799in" svg:height="0.3929in" draw:z-index="59"><draw:object xlink:href="./Object 38" xlink:type="simple" xlink:show="embed" xlink:actuate="onLoad"/><draw:image xlink:href="./ObjectReplacements/Object 38" xlink:type="simple" xlink:show="embed" xlink:actuate="onLoad"/></draw:frame></text:p>
        </text:list-item>
        <text:list-item>
          <text:p text:style-name="P28"><draw:frame draw:style-name="fr1" draw:name="Object56" text:anchor-type="as-char" svg:width="0.1654in" svg:height="0.1839in" draw:z-index="60"><draw:object xlink:href="./Object 39" xlink:type="simple" xlink:show="embed" xlink:actuate="onLoad"/><draw:image xlink:href="./ObjectReplacements/Object 39" xlink:type="simple" xlink:show="embed" xlink:actuate="onLoad"/></draw:frame></text:p>
        </text:list-item>
        <text:list-item>
          <text:p text:style-name="P28"><draw:frame draw:style-name="fr1" draw:name="Object39" text:anchor-type="as-char" svg:width="0.1984in" svg:height="0.3929in" draw:z-index="61"><draw:object xlink:href="./Object 40" xlink:type="simple" xlink:show="embed" xlink:actuate="onLoad"/><draw:image xlink:href="./ObjectReplacements/Object 40" xlink:type="simple" xlink:show="embed" xlink:actuate="onLoad"/></draw:frame></text:p>
        </text:list-item>
        <text:list-item>
          <text:p text:style-name="P28"><draw:frame draw:style-name="fr1" draw:name="Object40" text:anchor-type="as-char" svg:width="0.2008in" svg:height="0.3929in" draw:z-index="62"><draw:object xlink:href="./Object 41" xlink:type="simple" xlink:show="embed" xlink:actuate="onLoad"/><draw:image xlink:href="./ObjectReplacements/Object 41" xlink:type="simple" xlink:show="embed" xlink:actuate="onLoad"/></draw:frame></text:p>
        </text:list-item>
        <text:list-item>
          <text:p text:style-name="P28"><draw:frame draw:style-name="fr1" draw:name="Object41" text:anchor-type="as-char" svg:width="0.2819in" svg:height="0.3929in" draw:z-index="63"><draw:object xlink:href="./Object 42" xlink:type="simple" xlink:show="embed" xlink:actuate="onLoad"/><draw:image xlink:href="./ObjectReplacements/Object 42" xlink:type="simple" xlink:show="embed" xlink:actuate="onLoad"/></draw:frame></text:p>
        </text:list-item>
        <text:list-item>
          <text:p text:style-name="P28"><draw:frame draw:style-name="fr1" draw:name="Object42" text:anchor-type="as-char" svg:width="0.2075in" svg:height="0.3929in" draw:z-index="65"><draw:object xlink:href="./Object 43" xlink:type="simple" xlink:show="embed" xlink:actuate="onLoad"/><draw:image xlink:href="./ObjectReplacements/Object 43" xlink:type="simple" xlink:show="embed" xlink:actuate="onLoad"/></draw:frame></text:p>
        </text:list-item>
        <text:list-item>
          <text:p text:style-name="P28"><draw:frame draw:style-name="fr1" draw:name="Object43" text:anchor-type="as-char" svg:width="0.2819in" svg:height="0.3929in" draw:z-index="66"><draw:object xlink:href="./Object 44" xlink:type="simple" xlink:show="embed" xlink:actuate="onLoad"/><draw:image xlink:href="./ObjectReplacements/Object 44" xlink:type="simple" xlink:show="embed" xlink:actuate="onLoad"/></draw:frame></text:p>
        </text:list-item>
        <text:list-item>
          <text:p text:style-name="P28"><draw:frame draw:style-name="fr1" draw:name="Object44" text:anchor-type="as-char" svg:width="0.2008in" svg:height="0.3929in" draw:z-index="67"><draw:object xlink:href="./Object 45" xlink:type="simple" xlink:show="embed" xlink:actuate="onLoad"/><draw:image xlink:href="./ObjectReplacements/Object 45" xlink:type="simple" xlink:show="embed" xlink:actuate="onLoad"/></draw:frame></text:p>
        </text:list-item>
        <text:list-item>
          <text:p text:style-name="P28"><draw:frame draw:style-name="fr1" draw:name="Object45" text:anchor-type="as-char" svg:width="0.1972in" svg:height="0.3929in" draw:z-index="68"><draw:object xlink:href="./Object 46" xlink:type="simple" xlink:show="embed" xlink:actuate="onLoad"/><draw:image xlink:href="./ObjectReplacements/Object 46" xlink:type="simple" xlink:show="embed" xlink:actuate="onLoad"/></draw:frame></text:p>
        </text:list-item>
        <text:list-item>
          <text:p text:style-name="P28"><draw:frame draw:style-name="fr1" draw:name="Object46" text:anchor-type="as-char" svg:width="0.1984in" svg:height="0.3929in" draw:z-index="69"><draw:object xlink:href="./Object 47" xlink:type="simple" xlink:show="embed" xlink:actuate="onLoad"/><draw:image xlink:href="./ObjectReplacements/Object 47" xlink:type="simple" xlink:show="embed" xlink:actuate="onLoad"/></draw:frame></text:p>
        </text:list-item>
        <text:list-item>
          <text:p text:style-name="P28"><draw:frame draw:style-name="fr1" draw:name="Object47" text:anchor-type="as-char" svg:width="0.2016in" svg:height="0.3929in" draw:z-index="70"><draw:object xlink:href="./Object 48" xlink:type="simple" xlink:show="embed" xlink:actuate="onLoad"/><draw:image xlink:href="./ObjectReplacements/Object 48" xlink:type="simple" xlink:show="embed" xlink:actuate="onLoad"/></draw:frame></text:p>
        </text:list-item>
        <text:list-item>
          <text:p text:style-name="P28"><draw:frame draw:style-name="fr1" draw:name="Object48" text:anchor-type="as-char" svg:width="0.2819in" svg:height="0.3929in" draw:z-index="71"><draw:object xlink:href="./Object 49" xlink:type="simple" xlink:show="embed" xlink:actuate="onLoad"/><draw:image xlink:href="./ObjectReplacements/Object 49" xlink:type="simple" xlink:show="embed" xlink:actuate="onLoad"/></draw:frame></text:p>
        </text:list-item>
        <text:list-item>
          <text:p text:style-name="P28"><draw:frame draw:style-name="fr1" draw:name="Object49" text:anchor-type="as-char" svg:width="0.2008in" svg:height="0.3929in" draw:z-index="72"><draw:object xlink:href="./Object 50" xlink:type="simple" xlink:show="embed" xlink:actuate="onLoad"/><draw:image xlink:href="./ObjectReplacements/Object 50" xlink:type="simple" xlink:show="embed" xlink:actuate="onLoad"/></draw:frame></text:p>
        </text:list-item>
        <text:list-item>
          <text:p text:style-name="P28"><draw:frame draw:style-name="fr1" draw:name="Object50" text:anchor-type="as-char" svg:width="0.1984in" svg:height="0.3929in" draw:z-index="73"><draw:object xlink:href="./Object 51" xlink:type="simple" xlink:show="embed" xlink:actuate="onLoad"/><draw:image xlink:href="./ObjectReplacements/Object 51" xlink:type="simple" xlink:show="embed" xlink:actuate="onLoad"/></draw:frame></text:p>
        </text:list-item>
        <text:list-item>
          <text:p text:style-name="P28"><draw:frame draw:style-name="fr1" draw:name="Object51" text:anchor-type="as-char" svg:width="0.2819in" svg:height="0.3929in" draw:z-index="74"><draw:object xlink:href="./Object 52" xlink:type="simple" xlink:show="embed" xlink:actuate="onLoad"/><draw:image xlink:href="./ObjectReplacements/Object 52" xlink:type="simple" xlink:show="embed" xlink:actuate="onLoad"/></draw:frame></text:p>
        </text:list-item>
        <text:list-item>
          <text:p text:style-name="P28"><text:soft-page-break/><draw:frame draw:style-name="fr1" draw:name="Object52" text:anchor-type="as-char" svg:width="0.2799in" svg:height="0.3929in" draw:z-index="64"><draw:object xlink:href="./Object 53" xlink:type="simple" xlink:show="embed" xlink:actuate="onLoad"/><draw:image xlink:href="./ObjectReplacements/Object 53" xlink:type="simple" xlink:show="embed" xlink:actuate="onLoad"/></draw:frame></text:p>
        </text:list-item>
        <text:list-item>
          <text:p text:style-name="P28"><draw:frame draw:style-name="fr1" draw:name="Object53" text:anchor-type="as-char" svg:width="0.2008in" svg:height="0.3929in" draw:z-index="75"><draw:object xlink:href="./Object 54" xlink:type="simple" xlink:show="embed" xlink:actuate="onLoad"/><draw:image xlink:href="./ObjectReplacements/Object 54" xlink:type="simple" xlink:show="embed" xlink:actuate="onLoad"/></draw:frame></text:p>
        </text:list-item>
        <text:list-item>
          <text:p text:style-name="P28"><draw:frame draw:style-name="fr1" draw:name="Object54" text:anchor-type="as-char" svg:width="0.1984in" svg:height="0.3929in" draw:z-index="76"><draw:object xlink:href="./Object 55" xlink:type="simple" xlink:show="embed" xlink:actuate="onLoad"/><draw:image xlink:href="./ObjectReplacements/Object 55" xlink:type="simple" xlink:show="embed" xlink:actuate="onLoad"/></draw:frame></text:p>
        </text:list-item>
        <text:list-item>
          <text:p text:style-name="P28"><draw:frame draw:style-name="fr1" draw:name="Object55" text:anchor-type="as-char" svg:width="0.2819in" svg:height="0.3929in" draw:z-index="77"><draw:object xlink:href="./Object 56" xlink:type="simple" xlink:show="embed" xlink:actuate="onLoad"/><draw:image xlink:href="./ObjectReplacements/Object 56" xlink:type="simple" xlink:show="embed" xlink:actuate="onLoad"/></draw:frame></text:p>
        </text:list-item>
      </text:list>
      <text:p text:style-name="P4"/>
      <text:p text:style-name="P4">Worksheet 2-3</text:p>
      <text:list xml:id="list1972545104" text:style-name="L11">
        <text:list-item>
          <text:p text:style-name="P29"><draw:frame draw:style-name="fr1" draw:name="Object64" text:anchor-type="as-char" svg:width="0.1984in" svg:height="0.3929in" draw:z-index="78"><draw:object xlink:href="./Object 57" xlink:type="simple" xlink:show="embed" xlink:actuate="onLoad"/><draw:image xlink:href="./ObjectReplacements/Object 57" xlink:type="simple" xlink:show="embed" xlink:actuate="onLoad"/></draw:frame></text:p>
        </text:list-item>
        <text:list-item>
          <text:p text:style-name="P29"><draw:frame draw:style-name="fr1" draw:name="Object63" text:anchor-type="as-char" svg:width="0.2075in" svg:height="0.3929in" draw:z-index="79"><draw:object xlink:href="./Object 58" xlink:type="simple" xlink:show="embed" xlink:actuate="onLoad"/><draw:image xlink:href="./ObjectReplacements/Object 58" xlink:type="simple" xlink:show="embed" xlink:actuate="onLoad"/></draw:frame></text:p>
        </text:list-item>
        <text:list-item>
          <text:p text:style-name="P29"><draw:frame draw:style-name="fr1" draw:name="Object62" text:anchor-type="as-char" svg:width="0.1972in" svg:height="0.3929in" draw:z-index="0"><draw:object xlink:href="./Object 59" xlink:type="simple" xlink:show="embed" xlink:actuate="onLoad"/><draw:image xlink:href="./ObjectReplacements/Object 59" xlink:type="simple" xlink:show="embed" xlink:actuate="onLoad"/></draw:frame></text:p>
        </text:list-item>
        <text:list-item>
          <text:p text:style-name="P29"><draw:frame draw:style-name="fr1" draw:name="Object61" text:anchor-type="as-char" svg:width="0.2827in" svg:height="0.3929in" draw:z-index="1"><draw:object xlink:href="./Object 60" xlink:type="simple" xlink:show="embed" xlink:actuate="onLoad"/><draw:image xlink:href="./ObjectReplacements/Object 60" xlink:type="simple" xlink:show="embed" xlink:actuate="onLoad"/></draw:frame></text:p>
        </text:list-item>
        <text:list-item>
          <text:p text:style-name="P29"><draw:frame draw:style-name="fr1" draw:name="Object60" text:anchor-type="as-char" svg:width="0.2835in" svg:height="0.3929in" draw:z-index="2"><draw:object xlink:href="./Object 61" xlink:type="simple" xlink:show="embed" xlink:actuate="onLoad"/><draw:image xlink:href="./ObjectReplacements/Object 61" xlink:type="simple" xlink:show="embed" xlink:actuate="onLoad"/></draw:frame></text:p>
        </text:list-item>
        <text:list-item>
          <text:p text:style-name="P29"><draw:frame draw:style-name="fr1" draw:name="Object59" text:anchor-type="as-char" svg:width="0.2008in" svg:height="0.3929in" draw:z-index="3"><draw:object xlink:href="./Object 62" xlink:type="simple" xlink:show="embed" xlink:actuate="onLoad"/><draw:image xlink:href="./ObjectReplacements/Object 62" xlink:type="simple" xlink:show="embed" xlink:actuate="onLoad"/></draw:frame></text:p>
        </text:list-item>
        <text:list-item>
          <text:p text:style-name="P29"><draw:frame draw:style-name="fr1" draw:name="Object58" text:anchor-type="as-char" svg:width="0.2016in" svg:height="0.3929in" draw:z-index="4"><draw:object xlink:href="./Object 63" xlink:type="simple" xlink:show="embed" xlink:actuate="onLoad"/><draw:image xlink:href="./ObjectReplacements/Object 63" xlink:type="simple" xlink:show="embed" xlink:actuate="onLoad"/></draw:frame></text:p>
        </text:list-item>
        <text:list-item>
          <text:p text:style-name="P29"><draw:frame draw:style-name="fr1" draw:name="Object57" text:anchor-type="as-char" svg:width="0.3083in" svg:height="0.3929in" draw:z-index="5"><draw:object xlink:href="./Object 64" xlink:type="simple" xlink:show="embed" xlink:actuate="onLoad"/><draw:image xlink:href="./ObjectReplacements/Object 64" xlink:type="simple" xlink:show="embed" xlink:actuate="onLoad"/></draw:frame></text:p>
        </text:list-item>
        <text:list-item>
          <text:p text:style-name="P29"><draw:frame draw:style-name="fr1" draw:name="Object65" text:anchor-type="as-char" svg:width="0.2811in" svg:height="0.3929in" draw:z-index="6"><draw:object xlink:href="./Object 65" xlink:type="simple" xlink:show="embed" xlink:actuate="onLoad"/><draw:image xlink:href="./ObjectReplacements/Object 65" xlink:type="simple" xlink:show="embed" xlink:actuate="onLoad"/></draw:frame></text:p>
        </text:list-item>
        <text:list-item>
          <text:p text:style-name="P29"><draw:frame draw:style-name="fr1" draw:name="Object66" text:anchor-type="as-char" svg:width="0.2075in" svg:height="0.3929in" draw:z-index="7"><draw:object xlink:href="./Object 66" xlink:type="simple" xlink:show="embed" xlink:actuate="onLoad"/><draw:image xlink:href="./ObjectReplacements/Object 66" xlink:type="simple" xlink:show="embed" xlink:actuate="onLoad"/></draw:frame></text:p>
        </text:list-item>
        <text:list-item>
          <text:p text:style-name="P29"><draw:frame draw:style-name="fr1" draw:name="Object67" text:anchor-type="as-char" svg:width="0.2866in" svg:height="0.3929in" draw:z-index="80"><draw:object xlink:href="./Object 67" xlink:type="simple" xlink:show="embed" xlink:actuate="onLoad"/><draw:image xlink:href="./ObjectReplacements/Object 67" xlink:type="simple" xlink:show="embed" xlink:actuate="onLoad"/></draw:frame></text:p>
        </text:list-item>
        <text:list-item>
          <text:p text:style-name="P29"><draw:frame draw:style-name="fr1" draw:name="Object68" text:anchor-type="as-char" svg:width="0.3654in" svg:height="0.3929in" draw:z-index="8"><draw:object xlink:href="./Object 68" xlink:type="simple" xlink:show="embed" xlink:actuate="onLoad"/><draw:image xlink:href="./ObjectReplacements/Object 68" xlink:type="simple" xlink:show="embed" xlink:actuate="onLoad"/></draw:frame></text:p>
        </text:list-item>
        <text:list-item>
          <text:p text:style-name="P29"><draw:frame draw:style-name="fr1" draw:name="Object69" text:anchor-type="as-char" svg:width="0.5516in" svg:height="0.3929in" draw:z-index="9"><draw:object xlink:href="./Object 69" xlink:type="simple" xlink:show="embed" xlink:actuate="onLoad"/><draw:image xlink:href="./ObjectReplacements/Object 69" xlink:type="simple" xlink:show="embed" xlink:actuate="onLoad"/></draw:frame></text:p>
        </text:list-item>
        <text:list-item>
          <text:p text:style-name="P29"><draw:frame draw:style-name="fr1" draw:name="Object70" text:anchor-type="as-char" svg:width="0.3681in" svg:height="0.3929in" draw:z-index="10"><draw:object xlink:href="./Object 70" xlink:type="simple" xlink:show="embed" xlink:actuate="onLoad"/><draw:image xlink:href="./ObjectReplacements/Object 70" xlink:type="simple" xlink:show="embed" xlink:actuate="onLoad"/></draw:frame></text:p>
        </text:list-item>
        <text:list-item>
          <text:p text:style-name="P29"><draw:frame draw:style-name="fr1" draw:name="Object71" text:anchor-type="as-char" svg:width="0.4661in" svg:height="0.3929in" draw:z-index="11"><draw:object xlink:href="./Object 71" xlink:type="simple" xlink:show="embed" xlink:actuate="onLoad"/><draw:image xlink:href="./ObjectReplacements/Object 71" xlink:type="simple" xlink:show="embed" xlink:actuate="onLoad"/></draw:frame></text:p>
        </text:list-item>
        <text:list-item>
          <text:p text:style-name="P29"><draw:frame draw:style-name="fr1" draw:name="Object72" text:anchor-type="as-char" svg:width="0.2839in" svg:height="0.3929in" draw:z-index="12"><draw:object xlink:href="./Object 72" xlink:type="simple" xlink:show="embed" xlink:actuate="onLoad"/><draw:image xlink:href="./ObjectReplacements/Object 72" xlink:type="simple" xlink:show="embed" xlink:actuate="onLoad"/></draw:frame></text:p>
        </text:list-item>
        <text:list-item>
          <text:p text:style-name="P29"><draw:frame draw:style-name="fr1" draw:name="Object73" text:anchor-type="as-char" svg:width="0.2819in" svg:height="0.3929in" draw:z-index="13"><draw:object xlink:href="./Object 73" xlink:type="simple" xlink:show="embed" xlink:actuate="onLoad"/><draw:image xlink:href="./ObjectReplacements/Object 73" xlink:type="simple" xlink:show="embed" xlink:actuate="onLoad"/></draw:frame></text:p>
        </text:list-item>
        <text:list-item>
          <text:p text:style-name="P29"><draw:frame draw:style-name="fr1" draw:name="Object74" text:anchor-type="as-char" svg:width="0.2008in" svg:height="0.3929in" draw:z-index="14"><draw:object xlink:href="./Object 74" xlink:type="simple" xlink:show="embed" xlink:actuate="onLoad"/><draw:image xlink:href="./ObjectReplacements/Object 74" xlink:type="simple" xlink:show="embed" xlink:actuate="onLoad"/></draw:frame></text:p>
        </text:list-item>
        <text:list-item>
          <text:p text:style-name="P29"><text:soft-page-break/><draw:frame draw:style-name="fr1" draw:name="Object75" text:anchor-type="as-char" svg:width="0.3083in" svg:height="0.3929in" draw:z-index="15"><draw:object xlink:href="./Object 75" xlink:type="simple" xlink:show="embed" xlink:actuate="onLoad"/><draw:image xlink:href="./ObjectReplacements/Object 75" xlink:type="simple" xlink:show="embed" xlink:actuate="onLoad"/></draw:frame></text:p>
        </text:list-item>
        <text:list-item>
          <text:p text:style-name="P29"><draw:frame draw:style-name="fr1" draw:name="Object76" text:anchor-type="as-char" svg:width="0.3835in" svg:height="0.3929in" draw:z-index="16"><draw:object xlink:href="./Object 76" xlink:type="simple" xlink:show="embed" xlink:actuate="onLoad"/><draw:image xlink:href="./ObjectReplacements/Object 76" xlink:type="simple" xlink:show="embed" xlink:actuate="onLoad"/></draw:frame></text:p>
        </text:list-item>
        <text:list-item>
          <text:p text:style-name="P29"><draw:frame draw:style-name="fr1" draw:name="Object77" text:anchor-type="as-char" svg:width="0.3083in" svg:height="0.3929in" draw:z-index="17"><draw:object xlink:href="./Object 77" xlink:type="simple" xlink:show="embed" xlink:actuate="onLoad"/><draw:image xlink:href="./ObjectReplacements/Object 77" xlink:type="simple" xlink:show="embed" xlink:actuate="onLoad"/></draw:frame></text:p>
        </text:list-item>
        <text:list-item>
          <text:p text:style-name="P29"><draw:frame draw:style-name="fr1" draw:name="Object78" text:anchor-type="as-char" svg:width="0.3854in" svg:height="0.3929in" draw:z-index="18"><draw:object xlink:href="./Object 78" xlink:type="simple" xlink:show="embed" xlink:actuate="onLoad"/><draw:image xlink:href="./ObjectReplacements/Object 78" xlink:type="simple" xlink:show="embed" xlink:actuate="onLoad"/></draw:frame></text:p>
        </text:list-item>
        <text:list-item>
          <text:p text:style-name="P29"><draw:frame draw:style-name="fr1" draw:name="Object79" text:anchor-type="as-char" svg:width="0.3083in" svg:height="0.3929in" draw:z-index="19"><draw:object xlink:href="./Object 79" xlink:type="simple" xlink:show="embed" xlink:actuate="onLoad"/><draw:image xlink:href="./ObjectReplacements/Object 79" xlink:type="simple" xlink:show="embed" xlink:actuate="onLoad"/></draw:frame></text:p>
        </text:list-item>
        <text:list-item>
          <text:p text:style-name="P29"><draw:frame draw:style-name="fr1" draw:name="Object80" text:anchor-type="as-char" svg:width="0.2862in" svg:height="0.3929in" draw:z-index="20"><draw:object xlink:href="./Object 80" xlink:type="simple" xlink:show="embed" xlink:actuate="onLoad"/><draw:image xlink:href="./ObjectReplacements/Object 80" xlink:type="simple" xlink:show="embed" xlink:actuate="onLoad"/></draw:frame></text:p>
        </text:list-item>
      </text:list>
      <text:p text:style-name="P4"/>
      <text:p text:style-name="P4">Worksheet 2-4</text:p>
      <text:list xml:id="list1962068736" text:style-name="L12">
        <text:list-item>
          <text:p text:style-name="P30"><draw:frame draw:style-name="fr2" draw:name="Object82" text:anchor-type="as-char" svg:width="0.1992in" svg:height="0.3929in" draw:z-index="81"><draw:object xlink:href="./Object 82" xlink:type="simple" xlink:show="embed" xlink:actuate="onLoad"/><draw:image xlink:href="./ObjectReplacements/Object 82" xlink:type="simple" xlink:show="embed" xlink:actuate="onLoad"/></draw:frame></text:p>
        </text:list-item>
        <text:list-item>
          <text:p text:style-name="P30"><draw:frame draw:style-name="fr2" draw:name="Object83" text:anchor-type="as-char" svg:width="0.2839in" svg:height="0.3929in" draw:z-index="82"><draw:object xlink:href="./Object 83" xlink:type="simple" xlink:show="embed" xlink:actuate="onLoad"/><draw:image xlink:href="./ObjectReplacements/Object 83" xlink:type="simple" xlink:show="embed" xlink:actuate="onLoad"/></draw:frame> </text:p>
        </text:list-item>
        <text:list-item>
          <text:p text:style-name="P30"><draw:frame draw:style-name="fr2" draw:name="Object84" text:anchor-type="as-char" svg:width="0.2028in" svg:height="0.3929in" draw:z-index="83"><draw:object xlink:href="./Object 84" xlink:type="simple" xlink:show="embed" xlink:actuate="onLoad"/><draw:image xlink:href="./ObjectReplacements/Object 84" xlink:type="simple" xlink:show="embed" xlink:actuate="onLoad"/></draw:frame> </text:p>
        </text:list-item>
        <text:list-item>
          <text:p text:style-name="P30"><draw:frame draw:style-name="fr2" draw:name="Object85" text:anchor-type="as-char" svg:width="0.2835in" svg:height="0.3929in" draw:z-index="84"><draw:object xlink:href="./Object 85" xlink:type="simple" xlink:show="embed" xlink:actuate="onLoad"/><draw:image xlink:href="./ObjectReplacements/Object 85" xlink:type="simple" xlink:show="embed" xlink:actuate="onLoad"/></draw:frame> </text:p>
        </text:list-item>
        <text:list-item>
          <text:p text:style-name="P30"><draw:frame draw:style-name="fr2" draw:name="Object86" text:anchor-type="as-char" svg:width="0.2839in" svg:height="0.3929in" draw:z-index="85"><draw:object xlink:href="./Object 86" xlink:type="simple" xlink:show="embed" xlink:actuate="onLoad"/><draw:image xlink:href="./ObjectReplacements/Object 86" xlink:type="simple" xlink:show="embed" xlink:actuate="onLoad"/></draw:frame> </text:p>
        </text:list-item>
        <text:list-item>
          <text:p text:style-name="P30"><draw:frame draw:style-name="fr2" draw:name="Object87" text:anchor-type="as-char" svg:width="0.2839in" svg:height="0.3929in" draw:z-index="86"><draw:object xlink:href="./Object 87" xlink:type="simple" xlink:show="embed" xlink:actuate="onLoad"/><draw:image xlink:href="./ObjectReplacements/Object 87" xlink:type="simple" xlink:show="embed" xlink:actuate="onLoad"/></draw:frame> </text:p>
        </text:list-item>
        <text:list-item>
          <text:p text:style-name="P30">0 </text:p>
        </text:list-item>
        <text:list-item>
          <text:p text:style-name="P30"><draw:frame draw:style-name="fr2" draw:name="Object88" text:anchor-type="as-char" svg:width="0.2819in" svg:height="0.3929in" draw:z-index="87"><draw:object xlink:href="./Object 88" xlink:type="simple" xlink:show="embed" xlink:actuate="onLoad"/><draw:image xlink:href="./ObjectReplacements/Object 88" xlink:type="simple" xlink:show="embed" xlink:actuate="onLoad"/></draw:frame> </text:p>
        </text:list-item>
        <text:list-item>
          <text:p text:style-name="P30"><draw:frame draw:style-name="fr2" draw:name="Object89" text:anchor-type="as-char" svg:width="0.2791in" svg:height="0.3929in" draw:z-index="88"><draw:object xlink:href="./Object 89" xlink:type="simple" xlink:show="embed" xlink:actuate="onLoad"/><draw:image xlink:href="./ObjectReplacements/Object 89" xlink:type="simple" xlink:show="embed" xlink:actuate="onLoad"/></draw:frame> </text:p>
        </text:list-item>
        <text:list-item>
          <text:p text:style-name="P30"><draw:frame draw:style-name="fr2" draw:name="Object90" text:anchor-type="as-char" svg:width="0.2807in" svg:height="0.3929in" draw:z-index="89"><draw:object xlink:href="./Object 90" xlink:type="simple" xlink:show="embed" xlink:actuate="onLoad"/><draw:image xlink:href="./ObjectReplacements/Object 90" xlink:type="simple" xlink:show="embed" xlink:actuate="onLoad"/></draw:frame> </text:p>
        </text:list-item>
        <text:list-item>
          <text:p text:style-name="P30"><draw:frame draw:style-name="fr2" draw:name="Object91" text:anchor-type="as-char" svg:width="0.2874in" svg:height="0.3929in" draw:z-index="90"><draw:object xlink:href="./Object 91" xlink:type="simple" xlink:show="embed" xlink:actuate="onLoad"/><draw:image xlink:href="./ObjectReplacements/Object 91" xlink:type="simple" xlink:show="embed" xlink:actuate="onLoad"/></draw:frame> </text:p>
        </text:list-item>
        <text:list-item>
          <text:p text:style-name="P30"><draw:frame draw:style-name="fr2" draw:name="Object92" text:anchor-type="as-char" svg:width="0.2882in" svg:height="0.3929in" draw:z-index="91"><draw:object xlink:href="./Object 92" xlink:type="simple" xlink:show="embed" xlink:actuate="onLoad"/><draw:image xlink:href="./ObjectReplacements/Object 92" xlink:type="simple" xlink:show="embed" xlink:actuate="onLoad"/></draw:frame> </text:p>
        </text:list-item>
        <text:list-item>
          <text:p text:style-name="P30"><draw:frame draw:style-name="fr2" draw:name="Object93" text:anchor-type="as-char" svg:width="0.2874in" svg:height="0.3929in" draw:z-index="92"><draw:object xlink:href="./Object 93" xlink:type="simple" xlink:show="embed" xlink:actuate="onLoad"/><draw:image xlink:href="./ObjectReplacements/Object 93" xlink:type="simple" xlink:show="embed" xlink:actuate="onLoad"/></draw:frame> </text:p>
        </text:list-item>
        <text:list-item>
          <text:p text:style-name="P30"><draw:frame draw:style-name="fr2" draw:name="Object94" text:anchor-type="as-char" svg:width="0.3654in" svg:height="0.3929in" draw:z-index="93"><draw:object xlink:href="./Object 94" xlink:type="simple" xlink:show="embed" xlink:actuate="onLoad"/><draw:image xlink:href="./ObjectReplacements/Object 94" xlink:type="simple" xlink:show="embed" xlink:actuate="onLoad"/></draw:frame> </text:p>
        </text:list-item>
        <text:list-item>
          <text:p text:style-name="P30"><draw:frame draw:style-name="fr2" draw:name="Object95" text:anchor-type="as-char" svg:width="0.3626in" svg:height="0.3929in" draw:z-index="94"><draw:object xlink:href="./Object 95" xlink:type="simple" xlink:show="embed" xlink:actuate="onLoad"/><draw:image xlink:href="./ObjectReplacements/Object 95" xlink:type="simple" xlink:show="embed" xlink:actuate="onLoad"/></draw:frame> </text:p>
        </text:list-item>
        <text:list-item>
          <text:p text:style-name="P30"><draw:frame draw:style-name="fr2" draw:name="Object96" text:anchor-type="as-char" svg:width="0.3701in" svg:height="0.3929in" draw:z-index="95"><draw:object xlink:href="./Object 96" xlink:type="simple" xlink:show="embed" xlink:actuate="onLoad"/><draw:image xlink:href="./ObjectReplacements/Object 96" xlink:type="simple" xlink:show="embed" xlink:actuate="onLoad"/></draw:frame> </text:p>
        </text:list-item>
        <text:list-item>
          <text:p text:style-name="P30">18 </text:p>
        </text:list-item>
        <text:list-item>
          <text:p text:style-name="P30"><text:soft-page-break/><draw:frame draw:style-name="fr2" draw:name="Object97" text:anchor-type="as-char" svg:width="0.2791in" svg:height="0.3929in" draw:z-index="96"><draw:object xlink:href="./Object 97" xlink:type="simple" xlink:show="embed" xlink:actuate="onLoad"/><draw:image xlink:href="./ObjectReplacements/Object 97" xlink:type="simple" xlink:show="embed" xlink:actuate="onLoad"/></draw:frame> or <draw:frame draw:style-name="fr2" draw:name="Object98" text:anchor-type="as-char" svg:width="0.3055in" svg:height="0.3929in" draw:z-index="97"><draw:object xlink:href="./Object 98" xlink:type="simple" xlink:show="embed" xlink:actuate="onLoad"/><draw:image xlink:href="./ObjectReplacements/Object 98" xlink:type="simple" xlink:show="embed" xlink:actuate="onLoad"/></draw:frame> </text:p>
        </text:list-item>
        <text:list-item>
          <text:p text:style-name="P30"><draw:frame draw:style-name="fr2" draw:name="Object99" text:anchor-type="as-char" svg:width="0.2047in" svg:height="0.3929in" draw:z-index="98"><draw:object xlink:href="./Object 99" xlink:type="simple" xlink:show="embed" xlink:actuate="onLoad"/><draw:image xlink:href="./ObjectReplacements/Object 99" xlink:type="simple" xlink:show="embed" xlink:actuate="onLoad"/></draw:frame> </text:p>
        </text:list-item>
        <text:list-item>
          <text:p text:style-name="P30"><draw:frame draw:style-name="fr2" draw:name="Object100" text:anchor-type="as-char" svg:width="0.2839in" svg:height="0.3929in" draw:z-index="99"><draw:object xlink:href="./Object 100" xlink:type="simple" xlink:show="embed" xlink:actuate="onLoad"/><draw:image xlink:href="./ObjectReplacements/Object 100" xlink:type="simple" xlink:show="embed" xlink:actuate="onLoad"/></draw:frame> </text:p>
        </text:list-item>
        <text:list-item>
          <text:p text:style-name="P30"><draw:frame draw:style-name="fr2" draw:name="Object101" text:anchor-type="as-char" svg:width="0.2839in" svg:height="0.3929in" draw:z-index="100"><draw:object xlink:href="./Object 101" xlink:type="simple" xlink:show="embed" xlink:actuate="onLoad"/><draw:image xlink:href="./ObjectReplacements/Object 101" xlink:type="simple" xlink:show="embed" xlink:actuate="onLoad"/></draw:frame> or <draw:frame draw:style-name="fr2" draw:name="Object102" text:anchor-type="as-char" svg:width="0.298in" svg:height="0.3929in" draw:z-index="101"><draw:object xlink:href="./Object 102" xlink:type="simple" xlink:show="embed" xlink:actuate="onLoad"/><draw:image xlink:href="./ObjectReplacements/Object 102" xlink:type="simple" xlink:show="embed" xlink:actuate="onLoad"/></draw:frame> </text:p>
        </text:list-item>
        <text:list-item>
          <text:p text:style-name="P30">20 </text:p>
        </text:list-item>
        <text:list-item>
          <text:p text:style-name="P30"><draw:frame draw:style-name="fr2" draw:name="Object103" text:anchor-type="as-char" svg:width="0.1992in" svg:height="0.3929in" draw:z-index="102"><draw:object xlink:href="./Object 103" xlink:type="simple" xlink:show="embed" xlink:actuate="onLoad"/><draw:image xlink:href="./ObjectReplacements/Object 103" xlink:type="simple" xlink:show="embed" xlink:actuate="onLoad"/></draw:frame> </text:p>
        </text:list-item>
        <text:list-item>
          <text:p text:style-name="P30">18 </text:p>
        </text:list-item>
      </text:list>
      <text:p text:style-name="P4"/>
      <text:p text:style-name="P4">Worksheet 2-5</text:p>
      <text:list xml:id="list132932867" text:style-name="L23">
        <text:list-item>
          <text:p text:style-name="P47">1</text:p>
        </text:list-item>
        <text:list-item>
          <text:p text:style-name="P47"><draw:frame draw:style-name="fr2" draw:name="Object104" text:anchor-type="as-char" svg:width="0.198in" svg:height="0.3929in" draw:z-index="103"><draw:object xlink:href="./Object 104" xlink:type="simple" xlink:show="embed" xlink:actuate="onLoad"/><draw:image xlink:href="./ObjectReplacements/Object 104" xlink:type="simple" xlink:show="embed" xlink:actuate="onLoad"/></draw:frame></text:p>
        </text:list-item>
        <text:list-item>
          <text:p text:style-name="P47"><draw:frame draw:style-name="fr2" draw:name="Object105" text:anchor-type="as-char" svg:width="0.202in" svg:height="0.3929in" draw:z-index="104"><draw:object xlink:href="./Object 105" xlink:type="simple" xlink:show="embed" xlink:actuate="onLoad"/><draw:image xlink:href="./ObjectReplacements/Object 105" xlink:type="simple" xlink:show="embed" xlink:actuate="onLoad"/></draw:frame></text:p>
        </text:list-item>
        <text:list-item>
          <text:p text:style-name="P47"><draw:frame draw:style-name="fr2" draw:name="Object106" text:anchor-type="as-char" svg:width="0.2047in" svg:height="0.3929in" draw:z-index="105"><draw:object xlink:href="./Object 106" xlink:type="simple" xlink:show="embed" xlink:actuate="onLoad"/><draw:image xlink:href="./ObjectReplacements/Object 106" xlink:type="simple" xlink:show="embed" xlink:actuate="onLoad"/></draw:frame></text:p>
        </text:list-item>
        <text:list-item>
          <text:p text:style-name="P47"><draw:frame draw:style-name="fr2" draw:name="Object107" text:anchor-type="as-char" svg:width="0.298in" svg:height="0.3929in" draw:z-index="106"><draw:object xlink:href="./Object 107" xlink:type="simple" xlink:show="embed" xlink:actuate="onLoad"/><draw:image xlink:href="./ObjectReplacements/Object 107" xlink:type="simple" xlink:show="embed" xlink:actuate="onLoad"/></draw:frame></text:p>
        </text:list-item>
        <text:list-item>
          <text:p text:style-name="P47"><draw:frame draw:style-name="fr2" draw:name="Object108" text:anchor-type="as-char" svg:width="0.202in" svg:height="0.3929in" draw:z-index="107"><draw:object xlink:href="./Object 108" xlink:type="simple" xlink:show="embed" xlink:actuate="onLoad"/><draw:image xlink:href="./ObjectReplacements/Object 108" xlink:type="simple" xlink:show="embed" xlink:actuate="onLoad"/></draw:frame></text:p>
        </text:list-item>
        <text:list-item>
          <text:p text:style-name="P47"><draw:frame draw:style-name="fr2" draw:name="Object109" text:anchor-type="as-char" svg:width="0.2791in" svg:height="0.3929in" draw:z-index="108"><draw:object xlink:href="./Object 109" xlink:type="simple" xlink:show="embed" xlink:actuate="onLoad"/><draw:image xlink:href="./ObjectReplacements/Object 109" xlink:type="simple" xlink:show="embed" xlink:actuate="onLoad"/></draw:frame></text:p>
        </text:list-item>
        <text:list-item>
          <text:p text:style-name="P47">1</text:p>
        </text:list-item>
        <text:list-item>
          <text:p text:style-name="P47"><draw:frame draw:style-name="fr2" draw:name="Object110" text:anchor-type="as-char" svg:width="0.3866in" svg:height="0.3929in" draw:z-index="109"><draw:object xlink:href="./Object 110" xlink:type="simple" xlink:show="embed" xlink:actuate="onLoad"/><draw:image xlink:href="./ObjectReplacements/Object 110" xlink:type="simple" xlink:show="embed" xlink:actuate="onLoad"/></draw:frame></text:p>
        </text:list-item>
        <text:list-item>
          <text:p text:style-name="P47">32</text:p>
        </text:list-item>
        <text:list-item>
          <text:p text:style-name="P47"><draw:frame draw:style-name="fr2" draw:name="Object111" text:anchor-type="as-char" svg:width="0.389in" svg:height="0.3929in" draw:z-index="110"><draw:object xlink:href="./Object 111" xlink:type="simple" xlink:show="embed" xlink:actuate="onLoad"/><draw:image xlink:href="./ObjectReplacements/Object 111" xlink:type="simple" xlink:show="embed" xlink:actuate="onLoad"/></draw:frame></text:p>
        </text:list-item>
        <text:list-item>
          <text:p text:style-name="P47"><draw:frame draw:style-name="fr2" draw:name="Object112" text:anchor-type="as-char" svg:width="0.2047in" svg:height="0.3929in" draw:z-index="111"><draw:object xlink:href="./Object 112" xlink:type="simple" xlink:show="embed" xlink:actuate="onLoad"/><draw:image xlink:href="./ObjectReplacements/Object 112" xlink:type="simple" xlink:show="embed" xlink:actuate="onLoad"/></draw:frame></text:p>
        </text:list-item>
        <text:list-item>
          <text:p text:style-name="P47"><draw:frame draw:style-name="fr2" draw:name="Object113" text:anchor-type="as-char" svg:width="0.3835in" svg:height="0.3929in" draw:z-index="112"><draw:object xlink:href="./Object 113" xlink:type="simple" xlink:show="embed" xlink:actuate="onLoad"/><draw:image xlink:href="./ObjectReplacements/Object 113" xlink:type="simple" xlink:show="embed" xlink:actuate="onLoad"/></draw:frame></text:p>
        </text:list-item>
        <text:list-item>
          <text:p text:style-name="P47"><draw:frame draw:style-name="fr2" draw:name="Object114" text:anchor-type="as-char" svg:width="0.3874in" svg:height="0.3929in" draw:z-index="113"><draw:object xlink:href="./Object 114" xlink:type="simple" xlink:show="embed" xlink:actuate="onLoad"/><draw:image xlink:href="./ObjectReplacements/Object 114" xlink:type="simple" xlink:show="embed" xlink:actuate="onLoad"/></draw:frame></text:p>
        </text:list-item>
        <text:list-item>
          <text:p text:style-name="P47">80 capsules</text:p>
        </text:list-item>
        <text:list-item>
          <text:p text:style-name="P47">25 syringes</text:p>
        </text:list-item>
      </text:list>
      <text:p text:style-name="P4"/>
      <text:p text:style-name="P4">Worksheet 2-6</text:p>
      <text:list xml:id="list1020409160" text:style-name="L24">
        <text:list-item>
          <text:p text:style-name="P48">0.467</text:p>
        </text:list-item>
        <text:list-item>
          <text:p text:style-name="P48">0.325</text:p>
        </text:list-item>
        <text:list-item>
          <text:p text:style-name="P48">0.625</text:p>
        </text:list-item>
        <text:list-item>
          <text:p text:style-name="P48"><text:soft-page-break/>0.867</text:p>
        </text:list-item>
        <text:list-item>
          <text:p text:style-name="P48">0.567</text:p>
        </text:list-item>
        <text:list-item>
          <text:p text:style-name="P48">0.875</text:p>
        </text:list-item>
        <text:list-item>
          <text:p text:style-name="P48">0.333</text:p>
        </text:list-item>
        <text:list-item>
          <text:p text:style-name="P48">0.68</text:p>
        </text:list-item>
        <text:list-item>
          <text:p text:style-name="P48">0.351</text:p>
        </text:list-item>
        <text:list-item>
          <text:p text:style-name="P48"><draw:frame draw:style-name="fr2" draw:name="Object123" text:anchor-type="as-char" svg:width="0.2047in" svg:height="0.3929in" draw:z-index="122"><draw:object xlink:href="./Object 123" xlink:type="simple" xlink:show="embed" xlink:actuate="onLoad"/><draw:image xlink:href="./ObjectReplacements/Object 123" xlink:type="simple" xlink:show="embed" xlink:actuate="onLoad"/></draw:frame></text:p>
        </text:list-item>
        <text:list-item>
          <text:p text:style-name="P48"><draw:frame draw:style-name="fr2" draw:name="Object124" text:anchor-type="as-char" svg:width="0.1965in" svg:height="0.3929in" draw:z-index="123"><draw:object xlink:href="./Object 124" xlink:type="simple" xlink:show="embed" xlink:actuate="onLoad"/><draw:image xlink:href="./ObjectReplacements/Object 124" xlink:type="simple" xlink:show="embed" xlink:actuate="onLoad"/></draw:frame></text:p>
        </text:list-item>
        <text:list-item>
          <text:p text:style-name="P48"><draw:frame draw:style-name="fr2" draw:name="Object125" text:anchor-type="as-char" svg:width="0.2866in" svg:height="0.3929in" draw:z-index="124"><draw:object xlink:href="./Object 125" xlink:type="simple" xlink:show="embed" xlink:actuate="onLoad"/><draw:image xlink:href="./ObjectReplacements/Object 125" xlink:type="simple" xlink:show="embed" xlink:actuate="onLoad"/></draw:frame> or <draw:frame draw:style-name="fr2" draw:name="Object126" text:anchor-type="as-char" svg:width="0.1965in" svg:height="0.3929in" draw:z-index="125"><draw:object xlink:href="./Object 126" xlink:type="simple" xlink:show="embed" xlink:actuate="onLoad"/><draw:image xlink:href="./ObjectReplacements/Object 126" xlink:type="simple" xlink:show="embed" xlink:actuate="onLoad"/></draw:frame></text:p>
        </text:list-item>
        <text:list-item>
          <text:p text:style-name="P48"><draw:frame draw:style-name="fr2" draw:name="Object127" text:anchor-type="as-char" svg:width="0.202in" svg:height="0.3929in" draw:z-index="126"><draw:object xlink:href="./Object 127" xlink:type="simple" xlink:show="embed" xlink:actuate="onLoad"/><draw:image xlink:href="./ObjectReplacements/Object 127" xlink:type="simple" xlink:show="embed" xlink:actuate="onLoad"/></draw:frame> or <draw:frame draw:style-name="fr2" draw:name="Object128" text:anchor-type="as-char" svg:width="0.2047in" svg:height="0.3929in" draw:z-index="127"><draw:object xlink:href="./Object 128" xlink:type="simple" xlink:show="embed" xlink:actuate="onLoad"/><draw:image xlink:href="./ObjectReplacements/Object 128" xlink:type="simple" xlink:show="embed" xlink:actuate="onLoad"/></draw:frame></text:p>
        </text:list-item>
        <text:list-item>
          <text:p text:style-name="P48"><draw:frame draw:style-name="fr2" draw:name="Object129" text:anchor-type="as-char" svg:width="0.3634in" svg:height="0.3929in" draw:z-index="128"><draw:object xlink:href="./Object 129" xlink:type="simple" xlink:show="embed" xlink:actuate="onLoad"/><draw:image xlink:href="./ObjectReplacements/Object 129" xlink:type="simple" xlink:show="embed" xlink:actuate="onLoad"/></draw:frame> or <draw:frame draw:style-name="fr2" draw:name="Object130" text:anchor-type="as-char" svg:width="0.1992in" svg:height="0.3929in" draw:z-index="129"><draw:object xlink:href="./Object 130" xlink:type="simple" xlink:show="embed" xlink:actuate="onLoad"/><draw:image xlink:href="./ObjectReplacements/Object 130" xlink:type="simple" xlink:show="embed" xlink:actuate="onLoad"/></draw:frame></text:p>
        </text:list-item>
        <text:list-item>
          <text:p text:style-name="P48"><draw:frame draw:style-name="fr2" draw:name="Object131" text:anchor-type="as-char" svg:width="0.1957in" svg:height="0.3929in" draw:z-index="130"><draw:object xlink:href="./Object 131" xlink:type="simple" xlink:show="embed" xlink:actuate="onLoad"/><draw:image xlink:href="./ObjectReplacements/Object 131" xlink:type="simple" xlink:show="embed" xlink:actuate="onLoad"/></draw:frame></text:p>
        </text:list-item>
        <text:list-item>
          <text:p text:style-name="P48"><draw:frame draw:style-name="fr2" draw:name="Object132" text:anchor-type="as-char" svg:width="0.2047in" svg:height="0.3929in" draw:z-index="131"><draw:object xlink:href="./Object 132" xlink:type="simple" xlink:show="embed" xlink:actuate="onLoad"/><draw:image xlink:href="./ObjectReplacements/Object 132" xlink:type="simple" xlink:show="embed" xlink:actuate="onLoad"/></draw:frame></text:p>
        </text:list-item>
        <text:list-item>
          <text:p text:style-name="P48"><draw:frame draw:style-name="fr2" draw:name="Object133" text:anchor-type="as-char" svg:width="0.2047in" svg:height="0.3929in" draw:z-index="132"><draw:object xlink:href="./Object 133" xlink:type="simple" xlink:show="embed" xlink:actuate="onLoad"/><draw:image xlink:href="./ObjectReplacements/Object 133" xlink:type="simple" xlink:show="embed" xlink:actuate="onLoad"/></draw:frame></text:p>
        </text:list-item>
        <text:list-item>
          <text:p text:style-name="P48"><draw:frame draw:style-name="fr2" draw:name="Object134" text:anchor-type="as-char" svg:width="0.1965in" svg:height="0.3929in" draw:z-index="133"><draw:object xlink:href="./Object 134" xlink:type="simple" xlink:show="embed" xlink:actuate="onLoad"/><draw:image xlink:href="./ObjectReplacements/Object 134" xlink:type="simple" xlink:show="embed" xlink:actuate="onLoad"/></draw:frame></text:p>
        </text:list-item>
        <text:list-item>
          <text:p text:style-name="P48"><draw:frame draw:style-name="fr2" draw:name="Object135" text:anchor-type="as-char" svg:width="0.2047in" svg:height="0.3929in" draw:z-index="134"><draw:object xlink:href="./Object 135" xlink:type="simple" xlink:show="embed" xlink:actuate="onLoad"/><draw:image xlink:href="./ObjectReplacements/Object 135" xlink:type="simple" xlink:show="embed" xlink:actuate="onLoad"/></draw:frame></text:p>
        </text:list-item>
        <text:list-item>
          <text:p text:style-name="P48"><draw:frame draw:style-name="fr2" draw:name="Object115" text:anchor-type="as-char" svg:width="0.198in" svg:height="0.3929in" draw:z-index="114"><draw:object xlink:href="./Object 115" xlink:type="simple" xlink:show="embed" xlink:actuate="onLoad"/><draw:image xlink:href="./ObjectReplacements/Object 115" xlink:type="simple" xlink:show="embed" xlink:actuate="onLoad"/></draw:frame></text:p>
        </text:list-item>
        <text:list-item>
          <text:p text:style-name="P48"><draw:frame draw:style-name="fr2" draw:name="Object116" text:anchor-type="as-char" svg:width="0.2047in" svg:height="0.3929in" draw:z-index="115"><draw:object xlink:href="./Object 116" xlink:type="simple" xlink:show="embed" xlink:actuate="onLoad"/><draw:image xlink:href="./ObjectReplacements/Object 116" xlink:type="simple" xlink:show="embed" xlink:actuate="onLoad"/></draw:frame></text:p>
        </text:list-item>
        <text:list-item>
          <text:p text:style-name="P48"><draw:frame draw:style-name="fr2" draw:name="Object136" text:anchor-type="as-char" svg:width="0.198in" svg:height="0.3929in" draw:z-index="135"><draw:object xlink:href="./Object 136" xlink:type="simple" xlink:show="embed" xlink:actuate="onLoad"/><draw:image xlink:href="./ObjectReplacements/Object 136" xlink:type="simple" xlink:show="embed" xlink:actuate="onLoad"/></draw:frame></text:p>
        </text:list-item>
        <text:list-item>
          <text:p text:style-name="P48"><draw:frame draw:style-name="fr2" draw:name="Object137" text:anchor-type="as-char" svg:width="0.2807in" svg:height="0.3929in" draw:z-index="136"><draw:object xlink:href="./Object 137" xlink:type="simple" xlink:show="embed" xlink:actuate="onLoad"/><draw:image xlink:href="./ObjectReplacements/Object 137" xlink:type="simple" xlink:show="embed" xlink:actuate="onLoad"/></draw:frame></text:p>
        </text:list-item>
        <text:list-item>
          <text:p text:style-name="P48"><draw:frame draw:style-name="fr2" draw:name="Object138" text:anchor-type="as-char" svg:width="0.2819in" svg:height="0.3929in" draw:z-index="137"><draw:object xlink:href="./Object 138" xlink:type="simple" xlink:show="embed" xlink:actuate="onLoad"/><draw:image xlink:href="./ObjectReplacements/Object 138" xlink:type="simple" xlink:show="embed" xlink:actuate="onLoad"/></draw:frame></text:p>
        </text:list-item>
        <text:list-item>
          <text:p text:style-name="P48"><draw:frame draw:style-name="fr2" draw:name="Object117" text:anchor-type="as-char" svg:width="0.202in" svg:height="0.3929in" draw:z-index="116"><draw:object xlink:href="./Object 117" xlink:type="simple" xlink:show="embed" xlink:actuate="onLoad"/><draw:image xlink:href="./ObjectReplacements/Object 117" xlink:type="simple" xlink:show="embed" xlink:actuate="onLoad"/></draw:frame></text:p>
        </text:list-item>
        <text:list-item>
          <text:p text:style-name="P48"><draw:frame draw:style-name="fr2" draw:name="Object139" text:anchor-type="as-char" svg:width="0.2791in" svg:height="0.3929in" draw:z-index="138"><draw:object xlink:href="./Object 139" xlink:type="simple" xlink:show="embed" xlink:actuate="onLoad"/><draw:image xlink:href="./ObjectReplacements/Object 139" xlink:type="simple" xlink:show="embed" xlink:actuate="onLoad"/></draw:frame> or <draw:frame draw:style-name="fr2" draw:name="Object140" text:anchor-type="as-char" svg:width="0.298in" svg:height="0.3929in" draw:z-index="139"><draw:object xlink:href="./Object 140" xlink:type="simple" xlink:show="embed" xlink:actuate="onLoad"/><draw:image xlink:href="./ObjectReplacements/Object 140" xlink:type="simple" xlink:show="embed" xlink:actuate="onLoad"/></draw:frame></text:p>
        </text:list-item>
        <text:list-item>
          <text:p text:style-name="P48"><draw:frame draw:style-name="fr2" draw:name="Object141" text:anchor-type="as-char" svg:width="0.2866in" svg:height="0.3929in" draw:z-index="140"><draw:object xlink:href="./Object 141" xlink:type="simple" xlink:show="embed" xlink:actuate="onLoad"/><draw:image xlink:href="./ObjectReplacements/Object 141" xlink:type="simple" xlink:show="embed" xlink:actuate="onLoad"/></draw:frame></text:p>
        </text:list-item>
        <text:list-item>
          <text:p text:style-name="P48"><draw:frame draw:style-name="fr2" draw:name="Object142" text:anchor-type="as-char" svg:width="0.1992in" svg:height="0.3929in" draw:z-index="141"><draw:object xlink:href="./Object 142" xlink:type="simple" xlink:show="embed" xlink:actuate="onLoad"/><draw:image xlink:href="./ObjectReplacements/Object 142" xlink:type="simple" xlink:show="embed" xlink:actuate="onLoad"/></draw:frame></text:p>
        </text:list-item>
        <text:list-item>
          <text:p text:style-name="P48"><draw:frame draw:style-name="fr2" draw:name="Object143" text:anchor-type="as-char" svg:width="0.2866in" svg:height="0.3929in" draw:z-index="142"><draw:object xlink:href="./Object 143" xlink:type="simple" xlink:show="embed" xlink:actuate="onLoad"/><draw:image xlink:href="./ObjectReplacements/Object 143" xlink:type="simple" xlink:show="embed" xlink:actuate="onLoad"/></draw:frame></text:p>
        </text:list-item>
        <text:list-item>
          <text:p text:style-name="P48"><text:soft-page-break/><draw:frame draw:style-name="fr2" draw:name="Object144" text:anchor-type="as-char" svg:width="0.2811in" svg:height="0.3929in" draw:z-index="143"><draw:object xlink:href="./Object 144" xlink:type="simple" xlink:show="embed" xlink:actuate="onLoad"/><draw:image xlink:href="./ObjectReplacements/Object 144" xlink:type="simple" xlink:show="embed" xlink:actuate="onLoad"/></draw:frame></text:p>
        </text:list-item>
        <text:list-item>
          <text:p text:style-name="P48"><draw:frame draw:style-name="fr2" draw:name="Object145" text:anchor-type="as-char" svg:width="0.2866in" svg:height="0.3929in" draw:z-index="144"><draw:object xlink:href="./Object 145" xlink:type="simple" xlink:show="embed" xlink:actuate="onLoad"/><draw:image xlink:href="./ObjectReplacements/Object 145" xlink:type="simple" xlink:show="embed" xlink:actuate="onLoad"/></draw:frame></text:p>
        </text:list-item>
        <text:list-item>
          <text:p text:style-name="P48"><draw:frame draw:style-name="fr2" draw:name="Object146" text:anchor-type="as-char" svg:width="0.2839in" svg:height="0.3929in" draw:z-index="145"><draw:object xlink:href="./Object 146" xlink:type="simple" xlink:show="embed" xlink:actuate="onLoad"/><draw:image xlink:href="./ObjectReplacements/Object 146" xlink:type="simple" xlink:show="embed" xlink:actuate="onLoad"/></draw:frame></text:p>
        </text:list-item>
        <text:list-item>
          <text:p text:style-name="P48"><draw:frame draw:style-name="fr2" draw:name="Object147" text:anchor-type="as-char" svg:width="0.2839in" svg:height="0.3929in" draw:z-index="146"><draw:object xlink:href="./Object 147" xlink:type="simple" xlink:show="embed" xlink:actuate="onLoad"/><draw:image xlink:href="./ObjectReplacements/Object 147" xlink:type="simple" xlink:show="embed" xlink:actuate="onLoad"/></draw:frame></text:p>
        </text:list-item>
        <text:list-item>
          <text:p text:style-name="P48"><draw:frame draw:style-name="fr2" draw:name="Object118" text:anchor-type="as-char" svg:width="0.3043in" svg:height="0.3929in" draw:z-index="117"><draw:object xlink:href="./Object 118" xlink:type="simple" xlink:show="embed" xlink:actuate="onLoad"/><draw:image xlink:href="./ObjectReplacements/Object 118" xlink:type="simple" xlink:show="embed" xlink:actuate="onLoad"/></draw:frame></text:p>
        </text:list-item>
        <text:list-item>
          <text:p text:style-name="P48"><draw:frame draw:style-name="fr2" draw:name="Object119" text:anchor-type="as-char" svg:width="0.311in" svg:height="0.3929in" draw:z-index="118"><draw:object xlink:href="./Object 119" xlink:type="simple" xlink:show="embed" xlink:actuate="onLoad"/><draw:image xlink:href="./ObjectReplacements/Object 119" xlink:type="simple" xlink:show="embed" xlink:actuate="onLoad"/></draw:frame></text:p>
        </text:list-item>
        <text:list-item>
          <text:p text:style-name="P48"><draw:frame draw:style-name="fr2" draw:name="Object148" text:anchor-type="as-char" svg:width="0.2811in" svg:height="0.3929in" draw:z-index="147"><draw:object xlink:href="./Object 148" xlink:type="simple" xlink:show="embed" xlink:actuate="onLoad"/><draw:image xlink:href="./ObjectReplacements/Object 148" xlink:type="simple" xlink:show="embed" xlink:actuate="onLoad"/></draw:frame></text:p>
        </text:list-item>
        <text:list-item>
          <text:p text:style-name="P48">20</text:p>
        </text:list-item>
        <text:list-item>
          <text:p text:style-name="P48"><draw:frame draw:style-name="fr2" draw:name="Object149" text:anchor-type="as-char" svg:width="0.3835in" svg:height="0.3929in" draw:z-index="148"><draw:object xlink:href="./Object 149" xlink:type="simple" xlink:show="embed" xlink:actuate="onLoad"/><draw:image xlink:href="./ObjectReplacements/Object 149" xlink:type="simple" xlink:show="embed" xlink:actuate="onLoad"/></draw:frame></text:p>
        </text:list-item>
        <text:list-item>
          <text:p text:style-name="P48"><draw:frame draw:style-name="fr2" draw:name="Object120" text:anchor-type="as-char" svg:width="0.2047in" svg:height="0.3929in" draw:z-index="119"><draw:object xlink:href="./Object 120" xlink:type="simple" xlink:show="embed" xlink:actuate="onLoad"/><draw:image xlink:href="./ObjectReplacements/Object 120" xlink:type="simple" xlink:show="embed" xlink:actuate="onLoad"/></draw:frame></text:p>
        </text:list-item>
        <text:list-item>
          <text:p text:style-name="P48"><draw:frame draw:style-name="fr2" draw:name="Object121" text:anchor-type="as-char" svg:width="0.3047in" svg:height="0.3929in" draw:z-index="120"><draw:object xlink:href="./Object 121" xlink:type="simple" xlink:show="embed" xlink:actuate="onLoad"/><draw:image xlink:href="./ObjectReplacements/Object 121" xlink:type="simple" xlink:show="embed" xlink:actuate="onLoad"/></draw:frame></text:p>
        </text:list-item>
        <text:list-item>
          <text:p text:style-name="P48"><draw:frame draw:style-name="fr2" draw:name="Object122" text:anchor-type="as-char" svg:width="0.3043in" svg:height="0.3929in" draw:z-index="121"><draw:object xlink:href="./Object 122" xlink:type="simple" xlink:show="embed" xlink:actuate="onLoad"/><draw:image xlink:href="./ObjectReplacements/Object 122" xlink:type="simple" xlink:show="embed" xlink:actuate="onLoad"/></draw:frame> mL</text:p>
        </text:list-item>
        <text:list-item>
          <text:p text:style-name="P48"><draw:frame draw:style-name="fr2" draw:name="Object150" text:anchor-type="as-char" svg:width="0.1992in" svg:height="0.3929in" draw:z-index="149"><draw:object xlink:href="./Object 150" xlink:type="simple" xlink:show="embed" xlink:actuate="onLoad"/><draw:image xlink:href="./ObjectReplacements/Object 150" xlink:type="simple" xlink:show="embed" xlink:actuate="onLoad"/></draw:frame> L</text:p>
        </text:list-item>
        <text:list-item>
          <text:p text:style-name="P48">5 mg</text:p>
        </text:list-item>
        <text:list-item>
          <text:p text:style-name="P48">40 doses</text:p>
        </text:list-item>
        <text:list-item>
          <text:p text:style-name="P48"><draw:frame draw:style-name="fr2" draw:name="Object151" text:anchor-type="as-char" svg:width="0.2811in" svg:height="0.3929in" draw:z-index="150"><draw:object xlink:href="./Object 151" xlink:type="simple" xlink:show="embed" xlink:actuate="onLoad"/><draw:image xlink:href="./ObjectReplacements/Object 151" xlink:type="simple" xlink:show="embed" xlink:actuate="onLoad"/></draw:frame> ounces</text:p>
        </text:list-item>
      </text:list>
      <text:p text:style-name="P4"/>
      <text:p text:style-name="P3">Chapter 3 - Percentages</text:p>
      <text:p text:style-name="P4"/>
      <text:p text:style-name="P4">Worksheet 3-1</text:p>
      <text:p text:style-name="P4"/>
      <text:p text:style-name="P4">Worksheet 3-2</text:p>
      <text:p text:style-name="P4"/>
      <text:p text:style-name="P4">Worksheet 3-3</text:p>
      <text:p text:style-name="P4"/>
      <text:p text:style-name="P4">Worksheet 3-4</text:p>
      <text:p text:style-name="P4"/>
      <text:p text:style-name="P4">Chapter 4</text:p>
      <text:p text:style-name="P4"/>
      <text:p text:style-name="P4">Chapter 5</text:p>
      <text:p text:style-name="P4"/>
      <text:p text:style-name="P4">Chapter 6</text:p>
      <text:p text:style-name="P4"/>
      <text:p text:style-name="P4"><text:soft-page-break/>Chapter 7</text:p>
      <text:p text:style-name="P4"/>
      <text:p text:style-name="P4">Chapter 8</text:p>
      <text:p text:style-name="P4"/>
      <text:p text:style-name="P4">Chapter 9</text:p>
      <text:p text:style-name="P4"/>
      <text:p text:style-name="P4">Chapter 10</text:p>
      <text:p text:style-name="P4"/>
      <text:p text:style-name="P4">Chapter 11</text:p>
      <text:p text:style-name="P4"/>
      <text:p text:style-name="P4">Chapter 12</text:p>
      <text:p text:style-name="P4"/>
      <text:p text:style-name="P4"><text:span text:style-name="T3">Chapter 13 - Calculations for Billing Compounds</text:span> </text:p>
      <text:p text:style-name="P4"/>
      <text:p text:style-name="P4">Worksheet 13-1 </text:p>
      <text:list xml:id="list1519984068" text:style-name="L13">
        <text:list-item>
          <text:p text:style-name="P31">$19.84 </text:p>
        </text:list-item>
        <text:list-item>
          <text:p text:style-name="P31">$33.59 </text:p>
        </text:list-item>
        <text:list-item>
          <text:p text:style-name="P31">$33.80 </text:p>
        </text:list-item>
        <text:list-item>
          <text:p text:style-name="P31">$78.92 </text:p>
        </text:list-item>
        <text:list-item>
          <text:p text:style-name="P31">$38.53 </text:p>
        </text:list-item>
        <text:list-item>
          <text:p text:style-name="P31">$43.04 </text:p>
        </text:list-item>
        <text:list-item>
          <text:p text:style-name="P31">$30.91 </text:p>
        </text:list-item>
        <text:list-item>
          <text:p text:style-name="P31">$46.45 </text:p>
        </text:list-item>
        <text:list-item>
          <text:p text:style-name="P31">$20.52 </text:p>
        </text:list-item>
        <text:list-item>
          <text:p text:style-name="P31">$34.18</text:p>
        </text:list-item>
      </text:list>
      <text:p text:style-name="P4"/>
      <text:p text:style-name="P4">Worksheet 13-2 </text:p>
      <text:list xml:id="list1265392353" text:style-name="L14">
        <text:list-item>
          <text:p text:style-name="P32">$83.21 </text:p>
        </text:list-item>
        <text:list-item>
          <text:p text:style-name="P32">$38.69 </text:p>
        </text:list-item>
        <text:list-item>
          <text:p text:style-name="P32">$29.95 </text:p>
        </text:list-item>
        <text:list-item>
          <text:p text:style-name="P32">$21.19 </text:p>
        </text:list-item>
        <text:list-item>
          <text:p text:style-name="P32">$25.03 </text:p>
        </text:list-item>
        <text:list-item>
          <text:p text:style-name="P32">$56.51 </text:p>
        </text:list-item>
        <text:list-item>
          <text:p text:style-name="P32">$19.92 </text:p>
        </text:list-item>
        <text:list-item>
          <text:p text:style-name="P32">$38.12 </text:p>
        </text:list-item>
        <text:list-item>
          <text:p text:style-name="P32">$27.41 </text:p>
        </text:list-item>
        <text:list-item>
          <text:p text:style-name="P32">$13.98</text:p>
        </text:list-item>
      </text:list>
      <text:p text:style-name="P4"/>
      <text:p text:style-name="P4">Worksheet 13-3</text:p>
      <text:list xml:id="list257921511" text:style-name="L15">
        <text:list-item>
          <text:p text:style-name="P33">$34.49</text:p>
        </text:list-item>
        <text:list-item>
          <text:p text:style-name="P33">$32.76</text:p>
        </text:list-item>
        <text:list-item>
          <text:p text:style-name="P33">$14.55</text:p>
        </text:list-item>
        <text:list-item>
          <text:p text:style-name="P33">$17.50</text:p>
        </text:list-item>
        <text:list-item>
          <text:p text:style-name="P33">$96.92</text:p>
        </text:list-item>
        <text:list-item>
          <text:p text:style-name="P33">$71.95</text:p>
        </text:list-item>
        <text:list-item>
          <text:p text:style-name="P33">$39.71</text:p>
        </text:list-item>
        <text:list-item>
          <text:p text:style-name="P33">$34.35</text:p>
        </text:list-item>
        <text:list-item>
          <text:p text:style-name="P33"><text:soft-page-break/>$21.76</text:p>
        </text:list-item>
        <text:list-item>
          <text:p text:style-name="P33">$194.50</text:p>
        </text:list-item>
      </text:list>
      <text:p text:style-name="P4"/>
      <text:p text:style-name="P4">Worksheet 13-4</text:p>
      <text:list xml:id="list1581622055" text:style-name="L16">
        <text:list-item>
          <text:p text:style-name="P34">$36.23</text:p>
        </text:list-item>
        <text:list-item>
          <text:p text:style-name="P34">$17.18 or $17.29</text:p>
        </text:list-item>
        <text:list-item>
          <text:p text:style-name="P34">$110.15</text:p>
        </text:list-item>
        <text:list-item>
          <text:p text:style-name="P34">$23.79</text:p>
        </text:list-item>
        <text:list-item>
          <text:p text:style-name="P34">$14.03</text:p>
        </text:list-item>
        <text:list-item>
          <text:p text:style-name="P34">$23.27</text:p>
        </text:list-item>
        <text:list-item>
          <text:p text:style-name="P34">$20.83</text:p>
        </text:list-item>
        <text:list-item>
          <text:p text:style-name="P34">$21.83</text:p>
        </text:list-item>
        <text:list-item>
          <text:p text:style-name="P34">$11.23</text:p>
        </text:list-item>
        <text:list-item>
          <text:p text:style-name="P34">$20.93</text:p>
        </text:list-item>
      </text:list>
      <text:p text:style-name="P4"/>
      <text:p text:style-name="P3">Chapter 14 - Pharmacy Business Math</text:p>
      <text:p text:style-name="P4"/>
      <text:p text:style-name="P4">Worksheet 14-1</text:p>
      <text:p text:style-name="P7">Across</text:p>
      <text:p text:style-name="P7">4) <text:s text:c="2"/>inventory</text:p>
      <text:p text:style-name="P7">6) <text:s text:c="2"/>schedule II medications </text:p>
      <text:p text:style-name="P7">7) <text:s text:c="2"/>inventory value</text:p>
      <text:p text:style-name="P7">10) prime vendor purchasing</text:p>
      <text:p text:style-name="P7">14) Material Safety Data Sheet</text:p>
      <text:p text:style-name="P7">16) perpetual inventory</text:p>
      <text:p text:style-name="P7">17) closed formulary</text:p>
      <text:p text:style-name="P7">18) capitation fee</text:p>
      <text:p text:style-name="P7">20) third party reimbursement</text:p>
      <text:p text:style-name="P7">21) reorder point</text:p>
      <text:p text:style-name="P7">22) depreciation</text:p>
      <text:p text:style-name="P7">Down</text:p>
      <text:p text:style-name="P7">1) <text:s text:c="2"/>Occupational Safety and Health Administration </text:p>
      <text:p text:style-name="P7">2) <text:s text:c="2"/>net profit</text:p>
      <text:p text:style-name="P7">3) <text:s text:c="2"/>direct purchasing</text:p>
      <text:p text:style-name="P7">5) <text:s text:c="2"/>usual and customary price</text:p>
      <text:p text:style-name="P7">8) <text:s text:c="2"/>open formulary</text:p>
      <text:p text:style-name="P7">9) <text:s text:c="2"/>dispensing fee </text:p>
      <text:p text:style-name="P7">11) wholesaler purchasing</text:p>
      <text:p text:style-name="P7">12) average wholesale price</text:p>
      <text:p text:style-name="P7">13) capital expenditures</text:p>
      <text:p text:style-name="P7">15) gross profit</text:p>
      <text:p text:style-name="P7">16) purchasing</text:p>
      <text:p text:style-name="P7">19) formulary</text:p>
      <text:p text:style-name="P8"/>
      <text:p text:style-name="P4">Worksheet 14-2</text:p>
      <text:list xml:id="list164337328" text:style-name="L17">
        <text:list-item>
          <text:p text:style-name="P35">5 boxes</text:p>
        </text:list-item>
        <text:list-item>
          <text:p text:style-name="P35">0 bottles</text:p>
        </text:list-item>
        <text:list-item>
          <text:p text:style-name="P35"><text:soft-page-break/>1 bottle</text:p>
        </text:list-item>
        <text:list-item>
          <text:p text:style-name="P35">41 bottles</text:p>
        </text:list-item>
        <text:list-item>
          <text:p text:style-name="P35">0 bottles</text:p>
        </text:list-item>
        <text:list-item>
          <text:p text:style-name="P35">5 bottles</text:p>
        </text:list-item>
        <text:list-item>
          <text:p text:style-name="P35">0 bottle</text:p>
        </text:list-item>
        <text:list-item>
          <text:p text:style-name="P35">3 bottles</text:p>
        </text:list-item>
        <text:list-item>
          <text:p text:style-name="P35">6 bottles</text:p>
        </text:list-item>
        <text:list-item>
          <text:p text:style-name="P35">7 bottles</text:p>
        </text:list-item>
        <text:list-item>
          <text:p text:style-name="P35">4 bottles</text:p>
        </text:list-item>
        <text:list-item>
          <text:p text:style-name="P35">6 bottles</text:p>
        </text:list-item>
        <text:list-item>
          <text:p text:style-name="P35">0 bottles</text:p>
        </text:list-item>
        <text:list-item>
          <text:p text:style-name="P35">6 bottles</text:p>
        </text:list-item>
        <text:list-item>
          <text:p text:style-name="P35">0 bottles</text:p>
        </text:list-item>
        <text:list-item>
          <text:p text:style-name="P35">11.5 turnovers annually</text:p>
        </text:list-item>
        <text:list-item>
          <text:p text:style-name="P35">12 turnovers annually</text:p>
        </text:list-item>
        <text:list-item>
          <text:p text:style-name="P35">12.5 turnovers annually</text:p>
        </text:list-item>
        <text:list-item>
          <text:p text:style-name="P35">31.65 days' supply inventory; $11,945.15 below budget</text:p>
        </text:list-item>
        <text:list-item>
          <text:p text:style-name="P45"><text:span text:style-name="T1">30.33 days' supply inventory; </text:span><text:span text:style-name="T1">$2,061.74 over budget</text:span></text:p>
        </text:list-item>
        <text:list-item>
          <text:p text:style-name="P45"><text:span text:style-name="T1">29.12 days' supply inventory; </text:span><text:span text:style-name="T1">$13,838.86 over budget</text:span></text:p>
        </text:list-item>
        <text:list-item>
          <text:p text:style-name="P35">Most pharmacies use wholesalers to simplify their ordering process.</text:p>
        </text:list-item>
        <text:list-item>
          <text:p text:style-name="P35">Schedule III – V medications may be ordered with the rest of the pharmacy's drug ordered.</text:p>
        </text:list-item>
        <text:list-item>
          <text:p text:style-name="P35">Schedule II medications are ordered via a DEA 222 order form using either a triplicate paper form, or through CSOS enabled software.</text:p>
        </text:list-item>
        <text:list-item>
          <text:p text:style-name="P35">The pharmacist and the vendor should be notified immediately.</text:p>
        </text:list-item>
        <text:list-item>
          <text:p text:style-name="P35">Pharmacists are required to check in controlled substances, although a technician may do so under the direct supervision of a pharmacist.</text:p>
        </text:list-item>
      </text:list>
      <text:p text:style-name="P4"/>
      <text:p text:style-name="P4">Worksheet 14-3</text:p>
      <text:list xml:id="list947025381" text:style-name="L18">
        <text:list-item>
          <text:p text:style-name="P37">Environmental considerations include proper temperature, ventilation, humidity, light and sanitation.</text:p>
        </text:list-item>
        <text:list-item>
          <text:p text:style-name="P37">Freezer: -25° to -10° C (-13° to 14° F); Refrigerator: 2° to 8° C (36° to 46° F); Controlled room temperature: 15° to 30° C (59° to 86° F)</text:p>
        </text:list-item>
        <text:list-item>
          <text:p text:style-name="P37">More than 200 medications are considered light sensitive.</text:p>
        </text:list-item>
        <text:list-item>
          <text:p text:style-name="P37">It breaks down into cyanide.</text:p>
        </text:list-item>
        <text:list-item>
          <text:p text:style-name="P37">The state board of pharmacy sets sanitation standards.</text:p>
        </text:list-item>
        <text:list-item>
          <text:p text:style-name="P37">A legend drug is a medication that requires a prescription and only “authorized personnel” should have access to it.</text:p>
        </text:list-item>
        <text:list-item>
          <text:p text:style-name="P37">Schedule III – V medications must either be stored in a secured vault or be distributed throughout the pharmacy stock.</text:p>
        </text:list-item>
        <text:list-item>
          <text:p text:style-name="P37">Schedule II medications must also <text:s/>either be stored in a secured vault or be distributed throughout the pharmacy stock; although, some states specifically require Schedule II medications to be stored in a secured vault.</text:p>
        </text:list-item>
        <text:list-item>
          <text:p text:style-name="P37">The safety requirements include everything from the proper inventory rotation to avoid dispensing expired products, to material safety data sheets to provide the necessary information for safe clean up after accidental spills, to appropriate handling of oncology materials, and proper storage of chemicals and flammable items.</text:p>
        </text:list-item>
        <text:list-item>
          <text:p text:style-name="P37">10/31/2020</text:p>
        </text:list-item>
      </text:list>
      <text:p text:style-name="P5"><text:soft-page-break/></text:p>
      <text:p text:style-name="P5">Worksheet 14-4</text:p>
      <text:list xml:id="list188287345" text:style-name="L19">
        <text:list-item>
          <text:p text:style-name="P38">$14.97</text:p>
        </text:list-item>
        <text:list-item>
          <text:p text:style-name="P38">$37.41</text:p>
        </text:list-item>
        <text:list-item>
          <text:p text:style-name="P38">$105.60</text:p>
        </text:list-item>
        <text:list-item>
          <text:p text:style-name="P38">$269.70</text:p>
        </text:list-item>
        <text:list-item>
          <text:p text:style-name="P38">$361.41</text:p>
        </text:list-item>
        <text:list-item>
          <text:p text:style-name="P38">$82.50</text:p>
        </text:list-item>
        <text:list-item>
          <text:p text:style-name="P38">$205.50</text:p>
        </text:list-item>
        <text:list-item>
          <text:p text:style-name="P38">$460.50</text:p>
        </text:list-item>
        <text:list-item>
          <text:p text:style-name="P38">$201.36</text:p>
        </text:list-item>
        <text:list-item>
          <text:p text:style-name="P38">$381.90</text:p>
        </text:list-item>
        <text:list-item>
          <text:p text:style-name="P38">$44.63</text:p>
        </text:list-item>
        <text:list-item>
          <text:p text:style-name="P38">$207.73</text:p>
        </text:list-item>
        <text:list-item>
          <text:p text:style-name="P38">$341.60</text:p>
        </text:list-item>
        <text:list-item>
          <text:p text:style-name="P38">$284.38</text:p>
        </text:list-item>
        <text:list-item>
          <text:p text:style-name="P38">$330.66</text:p>
        </text:list-item>
        <text:list-item>
          <text:p text:style-name="P38">$236.60</text:p>
        </text:list-item>
        <text:list-item>
          <text:p text:style-name="P38">$348.97</text:p>
        </text:list-item>
        <text:list-item>
          <text:p text:style-name="P38">$362.83</text:p>
        </text:list-item>
        <text:list-item>
          <text:p text:style-name="P38">$370.39</text:p>
        </text:list-item>
        <text:list-item>
          <text:p text:style-name="P38">$826.88</text:p>
        </text:list-item>
        <text:list-item>
          <text:p text:style-name="P38">$18.50</text:p>
        </text:list-item>
        <text:list-item>
          <text:p text:style-name="P38">$25.25</text:p>
        </text:list-item>
        <text:list-item>
          <text:p text:style-name="P38">$18.50</text:p>
        </text:list-item>
        <text:list-item>
          <text:p text:style-name="P38">$153.50</text:p>
        </text:list-item>
        <text:list-item>
          <text:p text:style-name="P38">$9.50</text:p>
        </text:list-item>
        <text:list-item>
          <text:p text:style-name="P38">$14.22</text:p>
        </text:list-item>
        <text:list-item>
          <text:p text:style-name="P38">$35.54</text:p>
        </text:list-item>
        <text:list-item>
          <text:p text:style-name="P38">$100.32</text:p>
        </text:list-item>
        <text:list-item>
          <text:p text:style-name="P38">$256.22</text:p>
        </text:list-item>
        <text:list-item>
          <text:p text:style-name="P38">$343.34</text:p>
        </text:list-item>
        <text:list-item>
          <text:p text:style-name="P38">$78.38</text:p>
        </text:list-item>
        <text:list-item>
          <text:p text:style-name="P38">$195.23</text:p>
        </text:list-item>
        <text:list-item>
          <text:p text:style-name="P38">$437.48</text:p>
        </text:list-item>
        <text:list-item>
          <text:p text:style-name="P38">$191.29</text:p>
        </text:list-item>
        <text:list-item>
          <text:p text:style-name="P38">$362.81</text:p>
        </text:list-item>
        <text:list-item>
          <text:p text:style-name="P38">$40.17</text:p>
        </text:list-item>
        <text:list-item>
          <text:p text:style-name="P38">$186.96</text:p>
        </text:list-item>
        <text:list-item>
          <text:p text:style-name="P38">$307.44</text:p>
        </text:list-item>
        <text:list-item>
          <text:p text:style-name="P38">$255.94</text:p>
        </text:list-item>
        <text:list-item>
          <text:p text:style-name="P38">$297.59</text:p>
        </text:list-item>
        <text:list-item>
          <text:p text:style-name="P38">$212.94</text:p>
        </text:list-item>
        <text:list-item>
          <text:p text:style-name="P38">$314.07</text:p>
        </text:list-item>
        <text:list-item>
          <text:p text:style-name="P38">$326.55</text:p>
        </text:list-item>
        <text:list-item>
          <text:p text:style-name="P38">$333.35</text:p>
        </text:list-item>
        <text:list-item>
          <text:p text:style-name="P38">$744.19</text:p>
        </text:list-item>
        <text:list-item>
          <text:p text:style-name="P38"><text:soft-page-break/>20%</text:p>
        </text:list-item>
        <text:list-item>
          <text:p text:style-name="P38">$16.99</text:p>
        </text:list-item>
        <text:list-item>
          <text:p text:style-name="P38">3<draw:frame draw:style-name="fr1" draw:name="Object81" text:anchor-type="as-char" svg:width="0.1984in" svg:height="0.3929in" draw:z-index="36"><draw:object xlink:href="./Object 81" xlink:type="simple" xlink:show="embed" xlink:actuate="onLoad"/><draw:image xlink:href="./ObjectReplacements/Object 81" xlink:type="simple" xlink:show="embed" xlink:actuate="onLoad"/></draw:frame>%</text:p>
        </text:list-item>
        <text:list-item>
          <text:p text:style-name="P38">$5,225</text:p>
        </text:list-item>
        <text:list-item>
          <text:p text:style-name="P38">$7.64</text:p>
        </text:list-item>
        <text:list-item>
          <text:p text:style-name="P38">$16,200</text:p>
        </text:list-item>
      </text:list>
      <text:p text:style-name="P5"/>
      <text:p text:style-name="P5">Worksheet 14-5</text:p>
      <text:list xml:id="list1499436916" text:style-name="L20">
        <text:list-item>
          <text:p text:style-name="P39">$18.95 gross profit; $13.95net profit</text:p>
        </text:list-item>
        <text:list-item>
          <text:p text:style-name="P39">$23.63 gross profit; $18.63 net profit</text:p>
        </text:list-item>
        <text:list-item>
          <text:p text:style-name="P39">$6.45 gross profit; <text:s text:c="4"/>$1.45 net profit</text:p>
        </text:list-item>
        <text:list-item>
          <text:p text:style-name="P39">$41.03 gross profit; $36.03 net profit</text:p>
        </text:list-item>
        <text:list-item>
          <text:p text:style-name="P39">$8.83 gross profit; <text:s text:c="4"/>$3.83 net profit</text:p>
        </text:list-item>
        <text:list-item>
          <text:p text:style-name="P39">$7.53 gross profit; <text:s text:c="5"/>$2.53 net profit</text:p>
        </text:list-item>
        <text:list-item>
          <text:p text:style-name="P39">$24.01 gross profit; $19.01 net profit</text:p>
        </text:list-item>
        <text:list-item>
          <text:p text:style-name="P39">$5.44 gross profit; <text:s text:c="5"/>$0.44 net profit</text:p>
        </text:list-item>
        <text:list-item>
          <text:p text:style-name="P39">$80.33 gross profit; $75.33 net profit</text:p>
        </text:list-item>
        <text:list-item>
          <text:p text:style-name="P39">$102.22 gross profit; $97.22 net profit</text:p>
        </text:list-item>
        <text:list-item>
          <text:p text:style-name="P39">$103.43 gross profit; $98.43 net profit</text:p>
        </text:list-item>
        <text:list-item>
          <text:p text:style-name="P39">$44.12 gross profit; $39.12 net profit</text:p>
        </text:list-item>
        <text:list-item>
          <text:p text:style-name="P39">$29.15 gross profit; $24.15 net profit</text:p>
        </text:list-item>
        <text:list-item>
          <text:p text:style-name="P39">$11.77 gross profit; <text:s text:c="3"/>$6.77 net profit</text:p>
        </text:list-item>
        <text:list-item>
          <text:p text:style-name="P39">$106.06 gross profit; $101.06 net profit</text:p>
        </text:list-item>
        <text:list-item>
          <text:p text:style-name="P39">$4.92 gross profit; <text:s text:c="4"/>$0.08 net loss</text:p>
        </text:list-item>
        <text:list-item>
          <text:p text:style-name="P39">$9.43 gross profit; <text:s text:c="4"/>$4.43 net profit</text:p>
        </text:list-item>
        <text:list-item>
          <text:p text:style-name="P39">$27.17 gross profit; $22.17 net profit</text:p>
        </text:list-item>
        <text:list-item>
          <text:p text:style-name="P39">$4.26 gross profit; <text:s text:c="4"/>$0.74 net loss</text:p>
        </text:list-item>
        <text:list-item>
          <text:p text:style-name="P39">$3.97 gross profit; <text:s text:c="4"/>$1.03 net loss</text:p>
        </text:list-item>
        <text:list-item>
          <text:p text:style-name="P39">$18.95 gross profit; $13.95 net profit</text:p>
        </text:list-item>
        <text:list-item>
          <text:p text:style-name="P39">$23.63 gross profit; $18.63 net profit</text:p>
        </text:list-item>
        <text:list-item>
          <text:p text:style-name="P39">$6.45 gross profit; <text:s text:c="4"/>$2.95 net profit</text:p>
        </text:list-item>
        <text:list-item>
          <text:p text:style-name="P39">$41.03 gross profit; $33.53 net profit</text:p>
        </text:list-item>
        <text:list-item>
          <text:p text:style-name="P39">$8.83 gross profit; <text:s text:c="4"/>$5.33 net profit</text:p>
        </text:list-item>
        <text:list-item>
          <text:p text:style-name="P39">$7.53 gross profit; <text:s text:c="4"/>$4.03 net profit</text:p>
        </text:list-item>
        <text:list-item>
          <text:p text:style-name="P39">$24.01 gross profit; $19.01 net profit</text:p>
        </text:list-item>
        <text:list-item>
          <text:p text:style-name="P39">$5.44 gross profit; <text:s text:c="4"/>$1.94 net profit</text:p>
        </text:list-item>
        <text:list-item>
          <text:p text:style-name="P39">$80.33 gross profit; $72.83 net profit</text:p>
        </text:list-item>
        <text:list-item>
          <text:p text:style-name="P39">$102.22 gross profit; $94.72 net profit</text:p>
        </text:list-item>
        <text:list-item>
          <text:p text:style-name="P39">$103.43 gross profit; $95.93 net profit</text:p>
        </text:list-item>
        <text:list-item>
          <text:p text:style-name="P39">$44.12 gross profit; $36.62 net profit</text:p>
        </text:list-item>
        <text:list-item>
          <text:p text:style-name="P39">$29.15 gross profit; $24.15 net profit</text:p>
        </text:list-item>
        <text:list-item>
          <text:p text:style-name="P39">$11.77 gross profit; <text:s text:c="3"/>$8.27 net profit</text:p>
        </text:list-item>
        <text:list-item>
          <text:p text:style-name="P39">$106.06 gross profit; $98.56 net profit</text:p>
        </text:list-item>
        <text:list-item>
          <text:p text:style-name="P39">$4.92 gross profit; <text:s text:c="4"/>$1.42 net profit</text:p>
        </text:list-item>
        <text:list-item>
          <text:p text:style-name="P39">$9.43 gross profit; <text:s text:c="4"/>$5.93 net profit</text:p>
        </text:list-item>
        <text:list-item>
          <text:p text:style-name="P39">$27.17 gross profit; $22.17 net profit</text:p>
        </text:list-item>
        <text:list-item>
          <text:p text:style-name="P39"><text:soft-page-break/>$4.26 gross profit; <text:s text:c="4"/>$0.76 net profit</text:p>
        </text:list-item>
        <text:list-item>
          <text:p text:style-name="P39">$3.97 gross profit; <text:s text:c="4"/>$0.47 net profit</text:p>
        </text:list-item>
      </text:list>
      <text:p text:style-name="P5"/>
      <text:p text:style-name="P5">Worksheet 14-6</text:p>
      <text:list xml:id="list2087299364" text:style-name="L21">
        <text:list-item>
          <text:p text:style-name="P40">$30.47</text:p>
        </text:list-item>
        <text:list-item>
          <text:p text:style-name="P40">$39.52</text:p>
        </text:list-item>
        <text:list-item>
          <text:p text:style-name="P40">$7.50</text:p>
        </text:list-item>
        <text:list-item>
          <text:p text:style-name="P40">$68.33</text:p>
        </text:list-item>
        <text:list-item>
          <text:p text:style-name="P40">$7.50</text:p>
        </text:list-item>
        <text:list-item>
          <text:p text:style-name="P40">$11.29</text:p>
        </text:list-item>
        <text:list-item>
          <text:p text:style-name="P40">$26.24</text:p>
        </text:list-item>
        <text:list-item>
          <text:p text:style-name="P40">$7.26</text:p>
        </text:list-item>
        <text:list-item>
          <text:p text:style-name="P40">$144.30</text:p>
        </text:list-item>
        <text:list-item>
          <text:p text:style-name="P40">$186.63</text:p>
        </text:list-item>
        <text:list-item>
          <text:p text:style-name="P40">$188.80</text:p>
        </text:list-item>
        <text:list-item>
          <text:p text:style-name="P40">$74.29</text:p>
        </text:list-item>
        <text:list-item>
          <text:p text:style-name="P40">$11.91</text:p>
        </text:list-item>
        <text:list-item>
          <text:p text:style-name="P40">$19.51</text:p>
        </text:list-item>
        <text:list-item>
          <text:p text:style-name="P40">$194.05</text:p>
        </text:list-item>
        <text:list-item>
          <text:p text:style-name="P40">$6.26</text:p>
        </text:list-item>
        <text:list-item>
          <text:p text:style-name="P40">$14.95</text:p>
        </text:list-item>
        <text:list-item>
          <text:p text:style-name="P40">$46.36</text:p>
        </text:list-item>
        <text:list-item>
          <text:p text:style-name="P40">$5.06</text:p>
        </text:list-item>
        <text:list-item>
          <text:p text:style-name="P40">$4.41</text:p>
        </text:list-item>
        <text:list-item>
          <text:p text:style-name="P40">Fred's Pharmacy lost $121 last month on Senile Sally.</text:p>
        </text:list-item>
        <text:list-item>
          <text:p text:style-name="P40"><text:s/></text:p>
          <text:list>
            <text:list-item>
              <text:p text:style-name="P40">$2,750.00</text:p>
            </text:list-item>
            <text:list-item>
              <text:p text:style-name="P40">$847.37</text:p>
            </text:list-item>
            <text:list-item>
              <text:p text:style-name="P40">$1,902.63 profit</text:p>
            </text:list-item>
          </text:list>
        </text:list-item>
      </text:list>
      <text:p text:style-name="P2"/>
      <text:p text:style-name="P5">Worksheet 14-7</text:p>
      <table:table table:name="Table13" table:style-name="Table13">
        <table:table-column table:style-name="Table13.A" table:number-columns-repeated="5"/>
        <text:soft-page-break/>
        <table:table-row>
          <table:table-cell table:style-name="Table13.A1" office:value-type="string">
            <text:p text:style-name="P11"><text:s text:c="5"/>1)</text:p>
          </table:table-cell>
          <table:table-cell table:style-name="Table13.B1" office:value-type="string">
            <text:p text:style-name="P12">Register 1</text:p>
          </table:table-cell>
          <table:table-cell table:style-name="Table13.B1" office:value-type="string">
            <text:p text:style-name="P12">Register 2</text:p>
          </table:table-cell>
          <table:table-cell table:style-name="Table13.B1" office:value-type="string">
            <text:p text:style-name="P12">Register 3</text:p>
          </table:table-cell>
          <table:table-cell table:style-name="Table13.E1" office:value-type="string">
            <text:p text:style-name="P12">Total</text:p>
          </table:table-cell>
        </table:table-row>
        <table:table-row>
          <table:table-cell table:style-name="Table13.A2" office:value-type="string">
            <text:p text:style-name="P13">+ Cash and Checks</text:p>
          </table:table-cell>
          <table:table-cell table:style-name="Table13.A2" office:value-type="string">
            <text:p text:style-name="P14">513.12</text:p>
          </table:table-cell>
          <table:table-cell table:style-name="Table13.A2" office:value-type="string">
            <text:p text:style-name="P14">---</text:p>
          </table:table-cell>
          <table:table-cell table:style-name="Table13.A2" office:value-type="string">
            <text:p text:style-name="P14">300.44</text:p>
          </table:table-cell>
          <table:table-cell table:style-name="Table13.E2" office:value-type="string">
            <text:p text:style-name="P15">813.56</text:p>
          </table:table-cell>
        </table:table-row>
        <table:table-row>
          <table:table-cell table:style-name="Table13.A2" office:value-type="string">
            <text:p text:style-name="P13">+ Bank Charges</text:p>
          </table:table-cell>
          <table:table-cell table:style-name="Table13.A2" office:value-type="string">
            <text:p text:style-name="P14">120.00</text:p>
          </table:table-cell>
          <table:table-cell table:style-name="Table13.A2" office:value-type="string">
            <text:p text:style-name="P14">90.00</text:p>
          </table:table-cell>
          <table:table-cell table:style-name="Table13.A2" office:value-type="string">
            <text:p text:style-name="P14">---</text:p>
          </table:table-cell>
          <table:table-cell table:style-name="Table13.E2" office:value-type="string">
            <text:p text:style-name="P15">210.00</text:p>
          </table:table-cell>
        </table:table-row>
        <table:table-row>
          <table:table-cell table:style-name="Table13.A2" office:value-type="string">
            <text:p text:style-name="P13">+ House Charges</text:p>
          </table:table-cell>
          <table:table-cell table:style-name="Table13.A2" office:value-type="string">
            <text:p text:style-name="P14">---</text:p>
          </table:table-cell>
          <table:table-cell table:style-name="Table13.A2" office:value-type="string">
            <text:p text:style-name="P14">---</text:p>
          </table:table-cell>
          <table:table-cell table:style-name="Table13.A2" office:value-type="string">
            <text:p text:style-name="P14">52.02</text:p>
          </table:table-cell>
          <table:table-cell table:style-name="Table13.E2" office:value-type="string">
            <text:p text:style-name="P15">52.02</text:p>
          </table:table-cell>
        </table:table-row>
        <table:table-row>
          <table:table-cell table:style-name="Table13.A2" office:value-type="string">
            <text:p text:style-name="P13">+ Paid Outs</text:p>
          </table:table-cell>
          <table:table-cell table:style-name="Table13.A2" office:value-type="string">
            <text:p text:style-name="P14">---</text:p>
          </table:table-cell>
          <table:table-cell table:style-name="Table13.A2" office:value-type="string">
            <text:p text:style-name="P14">5.12</text:p>
          </table:table-cell>
          <table:table-cell table:style-name="Table13.A2" office:value-type="string">
            <text:p text:style-name="P14">---</text:p>
          </table:table-cell>
          <table:table-cell table:style-name="Table13.E2" office:value-type="string">
            <text:p text:style-name="P15">5.12</text:p>
          </table:table-cell>
        </table:table-row>
        <table:table-row>
          <table:table-cell table:style-name="Table13.A2" office:value-type="string">
            <text:p text:style-name="P13">Total</text:p>
          </table:table-cell>
          <table:table-cell table:style-name="Table13.A2" office:value-type="string">
            <text:p text:style-name="P15">633.12</text:p>
          </table:table-cell>
          <table:table-cell table:style-name="Table13.A2" office:value-type="string">
            <text:p text:style-name="P15">95.12</text:p>
          </table:table-cell>
          <table:table-cell table:style-name="Table13.A2" office:value-type="string">
            <text:p text:style-name="P15">352.46</text:p>
          </table:table-cell>
          <table:table-cell table:style-name="Table13.E6" office:value-type="string">
            <text:p text:style-name="P15">1,080.70</text:p>
          </table:table-cell>
        </table:table-row>
        <table:table-row>
          <table:table-cell table:style-name="Table13.A7" office:value-type="string">
            <text:p text:style-name="P13"/>
          </table:table-cell>
          <table:table-cell table:style-name="Table13.A7" office:value-type="string">
            <text:p text:style-name="P14"/>
          </table:table-cell>
          <table:table-cell table:style-name="Table13.A7" office:value-type="string">
            <text:p text:style-name="P14"/>
          </table:table-cell>
          <table:table-cell table:style-name="Table13.A7" office:value-type="string">
            <text:p text:style-name="P14"/>
          </table:table-cell>
          <table:table-cell table:style-name="Table13.E7" office:value-type="string">
            <text:p text:style-name="P14"/>
          </table:table-cell>
        </table:table-row>
        <table:table-row>
          <table:table-cell table:style-name="Table13.A2" office:value-type="string">
            <text:p text:style-name="P13">+ Closing Reading</text:p>
          </table:table-cell>
          <table:table-cell table:style-name="Table13.A2" office:value-type="string">
            <text:p text:style-name="P14">760.02</text:p>
          </table:table-cell>
          <table:table-cell table:style-name="Table13.A2" office:value-type="string">
            <text:p text:style-name="P14">145.12</text:p>
          </table:table-cell>
          <table:table-cell table:style-name="Table13.A2" office:value-type="string">
            <text:p text:style-name="P14">402.50</text:p>
          </table:table-cell>
          <table:table-cell table:style-name="Table13.E2" office:value-type="string">
            <text:p text:style-name="P15">1,307.64</text:p>
          </table:table-cell>
        </table:table-row>
        <table:table-row>
          <table:table-cell table:style-name="Table13.A2" office:value-type="string">
            <text:p text:style-name="P13">- Opening Reading</text:p>
          </table:table-cell>
          <table:table-cell table:style-name="Table13.A2" office:value-type="string">
            <text:p text:style-name="P14">50.00</text:p>
          </table:table-cell>
          <table:table-cell table:style-name="Table13.A2" office:value-type="string">
            <text:p text:style-name="P14">50.00</text:p>
          </table:table-cell>
          <table:table-cell table:style-name="Table13.A2" office:value-type="string">
            <text:p text:style-name="P14">50.00</text:p>
          </table:table-cell>
          <table:table-cell table:style-name="Table13.E2" office:value-type="string">
            <text:p text:style-name="P15">150.00</text:p>
          </table:table-cell>
        </table:table-row>
        <table:table-row>
          <table:table-cell table:style-name="Table13.A2" office:value-type="string">
            <text:p text:style-name="P13">= Difference</text:p>
          </table:table-cell>
          <table:table-cell table:style-name="Table13.A2" office:value-type="string">
            <text:p text:style-name="P15">710.02</text:p>
          </table:table-cell>
          <table:table-cell table:style-name="Table13.A2" office:value-type="string">
            <text:p text:style-name="P15">95.12</text:p>
          </table:table-cell>
          <table:table-cell table:style-name="Table13.A2" office:value-type="string">
            <text:p text:style-name="P15">352.50</text:p>
          </table:table-cell>
          <table:table-cell table:style-name="Table13.E6" office:value-type="string">
            <text:p text:style-name="P15">1,157.64</text:p>
          </table:table-cell>
        </table:table-row>
        <table:table-row>
          <table:table-cell table:style-name="Table13.A2" office:value-type="string">
            <text:p text:style-name="P13">- Coupons</text:p>
          </table:table-cell>
          <table:table-cell table:style-name="Table13.A2" office:value-type="string">
            <text:p text:style-name="P14">---</text:p>
          </table:table-cell>
          <table:table-cell table:style-name="Table13.A2" office:value-type="string">
            <text:p text:style-name="P14">---</text:p>
          </table:table-cell>
          <table:table-cell table:style-name="Table13.A2" office:value-type="string">
            <text:p text:style-name="P14">---</text:p>
          </table:table-cell>
          <table:table-cell table:style-name="Table13.E2" office:value-type="string">
            <text:p text:style-name="P15">0.00</text:p>
          </table:table-cell>
        </table:table-row>
        <table:table-row>
          <table:table-cell table:style-name="Table13.A2" office:value-type="string">
            <text:p text:style-name="P13">- Discounts</text:p>
          </table:table-cell>
          <table:table-cell table:style-name="Table13.A2" office:value-type="string">
            <text:p text:style-name="P14">8.90</text:p>
          </table:table-cell>
          <table:table-cell table:style-name="Table13.A2" office:value-type="string">
            <text:p text:style-name="P14">---</text:p>
          </table:table-cell>
          <table:table-cell table:style-name="Table13.A2" office:value-type="string">
            <text:p text:style-name="P14">---</text:p>
          </table:table-cell>
          <table:table-cell table:style-name="Table13.E2" office:value-type="string">
            <text:p text:style-name="P15">8.90</text:p>
          </table:table-cell>
        </table:table-row>
        <table:table-row>
          <table:table-cell table:style-name="Table13.A2" office:value-type="string">
            <text:p text:style-name="P13">- Voids</text:p>
          </table:table-cell>
          <table:table-cell table:style-name="Table13.A2" office:value-type="string">
            <text:p text:style-name="P14">10.00</text:p>
          </table:table-cell>
          <table:table-cell table:style-name="Table13.A2" office:value-type="string">
            <text:p text:style-name="P14">---</text:p>
          </table:table-cell>
          <table:table-cell table:style-name="Table13.A2" office:value-type="string">
            <text:p text:style-name="P14">---</text:p>
          </table:table-cell>
          <table:table-cell table:style-name="Table13.E2" office:value-type="string">
            <text:p text:style-name="P15">10.00</text:p>
          </table:table-cell>
        </table:table-row>
        <table:table-row>
          <table:table-cell table:style-name="Table13.A2" office:value-type="string">
            <text:p text:style-name="P13">- Refunds</text:p>
          </table:table-cell>
          <table:table-cell table:style-name="Table13.A2" office:value-type="string">
            <text:p text:style-name="P14">---</text:p>
          </table:table-cell>
          <table:table-cell table:style-name="Table13.A2" office:value-type="string">
            <text:p text:style-name="P14">---</text:p>
          </table:table-cell>
          <table:table-cell table:style-name="Table13.A2" office:value-type="string">
            <text:p text:style-name="P14">---</text:p>
          </table:table-cell>
          <table:table-cell table:style-name="Table13.E2" office:value-type="string">
            <text:p text:style-name="P15">0.00</text:p>
          </table:table-cell>
        </table:table-row>
        <table:table-row>
          <table:table-cell table:style-name="Table13.A2" office:value-type="string">
            <text:p text:style-name="P13">- Over-Rings</text:p>
          </table:table-cell>
          <table:table-cell table:style-name="Table13.A2" office:value-type="string">
            <text:p text:style-name="P14">56.65</text:p>
          </table:table-cell>
          <table:table-cell table:style-name="Table13.A2" office:value-type="string">
            <text:p text:style-name="P14">---</text:p>
          </table:table-cell>
          <table:table-cell table:style-name="Table13.A2" office:value-type="string">
            <text:p text:style-name="P14">---</text:p>
          </table:table-cell>
          <table:table-cell table:style-name="Table13.E2" office:value-type="string">
            <text:p text:style-name="P15">56.65</text:p>
          </table:table-cell>
        </table:table-row>
        <table:table-row>
          <table:table-cell table:style-name="Table13.A2" office:value-type="string">
            <text:p text:style-name="P13">Total</text:p>
          </table:table-cell>
          <table:table-cell table:style-name="Table13.A2" office:value-type="string">
            <text:p text:style-name="P15">634.47</text:p>
          </table:table-cell>
          <table:table-cell table:style-name="Table13.A2" office:value-type="string">
            <text:p text:style-name="P15">95.12</text:p>
          </table:table-cell>
          <table:table-cell table:style-name="Table13.A2" office:value-type="string">
            <text:p text:style-name="P15">352.50</text:p>
          </table:table-cell>
          <table:table-cell table:style-name="Table13.E6" office:value-type="string">
            <text:p text:style-name="P15">1,082.09</text:p>
          </table:table-cell>
        </table:table-row>
        <table:table-row>
          <table:table-cell table:style-name="Table13.A7" office:value-type="string">
            <text:p text:style-name="P13"/>
          </table:table-cell>
          <table:table-cell table:style-name="Table13.A7" office:value-type="string">
            <text:p text:style-name="P14"/>
          </table:table-cell>
          <table:table-cell table:style-name="Table13.A7" office:value-type="string">
            <text:p text:style-name="P14"/>
          </table:table-cell>
          <table:table-cell table:style-name="Table13.A7" office:value-type="string">
            <text:p text:style-name="P14"/>
          </table:table-cell>
          <table:table-cell table:style-name="Table13.E7" office:value-type="string">
            <text:p text:style-name="P14"/>
          </table:table-cell>
        </table:table-row>
        <table:table-row>
          <table:table-cell table:style-name="Table13.A2" office:value-type="string">
            <text:p text:style-name="P13">Over + or Short -</text:p>
          </table:table-cell>
          <table:table-cell table:style-name="Table13.A2" office:value-type="string">
            <text:p text:style-name="P15">-1.35</text:p>
          </table:table-cell>
          <table:table-cell table:style-name="Table13.A2" office:value-type="string">
            <text:p text:style-name="P15">0.00</text:p>
          </table:table-cell>
          <table:table-cell table:style-name="Table13.A2" office:value-type="string">
            <text:p text:style-name="P15">-0.04</text:p>
          </table:table-cell>
          <table:table-cell table:style-name="Table13.E6" office:value-type="string">
            <text:p text:style-name="P15">-1.39</text:p>
          </table:table-cell>
        </table:table-row>
      </table:table>
      <text:p text:style-name="P5"/>
      <table:table table:name="Table15" table:style-name="Table15">
        <table:table-column table:style-name="Table15.A" table:number-columns-repeated="5"/>
        <table:table-row>
          <table:table-cell table:style-name="Table15.A1" office:value-type="string">
            <text:p text:style-name="P11"><text:s text:c="5"/>2)</text:p>
          </table:table-cell>
          <table:table-cell table:style-name="Table15.B1" office:value-type="string">
            <text:p text:style-name="P12">Register 1</text:p>
          </table:table-cell>
          <table:table-cell table:style-name="Table15.B1" office:value-type="string">
            <text:p text:style-name="P12">Register 2</text:p>
          </table:table-cell>
          <table:table-cell table:style-name="Table15.B1" office:value-type="string">
            <text:p text:style-name="P12">Register 3</text:p>
          </table:table-cell>
          <table:table-cell table:style-name="Table15.E1" office:value-type="string">
            <text:p text:style-name="P12">Total</text:p>
          </table:table-cell>
        </table:table-row>
        <table:table-row>
          <table:table-cell table:style-name="Table15.A2" office:value-type="string">
            <text:p text:style-name="P13">+ Cash and Checks</text:p>
          </table:table-cell>
          <table:table-cell table:style-name="Table15.A2" office:value-type="string">
            <text:p text:style-name="P14">3,897.65</text:p>
          </table:table-cell>
          <table:table-cell table:style-name="Table15.A2" office:value-type="string">
            <text:p text:style-name="P14">12.00</text:p>
          </table:table-cell>
          <table:table-cell table:style-name="Table15.A2" office:value-type="string">
            <text:p text:style-name="P14">1,533.12</text:p>
          </table:table-cell>
          <table:table-cell table:style-name="Table15.E2" office:value-type="string">
            <text:p text:style-name="P15">5,442.77</text:p>
          </table:table-cell>
        </table:table-row>
        <table:table-row>
          <table:table-cell table:style-name="Table15.A2" office:value-type="string">
            <text:p text:style-name="P13">+ Bank Charges</text:p>
          </table:table-cell>
          <table:table-cell table:style-name="Table15.A2" office:value-type="string">
            <text:p text:style-name="P14">2,111.05</text:p>
          </table:table-cell>
          <table:table-cell table:style-name="Table15.A2" office:value-type="string">
            <text:p text:style-name="P14">96.67</text:p>
          </table:table-cell>
          <table:table-cell table:style-name="Table15.A2" office:value-type="string">
            <text:p text:style-name="P14">140.00</text:p>
          </table:table-cell>
          <table:table-cell table:style-name="Table15.E2" office:value-type="string">
            <text:p text:style-name="P15">2,347.72</text:p>
          </table:table-cell>
        </table:table-row>
        <table:table-row>
          <table:table-cell table:style-name="Table15.A2" office:value-type="string">
            <text:p text:style-name="P13">+ House Charges</text:p>
          </table:table-cell>
          <table:table-cell table:style-name="Table15.A2" office:value-type="string">
            <text:p text:style-name="P14">25.00</text:p>
          </table:table-cell>
          <table:table-cell table:style-name="Table15.A2" office:value-type="string">
            <text:p text:style-name="P14">---</text:p>
          </table:table-cell>
          <table:table-cell table:style-name="Table15.A2" office:value-type="string">
            <text:p text:style-name="P14">---</text:p>
          </table:table-cell>
          <table:table-cell table:style-name="Table15.E2" office:value-type="string">
            <text:p text:style-name="P15">25.00</text:p>
          </table:table-cell>
        </table:table-row>
        <table:table-row>
          <table:table-cell table:style-name="Table15.A2" office:value-type="string">
            <text:p text:style-name="P13">+ Paid Outs</text:p>
          </table:table-cell>
          <table:table-cell table:style-name="Table15.A2" office:value-type="string">
            <text:p text:style-name="P14">---</text:p>
          </table:table-cell>
          <table:table-cell table:style-name="Table15.A2" office:value-type="string">
            <text:p text:style-name="P14">---</text:p>
          </table:table-cell>
          <table:table-cell table:style-name="Table15.A2" office:value-type="string">
            <text:p text:style-name="P14">---</text:p>
          </table:table-cell>
          <table:table-cell table:style-name="Table15.E2" office:value-type="string">
            <text:p text:style-name="P15">0.00</text:p>
          </table:table-cell>
        </table:table-row>
        <table:table-row>
          <table:table-cell table:style-name="Table15.A2" office:value-type="string">
            <text:p text:style-name="P13">Total</text:p>
          </table:table-cell>
          <table:table-cell table:style-name="Table15.A2" office:value-type="string">
            <text:p text:style-name="P15">6,033.70</text:p>
          </table:table-cell>
          <table:table-cell table:style-name="Table15.A2" office:value-type="string">
            <text:p text:style-name="P15">108.67</text:p>
          </table:table-cell>
          <table:table-cell table:style-name="Table15.A2" office:value-type="string">
            <text:p text:style-name="P15">1,673.12</text:p>
          </table:table-cell>
          <table:table-cell table:style-name="Table15.E6" office:value-type="string">
            <text:p text:style-name="P15">7,815.49</text:p>
          </table:table-cell>
        </table:table-row>
        <table:table-row>
          <table:table-cell table:style-name="Table15.A7" office:value-type="string">
            <text:p text:style-name="P13"/>
          </table:table-cell>
          <table:table-cell table:style-name="Table15.A7" office:value-type="string">
            <text:p text:style-name="P14"/>
          </table:table-cell>
          <table:table-cell table:style-name="Table15.A7" office:value-type="string">
            <text:p text:style-name="P14"/>
          </table:table-cell>
          <table:table-cell table:style-name="Table15.A7" office:value-type="string">
            <text:p text:style-name="P14"/>
          </table:table-cell>
          <table:table-cell table:style-name="Table15.E7" office:value-type="string">
            <text:p text:style-name="P15"/>
          </table:table-cell>
        </table:table-row>
        <table:table-row>
          <table:table-cell table:style-name="Table15.A2" office:value-type="string">
            <text:p text:style-name="P13">+ Closing Reading</text:p>
          </table:table-cell>
          <table:table-cell table:style-name="Table15.A2" office:value-type="string">
            <text:p text:style-name="P14">6,121.47</text:p>
          </table:table-cell>
          <table:table-cell table:style-name="Table15.A2" office:value-type="string">
            <text:p text:style-name="P14">158.70</text:p>
          </table:table-cell>
          <table:table-cell table:style-name="Table15.A2" office:value-type="string">
            <text:p text:style-name="P14">1,800.02</text:p>
          </table:table-cell>
          <table:table-cell table:style-name="Table15.E2" office:value-type="string">
            <text:p text:style-name="P15">8,080.19</text:p>
          </table:table-cell>
        </table:table-row>
        <table:table-row>
          <table:table-cell table:style-name="Table15.A2" office:value-type="string">
            <text:p text:style-name="P13">- Opening Reading</text:p>
          </table:table-cell>
          <table:table-cell table:style-name="Table15.A2" office:value-type="string">
            <text:p text:style-name="P14">50.00</text:p>
          </table:table-cell>
          <table:table-cell table:style-name="Table15.A2" office:value-type="string">
            <text:p text:style-name="P14">50.00</text:p>
          </table:table-cell>
          <table:table-cell table:style-name="Table15.A2" office:value-type="string">
            <text:p text:style-name="P14">50.00</text:p>
          </table:table-cell>
          <table:table-cell table:style-name="Table15.E2" office:value-type="string">
            <text:p text:style-name="P15">150.00</text:p>
          </table:table-cell>
        </table:table-row>
        <table:table-row>
          <table:table-cell table:style-name="Table15.A2" office:value-type="string">
            <text:p text:style-name="P13">= Difference</text:p>
          </table:table-cell>
          <table:table-cell table:style-name="Table15.A2" office:value-type="string">
            <text:p text:style-name="P15">6,071.47</text:p>
          </table:table-cell>
          <table:table-cell table:style-name="Table15.A2" office:value-type="string">
            <text:p text:style-name="P15">108.70</text:p>
          </table:table-cell>
          <table:table-cell table:style-name="Table15.A2" office:value-type="string">
            <text:p text:style-name="P15">1,750.02</text:p>
          </table:table-cell>
          <table:table-cell table:style-name="Table15.E6" office:value-type="string">
            <text:p text:style-name="P15">7,930.19</text:p>
          </table:table-cell>
        </table:table-row>
        <table:table-row>
          <table:table-cell table:style-name="Table15.A2" office:value-type="string">
            <text:p text:style-name="P13">- Coupons</text:p>
          </table:table-cell>
          <table:table-cell table:style-name="Table15.A2" office:value-type="string">
            <text:p text:style-name="P14">14.25</text:p>
          </table:table-cell>
          <table:table-cell table:style-name="Table15.A2" office:value-type="string">
            <text:p text:style-name="P14">---</text:p>
          </table:table-cell>
          <table:table-cell table:style-name="Table15.A2" office:value-type="string">
            <text:p text:style-name="P14">1.10</text:p>
          </table:table-cell>
          <table:table-cell table:style-name="Table15.E2" office:value-type="string">
            <text:p text:style-name="P15">15.35</text:p>
          </table:table-cell>
        </table:table-row>
        <table:table-row>
          <table:table-cell table:style-name="Table15.A2" office:value-type="string">
            <text:p text:style-name="P13">- Discounts</text:p>
          </table:table-cell>
          <table:table-cell table:style-name="Table15.A2" office:value-type="string">
            <text:p text:style-name="P14">23.47</text:p>
          </table:table-cell>
          <table:table-cell table:style-name="Table15.A2" office:value-type="string">
            <text:p text:style-name="P14">---</text:p>
          </table:table-cell>
          <table:table-cell table:style-name="Table15.A2" office:value-type="string">
            <text:p text:style-name="P14">8.90</text:p>
          </table:table-cell>
          <table:table-cell table:style-name="Table15.E2" office:value-type="string">
            <text:p text:style-name="P15">32.37</text:p>
          </table:table-cell>
        </table:table-row>
        <table:table-row>
          <table:table-cell table:style-name="Table15.A2" office:value-type="string">
            <text:p text:style-name="P13">- Voids</text:p>
          </table:table-cell>
          <table:table-cell table:style-name="Table15.A2" office:value-type="string">
            <text:p text:style-name="P14">---</text:p>
          </table:table-cell>
          <table:table-cell table:style-name="Table15.A2" office:value-type="string">
            <text:p text:style-name="P14">---</text:p>
          </table:table-cell>
          <table:table-cell table:style-name="Table15.A2" office:value-type="string">
            <text:p text:style-name="P14">10.00</text:p>
          </table:table-cell>
          <table:table-cell table:style-name="Table15.E2" office:value-type="string">
            <text:p text:style-name="P15">10.00</text:p>
          </table:table-cell>
        </table:table-row>
        <table:table-row>
          <table:table-cell table:style-name="Table15.A2" office:value-type="string">
            <text:p text:style-name="P13">- Refunds</text:p>
          </table:table-cell>
          <table:table-cell table:style-name="Table15.A2" office:value-type="string">
            <text:p text:style-name="P14">---</text:p>
          </table:table-cell>
          <table:table-cell table:style-name="Table15.A2" office:value-type="string">
            <text:p text:style-name="P14">---</text:p>
          </table:table-cell>
          <table:table-cell table:style-name="Table15.A2" office:value-type="string">
            <text:p text:style-name="P14">---</text:p>
          </table:table-cell>
          <table:table-cell table:style-name="Table15.E2" office:value-type="string">
            <text:p text:style-name="P15">0.00</text:p>
          </table:table-cell>
        </table:table-row>
        <table:table-row>
          <table:table-cell table:style-name="Table15.A2" office:value-type="string">
            <text:p text:style-name="P13">- Over-Rings</text:p>
          </table:table-cell>
          <table:table-cell table:style-name="Table15.A2" office:value-type="string">
            <text:p text:style-name="P14">---</text:p>
          </table:table-cell>
          <table:table-cell table:style-name="Table15.A2" office:value-type="string">
            <text:p text:style-name="P14">---</text:p>
          </table:table-cell>
          <table:table-cell table:style-name="Table15.A2" office:value-type="string">
            <text:p text:style-name="P14">56.65</text:p>
          </table:table-cell>
          <table:table-cell table:style-name="Table15.E2" office:value-type="string">
            <text:p text:style-name="P15">56.65</text:p>
          </table:table-cell>
        </table:table-row>
        <table:table-row>
          <table:table-cell table:style-name="Table15.A2" office:value-type="string">
            <text:p text:style-name="P13">Total</text:p>
          </table:table-cell>
          <table:table-cell table:style-name="Table15.A2" office:value-type="string">
            <text:p text:style-name="P15">6,033.75</text:p>
          </table:table-cell>
          <table:table-cell table:style-name="Table15.A2" office:value-type="string">
            <text:p text:style-name="P15">108.70</text:p>
          </table:table-cell>
          <table:table-cell table:style-name="Table15.A2" office:value-type="string">
            <text:p text:style-name="P15">1,673.37</text:p>
          </table:table-cell>
          <table:table-cell table:style-name="Table15.E6" office:value-type="string">
            <text:p text:style-name="P15">7,815.82</text:p>
          </table:table-cell>
        </table:table-row>
        <table:table-row>
          <table:table-cell table:style-name="Table15.A7" office:value-type="string">
            <text:p text:style-name="P13"/>
          </table:table-cell>
          <table:table-cell table:style-name="Table15.A7" office:value-type="string">
            <text:p text:style-name="P14"/>
          </table:table-cell>
          <table:table-cell table:style-name="Table15.A7" office:value-type="string">
            <text:p text:style-name="P14"/>
          </table:table-cell>
          <table:table-cell table:style-name="Table15.A7" office:value-type="string">
            <text:p text:style-name="P14"/>
          </table:table-cell>
          <table:table-cell table:style-name="Table15.E7" office:value-type="string">
            <text:p text:style-name="P15"/>
          </table:table-cell>
        </table:table-row>
        <table:table-row>
          <table:table-cell table:style-name="Table15.A2" office:value-type="string">
            <text:p text:style-name="P13">Over + or Short -</text:p>
          </table:table-cell>
          <table:table-cell table:style-name="Table15.A2" office:value-type="string">
            <text:p text:style-name="P15">-0.05</text:p>
          </table:table-cell>
          <table:table-cell table:style-name="Table15.A2" office:value-type="string">
            <text:p text:style-name="P15">-0.03</text:p>
          </table:table-cell>
          <table:table-cell table:style-name="Table15.A2" office:value-type="string">
            <text:p text:style-name="P15">-0.25</text:p>
          </table:table-cell>
          <table:table-cell table:style-name="Table15.E6" office:value-type="string">
            <text:p text:style-name="P15">-0.33</text:p>
          </table:table-cell>
        </table:table-row>
      </table:table>
      <text:p text:style-name="P5"/>
      <table:table table:name="Table16" table:style-name="Table16">
        <table:table-column table:style-name="Table16.A" table:number-columns-repeated="5"/>
        <text:soft-page-break/>
        <table:table-row>
          <table:table-cell table:style-name="Table16.A1" office:value-type="string">
            <text:p text:style-name="P16"><text:s text:c="5"/>3)</text:p>
          </table:table-cell>
          <table:table-cell table:style-name="Table16.B1" office:value-type="string">
            <text:p text:style-name="P12">Register 1</text:p>
          </table:table-cell>
          <table:table-cell table:style-name="Table16.B1" office:value-type="string">
            <text:p text:style-name="P12">Register 2</text:p>
          </table:table-cell>
          <table:table-cell table:style-name="Table16.B1" office:value-type="string">
            <text:p text:style-name="P12">Register 3</text:p>
          </table:table-cell>
          <table:table-cell table:style-name="Table16.E1" office:value-type="string">
            <text:p text:style-name="P12">Total</text:p>
          </table:table-cell>
        </table:table-row>
        <table:table-row>
          <table:table-cell table:style-name="Table16.A2" office:value-type="string">
            <text:p text:style-name="P13">+ Cash and Checks</text:p>
          </table:table-cell>
          <table:table-cell table:style-name="Table16.A2" office:value-type="string">
            <text:p text:style-name="P14">1,713.12</text:p>
          </table:table-cell>
          <table:table-cell table:style-name="Table16.A2" office:value-type="string">
            <text:p text:style-name="P14">45.12</text:p>
          </table:table-cell>
          <table:table-cell table:style-name="Table16.A2" office:value-type="string">
            <text:p text:style-name="P14">2,002.18</text:p>
          </table:table-cell>
          <table:table-cell table:style-name="Table16.E2" office:value-type="string">
            <text:p text:style-name="P15">3,760.42</text:p>
          </table:table-cell>
        </table:table-row>
        <table:table-row>
          <table:table-cell table:style-name="Table16.A2" office:value-type="string">
            <text:p text:style-name="P13">+ Bank Charges</text:p>
          </table:table-cell>
          <table:table-cell table:style-name="Table16.A2" office:value-type="string">
            <text:p text:style-name="P14">240.00</text:p>
          </table:table-cell>
          <table:table-cell table:style-name="Table16.A2" office:value-type="string">
            <text:p text:style-name="P14">20.00</text:p>
          </table:table-cell>
          <table:table-cell table:style-name="Table16.A2" office:value-type="string">
            <text:p text:style-name="P14">350.44</text:p>
          </table:table-cell>
          <table:table-cell table:style-name="Table16.E2" office:value-type="string">
            <text:p text:style-name="P15">610.44</text:p>
          </table:table-cell>
        </table:table-row>
        <table:table-row>
          <table:table-cell table:style-name="Table16.A2" office:value-type="string">
            <text:p text:style-name="P13">+ House Charges</text:p>
          </table:table-cell>
          <table:table-cell table:style-name="Table16.A2" office:value-type="string">
            <text:p text:style-name="P14">---</text:p>
          </table:table-cell>
          <table:table-cell table:style-name="Table16.A2" office:value-type="string">
            <text:p text:style-name="P14">---</text:p>
          </table:table-cell>
          <table:table-cell table:style-name="Table16.A2" office:value-type="string">
            <text:p text:style-name="P14">---</text:p>
          </table:table-cell>
          <table:table-cell table:style-name="Table16.E2" office:value-type="string">
            <text:p text:style-name="P15">0.00</text:p>
          </table:table-cell>
        </table:table-row>
        <table:table-row>
          <table:table-cell table:style-name="Table16.A2" office:value-type="string">
            <text:p text:style-name="P13">+ Paid Outs</text:p>
          </table:table-cell>
          <table:table-cell table:style-name="Table16.A2" office:value-type="string">
            <text:p text:style-name="P14">---</text:p>
          </table:table-cell>
          <table:table-cell table:style-name="Table16.A2" office:value-type="string">
            <text:p text:style-name="P14">---</text:p>
          </table:table-cell>
          <table:table-cell table:style-name="Table16.A2" office:value-type="string">
            <text:p text:style-name="P14">10.00</text:p>
          </table:table-cell>
          <table:table-cell table:style-name="Table16.E2" office:value-type="string">
            <text:p text:style-name="P15">10.00</text:p>
          </table:table-cell>
        </table:table-row>
        <table:table-row>
          <table:table-cell table:style-name="Table16.A2" office:value-type="string">
            <text:p text:style-name="P13">Total</text:p>
          </table:table-cell>
          <table:table-cell table:style-name="Table16.A2" office:value-type="string">
            <text:p text:style-name="P15">1,953.12</text:p>
          </table:table-cell>
          <table:table-cell table:style-name="Table16.A2" office:value-type="string">
            <text:p text:style-name="P15">65.12</text:p>
          </table:table-cell>
          <table:table-cell table:style-name="Table16.A2" office:value-type="string">
            <text:p text:style-name="P15">2,362.62</text:p>
          </table:table-cell>
          <table:table-cell table:style-name="Table16.E6" office:value-type="string">
            <text:p text:style-name="P15">4,380.86</text:p>
          </table:table-cell>
        </table:table-row>
        <table:table-row>
          <table:table-cell table:style-name="Table16.A7" office:value-type="string">
            <text:p text:style-name="P13"/>
          </table:table-cell>
          <table:table-cell table:style-name="Table16.A7" office:value-type="string">
            <text:p text:style-name="P14"/>
          </table:table-cell>
          <table:table-cell table:style-name="Table16.A7" office:value-type="string">
            <text:p text:style-name="P14"/>
          </table:table-cell>
          <table:table-cell table:style-name="Table16.A7" office:value-type="string">
            <text:p text:style-name="P14"/>
          </table:table-cell>
          <table:table-cell table:style-name="Table16.E7" office:value-type="string">
            <text:p text:style-name="P15"/>
          </table:table-cell>
        </table:table-row>
        <table:table-row>
          <table:table-cell table:style-name="Table16.A2" office:value-type="string">
            <text:p text:style-name="P13">+ Closing Reading</text:p>
          </table:table-cell>
          <table:table-cell table:style-name="Table16.A2" office:value-type="string">
            <text:p text:style-name="P14">2,172.67</text:p>
          </table:table-cell>
          <table:table-cell table:style-name="Table16.A2" office:value-type="string">
            <text:p text:style-name="P14">115.12</text:p>
          </table:table-cell>
          <table:table-cell table:style-name="Table16.A2" office:value-type="string">
            <text:p text:style-name="P14">2,429.66</text:p>
          </table:table-cell>
          <table:table-cell table:style-name="Table16.E2" office:value-type="string">
            <text:p text:style-name="P15">4,717.45</text:p>
          </table:table-cell>
        </table:table-row>
        <table:table-row>
          <table:table-cell table:style-name="Table16.A2" office:value-type="string">
            <text:p text:style-name="P13">- Opening Reading</text:p>
          </table:table-cell>
          <table:table-cell table:style-name="Table16.A2" office:value-type="string">
            <text:p text:style-name="P14">50.00</text:p>
          </table:table-cell>
          <table:table-cell table:style-name="Table16.A2" office:value-type="string">
            <text:p text:style-name="P14">50.00</text:p>
          </table:table-cell>
          <table:table-cell table:style-name="Table16.A2" office:value-type="string">
            <text:p text:style-name="P14">50.00</text:p>
          </table:table-cell>
          <table:table-cell table:style-name="Table16.E2" office:value-type="string">
            <text:p text:style-name="P15">150.00</text:p>
          </table:table-cell>
        </table:table-row>
        <table:table-row>
          <table:table-cell table:style-name="Table16.A2" office:value-type="string">
            <text:p text:style-name="P13">= Difference</text:p>
          </table:table-cell>
          <table:table-cell table:style-name="Table16.A2" office:value-type="string">
            <text:p text:style-name="P15">2,122.67</text:p>
          </table:table-cell>
          <table:table-cell table:style-name="Table16.A2" office:value-type="string">
            <text:p text:style-name="P15">65.12</text:p>
          </table:table-cell>
          <table:table-cell table:style-name="Table16.A2" office:value-type="string">
            <text:p text:style-name="P15">2,379.66</text:p>
          </table:table-cell>
          <table:table-cell table:style-name="Table16.E6" office:value-type="string">
            <text:p text:style-name="P15">4,567.45</text:p>
          </table:table-cell>
        </table:table-row>
        <table:table-row>
          <table:table-cell table:style-name="Table16.A2" office:value-type="string">
            <text:p text:style-name="P13">- Coupons</text:p>
          </table:table-cell>
          <table:table-cell table:style-name="Table16.A2" office:value-type="string">
            <text:p text:style-name="P14">---</text:p>
          </table:table-cell>
          <table:table-cell table:style-name="Table16.A2" office:value-type="string">
            <text:p text:style-name="P14">---</text:p>
          </table:table-cell>
          <table:table-cell table:style-name="Table16.A2" office:value-type="string">
            <text:p text:style-name="P14">7.00</text:p>
          </table:table-cell>
          <table:table-cell table:style-name="Table16.E2" office:value-type="string">
            <text:p text:style-name="P15">7.00</text:p>
          </table:table-cell>
        </table:table-row>
        <table:table-row>
          <table:table-cell table:style-name="Table16.A2" office:value-type="string">
            <text:p text:style-name="P13">- Discounts</text:p>
          </table:table-cell>
          <table:table-cell table:style-name="Table16.A2" office:value-type="string">
            <text:p text:style-name="P14">130.00</text:p>
          </table:table-cell>
          <table:table-cell table:style-name="Table16.A2" office:value-type="string">
            <text:p text:style-name="P14">---</text:p>
          </table:table-cell>
          <table:table-cell table:style-name="Table16.A2" office:value-type="string">
            <text:p text:style-name="P14">---</text:p>
          </table:table-cell>
          <table:table-cell table:style-name="Table16.E2" office:value-type="string">
            <text:p text:style-name="P15">130.00</text:p>
          </table:table-cell>
        </table:table-row>
        <table:table-row>
          <table:table-cell table:style-name="Table16.A2" office:value-type="string">
            <text:p text:style-name="P13">- Voids</text:p>
          </table:table-cell>
          <table:table-cell table:style-name="Table16.A2" office:value-type="string">
            <text:p text:style-name="P14">27.50</text:p>
          </table:table-cell>
          <table:table-cell table:style-name="Table16.A2" office:value-type="string">
            <text:p text:style-name="P14">---</text:p>
          </table:table-cell>
          <table:table-cell table:style-name="Table16.A2" office:value-type="string">
            <text:p text:style-name="P14">---</text:p>
          </table:table-cell>
          <table:table-cell table:style-name="Table16.E2" office:value-type="string">
            <text:p text:style-name="P15">27.50</text:p>
          </table:table-cell>
        </table:table-row>
        <table:table-row>
          <table:table-cell table:style-name="Table16.A2" office:value-type="string">
            <text:p text:style-name="P13">- Refunds</text:p>
          </table:table-cell>
          <table:table-cell table:style-name="Table16.A2" office:value-type="string">
            <text:p text:style-name="P14">12.00</text:p>
          </table:table-cell>
          <table:table-cell table:style-name="Table16.A2" office:value-type="string">
            <text:p text:style-name="P14">---</text:p>
          </table:table-cell>
          <table:table-cell table:style-name="Table16.A2" office:value-type="string">
            <text:p text:style-name="P14">---</text:p>
          </table:table-cell>
          <table:table-cell table:style-name="Table16.E2" office:value-type="string">
            <text:p text:style-name="P15">12.00</text:p>
          </table:table-cell>
        </table:table-row>
        <table:table-row>
          <table:table-cell table:style-name="Table16.A2" office:value-type="string">
            <text:p text:style-name="P13">- Over-Rings</text:p>
          </table:table-cell>
          <table:table-cell table:style-name="Table16.A2" office:value-type="string">
            <text:p text:style-name="P14">---</text:p>
          </table:table-cell>
          <table:table-cell table:style-name="Table16.A2" office:value-type="string">
            <text:p text:style-name="P14">---</text:p>
          </table:table-cell>
          <table:table-cell table:style-name="Table16.A2" office:value-type="string">
            <text:p text:style-name="P14">10.00</text:p>
          </table:table-cell>
          <table:table-cell table:style-name="Table16.E2" office:value-type="string">
            <text:p text:style-name="P15">10.00</text:p>
          </table:table-cell>
        </table:table-row>
        <table:table-row>
          <table:table-cell table:style-name="Table16.A2" office:value-type="string">
            <text:p text:style-name="P13">Total</text:p>
          </table:table-cell>
          <table:table-cell table:style-name="Table16.A2" office:value-type="string">
            <text:p text:style-name="P15">1,953.17</text:p>
          </table:table-cell>
          <table:table-cell table:style-name="Table16.A2" office:value-type="string">
            <text:p text:style-name="P15">65.12</text:p>
          </table:table-cell>
          <table:table-cell table:style-name="Table16.A2" office:value-type="string">
            <text:p text:style-name="P15">2,362.66</text:p>
          </table:table-cell>
          <table:table-cell table:style-name="Table16.E6" office:value-type="string">
            <text:p text:style-name="P15">4,380.95</text:p>
          </table:table-cell>
        </table:table-row>
        <table:table-row>
          <table:table-cell table:style-name="Table16.A7" office:value-type="string">
            <text:p text:style-name="P13"/>
          </table:table-cell>
          <table:table-cell table:style-name="Table16.A7" office:value-type="string">
            <text:p text:style-name="P14"/>
          </table:table-cell>
          <table:table-cell table:style-name="Table16.A7" office:value-type="string">
            <text:p text:style-name="P14"/>
          </table:table-cell>
          <table:table-cell table:style-name="Table16.A7" office:value-type="string">
            <text:p text:style-name="P14"/>
          </table:table-cell>
          <table:table-cell table:style-name="Table16.E7" office:value-type="string">
            <text:p text:style-name="P15"/>
          </table:table-cell>
        </table:table-row>
        <table:table-row>
          <table:table-cell table:style-name="Table16.A2" office:value-type="string">
            <text:p text:style-name="P13">Over + or Short -</text:p>
          </table:table-cell>
          <table:table-cell table:style-name="Table16.A2" office:value-type="string">
            <text:p text:style-name="P15">-0.05</text:p>
          </table:table-cell>
          <table:table-cell table:style-name="Table16.A2" office:value-type="string">
            <text:p text:style-name="P15">0.00</text:p>
          </table:table-cell>
          <table:table-cell table:style-name="Table16.A2" office:value-type="string">
            <text:p text:style-name="P15">-0.04</text:p>
          </table:table-cell>
          <table:table-cell table:style-name="Table16.E6" office:value-type="string">
            <text:p text:style-name="P15">-0.09</text:p>
          </table:table-cell>
        </table:table-row>
      </table:table>
      <text:p text:style-name="P5"/>
      <table:table table:name="Table14" table:style-name="Table14">
        <table:table-column table:style-name="Table14.A" table:number-columns-repeated="5"/>
        <table:table-row>
          <table:table-cell table:style-name="Table14.A1" office:value-type="string">
            <text:p text:style-name="P11"><text:s text:c="5"/>4)</text:p>
          </table:table-cell>
          <table:table-cell table:style-name="Table14.B1" office:value-type="string">
            <text:p text:style-name="P12">Register 1</text:p>
          </table:table-cell>
          <table:table-cell table:style-name="Table14.B1" office:value-type="string">
            <text:p text:style-name="P12">Register 2</text:p>
          </table:table-cell>
          <table:table-cell table:style-name="Table14.B1" office:value-type="string">
            <text:p text:style-name="P12">Register 3</text:p>
          </table:table-cell>
          <table:table-cell table:style-name="Table14.E1" office:value-type="string">
            <text:p text:style-name="P12">Total</text:p>
          </table:table-cell>
        </table:table-row>
        <table:table-row>
          <table:table-cell table:style-name="Table14.A2" office:value-type="string">
            <text:p text:style-name="P13">+ Cash and Checks</text:p>
          </table:table-cell>
          <table:table-cell table:style-name="Table14.A2" office:value-type="string">
            <text:p text:style-name="P14">1234.56</text:p>
          </table:table-cell>
          <table:table-cell table:style-name="Table14.A2" office:value-type="string">
            <text:p text:style-name="P14">789.01</text:p>
          </table:table-cell>
          <table:table-cell table:style-name="Table14.A2" office:value-type="string">
            <text:p text:style-name="P14">234.56</text:p>
          </table:table-cell>
          <table:table-cell table:style-name="Table14.E2" office:value-type="string">
            <text:p text:style-name="P15">2,258.13</text:p>
          </table:table-cell>
        </table:table-row>
        <table:table-row>
          <table:table-cell table:style-name="Table14.A2" office:value-type="string">
            <text:p text:style-name="P13">+ Bank Charges</text:p>
          </table:table-cell>
          <table:table-cell table:style-name="Table14.A2" office:value-type="string">
            <text:p text:style-name="P14">789.01</text:p>
          </table:table-cell>
          <table:table-cell table:style-name="Table14.A2" office:value-type="string">
            <text:p text:style-name="P14">234.56</text:p>
          </table:table-cell>
          <table:table-cell table:style-name="Table14.A2" office:value-type="string">
            <text:p text:style-name="P14">78.90</text:p>
          </table:table-cell>
          <table:table-cell table:style-name="Table14.E2" office:value-type="string">
            <text:p text:style-name="P15">1,102.47</text:p>
          </table:table-cell>
        </table:table-row>
        <table:table-row>
          <table:table-cell table:style-name="Table14.A2" office:value-type="string">
            <text:p text:style-name="P13">+ House Charges</text:p>
          </table:table-cell>
          <table:table-cell table:style-name="Table14.A2" office:value-type="string">
            <text:p text:style-name="P14">---</text:p>
          </table:table-cell>
          <table:table-cell table:style-name="Table14.A2" office:value-type="string">
            <text:p text:style-name="P14">---</text:p>
          </table:table-cell>
          <table:table-cell table:style-name="Table14.A2" office:value-type="string">
            <text:p text:style-name="P14">25.00</text:p>
          </table:table-cell>
          <table:table-cell table:style-name="Table14.E2" office:value-type="string">
            <text:p text:style-name="P15">25.00</text:p>
          </table:table-cell>
        </table:table-row>
        <table:table-row>
          <table:table-cell table:style-name="Table14.A2" office:value-type="string">
            <text:p text:style-name="P13">+ Paid Outs</text:p>
          </table:table-cell>
          <table:table-cell table:style-name="Table14.A2" office:value-type="string">
            <text:p text:style-name="P14">20.00</text:p>
          </table:table-cell>
          <table:table-cell table:style-name="Table14.A2" office:value-type="string">
            <text:p text:style-name="P14">10.00</text:p>
          </table:table-cell>
          <table:table-cell table:style-name="Table14.A2" office:value-type="string">
            <text:p text:style-name="P14">---</text:p>
          </table:table-cell>
          <table:table-cell table:style-name="Table14.E2" office:value-type="string">
            <text:p text:style-name="P15">30.00</text:p>
          </table:table-cell>
        </table:table-row>
        <table:table-row>
          <table:table-cell table:style-name="Table14.A2" office:value-type="string">
            <text:p text:style-name="P13">Total</text:p>
          </table:table-cell>
          <table:table-cell table:style-name="Table14.A2" office:value-type="string">
            <text:p text:style-name="P15">2,043.57</text:p>
          </table:table-cell>
          <table:table-cell table:style-name="Table14.A2" office:value-type="string">
            <text:p text:style-name="P15">1,033.57</text:p>
          </table:table-cell>
          <table:table-cell table:style-name="Table14.A2" office:value-type="string">
            <text:p text:style-name="P15">338.46</text:p>
          </table:table-cell>
          <table:table-cell table:style-name="Table14.E6" office:value-type="string">
            <text:p text:style-name="P15">3,415.60</text:p>
          </table:table-cell>
        </table:table-row>
        <table:table-row>
          <table:table-cell table:style-name="Table14.A7" office:value-type="string">
            <text:p text:style-name="P13"/>
          </table:table-cell>
          <table:table-cell table:style-name="Table14.A7" office:value-type="string">
            <text:p text:style-name="P14"/>
          </table:table-cell>
          <table:table-cell table:style-name="Table14.A7" office:value-type="string">
            <text:p text:style-name="P14"/>
          </table:table-cell>
          <table:table-cell table:style-name="Table14.A7" office:value-type="string">
            <text:p text:style-name="P14"/>
          </table:table-cell>
          <table:table-cell table:style-name="Table14.E7" office:value-type="string">
            <text:p text:style-name="P15"/>
          </table:table-cell>
        </table:table-row>
        <table:table-row>
          <table:table-cell table:style-name="Table14.A2" office:value-type="string">
            <text:p text:style-name="P13">+ Closing Reading</text:p>
          </table:table-cell>
          <table:table-cell table:style-name="Table14.A2" office:value-type="string">
            <text:p text:style-name="P14">2,116.45</text:p>
          </table:table-cell>
          <table:table-cell table:style-name="Table14.A2" office:value-type="string">
            <text:p text:style-name="P14">1,091.03</text:p>
          </table:table-cell>
          <table:table-cell table:style-name="Table14.A2" office:value-type="string">
            <text:p text:style-name="P14">390.43</text:p>
          </table:table-cell>
          <table:table-cell table:style-name="Table14.E2" office:value-type="string">
            <text:p text:style-name="P15">3597.91</text:p>
          </table:table-cell>
        </table:table-row>
        <table:table-row>
          <table:table-cell table:style-name="Table14.A2" office:value-type="string">
            <text:p text:style-name="P13">- Opening Reading</text:p>
          </table:table-cell>
          <table:table-cell table:style-name="Table14.A2" office:value-type="string">
            <text:p text:style-name="P14">50.00</text:p>
          </table:table-cell>
          <table:table-cell table:style-name="Table14.A2" office:value-type="string">
            <text:p text:style-name="P14">50.00</text:p>
          </table:table-cell>
          <table:table-cell table:style-name="Table14.A2" office:value-type="string">
            <text:p text:style-name="P14">50.00</text:p>
          </table:table-cell>
          <table:table-cell table:style-name="Table14.E2" office:value-type="string">
            <text:p text:style-name="P15">150.00</text:p>
          </table:table-cell>
        </table:table-row>
        <table:table-row>
          <table:table-cell table:style-name="Table14.A2" office:value-type="string">
            <text:p text:style-name="P13">= Difference</text:p>
          </table:table-cell>
          <table:table-cell table:style-name="Table14.A2" office:value-type="string">
            <text:p text:style-name="P15">2,066.45</text:p>
          </table:table-cell>
          <table:table-cell table:style-name="Table14.A2" office:value-type="string">
            <text:p text:style-name="P15">1,041.03</text:p>
          </table:table-cell>
          <table:table-cell table:style-name="Table14.A2" office:value-type="string">
            <text:p text:style-name="P15">340.43</text:p>
          </table:table-cell>
          <table:table-cell table:style-name="Table14.E6" office:value-type="string">
            <text:p text:style-name="P15">3,447.91</text:p>
          </table:table-cell>
        </table:table-row>
        <table:table-row>
          <table:table-cell table:style-name="Table14.A2" office:value-type="string">
            <text:p text:style-name="P13">- Coupons</text:p>
          </table:table-cell>
          <table:table-cell table:style-name="Table14.A2" office:value-type="string">
            <text:p text:style-name="P14">2.50</text:p>
          </table:table-cell>
          <table:table-cell table:style-name="Table14.A2" office:value-type="string">
            <text:p text:style-name="P14">1.75</text:p>
          </table:table-cell>
          <table:table-cell table:style-name="Table14.A2" office:value-type="string">
            <text:p text:style-name="P14">---</text:p>
          </table:table-cell>
          <table:table-cell table:style-name="Table14.E2" office:value-type="string">
            <text:p text:style-name="P15">4.25</text:p>
          </table:table-cell>
        </table:table-row>
        <table:table-row>
          <table:table-cell table:style-name="Table14.A2" office:value-type="string">
            <text:p text:style-name="P13">- Discounts</text:p>
          </table:table-cell>
          <table:table-cell table:style-name="Table14.A2" office:value-type="string">
            <text:p text:style-name="P14">12.34</text:p>
          </table:table-cell>
          <table:table-cell table:style-name="Table14.A2" office:value-type="string">
            <text:p text:style-name="P14">5.67</text:p>
          </table:table-cell>
          <table:table-cell table:style-name="Table14.A2" office:value-type="string">
            <text:p text:style-name="P14">---</text:p>
          </table:table-cell>
          <table:table-cell table:style-name="Table14.E2" office:value-type="string">
            <text:p text:style-name="P15">18.01</text:p>
          </table:table-cell>
        </table:table-row>
        <table:table-row>
          <table:table-cell table:style-name="Table14.A2" office:value-type="string">
            <text:p text:style-name="P13">- Voids</text:p>
          </table:table-cell>
          <table:table-cell table:style-name="Table14.A2" office:value-type="string">
            <text:p text:style-name="P14">---</text:p>
          </table:table-cell>
          <table:table-cell table:style-name="Table14.A2" office:value-type="string">
            <text:p text:style-name="P14">---</text:p>
          </table:table-cell>
          <table:table-cell table:style-name="Table14.A2" office:value-type="string">
            <text:p text:style-name="P14">---</text:p>
          </table:table-cell>
          <table:table-cell table:style-name="Table14.E2" office:value-type="string">
            <text:p text:style-name="P15">0.00</text:p>
          </table:table-cell>
        </table:table-row>
        <table:table-row>
          <table:table-cell table:style-name="Table14.A2" office:value-type="string">
            <text:p text:style-name="P13">- Refunds</text:p>
          </table:table-cell>
          <table:table-cell table:style-name="Table14.A2" office:value-type="string">
            <text:p text:style-name="P14">8.00</text:p>
          </table:table-cell>
          <table:table-cell table:style-name="Table14.A2" office:value-type="string">
            <text:p text:style-name="P14">---</text:p>
          </table:table-cell>
          <table:table-cell table:style-name="Table14.A2" office:value-type="string">
            <text:p text:style-name="P14">---</text:p>
          </table:table-cell>
          <table:table-cell table:style-name="Table14.E2" office:value-type="string">
            <text:p text:style-name="P15">8.00</text:p>
          </table:table-cell>
        </table:table-row>
        <table:table-row>
          <table:table-cell table:style-name="Table14.A2" office:value-type="string">
            <text:p text:style-name="P13">- Over-Rings</text:p>
          </table:table-cell>
          <table:table-cell table:style-name="Table14.A2" office:value-type="string">
            <text:p text:style-name="P14">---</text:p>
          </table:table-cell>
          <table:table-cell table:style-name="Table14.A2" office:value-type="string">
            <text:p text:style-name="P14">---</text:p>
          </table:table-cell>
          <table:table-cell table:style-name="Table14.A2" office:value-type="string">
            <text:p text:style-name="P14">---</text:p>
          </table:table-cell>
          <table:table-cell table:style-name="Table14.E2" office:value-type="string">
            <text:p text:style-name="P15">0.00</text:p>
          </table:table-cell>
        </table:table-row>
        <table:table-row>
          <table:table-cell table:style-name="Table14.A2" office:value-type="string">
            <text:p text:style-name="P13">Total</text:p>
          </table:table-cell>
          <table:table-cell table:style-name="Table14.A2" office:value-type="string">
            <text:p text:style-name="P15">2,043.61</text:p>
          </table:table-cell>
          <table:table-cell table:style-name="Table14.A2" office:value-type="string">
            <text:p text:style-name="P15">1,033.61</text:p>
          </table:table-cell>
          <table:table-cell table:style-name="Table14.A2" office:value-type="string">
            <text:p text:style-name="P15">340.43</text:p>
          </table:table-cell>
          <table:table-cell table:style-name="Table14.E6" office:value-type="string">
            <text:p text:style-name="P15">3,417.65</text:p>
          </table:table-cell>
        </table:table-row>
        <table:table-row>
          <table:table-cell table:style-name="Table14.A7" office:value-type="string">
            <text:p text:style-name="P13"/>
          </table:table-cell>
          <table:table-cell table:style-name="Table14.A7" office:value-type="string">
            <text:p text:style-name="P14"/>
          </table:table-cell>
          <table:table-cell table:style-name="Table14.A7" office:value-type="string">
            <text:p text:style-name="P14"/>
          </table:table-cell>
          <table:table-cell table:style-name="Table14.A7" office:value-type="string">
            <text:p text:style-name="P14"/>
          </table:table-cell>
          <table:table-cell table:style-name="Table14.E7" office:value-type="string">
            <text:p text:style-name="P15"/>
          </table:table-cell>
        </table:table-row>
        <table:table-row>
          <table:table-cell table:style-name="Table14.A2" office:value-type="string">
            <text:p text:style-name="P13">Over + or Short -</text:p>
          </table:table-cell>
          <table:table-cell table:style-name="Table14.A2" office:value-type="string">
            <text:p text:style-name="P15">-0.04</text:p>
          </table:table-cell>
          <table:table-cell table:style-name="Table14.A2" office:value-type="string">
            <text:p text:style-name="P15">-0.04</text:p>
          </table:table-cell>
          <table:table-cell table:style-name="Table14.A2" office:value-type="string">
            <text:p text:style-name="P15">-1.97</text:p>
          </table:table-cell>
          <table:table-cell table:style-name="Table14.E6" office:value-type="string">
            <text:p text:style-name="P15">-2.05</text:p>
          </table:table-cell>
        </table:table-row>
      </table:table>
      <text:p text:style-name="P5"/>
      <text:p text:style-name="P5"><text:soft-page-break/>Worksheet 14-8</text:p>
      <text:list xml:id="list1949686360" text:style-name="L22">
        <text:list-item>
          <text:p text:style-name="P46">$4.13</text:p>
        </text:list-item>
        <text:list-item>
          <text:p text:style-name="P46">$3.53</text:p>
        </text:list-item>
        <text:list-item>
          <text:p text:style-name="P46">$1,026.00</text:p>
        </text:list-item>
        <text:list-item>
          <text:p text:style-name="P46">$634.00</text:p>
        </text:list-item>
      </text:list>
      <text:p text:style-name="P2"/>
      <text:p text:style-name="P2">Worksheet 14-9</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ce style:name="Liberation Serif" svg:font-family="'Liberation Serif'"/>
    <style:font-face style:name="Lohit Hindi1" svg:font-family="'Lohit Hindi'"/>
    <style:font-face style:name="Liberation Serif1" svg:font-family="'Liberation Serif'" style:font-family-generic="roman"/>
    <style:font-face style:name="Liberation Serif2"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3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1-02-18T09:41:47</meta:creation-date>
    <dc:date>2011-08-10T09:24:19</dc:date>
    <dc:creator>Sean Parsons</dc:creator>
    <meta:editing-duration>PT8H13M15S</meta:editing-duration>
    <meta:editing-cycles>8</meta:editing-cycles>
    <meta:generator>LibreOffice/3.3$Linux LibreOffice_project/330m19$Build-301</meta:generator>
    <meta:document-statistic meta:table-count="5" meta:image-count="0" meta:object-count="151" meta:page-count="23" meta:paragraph-count="1091" meta:word-count="2276" meta:character-count="10995"/>
  </office:meta>
</office:document-meta>
</file>

<file path=Object 1/content.xml><?xml version="1.0" encoding="utf-8"?>
<math xmlns="http://www.w3.org/1998/Math/MathML">
  <semantics>
    <mfrac>
      <mn>6</mn>
      <mn>10</mn>
    </mfrac>
    <annotation encoding="StarMath 5.0">{{6} over {10}}</annotation>
  </semantics>
</math>
</file>

<file path=Object 10/content.xml><?xml version="1.0" encoding="utf-8"?>
<math xmlns="http://www.w3.org/1998/Math/MathML">
  <semantics>
    <mfrac>
      <mn>10</mn>
      <mn>1</mn>
    </mfrac>
    <annotation encoding="StarMath 5.0">{10} over {1}</annotation>
  </semantics>
</math>
</file>

<file path=Object 100/content.xml><?xml version="1.0" encoding="utf-8"?>
<math xmlns="http://www.w3.org/1998/Math/MathML">
  <semantics>
    <mfrac>
      <mn>1</mn>
      <mn>21</mn>
    </mfrac>
    <annotation encoding="StarMath 5.0">1 over 21</annotation>
  </semantics>
</math>
</file>

<file path=Object 101/content.xml><?xml version="1.0" encoding="utf-8"?>
<math xmlns="http://www.w3.org/1998/Math/MathML">
  <semantics>
    <mfrac>
      <mn>28</mn>
      <mn>5</mn>
    </mfrac>
    <annotation encoding="StarMath 5.0">28 over 5</annotation>
  </semantics>
</math>
</file>

<file path=Object 102/content.xml><?xml version="1.0" encoding="utf-8"?>
<math xmlns="http://www.w3.org/1998/Math/MathML">
  <semantics>
    <mrow>
      <mn>5</mn>
      <mfrac>
        <mn>3</mn>
        <mn>5</mn>
      </mfrac>
    </mrow>
    <annotation encoding="StarMath 5.0">5 3 over 5</annotation>
  </semantics>
</math>
</file>

<file path=Object 103/content.xml><?xml version="1.0" encoding="utf-8"?>
<math xmlns="http://www.w3.org/1998/Math/MathML">
  <semantics>
    <mfrac>
      <mn>7</mn>
      <mn>3</mn>
    </mfrac>
    <annotation encoding="StarMath 5.0">7 over 3</annotation>
  </semantics>
</math>
</file>

<file path=Object 104/content.xml><?xml version="1.0" encoding="utf-8"?>
<math xmlns="http://www.w3.org/1998/Math/MathML">
  <semantics>
    <mfrac>
      <mn>1</mn>
      <mn>3</mn>
    </mfrac>
    <annotation encoding="StarMath 5.0">1 over 3</annotation>
  </semantics>
</math>
</file>

<file path=Object 105/content.xml><?xml version="1.0" encoding="utf-8"?>
<math xmlns="http://www.w3.org/1998/Math/MathML">
  <semantics>
    <mfrac>
      <mn>2</mn>
      <mn>3</mn>
    </mfrac>
    <annotation encoding="StarMath 5.0">2 over 3</annotation>
  </semantics>
</math>
</file>

<file path=Object 106/content.xml><?xml version="1.0" encoding="utf-8"?>
<math xmlns="http://www.w3.org/1998/Math/MathML">
  <semantics>
    <mfrac>
      <mn>4</mn>
      <mn>5</mn>
    </mfrac>
    <annotation encoding="StarMath 5.0">4 over 5</annotation>
  </semantics>
</math>
</file>

<file path=Object 107/content.xml><?xml version="1.0" encoding="utf-8"?>
<math xmlns="http://www.w3.org/1998/Math/MathML">
  <semantics>
    <mrow>
      <mn>1</mn>
      <mfrac>
        <mn>1</mn>
        <mn>3</mn>
      </mfrac>
    </mrow>
    <annotation encoding="StarMath 5.0">1 1 over 3</annotation>
  </semantics>
</math>
</file>

<file path=Object 108/content.xml><?xml version="1.0" encoding="utf-8"?>
<math xmlns="http://www.w3.org/1998/Math/MathML">
  <semantics>
    <mfrac>
      <mn>2</mn>
      <mn>3</mn>
    </mfrac>
    <annotation encoding="StarMath 5.0">2 over 3</annotation>
  </semantics>
</math>
</file>

<file path=Object 109/content.xml><?xml version="1.0" encoding="utf-8"?>
<math xmlns="http://www.w3.org/1998/Math/MathML">
  <semantics>
    <mfrac>
      <mn>1</mn>
      <mn>15</mn>
    </mfrac>
    <annotation encoding="StarMath 5.0">1 over 15</annotation>
  </semantics>
</math>
</file>

<file path=Object 11/content.xml><?xml version="1.0" encoding="utf-8"?>
<math xmlns="http://www.w3.org/1998/Math/MathML">
  <semantics>
    <mfrac>
      <mn>12</mn>
      <mn>1</mn>
    </mfrac>
    <annotation encoding="StarMath 5.0">{12} over {1}</annotation>
  </semantics>
</math>
</file>

<file path=Object 110/content.xml><?xml version="1.0" encoding="utf-8"?>
<math xmlns="http://www.w3.org/1998/Math/MathML">
  <semantics>
    <mrow>
      <mn>1</mn>
      <mfrac>
        <mn>24</mn>
        <mn>25</mn>
      </mfrac>
    </mrow>
    <annotation encoding="StarMath 5.0">1 24 over 25</annotation>
  </semantics>
</math>
</file>

<file path=Object 111/content.xml><?xml version="1.0" encoding="utf-8"?>
<math xmlns="http://www.w3.org/1998/Math/MathML">
  <semantics>
    <mrow>
      <mn>2</mn>
      <mfrac>
        <mn>14</mn>
        <mn>15</mn>
      </mfrac>
    </mrow>
    <annotation encoding="StarMath 5.0">2 14 over 15</annotation>
  </semantics>
</math>
</file>

<file path=Object 112/content.xml><?xml version="1.0" encoding="utf-8"?>
<math xmlns="http://www.w3.org/1998/Math/MathML">
  <semantics>
    <mfrac>
      <mn>1</mn>
      <mn>4</mn>
    </mfrac>
    <annotation encoding="StarMath 5.0">1 over 4</annotation>
  </semantics>
</math>
</file>

<file path=Object 113/content.xml><?xml version="1.0" encoding="utf-8"?>
<math xmlns="http://www.w3.org/1998/Math/MathML">
  <semantics>
    <mrow>
      <mn>3</mn>
      <mfrac>
        <mn>1</mn>
        <mn>16</mn>
      </mfrac>
    </mrow>
    <annotation encoding="StarMath 5.0">3 1 over 16</annotation>
  </semantics>
</math>
</file>

<file path=Object 114/content.xml><?xml version="1.0" encoding="utf-8"?>
<math xmlns="http://www.w3.org/1998/Math/MathML">
  <semantics>
    <mrow>
      <mn>12</mn>
      <mfrac>
        <mn>1</mn>
        <mn>2</mn>
      </mfrac>
    </mrow>
    <annotation encoding="StarMath 5.0">12 1 over 2</annotation>
  </semantics>
</math>
</file>

<file path=Object 115/content.xml><?xml version="1.0" encoding="utf-8"?>
<math xmlns="http://www.w3.org/1998/Math/MathML">
  <semantics>
    <mfrac>
      <mn>1</mn>
      <mn>3</mn>
    </mfrac>
    <annotation encoding="StarMath 5.0">1 over 3</annotation>
  </semantics>
</math>
</file>

<file path=Object 116/content.xml><?xml version="1.0" encoding="utf-8"?>
<math xmlns="http://www.w3.org/1998/Math/MathML">
  <semantics>
    <mfrac>
      <mn>3</mn>
      <mn>4</mn>
    </mfrac>
    <annotation encoding="StarMath 5.0">3 over 4</annotation>
  </semantics>
</math>
</file>

<file path=Object 117/content.xml><?xml version="1.0" encoding="utf-8"?>
<math xmlns="http://www.w3.org/1998/Math/MathML">
  <semantics>
    <mfrac>
      <mn>2</mn>
      <mn>3</mn>
    </mfrac>
    <annotation encoding="StarMath 5.0">2 over 3</annotation>
  </semantics>
</math>
</file>

<file path=Object 118/content.xml><?xml version="1.0" encoding="utf-8"?>
<math xmlns="http://www.w3.org/1998/Math/MathML">
  <semantics>
    <mrow>
      <mn>3</mn>
      <mfrac>
        <mn>1</mn>
        <mn>2</mn>
      </mfrac>
    </mrow>
    <annotation encoding="StarMath 5.0">3 1 over 2</annotation>
  </semantics>
</math>
</file>

<file path=Object 119/content.xml><?xml version="1.0" encoding="utf-8"?>
<math xmlns="http://www.w3.org/1998/Math/MathML">
  <semantics>
    <mrow>
      <mn>4</mn>
      <mfrac>
        <mn>1</mn>
        <mn>2</mn>
      </mfrac>
    </mrow>
    <annotation encoding="StarMath 5.0">4 1 over 2</annotation>
  </semantics>
</math>
</file>

<file path=Object 12/content.xml><?xml version="1.0" encoding="utf-8"?>
<math xmlns="http://www.w3.org/1998/Math/MathML">
  <semantics>
    <mfrac>
      <mn>100</mn>
      <mn>1</mn>
    </mfrac>
    <annotation encoding="StarMath 5.0">{100} over {1}</annotation>
  </semantics>
</math>
</file>

<file path=Object 120/content.xml><?xml version="1.0" encoding="utf-8"?>
<math xmlns="http://www.w3.org/1998/Math/MathML">
  <semantics>
    <mfrac>
      <mn>1</mn>
      <mn>4</mn>
    </mfrac>
    <annotation encoding="StarMath 5.0">1 over 4</annotation>
  </semantics>
</math>
</file>

<file path=Object 121/content.xml><?xml version="1.0" encoding="utf-8"?>
<math xmlns="http://www.w3.org/1998/Math/MathML">
  <semantics>
    <mrow>
      <mn>1</mn>
      <mfrac>
        <mn>1</mn>
        <mn>4</mn>
      </mfrac>
    </mrow>
    <annotation encoding="StarMath 5.0">1 1 over 4</annotation>
  </semantics>
</math>
</file>

<file path=Object 122/content.xml><?xml version="1.0" encoding="utf-8"?>
<math xmlns="http://www.w3.org/1998/Math/MathML">
  <semantics>
    <mrow>
      <mn>2</mn>
      <mfrac>
        <mn>3</mn>
        <mn>8</mn>
      </mfrac>
    </mrow>
    <annotation encoding="StarMath 5.0">2 3 over 8</annotation>
  </semantics>
</math>
</file>

<file path=Object 123/content.xml><?xml version="1.0" encoding="utf-8"?>
<math xmlns="http://www.w3.org/1998/Math/MathML">
  <semantics>
    <mfrac>
      <mn>4</mn>
      <mn>3</mn>
    </mfrac>
    <annotation encoding="StarMath 5.0">4 over 3</annotation>
  </semantics>
</math>
</file>

<file path=Object 124/content.xml><?xml version="1.0" encoding="utf-8"?>
<math xmlns="http://www.w3.org/1998/Math/MathML">
  <semantics>
    <mfrac>
      <mn>5</mn>
      <mn>1</mn>
    </mfrac>
    <annotation encoding="StarMath 5.0">5 over 1</annotation>
  </semantics>
</math>
</file>

<file path=Object 125/content.xml><?xml version="1.0" encoding="utf-8"?>
<math xmlns="http://www.w3.org/1998/Math/MathML">
  <semantics>
    <mfrac>
      <mn>24</mn>
      <mn>15</mn>
    </mfrac>
    <annotation encoding="StarMath 5.0">24 over 15</annotation>
  </semantics>
</math>
</file>

<file path=Object 126/content.xml><?xml version="1.0" encoding="utf-8"?>
<math xmlns="http://www.w3.org/1998/Math/MathML">
  <semantics>
    <mfrac>
      <mn>8</mn>
      <mn>5</mn>
    </mfrac>
    <annotation encoding="StarMath 5.0">8 over 5</annotation>
  </semantics>
</math>
</file>

<file path=Object 127/content.xml><?xml version="1.0" encoding="utf-8"?>
<math xmlns="http://www.w3.org/1998/Math/MathML">
  <semantics>
    <mfrac>
      <mn>8</mn>
      <mn>2</mn>
    </mfrac>
    <annotation encoding="StarMath 5.0">8 over 2</annotation>
  </semantics>
</math>
</file>

<file path=Object 128/content.xml><?xml version="1.0" encoding="utf-8"?>
<math xmlns="http://www.w3.org/1998/Math/MathML">
  <semantics>
    <mfrac>
      <mn>4</mn>
      <mn>1</mn>
    </mfrac>
    <annotation encoding="StarMath 5.0">4 over 1</annotation>
  </semantics>
</math>
</file>

<file path=Object 129/content.xml><?xml version="1.0" encoding="utf-8"?>
<math xmlns="http://www.w3.org/1998/Math/MathML">
  <semantics>
    <mfrac>
      <mn>585</mn>
      <mn>65</mn>
    </mfrac>
    <annotation encoding="StarMath 5.0">585 over 65</annotation>
  </semantics>
</math>
</file>

<file path=Object 13/content.xml><?xml version="1.0" encoding="utf-8"?>
<math xmlns="http://www.w3.org/1998/Math/MathML">
  <semantics>
    <mfrac>
      <mn>1000</mn>
      <mn>1</mn>
    </mfrac>
    <annotation encoding="StarMath 5.0">{1000} over {1}</annotation>
  </semantics>
</math>
</file>

<file path=Object 130/content.xml><?xml version="1.0" encoding="utf-8"?>
<math xmlns="http://www.w3.org/1998/Math/MathML">
  <semantics>
    <mfrac>
      <mn>9</mn>
      <mn>1</mn>
    </mfrac>
    <annotation encoding="StarMath 5.0">9 over 1</annotation>
  </semantics>
</math>
</file>

<file path=Object 131/content.xml><?xml version="1.0" encoding="utf-8"?>
<math xmlns="http://www.w3.org/1998/Math/MathML">
  <semantics>
    <mfrac>
      <mn>1</mn>
      <mn>1</mn>
    </mfrac>
    <annotation encoding="StarMath 5.0">1 over 1</annotation>
  </semantics>
</math>
</file>

<file path=Object 132/content.xml><?xml version="1.0" encoding="utf-8"?>
<math xmlns="http://www.w3.org/1998/Math/MathML">
  <semantics>
    <mfrac>
      <mn>3</mn>
      <mn>4</mn>
    </mfrac>
    <annotation encoding="StarMath 5.0">3 over 4</annotation>
  </semantics>
</math>
</file>

<file path=Object 133/content.xml><?xml version="1.0" encoding="utf-8"?>
<math xmlns="http://www.w3.org/1998/Math/MathML">
  <semantics>
    <mfrac>
      <mn>1</mn>
      <mn>4</mn>
    </mfrac>
    <annotation encoding="StarMath 5.0">1 over 4</annotation>
  </semantics>
</math>
</file>

<file path=Object 134/content.xml><?xml version="1.0" encoding="utf-8"?>
<math xmlns="http://www.w3.org/1998/Math/MathML">
  <semantics>
    <mfrac>
      <mn>5</mn>
      <mn>8</mn>
    </mfrac>
    <annotation encoding="StarMath 5.0">5 over 8</annotation>
  </semantics>
</math>
</file>

<file path=Object 135/content.xml><?xml version="1.0" encoding="utf-8"?>
<math xmlns="http://www.w3.org/1998/Math/MathML">
  <semantics>
    <mfrac>
      <mn>1</mn>
      <mn>4</mn>
    </mfrac>
    <annotation encoding="StarMath 5.0">1 over 4</annotation>
  </semantics>
</math>
</file>

<file path=Object 136/content.xml><?xml version="1.0" encoding="utf-8"?>
<math xmlns="http://www.w3.org/1998/Math/MathML">
  <semantics>
    <mfrac>
      <mn>3</mn>
      <mn>5</mn>
    </mfrac>
    <annotation encoding="StarMath 5.0">3 over 5</annotation>
  </semantics>
</math>
</file>

<file path=Object 137/content.xml><?xml version="1.0" encoding="utf-8"?>
<math xmlns="http://www.w3.org/1998/Math/MathML">
  <semantics>
    <mfrac>
      <mn>17</mn>
      <mn>31</mn>
    </mfrac>
    <annotation encoding="StarMath 5.0">17 over 31</annotation>
  </semantics>
</math>
</file>

<file path=Object 138/content.xml><?xml version="1.0" encoding="utf-8"?>
<math xmlns="http://www.w3.org/1998/Math/MathML">
  <semantics>
    <mfrac>
      <mn>13</mn>
      <mn>37</mn>
    </mfrac>
    <annotation encoding="StarMath 5.0">13 over 37</annotation>
  </semantics>
</math>
</file>

<file path=Object 139/content.xml><?xml version="1.0" encoding="utf-8"?>
<math xmlns="http://www.w3.org/1998/Math/MathML">
  <semantics>
    <mfrac>
      <mn>11</mn>
      <mn>8</mn>
    </mfrac>
    <annotation encoding="StarMath 5.0">11 over 8</annotation>
  </semantics>
</math>
</file>

<file path=Object 14/content.xml><?xml version="1.0" encoding="utf-8"?>
<math xmlns="http://www.w3.org/1998/Math/MathML">
  <semantics>
    <mfrac>
      <mn>3</mn>
      <mn>2</mn>
    </mfrac>
    <annotation encoding="StarMath 5.0">{3} over {2}</annotation>
  </semantics>
</math>
</file>

<file path=Object 140/content.xml><?xml version="1.0" encoding="utf-8"?>
<math xmlns="http://www.w3.org/1998/Math/MathML">
  <semantics>
    <mrow>
      <mn>1</mn>
      <mfrac>
        <mn>3</mn>
        <mn>8</mn>
      </mfrac>
    </mrow>
    <annotation encoding="StarMath 5.0">1 3 over 8</annotation>
  </semantics>
</math>
</file>

<file path=Object 141/content.xml><?xml version="1.0" encoding="utf-8"?>
<math xmlns="http://www.w3.org/1998/Math/MathML">
  <semantics>
    <mfrac>
      <mn>7</mn>
      <mn>24</mn>
    </mfrac>
    <annotation encoding="StarMath 5.0">7 over 24</annotation>
  </semantics>
</math>
</file>

<file path=Object 142/content.xml><?xml version="1.0" encoding="utf-8"?>
<math xmlns="http://www.w3.org/1998/Math/MathML">
  <semantics>
    <mfrac>
      <mn>1</mn>
      <mn>6</mn>
    </mfrac>
    <annotation encoding="StarMath 5.0">1 over 6</annotation>
  </semantics>
</math>
</file>

<file path=Object 143/content.xml><?xml version="1.0" encoding="utf-8"?>
<math xmlns="http://www.w3.org/1998/Math/MathML">
  <semantics>
    <mfrac>
      <mn>19</mn>
      <mn>24</mn>
    </mfrac>
    <annotation encoding="StarMath 5.0">19 over 24</annotation>
  </semantics>
</math>
</file>

<file path=Object 144/content.xml><?xml version="1.0" encoding="utf-8"?>
<math xmlns="http://www.w3.org/1998/Math/MathML">
  <semantics>
    <mfrac>
      <mn>3</mn>
      <mn>16</mn>
    </mfrac>
    <annotation encoding="StarMath 5.0">3 over 16</annotation>
  </semantics>
</math>
</file>

<file path=Object 145/content.xml><?xml version="1.0" encoding="utf-8"?>
<math xmlns="http://www.w3.org/1998/Math/MathML">
  <semantics>
    <mfrac>
      <mn>31</mn>
      <mn>42</mn>
    </mfrac>
    <annotation encoding="StarMath 5.0">31 over 42</annotation>
  </semantics>
</math>
</file>

<file path=Object 146/content.xml><?xml version="1.0" encoding="utf-8"?>
<math xmlns="http://www.w3.org/1998/Math/MathML">
  <semantics>
    <mfrac>
      <mn>23</mn>
      <mn>55</mn>
    </mfrac>
    <annotation encoding="StarMath 5.0">23 over 55</annotation>
  </semantics>
</math>
</file>

<file path=Object 147/content.xml><?xml version="1.0" encoding="utf-8"?>
<math xmlns="http://www.w3.org/1998/Math/MathML">
  <semantics>
    <mfrac>
      <mn>2</mn>
      <mn>21</mn>
    </mfrac>
    <annotation encoding="StarMath 5.0">2 over 21</annotation>
  </semantics>
</math>
</file>

<file path=Object 148/content.xml><?xml version="1.0" encoding="utf-8"?>
<math xmlns="http://www.w3.org/1998/Math/MathML">
  <semantics>
    <mfrac>
      <mn>1</mn>
      <mn>16</mn>
    </mfrac>
    <annotation encoding="StarMath 5.0">1 over 16</annotation>
  </semantics>
</math>
</file>

<file path=Object 149/content.xml><?xml version="1.0" encoding="utf-8"?>
<math xmlns="http://www.w3.org/1998/Math/MathML">
  <semantics>
    <mrow>
      <mn>3</mn>
      <mfrac>
        <mn>1</mn>
        <mn>16</mn>
      </mfrac>
    </mrow>
    <annotation encoding="StarMath 5.0">3 1 over 16</annotation>
  </semantics>
</math>
</file>

<file path=Object 15/content.xml><?xml version="1.0" encoding="utf-8"?>
<math xmlns="http://www.w3.org/1998/Math/MathML">
  <semantics>
    <mfrac>
      <mn>4</mn>
      <mn>3</mn>
    </mfrac>
    <annotation encoding="StarMath 5.0">{4} over {3}</annotation>
  </semantics>
</math>
</file>

<file path=Object 150/content.xml><?xml version="1.0" encoding="utf-8"?>
<math xmlns="http://www.w3.org/1998/Math/MathML">
  <semantics>
    <mfrac>
      <mn>7</mn>
      <mn>8</mn>
    </mfrac>
    <annotation encoding="StarMath 5.0">7 over 8</annotation>
  </semantics>
</math>
</file>

<file path=Object 151/content.xml><?xml version="1.0" encoding="utf-8"?>
<math xmlns="http://www.w3.org/1998/Math/MathML">
  <semantics>
    <mfrac>
      <mn>7</mn>
      <mn>12</mn>
    </mfrac>
    <annotation encoding="StarMath 5.0">7 over 12</annotation>
  </semantics>
</math>
</file>

<file path=Object 16/content.xml><?xml version="1.0" encoding="utf-8"?>
<math xmlns="http://www.w3.org/1998/Math/MathML">
  <semantics>
    <mfrac>
      <mn>5</mn>
      <mn>4</mn>
    </mfrac>
    <annotation encoding="StarMath 5.0">{5} over {4}</annotation>
  </semantics>
</math>
</file>

<file path=Object 17/content.xml><?xml version="1.0" encoding="utf-8"?>
<math xmlns="http://www.w3.org/1998/Math/MathML">
  <semantics>
    <mfrac>
      <mn>8</mn>
      <mn>3</mn>
    </mfrac>
    <annotation encoding="StarMath 5.0">{8} over {3}</annotation>
  </semantics>
</math>
</file>

<file path=Object 18/content.xml><?xml version="1.0" encoding="utf-8"?>
<math xmlns="http://www.w3.org/1998/Math/MathML">
  <semantics>
    <mfrac>
      <mn>12</mn>
      <mn>5</mn>
    </mfrac>
    <annotation encoding="StarMath 5.0">{12} over {5}</annotation>
  </semantics>
</math>
</file>

<file path=Object 19/content.xml><?xml version="1.0" encoding="utf-8"?>
<math xmlns="http://www.w3.org/1998/Math/MathML">
  <semantics>
    <mfrac>
      <mn>18</mn>
      <mn>7</mn>
    </mfrac>
    <annotation encoding="StarMath 5.0">{18} over {7}</annotation>
  </semantics>
</math>
</file>

<file path=Object 2/content.xml><?xml version="1.0" encoding="utf-8"?>
<math xmlns="http://www.w3.org/1998/Math/MathML">
  <semantics>
    <mfrac>
      <mn>85</mn>
      <mn>100</mn>
    </mfrac>
    <annotation encoding="StarMath 5.0">{{85} over {100}}</annotation>
  </semantics>
</math>
</file>

<file path=Object 20/content.xml><?xml version="1.0" encoding="utf-8"?>
<math xmlns="http://www.w3.org/1998/Math/MathML">
  <semantics>
    <mfrac>
      <mn>11</mn>
      <mn>4</mn>
    </mfrac>
    <annotation encoding="StarMath 5.0">{11} over {4}</annotation>
  </semantics>
</math>
</file>

<file path=Object 21/content.xml><?xml version="1.0" encoding="utf-8"?>
<math xmlns="http://www.w3.org/1998/Math/MathML">
  <semantics>
    <mfrac>
      <mn>22</mn>
      <mn>2</mn>
    </mfrac>
    <annotation encoding="StarMath 5.0">{22} over {2}</annotation>
  </semantics>
</math>
</file>

<file path=Object 22/content.xml><?xml version="1.0" encoding="utf-8"?>
<math xmlns="http://www.w3.org/1998/Math/MathML">
  <semantics>
    <mfrac>
      <mn>35</mn>
      <mn>5</mn>
    </mfrac>
    <annotation encoding="StarMath 5.0">{35} over {5}</annotation>
  </semantics>
</math>
</file>

<file path=Object 23/content.xml><?xml version="1.0" encoding="utf-8"?>
<math xmlns="http://www.w3.org/1998/Math/MathML">
  <semantics>
    <mfrac>
      <mn>55</mn>
      <mn>9</mn>
    </mfrac>
    <annotation encoding="StarMath 5.0">{55} over {9}</annotation>
  </semantics>
</math>
</file>

<file path=Object 24/content.xml><?xml version="1.0" encoding="utf-8"?>
<math xmlns="http://www.w3.org/1998/Math/MathML">
  <semantics>
    <mfrac>
      <mn>63</mn>
      <mn>13</mn>
    </mfrac>
    <annotation encoding="StarMath 5.0">{63} over {13}</annotation>
  </semantics>
</math>
</file>

<file path=Object 25/content.xml><?xml version="1.0" encoding="utf-8"?>
<math xmlns="http://www.w3.org/1998/Math/MathML">
  <semantics>
    <mfrac>
      <mn>71</mn>
      <mn>15</mn>
    </mfrac>
    <annotation encoding="StarMath 5.0">{71} over {15}</annotation>
  </semantics>
</math>
</file>

<file path=Object 26/content.xml><?xml version="1.0" encoding="utf-8"?>
<math xmlns="http://www.w3.org/1998/Math/MathML">
  <semantics>
    <mfrac>
      <mn>83</mn>
      <mn>23</mn>
    </mfrac>
    <annotation encoding="StarMath 5.0">{83} over {23}</annotation>
  </semantics>
</math>
</file>

<file path=Object 27/content.xml><?xml version="1.0" encoding="utf-8"?>
<math xmlns="http://www.w3.org/1998/Math/MathML">
  <semantics>
    <mfrac>
      <mn>1</mn>
      <mn>2</mn>
    </mfrac>
    <annotation encoding="StarMath 5.0">{1} over {2}</annotation>
  </semantics>
</math>
</file>

<file path=Object 28/content.xml><?xml version="1.0" encoding="utf-8"?>
<math xmlns="http://www.w3.org/1998/Math/MathML">
  <semantics>
    <mfrac>
      <mn>1</mn>
      <mn>3</mn>
    </mfrac>
    <annotation encoding="StarMath 5.0">{1} over {3}</annotation>
  </semantics>
</math>
</file>

<file path=Object 29/content.xml><?xml version="1.0" encoding="utf-8"?>
<math xmlns="http://www.w3.org/1998/Math/MathML">
  <semantics>
    <mfrac>
      <mn>1</mn>
      <mn>8</mn>
    </mfrac>
    <annotation encoding="StarMath 5.0">{1} over {8}</annotation>
  </semantics>
</math>
</file>

<file path=Object 3/content.xml><?xml version="1.0" encoding="utf-8"?>
<math xmlns="http://www.w3.org/1998/Math/MathML">
  <semantics>
    <mfrac>
      <mn>6</mn>
      <mn>1,000</mn>
    </mfrac>
    <annotation encoding="StarMath 5.0">{{6} over {1,000}}</annotation>
  </semantics>
</math>
</file>

<file path=Object 30/content.xml><?xml version="1.0" encoding="utf-8"?>
<math xmlns="http://www.w3.org/1998/Math/MathML">
  <semantics>
    <mfrac>
      <mn>1</mn>
      <mn>3</mn>
    </mfrac>
    <annotation encoding="StarMath 5.0">{1} over {3}</annotation>
  </semantics>
</math>
</file>

<file path=Object 31/content.xml><?xml version="1.0" encoding="utf-8"?>
<math xmlns="http://www.w3.org/1998/Math/MathML">
  <semantics>
    <mfrac>
      <mn>1</mn>
      <mn>12</mn>
    </mfrac>
    <annotation encoding="StarMath 5.0">{1} over {12}</annotation>
  </semantics>
</math>
</file>

<file path=Object 32/content.xml><?xml version="1.0" encoding="utf-8"?>
<math xmlns="http://www.w3.org/1998/Math/MathML">
  <semantics>
    <mfrac>
      <mn>1</mn>
      <mn>5</mn>
    </mfrac>
    <annotation encoding="StarMath 5.0">{1} over {5}</annotation>
  </semantics>
</math>
</file>

<file path=Object 33/content.xml><?xml version="1.0" encoding="utf-8"?>
<math xmlns="http://www.w3.org/1998/Math/MathML">
  <semantics>
    <mfrac>
      <mn>11</mn>
      <mn>15</mn>
    </mfrac>
    <annotation encoding="StarMath 5.0">{11} over {15}</annotation>
  </semantics>
</math>
</file>

<file path=Object 34/content.xml><?xml version="1.0" encoding="utf-8"?>
<math xmlns="http://www.w3.org/1998/Math/MathML">
  <semantics>
    <mfrac>
      <mn>4</mn>
      <mn>5</mn>
    </mfrac>
    <annotation encoding="StarMath 5.0">{4} over {5}</annotation>
  </semantics>
</math>
</file>

<file path=Object 35/content.xml><?xml version="1.0" encoding="utf-8"?>
<math xmlns="http://www.w3.org/1998/Math/MathML">
  <semantics>
    <mfrac>
      <mn>7</mn>
      <mn>10</mn>
    </mfrac>
    <annotation encoding="StarMath 5.0">{7} over {10}</annotation>
  </semantics>
</math>
</file>

<file path=Object 36/content.xml><?xml version="1.0" encoding="utf-8"?>
<math xmlns="http://www.w3.org/1998/Math/MathML">
  <semantics>
    <mfrac>
      <mn>1</mn>
      <mn>5</mn>
    </mfrac>
    <annotation encoding="StarMath 5.0">{1} over {5}</annotation>
  </semantics>
</math>
</file>

<file path=Object 37/content.xml><?xml version="1.0" encoding="utf-8"?>
<math xmlns="http://www.w3.org/1998/Math/MathML">
  <semantics>
    <mfrac>
      <mn>7</mn>
      <mn>18</mn>
    </mfrac>
    <annotation encoding="StarMath 5.0">{7} over {18}</annotation>
  </semantics>
</math>
</file>

<file path=Object 38/content.xml><?xml version="1.0" encoding="utf-8"?>
<math xmlns="http://www.w3.org/1998/Math/MathML">
  <semantics>
    <mfrac>
      <mn>7</mn>
      <mn>11</mn>
    </mfrac>
    <annotation encoding="StarMath 5.0">{7} over {11}</annotation>
  </semantics>
</math>
</file>

<file path=Object 39/content.xml><?xml version="1.0" encoding="utf-8"?>
<math xmlns="http://www.w3.org/1998/Math/MathML">
  <semantics>
    <mn>0</mn>
    <annotation encoding="StarMath 5.0">{0}</annotation>
  </semantics>
</math>
</file>

<file path=Object 4/content.xml><?xml version="1.0" encoding="utf-8"?>
<math xmlns="http://www.w3.org/1998/Math/MathML">
  <semantics>
    <mfrac>
      <mn>574</mn>
      <mn>10,000</mn>
    </mfrac>
    <annotation encoding="StarMath 5.0">{{574} over {10,000}}</annotation>
  </semantics>
</math>
</file>

<file path=Object 40/content.xml><?xml version="1.0" encoding="utf-8"?>
<math xmlns="http://www.w3.org/1998/Math/MathML">
  <semantics>
    <mfrac>
      <mn>2</mn>
      <mn>3</mn>
    </mfrac>
    <annotation encoding="StarMath 5.0">{2} over {3}</annotation>
  </semantics>
</math>
</file>

<file path=Object 41/content.xml><?xml version="1.0" encoding="utf-8"?>
<math xmlns="http://www.w3.org/1998/Math/MathML">
  <semantics>
    <mfrac>
      <mn>2</mn>
      <mn>9</mn>
    </mfrac>
    <annotation encoding="StarMath 5.0">{2} over {9}</annotation>
  </semantics>
</math>
</file>

<file path=Object 42/content.xml><?xml version="1.0" encoding="utf-8"?>
<math xmlns="http://www.w3.org/1998/Math/MathML">
  <semantics>
    <mfrac>
      <mn>12</mn>
      <mn>35</mn>
    </mfrac>
    <annotation encoding="StarMath 5.0">{12} over {35}</annotation>
  </semantics>
</math>
</file>

<file path=Object 43/content.xml><?xml version="1.0" encoding="utf-8"?>
<math xmlns="http://www.w3.org/1998/Math/MathML">
  <semantics>
    <mfrac>
      <mn>1</mn>
      <mn>4</mn>
    </mfrac>
    <annotation encoding="StarMath 5.0">{1} over {4}</annotation>
  </semantics>
</math>
</file>

<file path=Object 44/content.xml><?xml version="1.0" encoding="utf-8"?>
<math xmlns="http://www.w3.org/1998/Math/MathML">
  <semantics>
    <mfrac>
      <mn>1</mn>
      <mn>10</mn>
    </mfrac>
    <annotation encoding="StarMath 5.0">{1} over {10}</annotation>
  </semantics>
</math>
</file>

<file path=Object 45/content.xml><?xml version="1.0" encoding="utf-8"?>
<math xmlns="http://www.w3.org/1998/Math/MathML">
  <semantics>
    <mfrac>
      <mn>1</mn>
      <mn>9</mn>
    </mfrac>
    <annotation encoding="StarMath 5.0">{1} over {9}</annotation>
  </semantics>
</math>
</file>

<file path=Object 46/content.xml><?xml version="1.0" encoding="utf-8"?>
<math xmlns="http://www.w3.org/1998/Math/MathML">
  <semantics>
    <mfrac>
      <mn>1</mn>
      <mn>2</mn>
    </mfrac>
    <annotation encoding="StarMath 5.0">{1} over {2}</annotation>
  </semantics>
</math>
</file>

<file path=Object 47/content.xml><?xml version="1.0" encoding="utf-8"?>
<math xmlns="http://www.w3.org/1998/Math/MathML">
  <semantics>
    <mfrac>
      <mn>1</mn>
      <mn>3</mn>
    </mfrac>
    <annotation encoding="StarMath 5.0">{1} over {3}</annotation>
  </semantics>
</math>
</file>

<file path=Object 48/content.xml><?xml version="1.0" encoding="utf-8"?>
<math xmlns="http://www.w3.org/1998/Math/MathML">
  <semantics>
    <mfrac>
      <mn>1</mn>
      <mn>6</mn>
    </mfrac>
    <annotation encoding="StarMath 5.0">{1} over {6}</annotation>
  </semantics>
</math>
</file>

<file path=Object 49/content.xml><?xml version="1.0" encoding="utf-8"?>
<math xmlns="http://www.w3.org/1998/Math/MathML">
  <semantics>
    <mfrac>
      <mn>1</mn>
      <mn>15</mn>
    </mfrac>
    <annotation encoding="StarMath 5.0">{1} over {15}</annotation>
  </semantics>
</math>
</file>

<file path=Object 5/content.xml><?xml version="1.0" encoding="utf-8"?>
<math xmlns="http://www.w3.org/1998/Math/MathML">
  <semantics>
    <mfrac>
      <mn>13</mn>
      <mn>1,000,000</mn>
    </mfrac>
    <annotation encoding="StarMath 5.0">{{13} over {1,000,000}}</annotation>
  </semantics>
</math>
</file>

<file path=Object 50/content.xml><?xml version="1.0" encoding="utf-8"?>
<math xmlns="http://www.w3.org/1998/Math/MathML">
  <semantics>
    <mfrac>
      <mn>2</mn>
      <mn>9</mn>
    </mfrac>
    <annotation encoding="StarMath 5.0">{2} over {9}</annotation>
  </semantics>
</math>
</file>

<file path=Object 51/content.xml><?xml version="1.0" encoding="utf-8"?>
<math xmlns="http://www.w3.org/1998/Math/MathML">
  <semantics>
    <mfrac>
      <mn>1</mn>
      <mn>5</mn>
    </mfrac>
    <annotation encoding="StarMath 5.0">{1} over {5}</annotation>
  </semantics>
</math>
</file>

<file path=Object 52/content.xml><?xml version="1.0" encoding="utf-8"?>
<math xmlns="http://www.w3.org/1998/Math/MathML">
  <semantics>
    <mfrac>
      <mn>7</mn>
      <mn>15</mn>
    </mfrac>
    <annotation encoding="StarMath 5.0">{7} over {15}</annotation>
  </semantics>
</math>
</file>

<file path=Object 53/content.xml><?xml version="1.0" encoding="utf-8"?>
<math xmlns="http://www.w3.org/1998/Math/MathML">
  <semantics>
    <mfrac>
      <mn>7</mn>
      <mn>12</mn>
    </mfrac>
    <annotation encoding="StarMath 5.0">{7} over {12}</annotation>
  </semantics>
</math>
</file>

<file path=Object 54/content.xml><?xml version="1.0" encoding="utf-8"?>
<math xmlns="http://www.w3.org/1998/Math/MathML">
  <semantics>
    <mfrac>
      <mn>3</mn>
      <mn>7</mn>
    </mfrac>
    <annotation encoding="StarMath 5.0">{3} over {7}</annotation>
  </semantics>
</math>
</file>

<file path=Object 55/content.xml><?xml version="1.0" encoding="utf-8"?>
<math xmlns="http://www.w3.org/1998/Math/MathML">
  <semantics>
    <mfrac>
      <mn>3</mn>
      <mn>5</mn>
    </mfrac>
    <annotation encoding="StarMath 5.0">{3} over {5}</annotation>
  </semantics>
</math>
</file>

<file path=Object 56/content.xml><?xml version="1.0" encoding="utf-8"?>
<math xmlns="http://www.w3.org/1998/Math/MathML">
  <semantics>
    <mfrac>
      <mn>10</mn>
      <mn>33</mn>
    </mfrac>
    <annotation encoding="StarMath 5.0">{10} over {33}</annotation>
  </semantics>
</math>
</file>

<file path=Object 57/content.xml><?xml version="1.0" encoding="utf-8"?>
<math xmlns="http://www.w3.org/1998/Math/MathML">
  <semantics>
    <mfrac>
      <mn>2</mn>
      <mn>3</mn>
    </mfrac>
    <annotation encoding="StarMath 5.0">{2} over {3}</annotation>
  </semantics>
</math>
</file>

<file path=Object 58/content.xml><?xml version="1.0" encoding="utf-8"?>
<math xmlns="http://www.w3.org/1998/Math/MathML">
  <semantics>
    <mfrac>
      <mn>1</mn>
      <mn>4</mn>
    </mfrac>
    <annotation encoding="StarMath 5.0">{1} over {4}</annotation>
  </semantics>
</math>
</file>

<file path=Object 59/content.xml><?xml version="1.0" encoding="utf-8"?>
<math xmlns="http://www.w3.org/1998/Math/MathML">
  <semantics>
    <mfrac>
      <mn>1</mn>
      <mn>2</mn>
    </mfrac>
    <annotation encoding="StarMath 5.0">{1} over {2}</annotation>
  </semantics>
</math>
</file>

<file path=Object 6/content.xml><?xml version="1.0" encoding="utf-8"?>
<math xmlns="http://www.w3.org/1998/Math/MathML">
  <semantics>
    <mfrac>
      <mn>8,135</mn>
      <mn>100,000</mn>
    </mfrac>
    <annotation encoding="StarMath 5.0">{{8,135} over {100,000}}</annotation>
  </semantics>
</math>
</file>

<file path=Object 60/content.xml><?xml version="1.0" encoding="utf-8"?>
<math xmlns="http://www.w3.org/1998/Math/MathML">
  <semantics>
    <mfrac>
      <mn>9</mn>
      <mn>25</mn>
    </mfrac>
    <annotation encoding="StarMath 5.0">{9} over {25}</annotation>
  </semantics>
</math>
</file>

<file path=Object 61/content.xml><?xml version="1.0" encoding="utf-8"?>
<math xmlns="http://www.w3.org/1998/Math/MathML">
  <semantics>
    <mfrac>
      <mn>5</mn>
      <mn>16</mn>
    </mfrac>
    <annotation encoding="StarMath 5.0">{5} over {16}</annotation>
  </semantics>
</math>
</file>

<file path=Object 62/content.xml><?xml version="1.0" encoding="utf-8"?>
<math xmlns="http://www.w3.org/1998/Math/MathML">
  <semantics>
    <mfrac>
      <mn>5</mn>
      <mn>8</mn>
    </mfrac>
    <annotation encoding="StarMath 5.0">{5} over {8}</annotation>
  </semantics>
</math>
</file>

<file path=Object 63/content.xml><?xml version="1.0" encoding="utf-8"?>
<math xmlns="http://www.w3.org/1998/Math/MathML">
  <semantics>
    <mfrac>
      <mn>6</mn>
      <mn>7</mn>
    </mfrac>
    <annotation encoding="StarMath 5.0">{6} over {7}</annotation>
  </semantics>
</math>
</file>

<file path=Object 64/content.xml><?xml version="1.0" encoding="utf-8"?>
<math xmlns="http://www.w3.org/1998/Math/MathML">
  <semantics>
    <mrow>
      <mn>1</mn>
      <mfrac>
        <mn>1</mn>
        <mn>4</mn>
      </mfrac>
    </mrow>
    <annotation encoding="StarMath 5.0">{1}{{1} over {4}}</annotation>
  </semantics>
</math>
</file>

<file path=Object 65/content.xml><?xml version="1.0" encoding="utf-8"?>
<math xmlns="http://www.w3.org/1998/Math/MathML">
  <semantics>
    <mfrac>
      <mn>6</mn>
      <mn>19</mn>
    </mfrac>
    <annotation encoding="StarMath 5.0">{6} over {19}</annotation>
  </semantics>
</math>
</file>

<file path=Object 66/content.xml><?xml version="1.0" encoding="utf-8"?>
<math xmlns="http://www.w3.org/1998/Math/MathML">
  <semantics>
    <mfrac>
      <mn>1</mn>
      <mn>4</mn>
    </mfrac>
    <annotation encoding="StarMath 5.0">{1} over {4}</annotation>
  </semantics>
</math>
</file>

<file path=Object 67/content.xml><?xml version="1.0" encoding="utf-8"?>
<math xmlns="http://www.w3.org/1998/Math/MathML">
  <semantics>
    <mfrac>
      <mn>5</mn>
      <mn>24</mn>
    </mfrac>
    <annotation encoding="StarMath 5.0">{5} over {24}</annotation>
  </semantics>
</math>
</file>

<file path=Object 68/content.xml><?xml version="1.0" encoding="utf-8"?>
<math xmlns="http://www.w3.org/1998/Math/MathML">
  <semantics>
    <mfrac>
      <mn>13</mn>
      <mn>100</mn>
    </mfrac>
    <annotation encoding="StarMath 5.0">{13} over {100}</annotation>
  </semantics>
</math>
</file>

<file path=Object 69/content.xml><?xml version="1.0" encoding="utf-8"?>
<math xmlns="http://www.w3.org/1998/Math/MathML">
  <semantics>
    <mrow>
      <mn>5</mn>
      <mfrac>
        <mn>703</mn>
        <mn>1000</mn>
      </mfrac>
    </mrow>
    <annotation encoding="StarMath 5.0">{5}{{703} over {1000}}</annotation>
  </semantics>
</math>
</file>

<file path=Object 7/content.xml><?xml version="1.0" encoding="utf-8"?>
<math xmlns="http://www.w3.org/1998/Math/MathML">
  <semantics>
    <mfrac>
      <mn>5</mn>
      <mn>1</mn>
    </mfrac>
    <annotation encoding="StarMath 5.0">{5} over {1}</annotation>
  </semantics>
</math>
</file>

<file path=Object 70/content.xml><?xml version="1.0" encoding="utf-8"?>
<math xmlns="http://www.w3.org/1998/Math/MathML">
  <semantics>
    <mfrac>
      <mn>343</mn>
      <mn>432</mn>
    </mfrac>
    <annotation encoding="StarMath 5.0">{343} over {432}</annotation>
  </semantics>
</math>
</file>

<file path=Object 71/content.xml><?xml version="1.0" encoding="utf-8"?>
<math xmlns="http://www.w3.org/1998/Math/MathML">
  <semantics>
    <mrow>
      <mn>1</mn>
      <mfrac>
        <mn>73</mn>
        <mn>100</mn>
      </mfrac>
    </mrow>
    <annotation encoding="StarMath 5.0">{1}{{73} over {100}}</annotation>
  </semantics>
</math>
</file>

<file path=Object 72/content.xml><?xml version="1.0" encoding="utf-8"?>
<math xmlns="http://www.w3.org/1998/Math/MathML">
  <semantics>
    <mfrac>
      <mn>23</mn>
      <mn>36</mn>
    </mfrac>
    <annotation encoding="StarMath 5.0">{23} over {36}</annotation>
  </semantics>
</math>
</file>

<file path=Object 73/content.xml><?xml version="1.0" encoding="utf-8"?>
<math xmlns="http://www.w3.org/1998/Math/MathML">
  <semantics>
    <mfrac>
      <mn>11</mn>
      <mn>18</mn>
    </mfrac>
    <annotation encoding="StarMath 5.0">{11} over {18}</annotation>
  </semantics>
</math>
</file>

<file path=Object 74/content.xml><?xml version="1.0" encoding="utf-8"?>
<math xmlns="http://www.w3.org/1998/Math/MathML">
  <semantics>
    <mfrac>
      <mn>8</mn>
      <mn>9</mn>
    </mfrac>
    <annotation encoding="StarMath 5.0">{8} over {9}</annotation>
  </semantics>
</math>
</file>

<file path=Object 75/content.xml><?xml version="1.0" encoding="utf-8"?>
<math xmlns="http://www.w3.org/1998/Math/MathML">
  <semantics>
    <mrow>
      <mn>1</mn>
      <mfrac>
        <mn>1</mn>
        <mn>4</mn>
      </mfrac>
    </mrow>
    <annotation encoding="StarMath 5.0">{1}{{1} over {4}}</annotation>
  </semantics>
</math>
</file>

<file path=Object 76/content.xml><?xml version="1.0" encoding="utf-8"?>
<math xmlns="http://www.w3.org/1998/Math/MathML">
  <semantics>
    <mrow>
      <mn>1</mn>
      <mfrac>
        <mn>3</mn>
        <mn>38</mn>
      </mfrac>
    </mrow>
    <annotation encoding="StarMath 5.0">{1}{{3} over {38}}</annotation>
  </semantics>
</math>
</file>

<file path=Object 77/content.xml><?xml version="1.0" encoding="utf-8"?>
<math xmlns="http://www.w3.org/1998/Math/MathML">
  <semantics>
    <mrow>
      <mn>1</mn>
      <mfrac>
        <mn>1</mn>
        <mn>4</mn>
      </mfrac>
    </mrow>
    <annotation encoding="StarMath 5.0">{1}{{1} over {4}}</annotation>
  </semantics>
</math>
</file>

<file path=Object 78/content.xml><?xml version="1.0" encoding="utf-8"?>
<math xmlns="http://www.w3.org/1998/Math/MathML">
  <semantics>
    <mrow>
      <mn>1</mn>
      <mfrac>
        <mn>41</mn>
        <mn>60</mn>
      </mfrac>
    </mrow>
    <annotation encoding="StarMath 5.0">{1}{{41} over {60}}</annotation>
  </semantics>
</math>
</file>

<file path=Object 79/content.xml><?xml version="1.0" encoding="utf-8"?>
<math xmlns="http://www.w3.org/1998/Math/MathML">
  <semantics>
    <mrow>
      <mn>1</mn>
      <mfrac>
        <mn>1</mn>
        <mn>4</mn>
      </mfrac>
    </mrow>
    <annotation encoding="StarMath 5.0">{1}{{1} over {4}}</annotation>
  </semantics>
</math>
</file>

<file path=Object 8/content.xml><?xml version="1.0" encoding="utf-8"?>
<math xmlns="http://www.w3.org/1998/Math/MathML">
  <semantics>
    <mfrac>
      <mn>2</mn>
      <mn>1</mn>
    </mfrac>
    <annotation encoding="StarMath 5.0">{2} over {1}</annotation>
  </semantics>
</math>
</file>

<file path=Object 80/content.xml><?xml version="1.0" encoding="utf-8"?>
<math xmlns="http://www.w3.org/1998/Math/MathML">
  <semantics>
    <mfrac>
      <mn>34</mn>
      <mn>81</mn>
    </mfrac>
    <annotation encoding="StarMath 5.0">{34} over {81}</annotation>
  </semantics>
</math>
</file>

<file path=Object 81/content.xml><?xml version="1.0" encoding="utf-8"?>
<math xmlns="http://www.w3.org/1998/Math/MathML">
  <semantics>
    <mfrac>
      <mn>1</mn>
      <mn>3</mn>
    </mfrac>
    <annotation encoding="StarMath 5.0">{1} over {3}</annotation>
  </semantics>
</math>
</file>

<file path=Object 82/content.xml><?xml version="1.0" encoding="utf-8"?>
<math xmlns="http://www.w3.org/1998/Math/MathML">
  <semantics>
    <mfrac>
      <mn>1</mn>
      <mn>9</mn>
    </mfrac>
    <annotation encoding="StarMath 5.0">{ 1 over 9 } </annotation>
  </semantics>
</math>
</file>

<file path=Object 83/content.xml><?xml version="1.0" encoding="utf-8"?>
<math xmlns="http://www.w3.org/1998/Math/MathML">
  <semantics>
    <mfrac>
      <mn>3</mn>
      <mn>64</mn>
    </mfrac>
    <annotation encoding="StarMath 5.0">{ 3 over 64 } </annotation>
  </semantics>
</math>
</file>

<file path=Object 84/content.xml><?xml version="1.0" encoding="utf-8"?>
<math xmlns="http://www.w3.org/1998/Math/MathML">
  <semantics>
    <mfrac>
      <mn>2</mn>
      <mn>9</mn>
    </mfrac>
    <annotation encoding="StarMath 5.0">{ 2 over 9 } </annotation>
  </semantics>
</math>
</file>

<file path=Object 85/content.xml><?xml version="1.0" encoding="utf-8"?>
<math xmlns="http://www.w3.org/1998/Math/MathML">
  <semantics>
    <mfrac>
      <mn>15</mn>
      <mn>64</mn>
    </mfrac>
    <annotation encoding="StarMath 5.0">15 over 64</annotation>
  </semantics>
</math>
</file>

<file path=Object 86/content.xml><?xml version="1.0" encoding="utf-8"?>
<math xmlns="http://www.w3.org/1998/Math/MathML">
  <semantics>
    <mfrac>
      <mn>3</mn>
      <mn>25</mn>
    </mfrac>
    <annotation encoding="StarMath 5.0">3 over 25</annotation>
  </semantics>
</math>
</file>

<file path=Object 87/content.xml><?xml version="1.0" encoding="utf-8"?>
<math xmlns="http://www.w3.org/1998/Math/MathML">
  <semantics>
    <mfrac>
      <mn>21</mn>
      <mn>64</mn>
    </mfrac>
    <annotation encoding="StarMath 5.0">21 over 64</annotation>
  </semantics>
</math>
</file>

<file path=Object 88/content.xml><?xml version="1.0" encoding="utf-8"?>
<math xmlns="http://www.w3.org/1998/Math/MathML">
  <semantics>
    <mfrac>
      <mn>3</mn>
      <mn>10</mn>
    </mfrac>
    <annotation encoding="StarMath 5.0">3 over 10</annotation>
  </semantics>
</math>
</file>

<file path=Object 89/content.xml><?xml version="1.0" encoding="utf-8"?>
<math xmlns="http://www.w3.org/1998/Math/MathML">
  <semantics>
    <mfrac>
      <mn>1</mn>
      <mn>18</mn>
    </mfrac>
    <annotation encoding="StarMath 5.0">1 over 18</annotation>
  </semantics>
</math>
</file>

<file path=Object 9/content.xml><?xml version="1.0" encoding="utf-8"?>
<math xmlns="http://www.w3.org/1998/Math/MathML">
  <semantics>
    <mfrac>
      <mn>4</mn>
      <mn>2</mn>
    </mfrac>
    <annotation encoding="StarMath 5.0">{4} over {2}</annotation>
  </semantics>
</math>
</file>

<file path=Object 90/content.xml><?xml version="1.0" encoding="utf-8"?>
<math xmlns="http://www.w3.org/1998/Math/MathML">
  <semantics>
    <mfrac>
      <mn>2</mn>
      <mn>35</mn>
    </mfrac>
    <annotation encoding="StarMath 5.0">2 over 35</annotation>
  </semantics>
</math>
</file>

<file path=Object 91/content.xml><?xml version="1.0" encoding="utf-8"?>
<math xmlns="http://www.w3.org/1998/Math/MathML">
  <semantics>
    <mfrac>
      <mn>27</mn>
      <mn>40</mn>
    </mfrac>
    <annotation encoding="StarMath 5.0">27 over 40</annotation>
  </semantics>
</math>
</file>

<file path=Object 92/content.xml><?xml version="1.0" encoding="utf-8"?>
<math xmlns="http://www.w3.org/1998/Math/MathML">
  <semantics>
    <mfrac>
      <mn>9</mn>
      <mn>44</mn>
    </mfrac>
    <annotation encoding="StarMath 5.0">9 over 44</annotation>
  </semantics>
</math>
</file>

<file path=Object 93/content.xml><?xml version="1.0" encoding="utf-8"?>
<math xmlns="http://www.w3.org/1998/Math/MathML">
  <semantics>
    <mfrac>
      <mn>3</mn>
      <mn>40</mn>
    </mfrac>
    <annotation encoding="StarMath 5.0">3 over 40</annotation>
  </semantics>
</math>
</file>

<file path=Object 94/content.xml><?xml version="1.0" encoding="utf-8"?>
<math xmlns="http://www.w3.org/1998/Math/MathML">
  <semantics>
    <mfrac>
      <mn>91</mn>
      <mn>120</mn>
    </mfrac>
    <annotation encoding="StarMath 5.0">91 over 120</annotation>
  </semantics>
</math>
</file>

<file path=Object 95/content.xml><?xml version="1.0" encoding="utf-8"?>
<math xmlns="http://www.w3.org/1998/Math/MathML">
  <semantics>
    <mfrac>
      <mn>42</mn>
      <mn>125</mn>
    </mfrac>
    <annotation encoding="StarMath 5.0">42 over 125</annotation>
  </semantics>
</math>
</file>

<file path=Object 96/content.xml><?xml version="1.0" encoding="utf-8"?>
<math xmlns="http://www.w3.org/1998/Math/MathML">
  <semantics>
    <mfrac>
      <mn>49</mn>
      <mn>200</mn>
    </mfrac>
    <annotation encoding="StarMath 5.0">49 over 200</annotation>
  </semantics>
</math>
</file>

<file path=Object 97/content.xml><?xml version="1.0" encoding="utf-8"?>
<math xmlns="http://www.w3.org/1998/Math/MathML">
  <semantics>
    <mfrac>
      <mn>15</mn>
      <mn>2</mn>
    </mfrac>
    <annotation encoding="StarMath 5.0">15 over 2</annotation>
  </semantics>
</math>
</file>

<file path=Object 98/content.xml><?xml version="1.0" encoding="utf-8"?>
<math xmlns="http://www.w3.org/1998/Math/MathML">
  <semantics>
    <mrow>
      <mn>7</mn>
      <mfrac>
        <mn>1</mn>
        <mn>2</mn>
      </mfrac>
    </mrow>
    <annotation encoding="StarMath 5.0">7 1 over 2</annotation>
  </semantics>
</math>
</file>

<file path=Object 99/content.xml><?xml version="1.0" encoding="utf-8"?>
<math xmlns="http://www.w3.org/1998/Math/MathML">
  <semantics>
    <mfrac>
      <mn>4</mn>
      <mn>9</mn>
    </mfrac>
    <annotation encoding="StarMath 5.0">4 over 9</annotation>
  </semantics>
</math>
</file>